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64000000373C104831.png" manifest:media-type="image/png"/>
  <manifest:file-entry manifest:full-path="Pictures/10000201000001F40000008F5F5575FF.png" manifest:media-type="image/png"/>
  <manifest:file-entry manifest:full-path="Pictures/1000000000000640000004B02C5236E4.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MMonoCaps101" svg:font-family="LMMonoCaps10" style:font-pitch="fixed"/>
    <style:font-face style:name="Arial1" svg:font-family="Arial" style:font-pitch="variable"/>
    <style:font-face style:name="LMMono10" svg:font-family="LMMono10"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Hiragino Kaku Gothic Pro1" svg:font-family="'Hiragino Kaku Gothic Pro'" style:font-adornments="Regular"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80808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7cm" fo:min-width="5.933cm"/>
    </style:style>
    <style:style style:name="gr4" style:family="graphic" style:parent-style-name="standard">
      <style:graphic-properties draw:stroke="none" svg:stroke-color="#000000" draw:fill="none" draw:fill-color="#ffffff" draw:textarea-horizontal-align="left" draw:auto-grow-height="true" draw:auto-grow-width="true" fo:min-height="1.737cm" fo:min-width="14.59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987cm" fo:min-width="1.695cm"/>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2.161cm"/>
    </style:style>
    <style:style style:name="gr8" style:family="graphic" style:parent-style-name="standard">
      <style:graphic-properties draw:stroke="none" svg:stroke-color="#000000" draw:fill="none" draw:fill-color="#ffffff" draw:textarea-horizontal-align="left" draw:auto-grow-height="true" draw:auto-grow-width="true" fo:min-height="2.605cm" fo:min-width="14.768cm"/>
    </style:style>
    <style:style style:name="gr9" style:family="graphic" style:parent-style-name="standard">
      <style:graphic-properties draw:stroke="none" svg:stroke-color="#000000" draw:fill="none" draw:fill-color="#ffffff" draw:textarea-horizontal-align="left" draw:auto-grow-height="true" draw:auto-grow-width="true" fo:min-height="1.267cm" fo:min-width="1.763cm"/>
    </style:style>
    <style:style style:name="gr10" style:family="graphic" style:parent-style-name="standard">
      <style:graphic-properties draw:stroke="none" draw:fill="none" draw:ole-draw-aspect="1" style:protect="size"/>
    </style:style>
    <style:style style:name="gr11" style:family="graphic" style:parent-style-name="standard">
      <style:graphic-properties draw:stroke="none" draw:fill="none" draw:ole-draw-aspect="1"/>
    </style:style>
    <style:style style:name="gr12" style:family="graphic" style:parent-style-name="standard">
      <style:graphic-properties draw:stroke="none" svg:stroke-color="#000000" draw:fill="none" draw:fill-color="#ffffff" draw:textarea-horizontal-align="left" draw:auto-grow-height="true" draw:auto-grow-width="true" fo:min-height="1.068cm" fo:min-width="6.081cm"/>
    </style:style>
    <style:style style:name="gr13" style:family="graphic" style:parent-style-name="standard">
      <style:graphic-properties svg:stroke-color="#808080" draw:fill="none" draw:textarea-horizontal-align="justify" draw:textarea-vertical-align="middle" draw:auto-grow-height="false" fo:min-height="7.1cm" fo:min-width="26.805cm"/>
    </style:style>
    <style:style style:name="gr14" style:family="graphic" style:parent-style-name="standard">
      <style:graphic-properties draw:stroke="none" svg:stroke-color="#000000" draw:fill="none" draw:fill-color="#ffffff" draw:textarea-horizontal-align="left" draw:auto-grow-height="true" draw:auto-grow-width="true" fo:min-height="1.068cm" fo:min-width="5.45cm"/>
    </style:style>
    <style:style style:name="gr15" style:family="graphic" style:parent-style-name="standard">
      <style:graphic-properties svg:stroke-color="#808080" draw:fill="none" draw:textarea-horizontal-align="justify" draw:textarea-vertical-align="middle" draw:auto-grow-height="false" fo:min-height="8.3cm" fo:min-width="26.805cm"/>
    </style:style>
    <style:style style:name="gr16" style:family="graphic" style:parent-style-name="standard">
      <style:graphic-properties draw:stroke="none" svg:stroke-color="#000000" draw:fill="none" draw:fill-color="#ffffff" draw:textarea-horizontal-align="left" draw:auto-grow-height="true" draw:auto-grow-width="true" fo:min-height="1.068cm" fo:min-width="6.907cm"/>
    </style:style>
    <style:style style:name="gr17" style:family="graphic" style:parent-style-name="objectwithoutfill">
      <style:graphic-properties svg:stroke-width="0.102cm" draw:marker-start-width="0.352cm" draw:marker-end="Arrow" draw:marker-end-width="0.452cm" draw:fill="none" draw:textarea-horizontal-align="center" draw:textarea-vertical-align="middle" fo:padding-top="0.175cm" fo:padding-bottom="0.175cm" fo:padding-left="0.3cm" fo:padding-right="0.3cm"/>
    </style:style>
    <style:style style:name="gr18" style:family="graphic" style:parent-style-name="standard">
      <style:graphic-properties svg:stroke-color="#808080" draw:fill="none" draw:textarea-horizontal-align="justify" draw:textarea-vertical-align="middle" draw:auto-grow-height="false" fo:min-height="3.266cm" fo:min-width="16.01cm"/>
    </style:style>
    <style:style style:name="gr19" style:family="graphic" style:parent-style-name="standard">
      <style:graphic-properties svg:stroke-color="#808080" draw:fill="none" draw:textarea-horizontal-align="justify" draw:textarea-vertical-align="middle" draw:auto-grow-height="false" fo:min-height="4cm" fo:min-width="22.56cm"/>
    </style:style>
    <style:style style:name="gr20" style:family="graphic" style:parent-style-name="standard">
      <style:graphic-properties svg:stroke-color="#808080" draw:fill="none" draw:textarea-horizontal-align="justify" draw:textarea-vertical-align="middle" draw:auto-grow-height="false" fo:min-height="6.1cm" fo:min-width="17.505cm"/>
    </style:style>
    <style:style style:name="gr21" style:family="graphic" style:parent-style-name="standard">
      <style:graphic-properties svg:stroke-color="#808080" draw:fill="none" draw:textarea-horizontal-align="justify" draw:textarea-vertical-align="middle" draw:auto-grow-height="false" fo:min-height="6.286cm" fo:min-width="19.411cm"/>
    </style:style>
    <style:style style:name="gr22" style:family="graphic" style:parent-style-name="standard">
      <style:graphic-properties draw:stroke="none" svg:stroke-color="#000000" draw:fill="none" draw:fill-color="#ffffff" draw:textarea-horizontal-align="left" draw:auto-grow-height="true" draw:auto-grow-width="true" fo:min-height="1.267cm" fo:min-width="18.582cm"/>
    </style:style>
    <style:style style:name="gr23" style:family="graphic" style:parent-style-name="standard">
      <style:graphic-properties draw:stroke="none" svg:stroke-color="#000000" draw:fill="none" draw:fill-color="#ffffff" draw:textarea-horizontal-align="left" draw:auto-grow-height="true" draw:auto-grow-width="true" fo:min-height="1.267cm" fo:min-width="2.863cm"/>
    </style:style>
    <style:style style:name="gr24" style:family="graphic" style:parent-style-name="standard">
      <style:graphic-properties draw:stroke="none" svg:stroke-color="#000000" draw:fill="none" draw:fill-color="#ffffff" draw:textarea-horizontal-align="left" draw:auto-grow-height="true" draw:auto-grow-width="true" fo:min-height="1.225cm" fo:min-width="7.745cm"/>
    </style:style>
    <style:style style:name="gr25" style:family="graphic" style:parent-style-name="standard">
      <style:graphic-properties draw:stroke="none" svg:stroke-color="#000000" draw:fill="none" draw:fill-color="#ffffff" draw:textarea-horizontal-align="left" draw:auto-grow-height="true" draw:auto-grow-width="true" fo:min-height="1.225cm" fo:min-width="7.275cm"/>
    </style:style>
    <style:style style:name="gr26" style:family="graphic" style:parent-style-name="standard">
      <style:graphic-properties draw:stroke="none" draw:fill="solid" draw:fill-color="#ffffff" draw:textarea-horizontal-align="justify" draw:textarea-vertical-align="middle" draw:auto-grow-height="false" fo:min-height="1.02cm" fo:min-width="2.04cm"/>
    </style:style>
    <style:style style:name="gr27" style:family="graphic" style:parent-style-name="standard">
      <style:graphic-properties draw:stroke="none" svg:stroke-color="#000000" draw:fill="none" draw:fill-color="#ffffff" draw:textarea-horizontal-align="left" draw:auto-grow-height="true" draw:auto-grow-width="true" fo:min-height="1.267cm" fo:min-width="16.457cm"/>
    </style:style>
    <style:style style:name="gr28" style:family="graphic" style:parent-style-name="standard">
      <style:graphic-properties draw:stroke="none" svg:stroke-color="#000000" draw:fill="none" draw:fill-color="#ffffff" draw:textarea-horizontal-align="left" draw:auto-grow-height="true" draw:auto-grow-width="true" fo:min-height="1.267cm" fo:min-width="2.487cm"/>
    </style:style>
    <style:style style:name="gr29" style:family="graphic" style:parent-style-name="standard">
      <style:graphic-properties draw:stroke="none" svg:stroke-color="#000000" draw:fill="none" draw:fill-color="#ffffff" draw:textarea-horizontal-align="left" draw:auto-grow-height="true" draw:auto-grow-width="true" fo:min-height="1.225cm" fo:min-width="8.215cm"/>
    </style:style>
    <style:style style:name="gr30" style:family="graphic" style:parent-style-name="standard">
      <style:graphic-properties draw:stroke="none" svg:stroke-color="#000000" draw:fill="none" draw:fill-color="#ffffff" draw:textarea-horizontal-align="left" draw:auto-grow-height="true" draw:auto-grow-width="true" fo:min-height="0.945cm" fo:min-width="1.463cm"/>
    </style:style>
    <style:style style:name="gr31" style:family="graphic" style:parent-style-name="standard">
      <style:graphic-properties draw:stroke="none" svg:stroke-color="#000000" draw:fill="none" draw:fill-color="#ffffff" draw:textarea-horizontal-align="left" draw:auto-grow-height="true" draw:auto-grow-width="true" fo:min-height="0.945cm" fo:min-width="1.932cm"/>
    </style:style>
    <style:style style:name="gr32" style:family="graphic" style:parent-style-name="standard">
      <style:graphic-properties draw:stroke="none" svg:stroke-color="#000000" draw:fill="none" draw:fill-color="#ffffff" draw:textarea-horizontal-align="left" draw:auto-grow-height="true" draw:auto-grow-width="true" fo:min-height="1.225cm" fo:min-width="7.931cm"/>
    </style:style>
    <style:style style:name="gr33" style:family="graphic" style:parent-style-name="standard">
      <style:graphic-properties draw:stroke="none" svg:stroke-color="#000000" draw:fill="none" draw:fill-color="#ffffff" draw:textarea-horizontal-align="left" draw:auto-grow-height="true" draw:auto-grow-width="true" fo:min-height="1.148cm" fo:min-width="4.904cm"/>
    </style:style>
    <style:style style:name="gr34" style:family="graphic" style:parent-style-name="standard">
      <style:graphic-properties draw:stroke="none" svg:stroke-color="#000000" draw:fill="none" draw:fill-color="#ffffff" draw:textarea-horizontal-align="left" draw:auto-grow-height="true" draw:auto-grow-width="true" fo:min-height="1.148cm" fo:min-width="8.414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0.717cm"/>
    </style:style>
    <style:style style:name="gr36" style:family="graphic" style:parent-style-name="standard">
      <style:graphic-properties draw:stroke="none" svg:stroke-color="#000000" draw:fill="none" draw:fill-color="#ffffff" draw:textarea-horizontal-align="left" draw:auto-grow-height="true" draw:auto-grow-width="true" fo:min-height="1.026cm" fo:min-width="0.616cm"/>
    </style:style>
    <style:style style:name="gr37" style:family="graphic" style:parent-style-name="standard">
      <style:graphic-properties draw:stroke="none" svg:stroke-color="#000000" draw:fill="none" draw:fill-color="#ffffff" draw:textarea-horizontal-align="left" draw:auto-grow-height="true" draw:auto-grow-width="true" fo:min-height="1.176cm" fo:min-width="0.616cm"/>
    </style:style>
    <style:style style:name="gr38" style:family="graphic" style:parent-style-name="objectwithoutfill">
      <style:graphic-properties svg:stroke-color="#cccccc" draw:fill="none" draw:textarea-horizontal-align="center" draw:textarea-vertical-align="middle"/>
    </style:style>
    <style:style style:name="gr39" style:family="graphic" style:parent-style-name="objectwithoutfill">
      <style:graphic-properties draw:stroke="solid"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0" style:family="graphic" style:parent-style-name="objectwithoutfill">
      <style:graphic-properties draw:stroke="dash" draw:stroke-dash="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1" style:family="graphic" style:parent-style-name="objectwithoutfill">
      <style:graphic-properties draw:stroke="dash"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true" fo:min-height="2.135cm" fo:min-width="18.355cm"/>
    </style:style>
    <style:style style:name="gr43" style:family="graphic" style:parent-style-name="standard">
      <style:graphic-properties draw:stroke="none" svg:stroke-color="#000000" draw:fill="none" draw:fill-color="#ffffff" draw:textarea-horizontal-align="left" draw:auto-grow-height="true" draw:auto-grow-width="true" fo:min-height="1.026cm" fo:min-width="0.921cm"/>
    </style:style>
    <style:style style:name="gr44" style:family="graphic" style:parent-style-name="standard">
      <style:graphic-properties draw:stroke="none" svg:stroke-color="#000000" draw:fill="none" draw:fill-color="#ffffff" draw:textarea-horizontal-align="left" draw:auto-grow-height="true" draw:auto-grow-width="true" fo:min-height="2.051cm" fo:min-width="13.163cm"/>
    </style:style>
    <style:style style:name="gr45" style:family="graphic" style:parent-style-name="standard">
      <style:graphic-properties draw:stroke="none" svg:stroke-color="#000000" draw:fill="none" draw:fill-color="#ffffff" draw:textarea-horizontal-align="left" draw:auto-grow-height="true" draw:auto-grow-width="true" fo:min-height="9.268cm" fo:min-width="4.426cm"/>
    </style:style>
    <style:style style:name="gr46" style:family="graphic" style:parent-style-name="standard">
      <style:graphic-properties draw:stroke="none" svg:stroke-color="#000000" draw:fill="none" draw:fill-color="#ffffff" draw:textarea-horizontal-align="left" draw:auto-grow-height="true" draw:auto-grow-width="true" fo:min-height="3.118cm" fo:min-width="4.426cm"/>
    </style:style>
    <style:style style:name="gr47" style:family="graphic" style:parent-style-name="standard">
      <style:graphic-properties draw:fill-color="#e6e6e6" draw:textarea-horizontal-align="justify" draw:textarea-vertical-align="middle" draw:auto-grow-height="false"/>
    </style:style>
    <style:style style:name="gr48" style:family="graphic" style:parent-style-name="standard">
      <style:graphic-properties draw:stroke="none" svg:stroke-color="#000000" draw:fill="none" draw:fill-color="#ffffff" draw:textarea-horizontal-align="left" draw:auto-grow-height="true" draw:auto-grow-width="true" fo:min-height="2.135cm" fo:min-width="4.77cm"/>
    </style:style>
    <style:style style:name="gr49" style:family="graphic" style:parent-style-name="standard">
      <style:graphic-properties draw:stroke="none" svg:stroke-color="#000000" draw:fill="none" draw:fill-color="#ffffff" draw:textarea-horizontal-align="left" draw:auto-grow-height="true" draw:auto-grow-width="true" fo:min-height="4.269cm" fo:min-width="3.931cm"/>
    </style:style>
    <style:style style:name="gr50" style:family="graphic" style:parent-style-name="standard">
      <style:graphic-properties draw:stroke="none" svg:stroke-color="#000000" draw:fill="none" draw:fill-color="#ffffff" draw:textarea-horizontal-align="left" draw:auto-grow-height="true" draw:auto-grow-width="true" fo:min-height="2.959cm" fo:min-width="13.429cm"/>
    </style:style>
    <style:style style:name="gr51" style:family="graphic" style:parent-style-name="standard">
      <style:graphic-properties draw:stroke="none" svg:stroke-color="#000000" draw:fill="none" draw:fill-color="#ffffff" draw:textarea-horizontal-align="left" draw:auto-grow-height="true" draw:auto-grow-width="true" fo:min-height="1.225cm" fo:min-width="0.887cm"/>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2.144cm"/>
    </style:style>
    <style:style style:name="gr53" style:family="graphic" style:parent-style-name="standard">
      <style:graphic-properties draw:stroke="none" svg:stroke-color="#000000" draw:fill="none" draw:fill-color="#ffffff" draw:textarea-horizontal-align="left" draw:auto-grow-height="true" draw:auto-grow-width="true" fo:min-height="0.987cm" fo:min-width="2.129cm"/>
    </style:style>
    <style:style style:name="gr54" style:family="graphic" style:parent-style-name="standard">
      <style:graphic-properties draw:stroke="none" svg:stroke-color="#000000" draw:fill="none" draw:fill-color="#ffffff" draw:textarea-horizontal-align="left" draw:auto-grow-height="true" draw:auto-grow-width="true" fo:min-height="0.945cm" fo:min-width="0.849cm"/>
    </style:style>
    <style:style style:name="gr55" style:family="graphic" style:parent-style-name="standard">
      <style:graphic-properties draw:stroke="none" svg:stroke-color="#000000" draw:fill="none" draw:fill-color="#ffffff" draw:textarea-horizontal-align="left" draw:auto-grow-height="true" draw:auto-grow-width="true" fo:min-height="1.026cm" fo:min-width="3.215cm"/>
    </style:style>
    <style:style style:name="gr56" style:family="graphic" style:parent-style-name="standard">
      <style:graphic-properties draw:stroke="none" svg:stroke-color="#000000" draw:fill="none" draw:fill-color="#ffffff" draw:textarea-horizontal-align="left" draw:auto-grow-height="true" draw:auto-grow-width="true" fo:min-height="1.026cm" fo:min-width="2.91cm"/>
    </style:style>
    <style:style style:name="gr57" style:family="graphic" style:parent-style-name="standard">
      <style:graphic-properties draw:stroke="none" svg:stroke-color="#000000" draw:fill="none" draw:fill-color="#ffffff" draw:textarea-horizontal-align="left" draw:auto-grow-height="true" draw:auto-grow-width="true" fo:min-height="1.026cm" fo:min-width="2.449cm"/>
    </style:style>
    <style:style style:name="gr58" style:family="graphic" style:parent-style-name="standard">
      <style:graphic-properties draw:stroke="none" svg:stroke-color="#000000" draw:fill="none" draw:fill-color="#ffffff" draw:textarea-horizontal-align="left" draw:auto-grow-height="true" draw:auto-grow-width="true" fo:min-height="1.026cm" fo:min-width="3.981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3.681cm"/>
    </style:style>
    <style:style style:name="gr60" style:family="graphic" style:parent-style-name="standard">
      <style:graphic-properties draw:stroke="none" svg:stroke-color="#000000" draw:fill="none" draw:fill-color="#ffffff" draw:textarea-horizontal-align="left" draw:auto-grow-height="true" draw:auto-grow-width="true" fo:min-height="2.135cm" fo:min-width="5.514cm"/>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title">
      <style:graphic-properties draw:auto-grow-height="true" fo:min-height="3.237cm"/>
    </style:style>
    <style:style style:name="pr7" style:family="presentation" style:parent-style-name="Kyodai_25_20Presentation-outline1">
      <style:graphic-properties fo:min-height="5.209cm"/>
    </style:style>
    <style:style style:name="pr8" style:family="presentation" style:parent-style-name="Kyodai_25_20Presentation-outline1">
      <style:graphic-properties fo:min-height="13.112cm"/>
    </style:style>
    <style:style style:name="pr9" style:family="presentation" style:parent-style-name="Kyodai_25_20Presentation-outline1">
      <style:graphic-properties fo:min-height="8.082cm"/>
    </style:style>
    <style:style style:name="pr10" style:family="presentation" style:parent-style-name="Kyodai_25_20Presentation-outline1">
      <style:graphic-properties fo:min-height="15.463cm"/>
    </style:style>
    <style:style style:name="pr11" style:family="presentation" style:parent-style-name="Kyodai_25_20Presentation-outline1">
      <style:graphic-properties fo:min-height="13.86cm"/>
    </style:style>
    <style:style style:name="pr12" style:family="presentation" style:parent-style-name="Kyodai_25_20Presentation-outline1">
      <style:graphic-properties fo:min-height="3.49cm"/>
    </style:style>
    <style:style style:name="pr13" style:family="presentation" style:parent-style-name="Kyodai_25_20Presentation_5f__5f_-title">
      <style:graphic-properties fo:min-height="3.237cm"/>
    </style:style>
    <style:style style:name="pr14" style:family="presentation" style:parent-style-name="Kyodai_25_20Presentation_5f__5f_-outline1">
      <style:graphic-properties fo:min-height="12.179cm"/>
    </style:style>
    <style:style style:name="pr15" style:family="presentation" style:parent-style-name="Kyodai_25_20Presentation_5f__5f_-notes">
      <style:graphic-properties draw:fill-color="#ffffff" fo:min-height="12.572cm"/>
    </style:style>
    <style:style style:name="pr16" style:family="presentation" style:parent-style-name="Kyodai_25_20Presentation_5f_-title">
      <style:graphic-properties fo:min-height="3.237cm"/>
    </style:style>
    <style:style style:name="pr17" style:family="presentation" style:parent-style-name="Kyodai_25_20Presentation_5f_-outline1">
      <style:graphic-properties fo:min-height="12.179cm"/>
    </style:style>
    <style:style style:name="pr18" style:family="presentation" style:parent-style-name="Kyodai_25_20Presentation_5f_-outline1">
      <style:graphic-properties fo:min-height="2.703cm"/>
    </style:style>
    <style:style style:name="pr19" style:family="presentation" style:parent-style-name="Kyodai_25_20Presentation_5f_-notes">
      <style:graphic-properties draw:fill-color="#ffffff" fo:min-height="12.572cm"/>
    </style:style>
    <style:style style:name="pr20" style:family="presentation" style:parent-style-name="Kyodai_25_20Presentation_5f_-outline1">
      <style:graphic-properties fo:min-height="13.86cm"/>
    </style:style>
    <style:style style:name="pr21" style:family="presentation" style:parent-style-name="Kyodai_25_20Presentation_5f__5f_-outline1">
      <style:graphic-properties fo:min-height="13.86cm"/>
    </style:style>
    <style:style style:name="pr22" style:family="presentation" style:parent-style-name="Kyodai_25_20Presentation_5f__5f_-outline1">
      <style:graphic-properties fo:min-height="13.112cm"/>
    </style:style>
    <style:style style:name="pr23" style:family="presentation" style:parent-style-name="Kyodai_25_20Presentation-outline1">
      <style:graphic-properties fo:min-height="15.314cm"/>
    </style:style>
    <style:style style:name="pr24" style:family="presentation" style:parent-style-name="Kyodai_25_20Presentation-outline1">
      <style:graphic-properties fo:min-height="15.135cm"/>
    </style:style>
    <style:style style:name="pr25" style:family="presentation" style:parent-style-name="Kyodai_25_20Presentation-outline1">
      <style:graphic-properties fo:min-height="8.08cm"/>
    </style:style>
    <style:style style:name="pr26" style:family="presentation" style:parent-style-name="Kyodai_25_20Presentation-outline1">
      <style:graphic-properties draw:auto-grow-height="true" fo:min-height="13.86cm"/>
    </style:style>
    <style:style style:name="pr27" style:family="presentation" style:parent-style-name="Kyodai_25_20Presentation-outline1">
      <style:graphic-properties fo:min-height="9.386cm"/>
    </style:style>
    <style:style style:name="pr28" style:family="presentation" style:parent-style-name="Kyodai_25_20Presentation-outline1">
      <style:graphic-properties fo:min-height="1.16cm"/>
    </style:style>
    <style:style style:name="pr29" style:family="presentation" style:parent-style-name="Kyodai_25_20Presentation-outline1">
      <style:graphic-properties fo:min-height="3.957cm"/>
    </style:style>
    <style:style style:name="pr30" style:family="presentation" style:parent-style-name="Kyodai_25_20Presentation-outline1">
      <style:graphic-properties fo:min-height="14.814cm"/>
    </style:style>
    <style:style style:name="pr31" style:family="presentation" style:parent-style-name="Kyodai_25_20Presentation-outline1">
      <style:graphic-properties fo:min-height="10.468cm"/>
    </style:style>
    <style:style style:name="pr32" style:family="presentation" style:parent-style-name="Kyodai_25_20Presentation-outline1">
      <style:graphic-properties fo:min-height="15.382cm"/>
    </style:style>
    <style:style style:name="P1" style:family="paragraph">
      <style:text-properties fo:font-size="36pt" style:font-size-asian="36pt" style:font-size-complex="36pt"/>
    </style:style>
    <style:style style:name="P2" style:family="paragraph">
      <style:text-properties fo:font-size="28pt" style:font-name-asian="TakaoGothic2" style:font-size-asian="28pt" style:font-size-complex="28pt"/>
    </style:style>
    <style:style style:name="P3" style:family="paragraph">
      <style:text-properties style:font-size-asian="20pt"/>
    </style:style>
    <style:style style:name="P4" style:family="paragraph">
      <style:text-properties fo:font-size="66pt" style:font-size-asian="66pt" style:font-size-complex="66pt"/>
    </style:style>
    <style:style style:name="P5" style:family="paragraph">
      <style:text-properties fo:font-size="20pt"/>
    </style:style>
    <style:style style:name="P6" style:family="paragraph">
      <style:paragraph-properties fo:text-align="center"/>
    </style:style>
    <style:style style:name="P7" style:family="paragraph">
      <style:text-properties fo:color="#000080" fo:font-size="24pt" style:text-underline-style="solid" style:text-underline-width="auto" style:text-underline-color="font-color" style:font-size-asian="24pt" style:font-size-complex="24pt"/>
    </style:style>
    <style:style style:name="P8" style:family="paragraph">
      <style:text-properties fo:font-size="22pt" style:font-size-asian="22pt" style:font-size-complex="22pt"/>
    </style:style>
    <style:style style:name="P9" style:family="paragraph">
      <style:text-properties fo:color="#800000" fo:font-size="24pt" style:text-underline-style="solid" style:text-underline-width="auto" style:text-underline-color="font-color" style:font-size-asian="24pt" style:font-size-complex="24pt"/>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text-properties style:font-name="Hiragino Kaku Gothic Pro" style:font-weight-complex="normal"/>
    </style:style>
    <style:style style:name="P13" style:family="paragraph">
      <style:text-properties style:font-name="Hiragino Kaku Gothic Pro" style:font-name-asian="Hiragino Kaku Gothic Pro" style:font-weight-complex="normal"/>
    </style:style>
    <style:style style:name="P14" style:family="paragraph">
      <style:text-properties style:font-name="Hiragino Kaku Gothic Pro" fo:font-size="26pt" style:text-underline-style="solid" style:text-underline-width="auto" style:text-underline-color="font-color" style:font-name-asian="Hiragino Kaku Gothic Pro" style:font-size-asian="26pt" style:font-size-complex="26pt" style:font-weight-complex="normal"/>
    </style:style>
    <style:style style:name="P15" style:family="paragraph">
      <style:paragraph-properties fo:text-align="center"/>
      <style:text-properties style:font-name="Hiragino Kaku Gothic Pro" style:font-weight-complex="normal"/>
    </style:style>
    <style:style style:name="P16" style:family="paragraph">
      <style:text-properties style:font-name="Hiragino Kaku Gothic Pro" style:font-name-asian="Hiragino Kaku Gothic Pro"/>
    </style:style>
    <style:style style:name="P17" style:family="paragraph">
      <style:text-properties fo:font-size="24pt" style:font-size-asian="24pt" style:font-size-complex="24pt"/>
    </style:style>
    <style:style style:name="P18" style:family="paragraph">
      <style:text-properties fo:color="#008000" fo:font-size="24pt" style:font-size-asian="24pt" style:font-size-complex="24pt"/>
    </style:style>
    <style:style style:name="P19" style:family="paragraph">
      <style:text-properties fo:font-size="28pt" style:font-size-asian="28pt" style:font-size-complex="28pt"/>
    </style:style>
    <style:style style:name="P20" style:family="paragraph">
      <style:text-properties fo:color="#008000" fo:font-size="26pt" fo:font-weight="bold" style:font-size-asian="26pt" style:font-weight-asian="bold" style:font-size-complex="26pt" style:font-weight-complex="bold"/>
    </style:style>
    <style:style style:name="P21" style:family="paragraph">
      <style:text-properties fo:color="#800000" fo:font-size="26pt" fo:font-weight="bold" style:font-size-asian="26pt" style:font-weight-asian="bold" style:font-size-complex="26pt" style:font-weight-complex="bold"/>
    </style:style>
    <style:style style:name="P22" style:family="paragraph">
      <style:text-properties fo:color="#800000" fo:font-size="26pt" style:font-size-asian="26pt" style:font-size-complex="26pt"/>
    </style:style>
    <style:style style:name="P23" style:family="paragraph">
      <style:paragraph-properties fo:text-align="center"/>
      <style:text-properties style:use-window-font-color="true" fo:font-size="26pt" style:font-size-asian="26pt" style:font-size-complex="26pt"/>
    </style:style>
    <style:style style:name="P24" style:family="paragraph">
      <style:text-properties fo:font-size="24pt" style:font-size-asian="24pt" style:font-size-complex="18pt"/>
    </style:style>
    <style:style style:name="P25" style:family="paragraph">
      <style:text-properties style:use-window-font-color="true" fo:font-size="26pt" style:font-size-asian="26pt" style:font-size-complex="26pt"/>
    </style:style>
    <style:style style:name="P26" style:family="paragraph">
      <style:text-properties fo:color="#000080" fo:font-size="26pt" style:font-size-asian="26pt" style:font-size-complex="26pt"/>
    </style:style>
    <style:style style:name="P27" style:family="paragraph">
      <style:text-properties fo:color="#808000" fo:font-size="26pt" style:font-size-asian="26pt" style:font-size-complex="26pt"/>
    </style:style>
    <style:style style:name="T1" style:family="text">
      <style:text-properties fo:font-size="28pt" style:font-name-asian="TakaoGothic2" style:font-size-asian="28pt" style:font-size-complex="28pt"/>
    </style:style>
    <style:style style:name="T2" style:family="text">
      <style:text-properties fo:color="#000080" fo:font-size="66pt" style:font-size-asian="66pt" style:font-size-complex="66pt"/>
    </style:style>
    <style:style style:name="T3" style:family="text">
      <style:text-properties fo:font-size="66pt" style:font-size-asian="66pt" style:font-size-complex="66pt"/>
    </style:style>
    <style:style style:name="T4" style:family="text">
      <style:text-properties fo:color="#800000" fo:font-size="66pt" style:font-size-asian="66pt" style:font-size-complex="66pt"/>
    </style:style>
    <style:style style:name="T5" style:family="text">
      <style:text-properties style:use-window-font-color="true" fo:font-size="66pt" style:font-size-asian="66pt" style:font-size-complex="66pt"/>
    </style:style>
    <style:style style:name="T6" style:family="text">
      <style:text-properties fo:color="#000080"/>
    </style:style>
    <style:style style:name="T7" style:family="text">
      <style:text-properties fo:color="#800000"/>
    </style:style>
    <style:style style:name="T8" style:family="text">
      <style:text-properties style:use-window-font-color="true"/>
    </style:style>
    <style:style style:name="T9" style:family="text">
      <style:text-properties fo:color="#800080"/>
    </style:style>
    <style:style style:name="T10" style:family="text">
      <style:text-properties fo:color="#000080" fo:font-size="24pt" style:text-underline-style="solid" style:text-underline-width="auto" style:text-underline-color="font-color" style:font-size-asian="24pt" style:font-size-complex="24pt"/>
    </style:style>
    <style:style style:name="T11" style:family="text">
      <style:text-properties fo:font-size="22pt" style:font-size-asian="22pt" style:font-size-complex="22pt"/>
    </style:style>
    <style:style style:name="T12" style:family="text">
      <style:text-properties fo:color="#800000" fo:font-size="24pt" style:text-underline-style="solid" style:text-underline-width="auto" style:text-underline-color="font-color" style:font-size-asian="24pt" style:font-size-complex="24pt"/>
    </style:style>
    <style:style style:name="T13" style:family="text">
      <style:text-properties fo:font-size="32pt" style:font-size-asian="32pt" style:font-size-complex="32pt"/>
    </style:style>
    <style:style style:name="T14" style:family="text">
      <style:text-properties fo:color="#000080" fo:font-weight="normal" style:font-weight-asian="normal" style:font-weight-complex="normal"/>
    </style:style>
    <style:style style:name="T15" style:family="text">
      <style:text-properties style:use-window-font-color="true" fo:font-weight="normal" style:font-weight-asian="normal" style:font-weight-complex="normal"/>
    </style:style>
    <style:style style:name="T16" style:family="text">
      <style:text-properties fo:color="#800080" fo:font-weight="bold" style:font-weight-asian="bold" style:font-weight-complex="bold"/>
    </style:style>
    <style:style style:name="T17" style:family="text">
      <style:text-properties style:use-window-font-color="true" style:text-position="sub 58%" fo:font-weight="normal" style:font-weight-asian="normal" style:font-weight-complex="normal"/>
    </style:style>
    <style:style style:name="T18" style:family="text">
      <style:text-properties style:use-window-font-color="true" style:text-position="0% 100%" fo:font-weight="normal" style:font-weight-asian="normal" style:font-weight-complex="normal"/>
    </style:style>
    <style:style style:name="T19" style:family="text">
      <style:text-properties fo:color="#008000" fo:font-weight="bold" style:font-weight-asian="bold" style:font-weight-complex="bold"/>
    </style:style>
    <style:style style:name="T20" style:family="text">
      <style:text-properties style:text-position="sub 58%"/>
    </style:style>
    <style:style style:name="T21" style:family="text">
      <style:text-properties style:use-window-font-color="true" fo:font-weight="bold" style:font-weight-asian="bold" style:font-weight-complex="bold"/>
    </style:style>
    <style:style style:name="T22" style:family="text">
      <style:text-properties fo:color="#008000" fo:font-style="italic" style:font-style-asian="italic" style:font-style-complex="italic"/>
    </style:style>
    <style:style style:name="T23" style:family="text">
      <style:text-properties style:use-window-font-color="true" fo:font-style="italic" style:font-style-asian="italic" style:font-style-complex="italic"/>
    </style:style>
    <style:style style:name="T24" style:family="text">
      <style:text-properties fo:color="#000080" fo:font-style="italic" fo:font-weight="normal" style:font-style-asian="italic" style:font-weight-asian="normal" style:font-style-complex="italic"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fo:color="#800000" fo:font-style="italic" fo:font-weight="normal" style:font-style-asian="italic" style:font-weight-asian="normal" style:font-style-complex="italic" style:font-weight-complex="normal"/>
    </style:style>
    <style:style style:name="T27" style:family="text">
      <style:text-properties fo:color="#800080" fo:font-weight="normal" style:font-weight-asian="normal" style:font-weight-complex="normal"/>
    </style:style>
    <style:style style:name="T28" style:family="text">
      <style:text-properties style:use-window-font-color="true" style:font-name="LMMonoCaps101" fo:font-weight="bold" style:font-weight-asian="bold" style:font-weight-complex="bold"/>
    </style:style>
    <style:style style:name="T29" style:family="text">
      <style:text-properties fo:color="#800000" fo:font-weight="normal" style:font-weight-asian="normal" style:font-weight-complex="normal"/>
    </style:style>
    <style:style style:name="T30" style:family="text">
      <style:text-properties fo:color="#008000" fo:font-weight="normal" style:font-weight-asian="normal" style:font-weight-complex="normal"/>
    </style:style>
    <style:style style:name="T31" style:family="text">
      <style:text-properties fo:color="#008000" fo:font-style="italic" fo:font-weight="normal" style:font-style-asian="italic" style:font-weight-asian="normal" style:font-style-complex="italic" style:font-weight-complex="normal"/>
    </style:style>
    <style:style style:name="T32" style:family="text">
      <style:text-properties fo:color="#800080" fo:font-style="italic" fo:font-weight="normal" style:font-style-asian="italic" style:font-weight-asian="normal" style:font-style-complex="italic" style:font-weight-complex="normal"/>
    </style:style>
    <style:style style:name="T33" style:family="text">
      <style:text-properties fo:color="#000099"/>
    </style:style>
    <style:style style:name="T34" style:family="text">
      <style:text-properties fo:font-size="26pt" style:font-size-asian="26pt" style:font-size-complex="26pt"/>
    </style:style>
    <style:style style:name="T35" style:family="text">
      <style:text-properties style:font-name="Hiragino Kaku Gothic Pro" style:font-name-asian="Hiragino Kaku Gothic Pro" style:font-weight-complex="normal"/>
    </style:style>
    <style:style style:name="T36" style:family="text">
      <style:text-properties fo:color="#000099" style:font-name="Hiragino Kaku Gothic Pro" style:font-name-asian="Hiragino Kaku Gothic Pro" style:font-weight-complex="normal"/>
    </style:style>
    <style:style style:name="T37" style:family="text">
      <style:text-properties style:font-name="Hiragino Kaku Gothic Pro" fo:font-size="26pt" style:text-underline-style="solid" style:text-underline-width="auto" style:text-underline-color="font-color" style:font-name-asian="Hiragino Kaku Gothic Pro" style:font-size-asian="26pt" style:font-size-complex="26pt" style:font-weight-complex="normal"/>
    </style:style>
    <style:style style:name="T38" style:family="text">
      <style:text-properties fo:color="#000080" style:font-name="Hiragino Kaku Gothic Pro" style:font-name-asian="Hiragino Kaku Gothic Pro" style:font-weight-complex="normal"/>
    </style:style>
    <style:style style:name="T39" style:family="text">
      <style:text-properties style:use-window-font-color="true" style:font-name="Hiragino Kaku Gothic Pro" style:font-name-asian="Hiragino Kaku Gothic Pro" style:font-weight-complex="normal"/>
    </style:style>
    <style:style style:name="T40" style:family="text">
      <style:text-properties style:font-name="Hiragino Kaku Gothic Pro" style:font-name-asian="Hiragino Kaku Gothic Pro"/>
    </style:style>
    <style:style style:name="T41" style:family="text">
      <style:text-properties fo:color="#000099" style:font-name="Hiragino Kaku Gothic Pro" style:font-name-asian="Hiragino Kaku Gothic Pro"/>
    </style:style>
    <style:style style:name="T42" style:family="text">
      <style:text-properties fo:color="#000099" style:font-name="Hiragino Kaku Gothic Pro" fo:font-style="italic" style:font-name-asian="Hiragino Kaku Gothic Pro" style:font-style-asian="italic" style:font-style-complex="italic"/>
    </style:style>
    <style:style style:name="T43" style:family="text">
      <style:text-properties fo:color="#990000" style:font-name="Hiragino Kaku Gothic Pro" fo:font-style="italic" style:font-name-asian="Hiragino Kaku Gothic Pro" style:font-style-asian="italic" style:font-style-complex="italic"/>
    </style:style>
    <style:style style:name="T44" style:family="text">
      <style:text-properties fo:color="#006600" style:font-name="Hiragino Kaku Gothic Pro" fo:font-style="italic" fo:font-weight="bold" style:font-name-asian="Hiragino Kaku Gothic Pro" style:font-style-asian="italic" style:font-weight-asian="bold" style:font-style-complex="italic" style:font-weight-complex="bold"/>
    </style:style>
    <style:style style:name="T45" style:family="text">
      <style:text-properties style:use-window-font-color="true" style:text-position="0% 100%" style:font-name="Hiragino Kaku Gothic Pro" fo:font-size="28pt" style:font-name-asian="Hiragino Kaku Gothic Pro" style:font-size-asian="28pt" style:font-size-complex="28pt"/>
    </style:style>
    <style:style style:name="T46" style:family="text">
      <style:text-properties style:use-window-font-color="true" style:font-name="Hiragino Kaku Gothic Pro" fo:font-weight="normal" style:font-name-asian="Hiragino Kaku Gothic Pro" style:font-weight-asian="normal" style:font-weight-complex="normal"/>
    </style:style>
    <style:style style:name="T47" style:family="text">
      <style:text-properties style:use-window-font-color="true" style:font-name="Hiragino Kaku Gothic Pro" fo:font-size="12pt" fo:font-weight="normal" style:font-name-asian="Hiragino Kaku Gothic Pro" style:font-size-asian="12pt" style:font-weight-asian="normal" style:font-size-complex="12pt" style:font-weight-complex="normal"/>
    </style:style>
    <style:style style:name="T48" style:family="text">
      <style:text-properties style:use-window-font-color="true" style:font-name="Hiragino Kaku Gothic Pro" fo:font-weight="bold" style:font-name-asian="Hiragino Kaku Gothic Pro" style:font-weight-asian="bold" style:font-weight-complex="bold"/>
    </style:style>
    <style:style style:name="T49" style:family="text">
      <style:text-properties fo:color="#008000" style:font-name="Hiragino Kaku Gothic Pro" fo:font-style="italic" fo:font-weight="bold" style:font-name-asian="Hiragino Kaku Gothic Pro" style:font-style-asian="italic" style:font-weight-asian="bold" style:font-style-complex="italic" style:font-weight-complex="bold"/>
    </style:style>
    <style:style style:name="T50" style:family="text">
      <style:text-properties fo:color="#008000" style:font-name="Hiragino Kaku Gothic Pro" fo:font-style="normal" fo:font-weight="normal" style:font-name-asian="Hiragino Kaku Gothic Pro" style:font-style-asian="normal" style:font-weight-asian="normal" style:font-style-complex="normal" style:font-weight-complex="normal"/>
    </style:style>
    <style:style style:name="T51" style:family="text">
      <style:text-properties fo:color="#008000" style:font-name="Hiragino Kaku Gothic Pro" fo:font-style="normal" fo:font-weight="bold" style:font-name-asian="Hiragino Kaku Gothic Pro" style:font-style-asian="normal" style:font-weight-asian="bold" style:font-style-complex="normal" style:font-weight-complex="bold"/>
    </style:style>
    <style:style style:name="T52" style:family="text">
      <style:text-properties style:use-window-font-color="true" style:font-name="Hiragino Kaku Gothic Pro" style:font-name-asian="Hiragino Kaku Gothic Pro"/>
    </style:style>
    <style:style style:name="T53" style:family="text">
      <style:text-properties style:use-window-font-color="true" style:font-name="Hiragino Kaku Gothic Pro" fo:font-style="italic" style:font-name-asian="Hiragino Kaku Gothic Pro" style:font-style-asian="italic" style:font-style-complex="italic"/>
    </style:style>
    <style:style style:name="T54" style:family="text">
      <style:text-properties fo:color="#000080" style:font-name="Hiragino Kaku Gothic Pro" fo:font-style="italic" fo:font-weight="normal" style:font-name-asian="Hiragino Kaku Gothic Pro" style:font-style-asian="italic" style:font-weight-asian="normal" style:font-style-complex="italic" style:font-weight-complex="normal"/>
    </style:style>
    <style:style style:name="T55" style:family="text">
      <style:text-properties style:use-window-font-color="true" style:font-name="Hiragino Kaku Gothic Pro" fo:font-style="italic" fo:font-weight="normal" style:font-name-asian="Hiragino Kaku Gothic Pro" style:font-style-asian="italic" style:font-weight-asian="normal" style:font-style-complex="italic" style:font-weight-complex="normal"/>
    </style:style>
    <style:style style:name="T56" style:family="text">
      <style:text-properties fo:color="#800000" style:font-name="Hiragino Kaku Gothic Pro" fo:font-style="italic" fo:font-weight="normal" style:font-name-asian="Hiragino Kaku Gothic Pro" style:font-style-asian="italic" style:font-weight-asian="normal" style:font-style-complex="italic" style:font-weight-complex="normal"/>
    </style:style>
    <style:style style:name="T57" style:family="text">
      <style:text-properties fo:color="#008000" style:font-name="Hiragino Kaku Gothic Pro" fo:font-weight="normal" style:font-name-asian="Hiragino Kaku Gothic Pro" style:font-weight-asian="normal" style:font-weight-complex="normal"/>
    </style:style>
    <style:style style:name="T58" style:family="text">
      <style:text-properties fo:color="#008080" style:font-name="Hiragino Kaku Gothic Pro" fo:font-weight="normal" style:font-name-asian="Hiragino Kaku Gothic Pro" style:font-weight-asian="normal" style:font-weight-complex="normal"/>
    </style:style>
    <style:style style:name="T59" style:family="text">
      <style:text-properties fo:color="#800000" style:font-name="Hiragino Kaku Gothic Pro" fo:font-weight="normal" style:font-name-asian="Hiragino Kaku Gothic Pro" style:font-weight-asian="normal" style:font-weight-complex="normal"/>
    </style:style>
    <style:style style:name="T60" style:family="text">
      <style:text-properties fo:color="#000080" style:font-name="Hiragino Kaku Gothic Pro" fo:font-weight="normal" style:font-name-asian="Hiragino Kaku Gothic Pro" style:font-weight-asian="normal" style:font-weight-complex="normal"/>
    </style:style>
    <style:style style:name="T61" style:family="text">
      <style:text-properties fo:color="#000080" style:font-name="Hiragino Kaku Gothic Pro" style:font-name-asian="Hiragino Kaku Gothic Pro"/>
    </style:style>
    <style:style style:name="T62" style:family="text">
      <style:text-properties fo:color="#006699" style:font-name="Hiragino Kaku Gothic Pro" style:font-name-asian="Hiragino Kaku Gothic Pro"/>
    </style:style>
    <style:style style:name="T63" style:family="text">
      <style:text-properties fo:color="#008080"/>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fo:color="#000080" fo:font-size="32pt" fo:font-weight="bold" style:font-size-asian="32pt" style:font-weight-asian="bold" style:font-size-complex="32pt" style:font-weight-complex="bold"/>
    </style:style>
    <style:style style:name="T67" style:family="text">
      <style:text-properties fo:color="#800000" fo:font-size="32pt" fo:font-weight="normal" style:font-size-asian="32pt" style:font-weight-asian="normal" style:font-size-complex="32pt" style:font-weight-complex="normal"/>
    </style:style>
    <style:style style:name="T68" style:family="text">
      <style:text-properties fo:color="#008000" fo:font-size="24pt" style:font-size-asian="24pt" style:font-size-complex="24pt"/>
    </style:style>
    <style:style style:name="T69" style:family="text">
      <style:text-properties fo:color="#008000" style:text-position="sub 58%" fo:font-size="24pt" style:font-size-asian="24pt" style:font-size-complex="24pt"/>
    </style:style>
    <style:style style:name="T70" style:family="text">
      <style:text-properties fo:font-size="24pt" style:font-size-asian="24pt" style:font-size-complex="24pt"/>
    </style:style>
    <style:style style:name="T71" style:family="text">
      <style:text-properties fo:font-size="24pt" style:text-underline-style="none" style:font-size-asian="24pt" style:font-size-complex="24pt"/>
    </style:style>
    <style:style style:name="T72" style:family="text">
      <style:text-properties fo:font-size="28pt" style:font-size-asian="28pt" style:font-size-complex="28pt"/>
    </style:style>
    <style:style style:name="T73" style:family="text">
      <style:text-properties fo:font-size="36pt" style:font-size-asian="36pt" style:font-size-complex="36pt"/>
    </style:style>
    <style:style style:name="T74" style:family="text">
      <style:text-properties fo:color="#008000" fo:font-size="26pt" fo:font-weight="bold" style:font-size-asian="26pt" style:font-weight-asian="bold" style:font-size-complex="26pt" style:font-weight-complex="bold"/>
    </style:style>
    <style:style style:name="T75" style:family="text">
      <style:text-properties fo:color="#800000" fo:font-size="26pt" fo:font-weight="bold" style:font-size-asian="26pt" style:font-weight-asian="bold" style:font-size-complex="26pt" style:font-weight-complex="bold"/>
    </style:style>
    <style:style style:name="T76" style:family="text">
      <style:text-properties fo:font-size="20pt" style:font-size-asian="20pt" style:font-size-complex="20pt"/>
    </style:style>
    <style:style style:name="T77" style:family="text">
      <style:text-properties fo:color="#808000"/>
    </style:style>
    <style:style style:name="T78" style:family="text">
      <style:text-properties fo:color="#808000" fo:font-weight="normal" style:font-weight-asian="normal" style:font-weight-complex="normal"/>
    </style:style>
    <style:style style:name="T79" style:family="text">
      <style:text-properties fo:color="#008000" fo:font-size="26pt" style:font-size-asian="26pt" style:font-size-complex="26pt"/>
    </style:style>
    <style:style style:name="T80" style:family="text">
      <style:text-properties fo:color="#800080" fo:font-size="26pt" style:font-size-asian="26pt" style:font-size-complex="26pt"/>
    </style:style>
    <style:style style:name="T81" style:family="text">
      <style:text-properties fo:color="#800000" fo:font-size="26pt" style:font-size-asian="26pt" style:font-size-complex="26pt"/>
    </style:style>
    <style:style style:name="T82" style:family="text">
      <style:text-properties fo:color="#808000" fo:font-size="26pt" style:font-size-asian="26pt" style:font-size-complex="26pt"/>
    </style:style>
    <style:style style:name="T83" style:family="text">
      <style:text-properties fo:color="#000080" fo:font-size="26pt" style:text-underline-style="solid" style:text-underline-width="auto" style:text-underline-color="font-color" style:font-size-asian="26pt" style:font-size-complex="26pt"/>
    </style:style>
    <style:style style:name="T84" style:family="text">
      <style:text-properties style:use-window-font-color="true" fo:font-size="26pt" style:font-size-asian="26pt" style:font-size-complex="26pt"/>
    </style:style>
    <style:style style:name="T85" style:family="text">
      <style:text-properties fo:color="#008000" style:text-underline-style="solid" style:text-underline-width="auto" style:text-underline-color="font-color"/>
    </style:style>
    <style:style style:name="T86" style:family="text">
      <style:text-properties fo:color="#ff420e"/>
    </style:style>
    <style:style style:name="T87" style:family="text">
      <style:text-properties fo:color="#008000" fo:font-style="normal" style:text-underline-style="solid" style:text-underline-width="auto" style:text-underline-color="font-color" style:font-style-asian="normal" style:font-style-complex="normal"/>
    </style:style>
    <style:style style:name="T88" style:family="text">
      <style:text-properties fo:color="#000000" fo:font-style="italic" fo:font-weight="normal" style:font-style-asian="italic" style:font-weight-asian="normal" style:font-style-complex="italic" style:font-weight-complex="normal"/>
    </style:style>
    <style:style style:name="T89" style:family="text">
      <style:text-properties fo:color="#808000" fo:font-style="italic" fo:font-weight="normal" style:font-style-asian="italic" style:font-weight-asian="normal" style:font-style-complex="italic" style:font-weight-complex="normal"/>
    </style:style>
    <style:style style:name="T90" style:family="text">
      <style:text-properties style:use-window-font-color="true" fo:font-style="normal" fo:font-weight="bold" style:font-style-asian="normal" style:font-weight-asian="bold" style:font-style-complex="normal" style:font-weight-complex="bold"/>
    </style:style>
    <style:style style:name="T91" style:family="text">
      <style:text-properties style:use-window-font-color="true" fo:font-style="normal" fo:font-weight="normal" style:font-style-asian="normal" style:font-weight-asian="normal" style:font-style-complex="normal" style:font-weight-complex="normal"/>
    </style:style>
    <style:style style:name="T92" style:family="text">
      <style:text-properties fo:color="#000000" fo:font-style="normal" fo:font-weight="normal" style:font-style-asian="normal" style:font-weight-asian="normal" style:font-style-complex="normal" style:font-weight-complex="normal"/>
    </style:style>
    <style:style style:name="T93" style:family="text">
      <style:text-properties style:use-window-font-color="true" style:font-name="LMMonoCaps101" fo:font-style="normal" fo:font-weight="bold" style:font-style-asian="normal" style:font-weight-asian="bold" style:font-style-complex="normal" style:font-weight-complex="bold"/>
    </style:style>
    <style:style style:name="T94" style:family="text">
      <style:text-properties fo:color="#008000" fo:font-style="normal" fo:font-weight="normal" style:font-style-asian="normal" style:font-weight-asian="normal" style:font-style-complex="normal" style:font-weight-complex="normal"/>
    </style:style>
    <style:style style:name="T95" style:family="text">
      <style:text-properties fo:color="#808000" fo:font-style="normal" fo:font-weight="normal" style:font-style-asian="normal" style:font-weight-asian="normal" style:font-style-complex="normal" style:font-weight-complex="normal"/>
    </style:style>
    <style:style style:name="T96" style:family="text">
      <style:text-properties fo:color="#808000" fo:font-size="24pt" style:font-size-asian="24pt" style:font-size-complex="24pt"/>
    </style:style>
    <style:style style:name="T97" style:family="text">
      <style:text-properties fo:color="#808000" fo:font-size="24pt" fo:font-style="italic" style:font-size-asian="24pt" style:font-style-asian="italic" style:font-weight-asian="normal" style:font-size-complex="24pt" style:font-style-complex="italic" style:font-weight-complex="normal"/>
    </style:style>
    <style:style style:name="T98" style:family="text">
      <style:text-properties fo:color="#000080" fo:font-size="24pt" style:font-size-asian="24pt" style:font-size-complex="24pt"/>
    </style:style>
    <style:style style:name="T99" style:family="text">
      <style:text-properties fo:font-size="24pt" style:font-size-asian="24pt" style:font-size-complex="18pt"/>
    </style:style>
    <style:style style:name="T100" style:family="text">
      <style:text-properties style:text-position="sub 58%" fo:font-size="24pt" style:font-size-asian="24pt" style:font-size-complex="18pt"/>
    </style:style>
    <style:style style:name="T101" style:family="text">
      <style:text-properties fo:color="#808000" fo:font-size="26pt" style:text-underline-style="solid" style:text-underline-width="auto" style:text-underline-color="font-color" style:font-size-asian="26pt" style:font-size-complex="26pt"/>
    </style:style>
    <style:style style:name="T102" style:family="text">
      <style:text-properties fo:color="#008000"/>
    </style:style>
    <style:style style:name="T103" style:family="text">
      <style:text-properties fo:color="#008080" fo:font-style="italic" fo:font-weight="normal" style:font-style-asian="italic" style:font-weight-asian="normal" style:font-style-complex="italic" style:font-weight-complex="normal"/>
    </style:style>
    <style:style style:name="T104" style:family="text">
      <style:text-properties style:font-name="LMMono101" fo:font-size="28pt" style:font-size-asian="28pt" style:font-size-complex="28pt"/>
    </style:style>
    <style:style style:name="T105" style:family="text">
      <style:text-properties style:font-name="LMMono101"/>
    </style:style>
    <style:style style:name="T106" style:family="text">
      <style:text-properties fo:font-size="18pt" style:font-size-asian="18pt" style:font-size-complex="18pt"/>
    </style:style>
    <style:style style:name="T107" style:family="text">
      <style:text-properties fo:color="#00008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4cm" presentation:class="title" presentation:user-transformed="true">
          <draw:text-box>
            <text:p>自然言語処理プログラミング勉強会6 -<text:line-break/>識別学習の発展版</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復習: 識別学習とパーセプトロン</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予測問題</text:p>
          </draw:text-box>
        </draw:frame>
        <draw:frame presentation:style-name="pr7" draw:text-style-name="P4" draw:layer="layout" svg:width="19.685cm" svg:height="5.209cm" svg:x="3.175cm" svg:y="8.46cm" presentation:class="outline" presentation:user-transformed="true">
          <draw:text-box>
            <text:list text:style-name="L2">
              <text:list-header>
                <text:p><text:span text:style-name="T2">x</text:span><text:span text:style-name="T3">が与えられた時</text:span><text:span text:style-name="T4">y</text:span><text:span text:style-name="T5">を予測する</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今回の例</text:p>
          </draw:text-box>
        </draw:frame>
        <draw:frame presentation:style-name="pr8" draw:layer="layout" svg:width="25.199cm" svg:height="13.112cm" svg:x="1.471cm" svg:y="5.08cm" presentation:class="outline" presentation:user-transformed="true">
          <draw:text-box>
            <text:list text:style-name="L2">
              <text:list-item>
                <text:p><text:span text:style-name="T6">Wikipedia</text:span><text:span text:style-name="T6">記事の最初の１文</text:span>が与えられた時</text:p>
              </text:list-item>
              <text:list-item>
                <text:p><text:span text:style-name="T7">その記事が人物についての記事かどうか</text:span><text:span text:style-name="T8">を予測</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p>
              </text:list-item>
              <text:list-item>
                <text:p><text:span text:style-name="T8">これはもちろん、</text:span><text:span text:style-name="T9">２値予測</text:span></text:p>
              </text:list-item>
            </text:list>
          </draw:text-box>
        </draw:frame>
        <draw:custom-shape draw:style-name="gr2" draw:text-style-name="P6" draw:layer="layout" svg:width="22.86cm" svg:height="8.255cm" svg:x="2.335cm" svg:y="8.29cm">
          <text:p/>
          <draw:enhanced-geometry svg:viewBox="0 0 21600 21600" draw:type="rectangle" draw:enhanced-path="M 0 0 L 21600 0 21600 21600 0 21600 0 0 Z N"/>
        </draw:custom-shape>
        <draw:frame draw:style-name="gr3" draw:text-style-name="P7" draw:layer="layout" svg:width="6.433cm" svg:height="1.237cm" svg:x="8.645cm" svg:y="8.89cm">
          <draw:text-box>
            <text:p><text:span text:style-name="T10">与えられた情報</text:span></text:p>
          </draw:text-box>
        </draw:frame>
        <draw:frame draw:style-name="gr4" draw:text-style-name="P8" draw:layer="layout" svg:width="15.09cm" svg:height="1.987cm" svg:x="2.735cm" svg:y="10.16cm">
          <draw:text-box>
            <text:p><text:span text:style-name="T11">Gonso was a Sanron sect priest (754-827)</text:span><text:span text:style-name="T11"><text:line-break/></text:span><text:span text:style-name="T11">in the late Nara and early Heian periods.</text:span></text:p>
          </draw:text-box>
        </draw:frame>
        <draw:line draw:style-name="gr5" draw:text-style-name="P6" draw:layer="layout" svg:x1="18.075cm" svg:y1="11.43cm" svg:x2="20.615cm" svg:y2="11.43cm">
          <text:p/>
        </draw:line>
        <draw:frame draw:style-name="gr6" draw:text-style-name="P9" draw:layer="layout" svg:width="2.195cm" svg:height="1.237cm" svg:x="21.645cm" svg:y="8.891cm">
          <draw:text-box>
            <text:p><text:span text:style-name="T12">予測</text:span></text:p>
          </draw:text-box>
        </draw:frame>
        <draw:frame draw:style-name="gr7" draw:text-style-name="P10" draw:layer="layout" svg:width="2.661cm" svg:height="1.517cm" svg:x="21.469cm" svg:y="10.548cm">
          <draw:text-box>
            <text:p><text:span text:style-name="T13">Yes!</text:span></text:p>
          </draw:text-box>
        </draw:frame>
        <draw:frame draw:style-name="gr8" draw:text-style-name="P8" draw:layer="layout" svg:width="15.268cm" svg:height="2.855cm" svg:x="2.775cm" svg:y="13.335cm">
          <draw:text-box>
            <text:p><text:span text:style-name="T11">Shichikuzan Chigogataki Fudomyoo is</text:span></text:p>
            <text:p><text:span text:style-name="T11">a historical site located at Magura, Maizuru</text:span></text:p>
            <text:p><text:span text:style-name="T11">City, Kyoto Prefecture.</text:span></text:p>
          </draw:text-box>
        </draw:frame>
        <draw:line draw:style-name="gr5" draw:text-style-name="P6" draw:layer="layout" svg:x1="18.075cm" svg:y1="14.83cm" svg:x2="20.615cm" svg:y2="14.83cm">
          <text:p/>
        </draw:line>
        <draw:frame draw:style-name="gr9" draw:text-style-name="P10" draw:layer="layout" svg:width="2.263cm" svg:height="1.517cm" svg:x="21.47cm" svg:y="13.949cm">
          <draw:text-box>
            <text:p><text:span text:style-name="T13">No!</text:span></text:p>
          </draw:text-box>
        </draw:frame>
        <presentation:notes draw:style-name="dp2">
          <draw:page-thumbnail draw:style-name="gr1"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1T0">
        <office:forms form:automatic-focus="false" form:apply-design-mode="false"/>
        <draw:frame presentation:style-name="pr6" draw:layer="layout" svg:width="25.199cm" svg:height="3.237cm" svg:x="1.27cm" svg:y="1.574cm" presentation:class="title">
          <draw:text-box>
            <text:p>数学的な定式化</text:p>
          </draw:text-box>
        </draw:frame>
        <draw:frame draw:style-name="gr10" draw:layer="layout" svg:width="16.223cm" svg:height="4.475cm" svg:x="6.385cm" svg:y="5.966cm">
          <text:p/>
          <draw:object xlink:href="./Object 3" xlink:type="simple" xlink:show="embed" xlink:actuate="onLoad"/>
          <draw:image xlink:href="./ObjectReplacements/Object 3" xlink:type="simple" xlink:show="embed" xlink:actuate="onLoad"/>
        </draw:frame>
        <draw:frame presentation:style-name="pr9" draw:layer="layout" svg:width="25.199cm" svg:height="8.082cm" svg:x="1.472cm" svg:y="11.665cm" presentation:class="outline" presentation:user-transformed="true">
          <draw:text-box>
            <text:list text:style-name="L2">
              <text:list-item>
                <text:p><text:span text:style-name="T14">x</text:span><text:span text:style-name="T15">: </text:span><text:span text:style-name="T15">入力</text:span></text:p>
              </text:list-item>
              <text:list-item>
                <text:p><text:span text:style-name="T16">φ(x)</text:span><text:span text:style-name="T15">: </text:span><text:span text:style-name="T15">素性関数のベクトル </text:span><text:span text:style-name="T15">{φ</text:span><text:span text:style-name="T17">1</text:span><text:span text:style-name="T18">(x)</text:span><text:span text:style-name="T15">, φ</text:span><text:span text:style-name="T17">2</text:span><text:span text:style-name="T18">(x)</text:span><text:span text:style-name="T15">, …, φ</text:span><text:span text:style-name="T17">I</text:span><text:span text:style-name="T18">(x)</text:span><text:span text:style-name="T15">}</text:span></text:p>
              </text:list-item>
              <text:list-item>
                <text:p><text:span text:style-name="T19">w</text:span>: 重みベクトル {w<text:span text:style-name="T20">1</text:span>, w<text:span text:style-name="T20">2</text:span>, …, w<text:span text:style-name="T20">I</text:span>}</text:p>
              </text:list-item>
              <text:list-item>
                <text:p><text:span text:style-name="T7">y</text:span>: 予測値、「yes」なら+1、「no」なら-1</text:p>
                <text:list>
                  <text:list-item>
                    <text:p>sign(v)は「v &gt;= 0」の場合+1、そうでない場合-1 </text:p>
                  </text:list-item>
                </text:list>
              </text:list-item>
            </text:list>
          </draw:text-box>
        </draw:frame>
        <draw:custom-shape draw:style-name="gr2" draw:text-style-name="P6" draw:layer="layout" svg:width="19.05cm" svg:height="5.215cm" svg:x="5.08cm" svg:y="5.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オンライン学習</text:p>
          </draw:text-box>
        </draw:frame>
        <draw:frame presentation:style-name="pr10" draw:layer="layout" svg:width="25.199cm" svg:height="15.463cm" svg:x="1.471cm" svg:y="4.68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y'</text:span><text:span text:style-name="T15"> = </text:span><text:span text:style-name="T28">predict_one</text:span><text:span text:style-name="T15">(</text:span><text:span text:style-name="T30">w</text:span><text:span text:style-name="T15">, </text:span><text:span text:style-name="T27">phi</text:span><text:span text:style-name="T15">)</text:span><text:span text:style-name="T15"><text:line-break/></text:span><text:span text:style-name="T15"><text:tab/></text:span><text:span text:style-name="T15"><text:tab/></text:span><text:span text:style-name="T21">if</text:span><text:span text:style-name="T15"> </text:span><text:span text:style-name="T29">y'</text:span><text:span text:style-name="T15"> != </text:span><text:span text:style-name="T29">y</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item>
                <text:p><text:span text:style-name="T6">つまり：</text:span></text:p>
                <text:list>
                  <text:list-item>
                    <text:p><text:span text:style-name="T8">各学習事例を分類してみる</text:span></text:p>
                  </text:list-item>
                  <text:list-item>
                    <text:p><text:span text:style-name="T8">間違った答えを返す時に、重みを更新</text:span></text:p>
                  </text:list-item>
                </text:list>
              </text:list-item>
              <text:list-item>
                <text:p><text:span text:style-name="T8">様々なオンライン学習アルゴリズムが存在</text:span></text:p>
                <text:list>
                  <text:list-item>
                    <text:p><text:span text:style-name="T8">最もシンプルで実装しやすいのが</text:span><text:span text:style-name="T6">パーセプトロン</text:span></text:p>
                  </text:list-item>
                </text:list>
              </text:list-item>
            </text:list>
          </draw:text-box>
        </draw:frame>
        <draw:custom-shape draw:style-name="gr2" draw:text-style-name="P6" draw:layer="layout" svg:width="23.06cm" svg:height="8.455cm" svg:x="2.14cm" svg:y="4.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セプトロンによる重み更新</text:p>
          </draw:text-box>
        </draw:frame>
        <draw:frame presentation:style-name="pr11" draw:layer="layout" svg:width="25.199cm" svg:height="13.86cm" svg:x="1.471cm" svg:y="5.88cm" presentation:class="outline" presentation:user-transformed="true">
          <draw:text-box>
            <text:list text:style-name="L2">
              <text:list-header>
                <text:p/>
              </text:list-header>
              <text:list-item>
                <text:p><text:span text:style-name="T6">つまり：</text:span></text:p>
                <text:list>
                  <text:list-item>
                    <text:p><text:span text:style-name="T7">y=1</text:span><text:span text:style-name="T8">の場合、</text:span><text:span text:style-name="T16">φ</text:span>(<text:span text:style-name="T6">x</text:span>)の素性の重みを増やす</text:p>
                    <text:list>
                      <text:list-item>
                        <text:p>「yes」の事例の素性により大きな重みを</text:p>
                      </text:list-item>
                    </text:list>
                  </text:list-item>
                  <text:list-item>
                    <text:p><text:span text:style-name="T7">y=-1</text:span>の場合、<text:span text:style-name="T16">φ</text:span>(<text:span text:style-name="T6">x</text:span>)の素性の重みを減らす</text:p>
                    <text:list>
                      <text:list-item>
                        <text:p>「no」の事例により小さな重みを</text:p>
                      </text:list-item>
                    </text:list>
                  </text:list-item>
                </text:list>
                <text:p>→ <text:span text:style-name="T6">更新のたびに、予測性能が向上！</text:span></text:p>
              </text:list-item>
            </text:list>
          </draw:text-box>
        </draw:frame>
        <draw:frame draw:style-name="gr10" draw:layer="layout" svg:width="9.297cm" svg:height="1.648cm" svg:x="8.89cm" svg:y="5.107cm">
          <text:p/>
          <draw:object xlink:href="./Object 1" xlink:type="simple" xlink:show="embed" xlink:actuate="onLoad"/>
          <draw:image xlink:href="./ObjectReplacements/Object 1" xlink:type="simple" xlink:show="embed" xlink:actuate="onLoad"/>
        </draw:frame>
        <draw:frame presentation:style-name="pr12" draw:layer="layout" svg:width="14.403cm" svg:height="3.49cm" svg:x="5.917cm" svg:y="16.276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15">)</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3.734cm" svg:height="3.674cm" svg:x="6.586cm" svg:y="16.17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ロジスティック回帰</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_5f__5f_" presentation:presentation-page-layout-name="AL2T1">
        <office:forms form:automatic-focus="false" form:apply-design-mode="false"/>
        <draw:frame draw:style-name="gr11" xml:id="id1" draw:id="id1" draw:layer="layout" svg:width="11.43cm" svg:height="7.823cm" svg:x="16.51cm" svg:y="12.932cm">
          <draw:object xlink:href="./Object 12" xlink:type="simple" xlink:show="embed" xlink:actuate="onLoad"/>
          <draw:image xlink:href="./ObjectReplacements/Object 12" xlink:type="simple" xlink:show="embed" xlink:actuate="onLoad"/>
        </draw:frame>
        <draw:frame presentation:style-name="pr13" draw:layer="layout" svg:width="25.199cm" svg:height="3.237cm" svg:x="1.27cm" svg:y="1.574cm" presentation:class="title">
          <draw:text-box>
            <text:p>パーセプトロンと確率</text:p>
          </draw:text-box>
        </draw:frame>
        <draw:frame presentation:style-name="pr14" draw:layer="layout" svg:width="25.199cm" svg:height="12.179cm" svg:x="1.471cm" svg:y="5.08cm" presentation:class="outline" presentation:user-transformed="true">
          <draw:text-box>
            <text:list text:style-name="L2">
              <text:list-item>
                <text:p>応用によって<text:span text:style-name="T33">確率</text:span>がほしい時も：</text:p>
                <text:list>
                  <text:list-item>
                    <text:p>予測の<text:span text:style-name="T33">信頼性</text:span>を表現</text:p>
                  </text:list-item>
                  <text:list-item>
                    <text:p><text:span text:style-name="T6">他システムとの統合</text:span><text:span text:style-name="T8">が容易に</text:span></text:p>
                  </text:list-item>
                </text:list>
              </text:list-item>
              <text:list-item>
                <text:p>しかし、単純なパーセプトロンは<text:span text:style-name="T33">yes/no</text:span><text:span text:style-name="T33">のみ</text:span></text:p>
              </text:list-item>
            </text:list>
          </draw:text-box>
        </draw:frame>
        <draw:frame draw:style-name="gr10" draw:layer="layout" svg:width="4.726cm" svg:height="1.647cm" svg:x="18.504cm" svg:y="4.78cm">
          <text:p/>
          <draw:object xlink:href="./Object 13" xlink:type="simple" xlink:show="embed" xlink:actuate="onLoad"/>
          <draw:image xlink:href="./ObjectReplacements/Object 13" xlink:type="simple" xlink:show="embed" xlink:actuate="onLoad"/>
        </draw:frame>
        <draw:frame draw:style-name="gr12" draw:text-style-name="P11" xml:id="id2" draw:id="id2" draw:layer="layout" svg:width="6.581cm" svg:height="1.318cm" svg:x="2.77cm" svg:y="13.181cm">
          <draw:text-box>
            <text:p><text:span text:style-name="T34">つまり：</text:span></text:p>
          </draw:text-box>
        </draw:frame>
        <draw:frame draw:style-name="gr10" xml:id="id3" draw:id="id3" draw:layer="layout" svg:width="16.455cm" svg:height="1.647cm" svg:x="0.385cm" svg:y="15.498cm">
          <text:p/>
          <draw:object xlink:href="./Object 14" xlink:type="simple" xlink:show="embed" xlink:actuate="onLoad"/>
          <draw:image xlink:href="./ObjectReplacements/Object 14" xlink:type="simple" xlink:show="embed" xlink:actuate="onLoad"/>
        </draw:frame>
        <draw:frame draw:style-name="gr10" draw:layer="layout" svg:width="10.549cm" svg:height="1.648cm" svg:x="7.672cm" svg:y="10.93cm">
          <text:p/>
          <draw:object xlink:href="./Object 15" xlink:type="simple" xlink:show="embed" xlink:actuate="onLoad"/>
          <draw:image xlink:href="./ObjectReplacements/Object 15" xlink:type="simple" xlink:show="embed" xlink:actuate="onLoad"/>
        </draw:frame>
        <draw:frame draw:style-name="gr10" xml:id="id4" draw:id="id4" draw:layer="layout" svg:width="16.299cm" svg:height="1.647cm" svg:x="0.386cm" svg:y="17.299cm">
          <text:p/>
          <draw:object xlink:href="./Object 16" xlink:type="simple" xlink:show="embed" xlink:actuate="onLoad"/>
          <draw:image xlink:href="./ObjectReplacements/Object 16" xlink:type="simple" xlink:show="embed" xlink:actuate="onLoad"/>
        </draw:frame>
        <draw:custom-shape draw:style-name="gr13" draw:text-style-name="P6" xml:id="id5" draw:id="id5" draw:layer="layout" svg:width="27.305cm" svg:height="7.35cm" svg:x="0.635cm" svg:y="12.9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seq>
        </anim:par>
        <presentation:notes draw:style-name="dp2">
          <draw:page-thumbnail draw:style-name="gr1" draw:layer="layout" svg:width="13.968cm" svg:height="10.476cm" svg:x="3.81cm" svg:y="2.123cm" draw:page-number="9" presentation:class="page"/>
          <draw:frame presentation:style-name="pr15" draw:text-style-name="P5" draw:layer="layout" svg:width="17.271cm" svg:height="12.572cm" svg:x="2.159cm" svg:y="13.271cm" presentation:class="notes" presentation:placeholder="true">
            <draw:text-box/>
          </draw:frame>
        </presentation:notes>
      </draw:page>
      <draw:page draw:name="page10" draw:style-name="dp1" draw:master-page-name="Kyodai_25_20Presentation_5f_" presentation:presentation-page-layout-name="AL2T1">
        <office:forms form:automatic-focus="false" form:apply-design-mode="false"/>
        <draw:frame draw:style-name="gr11" draw:text-style-name="P12" draw:layer="layout" svg:width="11.43cm" svg:height="7.823cm" svg:x="16.336cm" svg:y="10.325cm">
          <draw:object xlink:href="./Object 4" xlink:type="simple" xlink:show="embed" xlink:actuate="onLoad"/>
          <draw:image xlink:href="./ObjectReplacements/Object 4" xlink:type="simple" xlink:show="embed" xlink:actuate="onLoad"/>
        </draw:frame>
        <draw:frame presentation:style-name="pr16" draw:text-style-name="P13" draw:layer="layout" svg:width="25.199cm" svg:height="3.237cm" svg:x="1.27cm" svg:y="1.574cm" presentation:class="title" presentation:user-transformed="true">
          <draw:text-box>
            <text:p><text:span text:style-name="T35">シグモイド関数 </text:span><text:span text:style-name="T35">(</text:span><text:span text:style-name="T35">ロジスティック関数</text:span><text:span text:style-name="T35">)</text:span></text:p>
          </draw:text-box>
        </draw:frame>
        <draw:frame presentation:style-name="pr17" draw:text-style-name="P13" draw:layer="layout" svg:width="25.834cm" svg:height="12.179cm" svg:x="1.471cm" svg:y="4.38cm" presentation:class="outline" presentation:user-transformed="true">
          <draw:text-box>
            <text:list text:style-name="L2">
              <text:list-item>
                <text:p><text:span text:style-name="T36">シグモイド関数</text:span><text:span text:style-name="T35">はステップ関数を柔らかくしたもの</text:span></text:p>
              </text:list-item>
            </text:list>
          </draw:text-box>
        </draw:frame>
        <draw:frame draw:style-name="gr11" draw:text-style-name="P12" draw:layer="layout" svg:width="11.43cm" svg:height="7.823cm" svg:x="0cm" svg:y="10.555cm">
          <draw:object xlink:href="./Object 5" xlink:type="simple" xlink:show="embed" xlink:actuate="onLoad"/>
          <draw:image xlink:href="./ObjectReplacements/Object 5" xlink:type="simple" xlink:show="embed" xlink:actuate="onLoad"/>
        </draw:frame>
        <draw:frame draw:style-name="gr14" draw:text-style-name="P14" draw:layer="layout" svg:width="5.95cm" svg:height="1.318cm" svg:x="4.044cm" svg:y="9.62cm">
          <draw:text-box>
            <text:p><text:span text:style-name="T37">ステップ関数</text:span></text:p>
          </draw:text-box>
        </draw:frame>
        <draw:custom-shape draw:style-name="gr15" draw:text-style-name="P15" draw:layer="layout" svg:width="27.305cm" svg:height="8.55cm" svg:x="0.335cm" svg:y="9.525cm">
          <text:p/>
          <draw:enhanced-geometry svg:viewBox="0 0 21600 21600" draw:type="rectangle" draw:enhanced-path="M 0 0 L 21600 0 21600 21600 0 21600 0 0 Z N"/>
        </draw:custom-shape>
        <draw:frame draw:style-name="gr16" draw:text-style-name="P14" draw:layer="layout" svg:width="7.407cm" svg:height="1.318cm" svg:x="19.144cm" svg:y="9.52cm">
          <draw:text-box>
            <text:p><text:span text:style-name="T37">シグモイド関数</text:span></text:p>
          </draw:text-box>
        </draw:frame>
        <draw:frame draw:style-name="gr10" draw:text-style-name="P12" draw:layer="layout" svg:width="12.955cm" svg:height="3.681cm" svg:x="6.985cm" svg:y="5.615cm">
          <text:p/>
          <draw:object xlink:href="./Object 6" xlink:type="simple" xlink:show="embed" xlink:actuate="onLoad"/>
          <draw:image xlink:href="./ObjectReplacements/Object 6" xlink:type="simple" xlink:show="embed" xlink:actuate="onLoad"/>
        </draw:frame>
        <draw:line draw:style-name="gr17" draw:text-style-name="P15" draw:layer="layout" svg:x1="12.7cm" svg:y1="13.63cm" svg:x2="15.875cm" svg:y2="13.63cm">
          <text:p/>
        </draw:line>
        <draw:frame presentation:style-name="pr18" draw:text-style-name="P13" draw:layer="layout" svg:width="25.834cm" svg:height="2.703cm" svg:x="1.471cm" svg:y="18.12cm" presentation:class="outline" presentation:user-transformed="true">
          <draw:text-box>
            <text:list text:style-name="L2">
              <text:list-item>
                <text:p><text:span text:style-name="T38">不確実性</text:span><text:span text:style-name="T39">（確率）を考慮</text:span></text:p>
              </text:list-item>
              <text:list-item>
                <text:p><text:span text:style-name="T39">微分可能</text:span></text:p>
              </text:list-item>
            </text:list>
          </draw:text-box>
        </draw:frame>
        <presentation:notes draw:style-name="dp2">
          <draw:page-thumbnail draw:style-name="gr1" draw:layer="layout" svg:width="13.968cm" svg:height="10.476cm" svg:x="3.81cm" svg:y="2.123cm" draw:page-number="10" presentation:class="page"/>
          <draw:frame presentation:style-name="pr19" draw:text-style-name="P5" draw:layer="layout" svg:width="17.271cm" svg:height="12.572cm" svg:x="2.159cm" svg:y="13.271cm" presentation:class="notes" presentation:placeholder="true">
            <draw:text-box/>
          </draw:frame>
        </presentation:notes>
      </draw:page>
      <draw:page draw:name="page11" draw:style-name="dp1" draw:master-page-name="Kyodai_25_20Presentation_5f_" presentation:presentation-page-layout-name="AL2T1">
        <office:forms form:automatic-focus="false" form:apply-design-mode="false"/>
        <draw:frame presentation:style-name="pr16" draw:text-style-name="P16" draw:layer="layout" svg:width="25.199cm" svg:height="3.237cm" svg:x="1.27cm" svg:y="1.574cm" presentation:class="title">
          <draw:text-box>
            <text:p><text:span text:style-name="T40">ロジスティック回帰</text:span><text:span text:style-name="T40"><text:line-break/></text:span><text:span text:style-name="T40">(logistic regression; LR)</text:span></text:p>
          </draw:text-box>
        </draw:frame>
        <draw:frame presentation:style-name="pr17" draw:text-style-name="P16" draw:layer="layout" svg:width="25.199cm" svg:height="12.179cm" svg:x="1.471cm" svg:y="4.966cm" presentation:class="outline" presentation:user-transformed="true">
          <draw:text-box>
            <text:list text:style-name="L2">
              <text:list-item>
                <text:p><text:span text:style-name="T41">条件付き尤度最大化</text:span><text:span text:style-name="T40">基準で学習</text:span></text:p>
              </text:list-item>
              <text:list-item>
                <text:p><text:span text:style-name="T42">x</text:span><text:span text:style-name="T40">が与えられたときの正解</text:span><text:span text:style-name="T43">y</text:span><text:span text:style-name="T40">の条件付き尤度を最大化するパラメータ</text:span><text:span text:style-name="T44">w</text:span><text:span text:style-name="T40">を獲得</text:span><text:span text:style-name="T45"><text:line-break/></text:span><text:span text:style-name="T45"><text:line-break/></text:span><text:span text:style-name="T45"><text:line-break/></text:span><text:span text:style-name="T45"><text:line-break/></text:span><text:span text:style-name="T45"><text:line-break/></text:span><text:span text:style-name="T45"/></text:p>
              </text:list-item>
              <text:list-item>
                <text:p><text:span text:style-name="T45">解き方は？</text:span></text:p>
              </text:list-item>
            </text:list>
          </draw:text-box>
        </draw:frame>
        <draw:frame draw:style-name="gr10" draw:layer="layout" svg:width="0.436cm" svg:height="0.978cm" svg:x="16.51cm" svg:y="11.719cm">
          <text:p/>
          <draw:object xlink:href="./Object 7" xlink:type="simple" xlink:show="embed" xlink:actuate="onLoad"/>
          <draw:image xlink:href="./ObjectReplacements/Object 7" xlink:type="simple" xlink:show="embed" xlink:actuate="onLoad"/>
        </draw:frame>
        <draw:frame draw:style-name="gr10" draw:layer="layout" svg:width="15.932cm" svg:height="2.626cm" svg:x="6.001cm" svg:y="9.647cm">
          <text:p/>
          <draw:object xlink:href="./Object 8" xlink:type="simple" xlink:show="embed" xlink:actuate="onLoad"/>
          <draw:image xlink:href="./ObjectReplacements/Object 8" xlink:type="simple" xlink:show="embed" xlink:actuate="onLoad"/>
        </draw:frame>
        <draw:custom-shape draw:style-name="gr18" draw:text-style-name="P6" draw:layer="layout" svg:width="16.51cm" svg:height="3.516cm" svg:x="5.715cm" svg:y="9.219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19" draw:text-style-name="P5" draw:layer="layout" svg:width="17.271cm" svg:height="12.572cm" svg:x="2.159cm" svg:y="13.271cm" presentation:class="notes" presentation:placeholder="true">
            <draw:text-box/>
          </draw:frame>
        </presentation:notes>
      </draw:page>
      <draw:page draw:name="page12" draw:style-name="dp1" draw:master-page-name="Kyodai_25_20Presentation_5f_" presentation:presentation-page-layout-name="AL2T1">
        <office:forms form:automatic-focus="false" form:apply-design-mode="false"/>
        <draw:frame presentation:style-name="pr16" draw:text-style-name="P16" draw:layer="layout" svg:width="25.199cm" svg:height="3.237cm" svg:x="1.27cm" svg:y="1.574cm" presentation:class="title">
          <draw:text-box>
            <text:p><text:span text:style-name="T40">確率的勾配降下法</text:span><text:span text:style-name="T40"><text:line-break/></text:span><text:span text:style-name="T40">(stochastic gradient descent; SGD)</text:span></text:p>
          </draw:text-box>
        </draw:frame>
        <draw:frame presentation:style-name="pr20" draw:text-style-name="P16" draw:layer="layout" svg:width="25.199cm" svg:height="13.86cm" svg:x="1.471cm" svg:y="4.88cm" presentation:class="outline" presentation:user-transformed="true">
          <draw:text-box>
            <text:list text:style-name="L2">
              <text:list-item>
                <text:p><text:span text:style-name="T46">ロジスティック回帰を含む確率モデルのための学習アルゴリズム</text:span><text:span text:style-name="T46"><text:line-break/></text:span><text:span text:style-name="T47"> </text:span><text:span text:style-name="T48"><text:line-break/></text:span><text:span text:style-name="T49">w</text:span><text:span text:style-name="T50"> = </text:span><text:span text:style-name="T51">0</text:span><text:span text:style-name="T52"><text:line-break/></text:span><text:span text:style-name="T48">for</text:span><text:span text:style-name="T52"> </text:span><text:span text:style-name="T53">I</text:span><text:span text:style-name="T52"> iterations</text:span><text:span text:style-name="T52"><text:line-break/></text:span><text:span text:style-name="T52"><text:tab/></text:span><text:span text:style-name="T48">for each </text:span><text:span text:style-name="T46">labeled pair </text:span><text:span text:style-name="T54">x</text:span><text:span text:style-name="T55">, </text:span><text:span text:style-name="T56">y</text:span><text:span text:style-name="T46"> in the data</text:span><text:span text:style-name="T46"><text:line-break/></text:span><text:span text:style-name="T46"><text:tab/></text:span><text:span text:style-name="T46"><text:tab/></text:span><text:span text:style-name="T57">w</text:span><text:span text:style-name="T46"> += </text:span><text:span text:style-name="T58">α</text:span><text:span text:style-name="T46"> * dP(</text:span><text:span text:style-name="T59">y</text:span><text:span text:style-name="T46">|</text:span><text:span text:style-name="T60">x</text:span><text:span text:style-name="T46">)/d</text:span><text:span text:style-name="T57">w</text:span></text:p>
              </text:list-item>
              <text:list-item>
                <text:p><text:span text:style-name="T61">つまり</text:span></text:p>
                <text:list>
                  <text:list-item>
                    <text:p><text:span text:style-name="T52">各学習例に対して</text:span><text:span text:style-name="T41">勾配</text:span><text:span text:style-name="T52">を計算</text:span><text:span text:style-name="T52"><text:line-break/></text:span><text:span text:style-name="T52">（</text:span><text:span text:style-name="T56">y</text:span><text:span text:style-name="T52">の確率が上がる方向）</text:span></text:p>
                  </text:list-item>
                  <text:list-item>
                    <text:p><text:span text:style-name="T52">その方向へ、</text:span><text:span text:style-name="T62">学習率</text:span><text:span text:style-name="T62">α</text:span><text:span text:style-name="T52">をかけた分だけ動かす</text:span></text:p>
                  </text:list-item>
                </text:list>
              </text:list-item>
            </text:list>
          </draw:text-box>
        </draw:frame>
        <draw:custom-shape draw:style-name="gr19" draw:text-style-name="P6" draw:layer="layout" svg:width="23.06cm" svg:height="4.25cm" svg:x="2.14cm" svg:y="7.1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19" draw:text-style-name="P5" draw:layer="layout" svg:width="17.271cm" svg:height="12.572cm" svg:x="2.159cm" svg:y="13.271cm" presentation:class="notes" presentation:placeholder="true">
            <draw:text-box/>
          </draw:frame>
        </presentation:notes>
      </draw:page>
      <draw:page draw:name="page13" draw:style-name="dp1" draw:master-page-name="Kyodai_25_20Presentation_5f_" presentation:presentation-page-layout-name="AL2T1">
        <office:forms form:automatic-focus="false" form:apply-design-mode="false"/>
        <draw:frame draw:style-name="gr11" xml:id="id6" draw:id="id6" draw:layer="layout" svg:width="10.178cm" svg:height="7.72cm" svg:x="17.98cm" svg:y="5.715cm">
          <draw:object xlink:href="./Object 9" xlink:type="simple" xlink:show="embed" xlink:actuate="onLoad"/>
          <draw:image xlink:href="./ObjectReplacements/Object 9" xlink:type="simple" xlink:show="embed" xlink:actuate="onLoad"/>
        </draw:frame>
        <draw:frame presentation:style-name="pr16" draw:text-style-name="P16" draw:layer="layout" svg:width="25.199cm" svg:height="3.237cm" svg:x="1.27cm" svg:y="1.574cm" presentation:class="title">
          <draw:text-box>
            <text:p><text:span text:style-name="T40">シグモイド関数の勾配</text:span></text:p>
          </draw:text-box>
        </draw:frame>
        <draw:frame presentation:style-name="pr17" draw:text-style-name="P16" draw:layer="layout" svg:width="25.199cm" svg:height="12.179cm" svg:x="1.471cm" svg:y="4.966cm" presentation:class="outline" presentation:user-transformed="true">
          <draw:text-box>
            <text:list text:style-name="L2">
              <text:list-item>
                <text:p><text:span text:style-name="T40">確率の微分</text:span></text:p>
              </text:list-item>
            </text:list>
          </draw:text-box>
        </draw:frame>
        <draw:frame draw:style-name="gr10" xml:id="id7" draw:id="id7" draw:layer="layout" svg:width="17.78cm" svg:height="6.272cm" svg:x="0.45cm" svg:y="6.285cm">
          <text:p/>
          <draw:object xlink:href="./Object 10" xlink:type="simple" xlink:show="embed" xlink:actuate="onLoad"/>
          <draw:image xlink:href="./ObjectReplacements/Object 10" xlink:type="simple" xlink:show="embed" xlink:actuate="onLoad"/>
        </draw:frame>
        <draw:frame draw:style-name="gr10" xml:id="id9" draw:id="id9" draw:layer="layout" svg:width="19.464cm" svg:height="6.272cm" svg:x="0.55cm" svg:y="13.385cm">
          <text:p/>
          <draw:object xlink:href="./Object 11" xlink:type="simple" xlink:show="embed" xlink:actuate="onLoad"/>
          <draw:image xlink:href="./ObjectReplacements/Object 11" xlink:type="simple" xlink:show="embed" xlink:actuate="onLoad"/>
        </draw:frame>
        <draw:custom-shape draw:style-name="gr20" draw:text-style-name="P6" xml:id="id8" draw:id="id8" draw:layer="layout" svg:width="18.005cm" svg:height="6.35cm" svg:x="0.41cm" svg:y="6.35cm">
          <text:p/>
          <draw:enhanced-geometry svg:viewBox="0 0 21600 21600" draw:type="rectangle" draw:enhanced-path="M 0 0 L 21600 0 21600 21600 0 21600 0 0 Z N"/>
        </draw:custom-shape>
        <draw:custom-shape draw:style-name="gr21" draw:text-style-name="P6" xml:id="id10" draw:id="id10" draw:layer="layout" svg:width="19.911cm" svg:height="6.536cm" svg:x="0.409cm" svg:y="13.149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1" draw:layer="layout" svg:width="13.968cm" svg:height="10.476cm" svg:x="3.81cm" svg:y="2.123cm" draw:page-number="13" presentation:class="page"/>
          <draw:frame presentation:style-name="pr19" draw:text-style-name="P5" draw:layer="layout" svg:width="17.271cm" svg:height="12.572cm" svg:x="2.159cm" svg:y="13.271cm" presentation:class="notes" presentation:placeholder="true">
            <draw:text-box/>
          </draw:frame>
        </presentation:notes>
      </draw:page>
      <draw:page draw:name="page14" draw:style-name="dp1" draw:master-page-name="Kyodai_25_20Presentation_5f__5f_" presentation:presentation-page-layout-name="AL2T1">
        <office:forms form:automatic-focus="false" form:apply-design-mode="false"/>
        <draw:frame presentation:style-name="pr13" draw:layer="layout" svg:width="25.199cm" svg:height="3.237cm" svg:x="1.27cm" svg:y="1.574cm" presentation:class="title">
          <draw:text-box>
            <text:p>例：最初の更新</text:p>
          </draw:text-box>
        </draw:frame>
        <draw:frame presentation:style-name="pr21" draw:layer="layout" svg:width="25.199cm" svg:height="13.86cm" svg:x="1.471cm" svg:y="4.28cm" presentation:class="outline" presentation:user-transformed="true">
          <draw:text-box>
            <text:list text:style-name="L2">
              <text:list-item>
                <text:p><text:span text:style-name="T63">α</text:span>=1を設定、<text:span text:style-name="T19">w</text:span>=<text:span text:style-name="T64">0</text:span><text:span text:style-name="T65">と初期化</text:span></text:p>
              </text:list-item>
            </text:list>
          </draw:text-box>
        </draw:frame>
        <draw:frame draw:style-name="gr22" draw:text-style-name="P10" draw:layer="layout" svg:width="19.082cm" svg:height="1.517cm" svg:x="1.585cm" svg:y="5.586cm">
          <draw:text-box>
            <text:p><text:span text:style-name="T66">x</text:span><text:span text:style-name="T13"> = A site , located in Maizuru , Kyoto</text:span></text:p>
          </draw:text-box>
        </draw:frame>
        <draw:frame draw:style-name="gr23" draw:text-style-name="P10" draw:layer="layout" svg:width="3.363cm" svg:height="1.517cm" svg:x="21.925cm" svg:y="5.538cm">
          <draw:text-box>
            <text:p><text:span text:style-name="T67">y</text:span><text:span text:style-name="T13"> = -1</text:span></text:p>
          </draw:text-box>
        </draw:frame>
        <draw:frame draw:style-name="gr10" draw:layer="layout" svg:width="6.865cm" svg:height="1.647cm" svg:x="1.875cm" svg:y="7.655cm">
          <text:p/>
          <draw:object xlink:href="./Object 17" xlink:type="simple" xlink:show="embed" xlink:actuate="onLoad"/>
          <draw:image xlink:href="./ObjectReplacements/Object 17" xlink:type="simple" xlink:show="embed" xlink:actuate="onLoad"/>
        </draw:frame>
        <draw:line draw:style-name="gr5" draw:text-style-name="P6" draw:layer="layout" svg:x1="13.67cm" svg:y1="11.66cm" svg:x2="13.67cm" svg:y2="12.93cm">
          <text:p/>
        </draw:line>
        <draw:frame draw:style-name="gr10" draw:layer="layout" svg:width="12.016cm" svg:height="1.648cm" svg:x="9.118cm" svg:y="12.927cm">
          <text:p/>
          <draw:object xlink:href="./Object 18" xlink:type="simple" xlink:show="embed" xlink:actuate="onLoad"/>
          <draw:image xlink:href="./ObjectReplacements/Object 18" xlink:type="simple" xlink:show="embed" xlink:actuate="onLoad"/>
        </draw:frame>
        <draw:line draw:style-name="gr5" draw:text-style-name="P6" draw:layer="layout" svg:x1="13.67cm" svg:y1="14.66cm" svg:x2="13.67cm" svg:y2="15.93cm">
          <text:p/>
        </draw:line>
        <draw:frame draw:style-name="gr24" draw:text-style-name="P17" draw:layer="layout" svg:width="8.245cm" svg:height="1.475cm" svg:x="15.591cm" svg:y="16.275cm">
          <draw:text-box>
            <text:p><text:span text:style-name="T68">w</text:span><text:span text:style-name="T69">unigram “A”</text:span><text:span text:style-name="T70"><text:tab/></text:span><text:span text:style-name="T70"><text:tab/></text:span><text:span text:style-name="T70">= -0.25</text:span></text:p>
          </draw:text-box>
        </draw:frame>
        <draw:frame draw:style-name="gr24" draw:text-style-name="P17" draw:layer="layout" svg:width="8.245cm" svg:height="1.475cm" svg:x="15.591cm" svg:y="17.45cm">
          <draw:text-box>
            <text:p><text:span text:style-name="T68">w</text:span><text:span text:style-name="T69">unigram “site”</text:span><text:span text:style-name="T70"><text:tab/></text:span><text:span text:style-name="T70"><text:tab/></text:span><text:span text:style-name="T70">= -0.25</text:span></text:p>
          </draw:text-box>
        </draw:frame>
        <draw:frame draw:style-name="gr25" draw:text-style-name="P17" draw:layer="layout" svg:width="7.775cm" svg:height="1.475cm" svg:x="6.535cm" svg:y="17.285cm">
          <draw:text-box>
            <text:p><text:span text:style-name="T68">w</text:span><text:span text:style-name="T69">unigram “,”</text:span><text:span text:style-name="T70"> </text:span><text:span text:style-name="T70"><text:tab/></text:span><text:span text:style-name="T70"><text:tab/></text:span><text:span text:style-name="T70">= -0.5</text:span></text:p>
          </draw:text-box>
        </draw:frame>
        <draw:frame draw:style-name="gr24" draw:text-style-name="P17" draw:layer="layout" svg:width="8.245cm" svg:height="1.475cm" svg:x="15.591cm" svg:y="18.65cm">
          <draw:text-box>
            <text:p><text:span text:style-name="T68">w</text:span><text:span text:style-name="T69">unigram “located”</text:span><text:span text:style-name="T70"><text:tab/></text:span><text:span text:style-name="T70">= -0.25</text:span></text:p>
          </draw:text-box>
        </draw:frame>
        <draw:frame draw:style-name="gr24" draw:text-style-name="P17" draw:layer="layout" svg:width="8.245cm" svg:height="1.475cm" svg:x="6.566cm" svg:y="18.39cm">
          <draw:text-box>
            <text:p><text:span text:style-name="T68">w</text:span><text:span text:style-name="T69">unigram “in”</text:span><text:span text:style-name="T70"> </text:span><text:span text:style-name="T70"><text:tab/></text:span><text:span text:style-name="T70"><text:tab/></text:span><text:span text:style-name="T70">= -0.25</text:span></text:p>
          </draw:text-box>
        </draw:frame>
        <draw:frame draw:style-name="gr24" draw:text-style-name="P17" draw:layer="layout" svg:width="8.245cm" svg:height="1.475cm" svg:x="6.564cm" svg:y="16.115cm">
          <draw:text-box>
            <text:p><text:span text:style-name="T68">w</text:span><text:span text:style-name="T69">unigram “Maizuru”</text:span><text:span text:style-name="T70"> </text:span><text:span text:style-name="T70"><text:tab/></text:span><text:span text:style-name="T70">= -0.25</text:span></text:p>
          </draw:text-box>
        </draw:frame>
        <draw:frame draw:style-name="gr24" draw:text-style-name="P17" draw:layer="layout" svg:width="8.245cm" svg:height="1.475cm" svg:x="6.535cm" svg:y="19.49cm">
          <draw:text-box>
            <text:p><text:span text:style-name="T68">w</text:span><text:span text:style-name="T69">unigram “Kyoto”</text:span><text:span text:style-name="T70"> </text:span><text:span text:style-name="T70"><text:tab/></text:span><text:span text:style-name="T70">= -0.25</text:span></text:p>
          </draw:text-box>
        </draw:frame>
        <draw:frame draw:style-name="gr10" draw:layer="layout" svg:width="17.707cm" svg:height="4.579cm" svg:x="9.653cm" svg:y="6.985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4" presentation:class="page"/>
          <draw:frame presentation:style-name="pr15" draw:text-style-name="P5" draw:layer="layout" svg:width="17.271cm" svg:height="12.572cm" svg:x="2.159cm" svg:y="13.271cm" presentation:class="notes" presentation:placeholder="true">
            <draw:text-box/>
          </draw:frame>
        </presentation:notes>
      </draw:page>
      <draw:page draw:name="page15" draw:style-name="dp1" draw:master-page-name="Kyodai_25_20Presentation_5f__5f_" presentation:presentation-page-layout-name="AL2T1">
        <office:forms form:automatic-focus="false" form:apply-design-mode="false"/>
        <draw:custom-shape draw:style-name="gr26" draw:text-style-name="P6" draw:layer="layout" svg:width="2.54cm" svg:height="1.27cm" svg:x="25.3cm" svg:y="18.95cm">
          <text:p/>
          <draw:enhanced-geometry svg:viewBox="0 0 21600 21600" draw:type="rectangle" draw:enhanced-path="M 0 0 L 21600 0 21600 21600 0 21600 0 0 Z N"/>
        </draw:custom-shape>
        <draw:frame presentation:style-name="pr13" draw:layer="layout" svg:width="25.199cm" svg:height="3.237cm" svg:x="1.27cm" svg:y="1.574cm" presentation:class="title">
          <draw:text-box>
            <text:p>例：2回目の更新</text:p>
          </draw:text-box>
        </draw:frame>
        <draw:frame draw:style-name="gr27" draw:text-style-name="P10" draw:layer="layout" svg:width="16.957cm" svg:height="1.517cm" svg:x="1.585cm" svg:y="4.086cm">
          <draw:text-box>
            <text:p><text:span text:style-name="T66">x</text:span><text:span text:style-name="T13"> = Shoken , monk born in Kyoto</text:span></text:p>
          </draw:text-box>
        </draw:frame>
        <draw:frame draw:style-name="gr28" draw:text-style-name="P10" draw:layer="layout" svg:width="2.987cm" svg:height="1.517cm" svg:x="21.925cm" svg:y="4.038cm">
          <draw:text-box>
            <text:p><text:span text:style-name="T67">y</text:span><text:span text:style-name="T13"> = 1</text:span></text:p>
          </draw:text-box>
        </draw:frame>
        <draw:frame draw:style-name="gr10" draw:layer="layout" svg:width="7.84cm" svg:height="1.647cm" svg:x="0.275cm" svg:y="7.455cm">
          <text:p/>
          <draw:object xlink:href="./Object 20" xlink:type="simple" xlink:show="embed" xlink:actuate="onLoad"/>
          <draw:image xlink:href="./ObjectReplacements/Object 20" xlink:type="simple" xlink:show="embed" xlink:actuate="onLoad"/>
        </draw:frame>
        <draw:line draw:style-name="gr5" draw:text-style-name="P6" draw:layer="layout" svg:x1="13.67cm" svg:y1="11.96cm" svg:x2="13.67cm" svg:y2="13.23cm">
          <text:p/>
        </draw:line>
        <draw:frame draw:style-name="gr10" draw:layer="layout" svg:width="11.676cm" svg:height="1.648cm" svg:x="9.118cm" svg:y="13.227cm">
          <text:p/>
          <draw:object xlink:href="./Object 21" xlink:type="simple" xlink:show="embed" xlink:actuate="onLoad"/>
          <draw:image xlink:href="./ObjectReplacements/Object 21" xlink:type="simple" xlink:show="embed" xlink:actuate="onLoad"/>
        </draw:frame>
        <draw:line draw:style-name="gr5" draw:text-style-name="P6" draw:layer="layout" svg:x1="13.67cm" svg:y1="14.76cm" svg:x2="13.67cm" svg:y2="16.03cm">
          <text:p/>
        </draw:line>
        <draw:frame draw:style-name="gr24" draw:text-style-name="P17" draw:layer="layout" svg:width="8.245cm" svg:height="1.475cm" svg:x="9.891cm" svg:y="16.275cm">
          <draw:text-box>
            <text:p><text:span text:style-name="T68">w</text:span><text:span text:style-name="T69">unigram “A”</text:span><text:span text:style-name="T70"><text:tab/></text:span><text:span text:style-name="T70"><text:tab/></text:span><text:span text:style-name="T70">= -0.25</text:span></text:p>
          </draw:text-box>
        </draw:frame>
        <draw:frame draw:style-name="gr24" draw:text-style-name="P17" draw:layer="layout" svg:width="8.245cm" svg:height="1.475cm" svg:x="9.891cm" svg:y="17.45cm">
          <draw:text-box>
            <text:p><text:span text:style-name="T68">w</text:span><text:span text:style-name="T69">unigram “site”</text:span><text:span text:style-name="T70"><text:tab/></text:span><text:span text:style-name="T70"><text:tab/></text:span><text:span text:style-name="T70">= -0.25</text:span></text:p>
          </draw:text-box>
        </draw:frame>
        <draw:frame draw:style-name="gr29" draw:text-style-name="P17" draw:layer="layout" svg:width="8.715cm" svg:height="1.475cm" svg:x="0.335cm" svg:y="17.285cm">
          <draw:text-box>
            <text:p><text:span text:style-name="T68">w</text:span><text:span text:style-name="T69">unigram “,”</text:span><text:span text:style-name="T70"> </text:span><text:span text:style-name="T70"><text:tab/></text:span><text:span text:style-name="T70"><text:tab/></text:span><text:span text:style-name="T70">= -0.304</text:span></text:p>
          </draw:text-box>
        </draw:frame>
        <draw:frame draw:style-name="gr24" draw:text-style-name="P17" draw:layer="layout" svg:width="8.245cm" svg:height="1.475cm" svg:x="9.891cm" svg:y="18.65cm">
          <draw:text-box>
            <text:p><text:span text:style-name="T68">w</text:span><text:span text:style-name="T69">unigram “located”</text:span><text:span text:style-name="T70"><text:tab/></text:span><text:span text:style-name="T70">= -0.25</text:span></text:p>
          </draw:text-box>
        </draw:frame>
        <draw:frame draw:style-name="gr29" draw:text-style-name="P17" draw:layer="layout" svg:width="8.715cm" svg:height="1.475cm" svg:x="0.366cm" svg:y="18.39cm">
          <draw:text-box>
            <text:p><text:span text:style-name="T68">w</text:span><text:span text:style-name="T69">unigram “in”</text:span><text:span text:style-name="T70"> </text:span><text:span text:style-name="T70"><text:tab/></text:span><text:span text:style-name="T70"><text:tab/></text:span><text:span text:style-name="T70">= -0.054</text:span></text:p>
          </draw:text-box>
        </draw:frame>
        <draw:frame draw:style-name="gr24" draw:text-style-name="P17" draw:layer="layout" svg:width="8.245cm" svg:height="1.475cm" svg:x="0.364cm" svg:y="16.115cm">
          <draw:text-box>
            <text:p><text:span text:style-name="T68">w</text:span><text:span text:style-name="T69">unigram “Maizuru”</text:span><text:span text:style-name="T70"> </text:span><text:span text:style-name="T70"><text:tab/></text:span><text:span text:style-name="T70">= -0.25</text:span></text:p>
          </draw:text-box>
        </draw:frame>
        <draw:frame draw:style-name="gr29" draw:text-style-name="P17" draw:layer="layout" svg:width="8.715cm" svg:height="1.475cm" svg:x="0.335cm" svg:y="19.49cm">
          <draw:text-box>
            <text:p><text:span text:style-name="T68">w</text:span><text:span text:style-name="T69">unigram “Kyoto”</text:span><text:span text:style-name="T70"> </text:span><text:span text:style-name="T70"><text:tab/></text:span><text:span text:style-name="T70">= -0.054</text:span></text:p>
          </draw:text-box>
        </draw:frame>
        <draw:frame draw:style-name="gr30" draw:text-style-name="P18" draw:layer="layout" svg:width="1.963cm" svg:height="1.195cm" svg:x="7.42cm" svg:y="5.415cm">
          <draw:text-box>
            <text:p><text:span text:style-name="T68">-0.5</text:span></text:p>
          </draw:text-box>
        </draw:frame>
        <draw:frame draw:style-name="gr31" draw:text-style-name="P18" draw:layer="layout" svg:width="2.432cm" svg:height="1.195cm" svg:x="13.32cm" svg:y="5.416cm">
          <draw:text-box>
            <text:p><text:span text:style-name="T68">-0.25</text:span></text:p>
          </draw:text-box>
        </draw:frame>
        <draw:frame draw:style-name="gr31" draw:text-style-name="P18" draw:layer="layout" svg:width="2.432cm" svg:height="1.195cm" svg:x="15.92cm" svg:y="5.417cm">
          <draw:text-box>
            <text:p><text:span text:style-name="T68">-0.25</text:span></text:p>
          </draw:text-box>
        </draw:frame>
        <draw:line draw:style-name="gr5" draw:text-style-name="P6" draw:layer="layout" svg:x1="8.255cm" svg:y1="6.55cm" svg:x2="9.525cm" svg:y2="7.185cm">
          <text:p/>
        </draw:line>
        <draw:line draw:style-name="gr5" draw:text-style-name="P6" draw:layer="layout" svg:x1="13.97cm" svg:y1="6.35cm" svg:x2="9.525cm" svg:y2="7.186cm">
          <text:p/>
        </draw:line>
        <draw:line draw:style-name="gr5" draw:text-style-name="P6" draw:layer="layout" svg:x1="15.875cm" svg:y1="6.35cm" svg:x2="9.525cm" svg:y2="7.186cm">
          <text:p/>
        </draw:line>
        <draw:frame draw:style-name="gr32" draw:text-style-name="P17" draw:layer="layout" svg:width="8.431cm" svg:height="1.475cm" svg:x="18.591cm" svg:y="16.275cm">
          <draw:text-box>
            <text:p><text:span text:style-name="T68">w</text:span><text:span text:style-name="T69">unigram “Shoken”</text:span><text:span text:style-name="T70"><text:tab/></text:span><text:span text:style-name="T70">= </text:span><text:span text:style-name="T71">0.196</text:span></text:p>
          </draw:text-box>
        </draw:frame>
        <draw:frame draw:style-name="gr32" draw:text-style-name="P17" draw:layer="layout" svg:width="8.431cm" svg:height="1.475cm" svg:x="18.591cm" svg:y="17.45cm">
          <draw:text-box>
            <text:p><text:span text:style-name="T68">w</text:span><text:span text:style-name="T69">unigram “monk”</text:span><text:span text:style-name="T70"><text:tab/></text:span><text:span text:style-name="T70">= 0.196</text:span></text:p>
          </draw:text-box>
        </draw:frame>
        <draw:frame draw:style-name="gr32" draw:text-style-name="P17" draw:layer="layout" svg:width="8.431cm" svg:height="1.475cm" svg:x="18.591cm" svg:y="18.65cm">
          <draw:text-box>
            <text:p><text:span text:style-name="T68">w</text:span><text:span text:style-name="T69">unigram “born”</text:span><text:span text:style-name="T70"><text:tab/></text:span><text:span text:style-name="T70">= 0.196</text:span></text:p>
          </draw:text-box>
        </draw:frame>
        <draw:frame draw:style-name="gr10" draw:layer="layout" svg:width="16.548cm" svg:height="4.585cm" svg:x="9.525cm" svg:y="6.849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15" presentation:class="page"/>
          <draw:frame presentation:style-name="pr15" draw:text-style-name="P5" draw:layer="layout" svg:width="17.271cm" svg:height="12.572cm" svg:x="2.159cm" svg:y="13.271cm" presentation:class="notes" presentation:placeholder="true">
            <draw:text-box/>
          </draw:frame>
        </presentation:notes>
      </draw:page>
      <draw:page draw:name="page16" draw:style-name="dp1" draw:master-page-name="Kyodai_25_20Presentation_5f__5f_" presentation:presentation-page-layout-name="AL2T1">
        <office:forms form:automatic-focus="false" form:apply-design-mode="false"/>
        <draw:frame presentation:style-name="pr13" draw:layer="layout" svg:width="25.199cm" svg:height="3.237cm" svg:x="1.27cm" svg:y="1.574cm" presentation:class="title">
          <draw:text-box>
            <text:p>学習率の決定</text:p>
          </draw:text-box>
        </draw:frame>
        <draw:frame presentation:style-name="pr22" draw:layer="layout" svg:width="25.199cm" svg:height="13.112cm" svg:x="1.471cm" svg:y="5.08cm" presentation:class="outline" presentation:user-transformed="true">
          <draw:text-box>
            <text:list text:style-name="L2">
              <text:list-item>
                <text:p>学習率<text:span text:style-name="T63">α</text:span>をどうやって設定？</text:p>
              </text:list-item>
              <text:list-item>
                <text:p>徐々に減らしていくのが基本（収束が保証）<text:line-break/><text:line-break/><text:line-break/><text:line-break/><text:line-break/><text:line-break/><text:line-break/></text:p>
              </text:list-item>
              <text:list-item>
                <text:p>または：学習データに含まれない開発データを用意し、開発データの尤度が下がったら学習率を減らす</text:p>
              </text:list-item>
            </text:list>
          </draw:text-box>
        </draw:frame>
        <draw:frame draw:style-name="gr10" draw:layer="layout" svg:width="5.721cm" svg:height="3.245cm" svg:x="9.154cm" svg:y="9.185cm">
          <text:p/>
          <draw:object xlink:href="./Object 23" xlink:type="simple" xlink:show="embed" xlink:actuate="onLoad"/>
          <draw:image xlink:href="./ObjectReplacements/Object 23" xlink:type="simple" xlink:show="embed" xlink:actuate="onLoad"/>
        </draw:frame>
        <draw:line draw:style-name="gr5" draw:text-style-name="P6" draw:layer="layout" svg:x1="10.43cm" svg:y1="13.065cm" svg:x2="11.7cm" svg:y2="12.43cm">
          <text:p/>
        </draw:line>
        <draw:frame draw:style-name="gr33" draw:text-style-name="P19" draw:layer="layout" svg:width="5.404cm" svg:height="1.398cm" svg:x="5.785cm" svg:y="13.065cm">
          <draw:text-box>
            <text:p><text:span text:style-name="T72">パラメータ</text:span></text:p>
          </draw:text-box>
        </draw:frame>
        <draw:frame draw:style-name="gr34" draw:text-style-name="P19" draw:layer="layout" svg:width="8.914cm" svg:height="1.398cm" svg:x="14.786cm" svg:y="13.065cm">
          <draw:text-box>
            <text:p><text:span text:style-name="T72">サンプル数</text:span></text:p>
          </draw:text-box>
        </draw:frame>
        <draw:line draw:style-name="gr5" draw:text-style-name="P6" draw:layer="layout" svg:x1="15.51cm" svg:y1="13.065cm" svg:x2="14.299cm" svg:y2="12.431cm">
          <text:p/>
        </draw:line>
        <presentation:notes draw:style-name="dp2">
          <draw:page-thumbnail draw:style-name="gr1" draw:layer="layout" svg:width="13.968cm" svg:height="10.476cm" svg:x="3.81cm" svg:y="2.123cm" draw:page-number="16" presentation:class="page"/>
          <draw:frame presentation:style-name="pr15" draw:text-style-name="P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マージンを考慮した識別</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73">精度が同一の識別平面の選択方法</text:span></text:p>
          </draw:text-box>
        </draw:frame>
        <draw:frame presentation:style-name="pr11" draw:layer="layout" svg:width="25.199cm" svg:height="13.86cm" svg:x="1.471cm" svg:y="5.08cm" presentation:class="outline">
          <draw:text-box>
            <text:list text:style-name="L2">
              <text:list-item>
                <text:p>どの線が良い？直線か点線か？</text:p>
              </text:list-item>
            </text:list>
          </draw:text-box>
        </draw:frame>
        <draw:frame draw:style-name="gr35" draw:text-style-name="P20" draw:layer="layout" svg:width="1.217cm" svg:height="1.276cm" svg:x="10.347cm" svg:y="8.52cm">
          <draw:text-box>
            <text:p><text:span text:style-name="T74">O</text:span></text:p>
          </draw:text-box>
        </draw:frame>
        <draw:frame draw:style-name="gr36" draw:text-style-name="P21" draw:layer="layout" svg:width="1.116cm" svg:height="1.276cm" svg:x="10.348cm" svg:y="12.52cm">
          <draw:text-box>
            <text:p><text:span text:style-name="T75">X</text:span></text:p>
          </draw:text-box>
        </draw:frame>
        <draw:frame draw:style-name="gr35" draw:text-style-name="P20" draw:layer="layout" svg:width="1.217cm" svg:height="1.276cm" svg:x="14.348cm" svg:y="12.52cm">
          <draw:text-box>
            <text:p><text:span text:style-name="T74">O</text:span></text:p>
          </draw:text-box>
        </draw:frame>
        <draw:frame draw:style-name="gr36" draw:text-style-name="P21" draw:layer="layout" svg:width="1.116cm" svg:height="1.276cm" svg:x="8.347cm" svg:y="10.52cm">
          <draw:text-box>
            <text:p><text:span text:style-name="T75">X</text:span></text:p>
          </draw:text-box>
        </draw:frame>
        <draw:frame draw:style-name="gr35" draw:text-style-name="P20" draw:layer="layout" svg:width="1.217cm" svg:height="1.276cm" svg:x="12.348cm" svg:y="10.52cm">
          <draw:text-box>
            <text:p><text:span text:style-name="T74">O</text:span></text:p>
          </draw:text-box>
        </draw:frame>
        <draw:frame draw:style-name="gr37" draw:text-style-name="P21" draw:layer="layout" svg:width="1.116cm" svg:height="1.426cm" svg:x="12.348cm" svg:y="14.52cm">
          <draw:text-box>
            <text:p><text:span text:style-name="T75">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73">精度が同一の識別平面の選択方法</text:span></text:p>
          </draw:text-box>
        </draw:frame>
        <draw:frame presentation:style-name="pr23" draw:layer="layout" svg:width="25.199cm" svg:height="15.314cm" svg:x="1.471cm" svg:y="5.08cm" presentation:class="outline" presentation:user-transformed="true">
          <draw:text-box>
            <text:list text:style-name="L2">
              <text:list-item>
                <text:p>どの線が良い？直線か点線か？<text:line-break/><text:line-break/><text:line-break/><text:line-break/><text:line-break/><text:line-break/><text:line-break/><text:line-break/><text:line-break/><text:line-break/></text:p>
              </text:list-item>
              <text:list-item>
                <text:p><text:span text:style-name="T6">答え</text:span>：おそらく点線</text:p>
              </text:list-item>
              <text:list-item>
                <text:p><text:span text:style-name="T6">理由</text:span>：マージンがより大きいから</text:p>
              </text:list-item>
            </text:list>
          </draw:text-box>
        </draw:frame>
        <draw:frame draw:style-name="gr35" draw:text-style-name="P20" draw:layer="layout" svg:width="1.217cm" svg:height="1.276cm" svg:x="10.347cm" svg:y="8.52cm">
          <draw:text-box>
            <text:p><text:span text:style-name="T74">O</text:span></text:p>
          </draw:text-box>
        </draw:frame>
        <draw:frame draw:style-name="gr36" draw:text-style-name="P21" draw:layer="layout" svg:width="1.116cm" svg:height="1.276cm" svg:x="10.348cm" svg:y="12.52cm">
          <draw:text-box>
            <text:p><text:span text:style-name="T75">X</text:span></text:p>
          </draw:text-box>
        </draw:frame>
        <draw:frame draw:style-name="gr35" draw:text-style-name="P20" draw:layer="layout" svg:width="1.217cm" svg:height="1.276cm" svg:x="14.348cm" svg:y="12.52cm">
          <draw:text-box>
            <text:p><text:span text:style-name="T74">O</text:span></text:p>
          </draw:text-box>
        </draw:frame>
        <draw:frame draw:style-name="gr36" draw:text-style-name="P21" draw:layer="layout" svg:width="1.116cm" svg:height="1.276cm" svg:x="8.347cm" svg:y="10.52cm">
          <draw:text-box>
            <text:p><text:span text:style-name="T75">X</text:span></text:p>
          </draw:text-box>
        </draw:frame>
        <draw:frame draw:style-name="gr35" draw:text-style-name="P20" draw:layer="layout" svg:width="1.217cm" svg:height="1.276cm" svg:x="12.348cm" svg:y="10.52cm">
          <draw:text-box>
            <text:p><text:span text:style-name="T74">O</text:span></text:p>
          </draw:text-box>
        </draw:frame>
        <draw:frame draw:style-name="gr37" draw:text-style-name="P21" draw:layer="layout" svg:width="1.116cm" svg:height="1.426cm" svg:x="12.348cm" svg:y="14.52cm">
          <draw:text-box>
            <text:p><text:span text:style-name="T75">X</text:span></text:p>
          </draw:text-box>
        </draw:frame>
        <draw:line draw:style-name="gr38" draw:text-style-name="P6" draw:layer="layout" svg:x1="11.865cm" svg:y1="6.75cm" svg:x2="11.865cm" svg:y2="18.815cm">
          <text:p/>
        </draw:line>
        <draw:line draw:style-name="gr38" draw:text-style-name="P6" draw:layer="layout" svg:x1="5.715cm" svg:y1="12.165cm" svg:x2="19.05cm" svg:y2="12.165cm">
          <text:p/>
        </draw:line>
        <draw:line draw:style-name="gr39" draw:text-style-name="P6" draw:layer="layout" svg:x1="9.425cm" svg:y1="6.75cm" svg:x2="14.505cm" svg:y2="17.545cm">
          <text:p/>
        </draw:line>
        <draw:line draw:style-name="gr40" draw:text-style-name="P6" draw:layer="layout" svg:x1="7.286cm" svg:y1="7.82cm" svg:x2="16.811cm" svg:y2="16.71cm">
          <text:p/>
        </draw:line>
        <presentation:notes draw:style-name="dp2">
          <draw:page-thumbnail draw:style-name="gr1" draw:layer="layout" svg:width="13.968cm" svg:height="10.476cm" svg:x="3.81cm" svg:y="2.123cm" draw:page-number="19" presentation:class="page"/>
          <draw:frame presentation:style-name="pr5" draw:text-style-name="P5"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73">マージンとは？</text:span></text:p>
          </draw:text-box>
        </draw:frame>
        <draw:frame presentation:style-name="pr11" draw:layer="layout" svg:width="25.199cm" svg:height="13.86cm" svg:x="1.471cm" svg:y="5.08cm" presentation:class="outline" presentation:user-transformed="true">
          <draw:text-box>
            <text:list text:style-name="L2">
              <text:list-item>
                <text:p>識別平面と事例の間の最短距離</text:p>
              </text:list-item>
            </text:list>
          </draw:text-box>
        </draw:frame>
        <draw:frame draw:style-name="gr35" draw:text-style-name="P20" draw:layer="layout" svg:width="1.217cm" svg:height="1.276cm" svg:x="10.347cm" svg:y="9.32cm">
          <draw:text-box>
            <text:p><text:span text:style-name="T74">O</text:span></text:p>
          </draw:text-box>
        </draw:frame>
        <draw:frame draw:style-name="gr36" draw:text-style-name="P21" draw:layer="layout" svg:width="1.116cm" svg:height="1.276cm" svg:x="10.348cm" svg:y="13.32cm">
          <draw:text-box>
            <text:p><text:span text:style-name="T75">X</text:span></text:p>
          </draw:text-box>
        </draw:frame>
        <draw:frame draw:style-name="gr35" draw:text-style-name="P20" draw:layer="layout" svg:width="1.217cm" svg:height="1.276cm" svg:x="14.348cm" svg:y="13.32cm">
          <draw:text-box>
            <text:p><text:span text:style-name="T74">O</text:span></text:p>
          </draw:text-box>
        </draw:frame>
        <draw:frame draw:style-name="gr36" draw:text-style-name="P21" draw:layer="layout" svg:width="1.116cm" svg:height="1.276cm" svg:x="8.347cm" svg:y="11.32cm">
          <draw:text-box>
            <text:p><text:span text:style-name="T75">X</text:span></text:p>
          </draw:text-box>
        </draw:frame>
        <draw:frame draw:style-name="gr35" draw:text-style-name="P20" draw:layer="layout" svg:width="1.217cm" svg:height="1.276cm" svg:x="12.348cm" svg:y="11.32cm">
          <draw:text-box>
            <text:p><text:span text:style-name="T74">O</text:span></text:p>
          </draw:text-box>
        </draw:frame>
        <draw:frame draw:style-name="gr37" draw:text-style-name="P21" draw:layer="layout" svg:width="1.116cm" svg:height="1.426cm" svg:x="12.348cm" svg:y="15.32cm">
          <draw:text-box>
            <text:p><text:span text:style-name="T75">X</text:span></text:p>
          </draw:text-box>
        </draw:frame>
        <draw:line draw:style-name="gr38" draw:text-style-name="P6" draw:layer="layout" svg:x1="11.865cm" svg:y1="7.55cm" svg:x2="11.865cm" svg:y2="19.615cm">
          <text:p/>
        </draw:line>
        <draw:line draw:style-name="gr38" draw:text-style-name="P6" draw:layer="layout" svg:x1="5.715cm" svg:y1="12.965cm" svg:x2="19.05cm" svg:y2="12.965cm">
          <text:p/>
        </draw:line>
        <draw:line draw:style-name="gr41" draw:text-style-name="P6" draw:layer="layout" svg:x1="9.425cm" svg:y1="7.55cm" svg:x2="14.505cm" svg:y2="18.345cm">
          <text:p/>
        </draw:line>
        <draw:line draw:style-name="gr40" draw:text-style-name="P6" draw:layer="layout" svg:x1="7.286cm" svg:y1="8.62cm" svg:x2="16.811cm" svg:y2="17.51cm">
          <text:p/>
        </draw:line>
        <draw:line draw:style-name="gr5" draw:text-style-name="P6" draw:layer="layout" svg:x1="9.827cm" svg:y1="10.9cm" svg:x2="9.065cm" svg:y2="11.662cm">
          <text:p/>
        </draw:line>
        <draw:line draw:style-name="gr5" draw:text-style-name="P6" draw:layer="layout" svg:x1="14.065cm" svg:y1="14.862cm" svg:x2="14.827cm" svg:y2="14.1cm">
          <text:p/>
        </draw:line>
        <draw:line draw:style-name="gr5" draw:text-style-name="P6" draw:layer="layout" svg:x1="10.727cm" svg:y1="10.042cm" svg:x2="10.981cm" svg:y2="9.89cm">
          <text:p/>
        </draw:line>
        <draw:line draw:style-name="gr5" draw:text-style-name="P6" draw:layer="layout" svg:x1="13.081cm" svg:y1="15.69cm" svg:x2="12.827cm" svg:y2="15.842cm">
          <text:p/>
        </draw:line>
        <presentation:notes draw:style-name="dp2">
          <draw:page-thumbnail draw:style-name="gr1" draw:layer="layout" svg:width="13.968cm" svg:height="10.476cm" svg:x="3.81cm" svg:y="2.123cm" draw:page-number="20" presentation:class="page"/>
          <draw:frame presentation:style-name="pr5" draw:text-style-name="P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サポートベクトルマシン<text:line-break/>(Support Vector Machine: SVM)</text:p>
          </draw:text-box>
        </draw:frame>
        <draw:frame presentation:style-name="pr24" draw:layer="layout" svg:width="25.199cm" svg:height="15.135cm" svg:x="1.471cm" svg:y="5.08cm" presentation:class="outline" presentation:user-transformed="true">
          <draw:text-box>
            <text:list text:style-name="L2">
              <text:list-item>
                <text:p>最も有名な分類器</text:p>
                <text:list>
                  <text:list-item>
                    <text:p><text:span text:style-name="T6">ハードマージン</text:span><text:span text:style-name="T8">：マージンを直接最大化</text:span></text:p>
                  </text:list-item>
                  <text:list-item>
                    <text:p><text:span text:style-name="T6">ソフトマージン</text:span><text:span text:style-name="T8">：誤りを少々許す</text:span></text:p>
                  </text:list-item>
                </text:list>
              </text:list-item>
              <text:list-item>
                <text:p>多くの場合はバッチ学習を利用</text:p>
                <text:list>
                  <text:list-item>
                    <text:p><text:span text:style-name="T6">バッチ学習</text:span><text:span text:style-name="T8">：全ての例で統計を計算してから更新</text:span><text:span text:style-name="T8"><text:line-break/></text:span><text:span text:style-name="T8">→精度が少々高い、より安定した学習 </text:span></text:p>
                  </text:list-item>
                  <text:list-item>
                    <text:p><text:span text:style-name="T6">オンライン学習</text:span><text:span text:style-name="T8">：事例ごとに更新</text:span><text:span text:style-name="T8"><text:line-break/></text:span><text:span text:style-name="T8">シンプル、省メモリ、収束が速い</text:span></text:p>
                  </text:list-item>
                </text:list>
              </text:list-item>
              <text:list-item>
                <text:p>SVMのバッチ学習についての資料<text:line-break/><text:span text:style-name="T76">http://disi.unitn.it/moschitti/material/Interspeech2010-Tutorial.Moschitti.pdf</text:span></text:p>
              </text:list-item>
              <text:list-item>
                <text:p>バッチ学習ライブラリ:<text:line-break/>LIBSVM, LIBLINEAR, SVMLite</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マージンを用いたオンライン学習</text:p>
          </draw:text-box>
        </draw:frame>
        <draw:frame presentation:style-name="pr11" draw:layer="layout" svg:width="25.199cm" svg:height="13.86cm" svg:x="1.471cm" svg:y="5.08cm" presentation:class="outline">
          <draw:text-box>
            <text:list text:style-name="L2">
              <text:list-item>
                <text:p>誤りだけでなく、一定の<text:span text:style-name="T77">マージン</text:span>以内の場合でも更新</text:p>
              </text:list-item>
            </text:list>
          </draw:text-box>
        </draw:frame>
        <draw:frame presentation:style-name="pr25" draw:layer="layout" svg:width="25.199cm" svg:height="8.08cm" svg:x="1.471cm" svg:y="6.742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val</text:span><text:span text:style-name="T15"> = </text:span><text:span text:style-name="T30">w </text:span><text:span text:style-name="T15">* </text:span><text:span text:style-name="T27">phi </text:span><text:span text:style-name="T15">* </text:span><text:span text:style-name="T29">y</text:span><text:span text:style-name="T15"><text:line-break/></text:span><text:span text:style-name="T15"><text:tab/></text:span><text:span text:style-name="T15"><text:tab/></text:span><text:span text:style-name="T21">if</text:span><text:span text:style-name="T15"> </text:span><text:span text:style-name="T29">val</text:span><text:span text:style-name="T15"> &lt;= </text:span><text:span text:style-name="T78">margin</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
          </draw:text-box>
        </draw:frame>
        <draw:custom-shape draw:style-name="gr2" draw:text-style-name="P6" draw:layer="layout" svg:width="23.06cm" svg:height="8.455cm" svg:x="2.14cm" svg:y="6.642cm">
          <text:p/>
          <draw:enhanced-geometry svg:viewBox="0 0 21600 21600" draw:type="rectangle" draw:enhanced-path="M 0 0 L 21600 0 21600 21600 0 21600 0 0 Z N"/>
        </draw:custom-shape>
        <draw:frame draw:style-name="gr42" draw:text-style-name="P11" draw:layer="layout" svg:width="18.855cm" svg:height="2.385cm" svg:x="3.181cm" svg:y="15.911cm">
          <draw:text-box>
            <text:p><text:span text:style-name="T34">(</text:span><text:span text:style-name="T34">正しい分類結果は常に </text:span><text:span text:style-name="T79">w</text:span><text:span text:style-name="T34"> * </text:span><text:span text:style-name="T80">phi</text:span><text:span text:style-name="T34"> * </text:span><text:span text:style-name="T81">y</text:span><text:span text:style-name="T34"> &gt; 0)</text:span><text:span text:style-name="T34"><text:line-break/></text:span><text:span text:style-name="T82">margin</text:span><text:span text:style-name="T34"> = 0</text:span><text:span text:style-name="T34">の場合はパーセプトロンと等しい</text:span></text:p>
          </draw:text-box>
        </draw:frame>
        <draw:frame draw:style-name="gr43" draw:text-style-name="P22" draw:layer="layout" svg:width="1.421cm" svg:height="1.276cm" svg:x="1.07cm" svg:y="12.265cm">
          <draw:text-box>
            <text:p><text:span text:style-name="T81">★</text:span></text:p>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正則化</text:p>
          </draw:text-box>
        </draw:fram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大きい分類器と小さい分類器</text:p>
          </draw:text-box>
        </draw:frame>
        <draw:frame presentation:style-name="pr11"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44" draw:text-style-name="P11" draw:layer="layout" svg:width="13.663cm" svg:height="2.301cm" svg:x="6.145cm" svg:y="6.885cm">
          <draw:text-box>
            <text:p><text:span text:style-name="T34">-1 <text:s text:c="2"/>he saw a bird in the park</text:span></text:p>
            <text:p><text:span text:style-name="T34">+1 <text:s/>he saw a robbery in the park</text:span></text:p>
          </draw:text-box>
        </draw:frame>
        <draw:frame draw:style-name="gr45" draw:text-style-name="P11" draw:layer="layout" svg:width="4.926cm" svg:height="9.518cm" svg:x="3.646cm" svg:y="11.286cm">
          <draw:text-box>
            <text:p><text:span text:style-name="T83">分類器１</text:span></text:p>
            <text:p><text:span text:style-name="T34">he</text:span><text:span text:style-name="T34"><text:tab/></text:span><text:span text:style-name="T34">+3</text:span></text:p>
            <text:p><text:span text:style-name="T34">saw</text:span><text:span text:style-name="T34"><text:tab/></text:span><text:span text:style-name="T34">-5</text:span></text:p>
            <text:p><text:span text:style-name="T34">a</text:span><text:span text:style-name="T34"><text:tab/></text:span><text:span text:style-name="T34">+0.5</text:span></text:p>
            <text:p><text:span text:style-name="T34">bird -1</text:span></text:p>
            <text:p><text:span text:style-name="T34">robbery +1</text:span></text:p>
            <text:p><text:span text:style-name="T34">in +5</text:span></text:p>
            <text:p><text:span text:style-name="T34">the -3</text:span></text:p>
            <text:p><text:span text:style-name="T34">park -2</text:span></text:p>
          </draw:text-box>
        </draw:frame>
        <draw:frame draw:style-name="gr46" draw:text-style-name="P11" draw:layer="layout" svg:width="4.926cm" svg:height="3.368cm" svg:x="10.247cm" svg:y="11.286cm">
          <draw:text-box>
            <text:p><text:span text:style-name="T83">分類器２</text:span></text:p>
            <text:p><text:span text:style-name="T34">bird -1</text:span></text:p>
            <text:p><text:span text:style-name="T3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大きい分類器と小さい分類器</text:p>
          </draw:text-box>
        </draw:frame>
        <draw:frame presentation:style-name="pr11"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44" draw:text-style-name="P11" draw:layer="layout" svg:width="13.663cm" svg:height="2.301cm" svg:x="6.145cm" svg:y="6.885cm">
          <draw:text-box>
            <text:p><text:span text:style-name="T34">-1 <text:s text:c="2"/>he saw a bird in the park</text:span></text:p>
            <text:p><text:span text:style-name="T34">+1 <text:s/>he saw a robbery in the park</text:span></text:p>
          </draw:text-box>
        </draw:frame>
        <draw:frame draw:style-name="gr45" draw:text-style-name="P11" draw:layer="layout" svg:width="4.926cm" svg:height="9.518cm" svg:x="3.646cm" svg:y="11.286cm">
          <draw:text-box>
            <text:p><text:span text:style-name="T83">分類器１</text:span></text:p>
            <text:p><text:span text:style-name="T34">he</text:span><text:span text:style-name="T34"><text:tab/></text:span><text:span text:style-name="T34">+3</text:span></text:p>
            <text:p><text:span text:style-name="T34">saw</text:span><text:span text:style-name="T34"><text:tab/></text:span><text:span text:style-name="T34">-5</text:span></text:p>
            <text:p><text:span text:style-name="T34">a</text:span><text:span text:style-name="T34"><text:tab/></text:span><text:span text:style-name="T34">+0.5</text:span></text:p>
            <text:p><text:span text:style-name="T34">bird -1</text:span></text:p>
            <text:p><text:span text:style-name="T34">robbery +1</text:span></text:p>
            <text:p><text:span text:style-name="T34">in +5</text:span></text:p>
            <text:p><text:span text:style-name="T34">the -3</text:span></text:p>
            <text:p><text:span text:style-name="T34">park -2</text:span></text:p>
          </draw:text-box>
        </draw:frame>
        <draw:frame draw:style-name="gr46" draw:text-style-name="P11" draw:layer="layout" svg:width="4.926cm" svg:height="3.368cm" svg:x="10.247cm" svg:y="11.286cm">
          <draw:text-box>
            <text:p><text:span text:style-name="T83">分類器２</text:span></text:p>
            <text:p><text:span text:style-name="T34">bird -1</text:span></text:p>
            <text:p><text:span text:style-name="T3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draw:custom-shape draw:style-name="gr47" draw:text-style-name="P23" draw:layer="layout" svg:width="10.795cm" svg:height="6.985cm" svg:x="16.51cm" svg:y="12.065cm">
          <text:p text:style-name="P6"><text:span text:style-name="T84">たぶん分類器２！</text:span></text:p>
          <text:p text:style-name="P6"><text:span text:style-name="T84">無関係な情報を</text:span><text:span text:style-name="T84"><text:line-break/></text:span><text:span text:style-name="T84">使用しないから</text:span></text:p>
          <draw:enhanced-geometry svg:viewBox="0 0 21600 21600" draw:text-areas="?f1 ?f2 ?f3 ?f4" draw:type="star24" draw:modifiers="990.36680251945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5" presentation:class="page"/>
          <draw:frame presentation:style-name="pr5" draw:text-style-name="P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正則化</text:p>
          </draw:text-box>
        </draw:frame>
        <draw:frame presentation:style-name="pr11" draw:layer="layout" svg:width="25.199cm" svg:height="13.86cm" svg:x="1.471cm" svg:y="5.08cm" presentation:class="outline" presentation:user-transformed="true">
          <draw:text-box>
            <text:list text:style-name="L2">
              <text:list-item>
                <text:p>モデルに重みを追加することに対する罰則</text:p>
              </text:list-item>
              <text:list-item>
                <text:p><text:span text:style-name="T6">L2</text:span><text:span text:style-name="T6">正則化：</text:span></text:p>
                <text:list>
                  <text:list-item>
                    <text:p>大きな重みに対して大きな罰則<text:line-break/>小さな重みに対して小さな罰則</text:p>
                  </text:list-item>
                  <text:list-item>
                    <text:p><text:span text:style-name="T85">精度が少々高い</text:span></text:p>
                  </text:list-item>
                </text:list>
              </text:list-item>
              <text:list-item>
                <text:p><text:span text:style-name="T86">L1</text:span><text:span text:style-name="T86">正則化</text:span><text:span text:style-name="T86">:</text:span></text:p>
                <text:list>
                  <text:list-item>
                    <text:p>大小に関わらず同等の罰則</text:p>
                  </text:list-item>
                  <text:list-item>
                    <text:p>多くの重みが０になるため<text:line-break/><text:span text:style-name="T87">小さなモデル</text:span>が学習可能</text:p>
                  </text:list-item>
                </text:list>
              </text:list-item>
            </text:list>
          </draw:text-box>
        </draw:frame>
        <draw:frame draw:style-name="gr11" draw:layer="layout" svg:width="11.212cm" svg:height="8.999cm" svg:x="16.788cm" svg:y="7.51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オンライン学習でL1正則化</text:p>
          </draw:text-box>
        </draw:frame>
        <draw:frame presentation:style-name="pr26" draw:layer="layout" svg:width="25.199cm" svg:height="13.86cm" svg:x="1.471cm" svg:y="5.08cm" presentation:class="outline">
          <draw:text-box>
            <text:list text:style-name="L2">
              <text:list-item>
                <text:p>更新のたびに、重みから定数<text:span text:style-name="T77">c</text:span><text:span text:style-name="T8">を引く</text:span></text:p>
              </text:list-item>
            </text:list>
          </draw:text-box>
        </draw:frame>
        <draw:frame presentation:style-name="pr27" draw:layer="layout" svg:width="18.415cm" svg:height="9.386cm" svg:x="1.27cm" svg:y="7.124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88">, </text:span><text:span text:style-name="T89">c</text:span><text:span text:style-name="T15">)</text:span><text:span text:style-name="T15"><text:line-break/></text:span><text:span text:style-name="T15"><text:tab/></text:span><text:span text:style-name="T90">for</text:span><text:span text:style-name="T91"> </text:span><text:span text:style-name="T25">name, value</text:span><text:span text:style-name="T91"> </text:span><text:span text:style-name="T90">in</text:span><text:span text:style-name="T91"> </text:span><text:span text:style-name="T31">w</text:span><text:span text:style-name="T92">:</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25">value</text:span><text:span text:style-name="T91">) &lt; </text:span><text:span text:style-name="T89">c</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25">value</text:span><text:span text:style-name="T91">) * </text:span><text:span text:style-name="T95">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6cm" svg:y="6.985cm">
          <text:p/>
          <draw:enhanced-geometry svg:viewBox="0 0 21600 21600" draw:type="rectangle" draw:enhanced-path="M 0 0 L 21600 0 21600 21600 0 21600 0 0 Z N"/>
        </draw:custom-shape>
        <draw:frame draw:style-name="gr43" draw:text-style-name="P22" draw:layer="layout" svg:width="1.421cm" svg:height="1.276cm" svg:x="1.352cm" svg:y="8.359cm">
          <draw:text-box>
            <text:p><text:span text:style-name="T81">★</text:span></text:p>
          </draw:text-box>
        </draw:frame>
        <draw:frame draw:style-name="gr43" draw:text-style-name="P22" draw:layer="layout" svg:width="1.421cm" svg:height="1.276cm" svg:x="1.352cm" svg:y="9.459cm">
          <draw:text-box>
            <text:p><text:span text:style-name="T81">★</text:span></text:p>
          </draw:text-box>
        </draw:frame>
        <draw:frame draw:style-name="gr43" draw:text-style-name="P22" draw:layer="layout" svg:width="1.421cm" svg:height="1.276cm" svg:x="1.352cm" svg:y="10.659cm">
          <draw:text-box>
            <text:p><text:span text:style-name="T81">★</text:span></text:p>
          </draw:text-box>
        </draw:frame>
        <draw:frame draw:style-name="gr43" draw:text-style-name="P22" draw:layer="layout" svg:width="1.421cm" svg:height="1.276cm" svg:x="1.352cm" svg:y="11.859cm">
          <draw:text-box>
            <text:p><text:span text:style-name="T81">★</text:span></text:p>
          </draw:text-box>
        </draw:frame>
        <draw:frame draw:style-name="gr43" draw:text-style-name="P22" draw:layer="layout" svg:width="1.421cm" svg:height="1.276cm" svg:x="1.352cm" svg:y="13.059cm">
          <draw:text-box>
            <text:p><text:span text:style-name="T81">★</text:span></text:p>
          </draw:text-box>
        </draw:frame>
        <draw:frame draw:style-name="gr48" draw:text-style-name="P11" draw:layer="layout" svg:width="5.27cm" svg:height="2.385cm" svg:x="19.917cm" svg:y="9.065cm">
          <draw:text-box>
            <text:p><text:span text:style-name="T34">絶対値 </text:span><text:span text:style-name="T34">&lt; </text:span><text:span text:style-name="T82">c</text:span><text:span text:style-name="T34">,</text:span></text:p>
            <text:p><text:span text:style-name="T34">→</text:span><text:span text:style-name="T34">0</text:span><text:span text:style-name="T34">に設定</text:span></text:p>
          </draw:text-box>
        </draw:frame>
        <draw:frame draw:style-name="gr49" draw:text-style-name="P11" draw:layer="layout" svg:width="4.431cm" svg:height="4.519cm" svg:x="19.928cm" svg:y="11.924cm">
          <draw:text-box>
            <text:p><text:span text:style-name="T34">値 </text:span><text:span text:style-name="T34">&gt; 0,</text:span><text:span text:style-name="T34"><text:line-break/></text:span><text:span text:style-name="T34"> <text:s/></text:span><text:span text:style-name="T82">c</text:span><text:span text:style-name="T84">を引く</text:span></text:p>
            <text:p><text:span text:style-name="T34">値 </text:span><text:span text:style-name="T34">&lt; 0,</text:span><text:span text:style-name="T34"><text:line-break/></text:span><text:span text:style-name="T34"> <text:s/></text:span><text:span text:style-name="T82">c</text:span><text:span text:style-name="T84">を足す</text:span></text:p>
          </draw:text-box>
        </draw:frame>
        <draw:line draw:style-name="gr5" draw:text-style-name="P6" draw:layer="layout" svg:x1="20.32cm" svg:y1="13.735cm" svg:x2="18.415cm" svg:y2="13.735cm">
          <text:p/>
        </draw:line>
        <draw:line draw:style-name="gr5" draw:text-style-name="P6" draw:layer="layout" svg:x1="19.935cm" svg:y1="10.38cm" svg:x2="13.97cm" svg:y2="10cm">
          <text:p/>
        </draw:lin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例</text:p>
          </draw:text-box>
        </draw:frame>
        <draw:frame presentation:style-name="pr28" draw:layer="layout" svg:width="25.834cm" svg:height="1.16cm" svg:x="1.471cm" svg:y="4.445cm" presentation:class="outline" presentation:user-transformed="true">
          <draw:text-box>
            <text:list text:style-name="L2">
              <text:list-item>
                <text:p>順番に正則化(R)更新(U)正則化(R)更新(U)</text:p>
              </text:list-item>
            </text:list>
          </draw:text-box>
        </draw:frame>
        <draw:frame draw:style-name="gr50" draw:text-style-name="P17" draw:layer="layout" svg:width="13.929cm" svg:height="3.209cm" svg:x="1.27cm" svg:y="5.95cm">
          <draw:text-box>
            <text:p><text:span text:style-name="T96">正則化係数</text:span><text:span text:style-name="T96">:</text:span><text:span text:style-name="T70"> </text:span><text:span text:style-name="T70"><text:tab/></text:span><text:span text:style-name="T70"><text:tab/></text:span><text:span text:style-name="T97">c</text:span><text:span text:style-name="T70">=0.1</text:span><text:span text:style-name="T70"><text:line-break/></text:span><text:span text:style-name="T98">更新</text:span><text:span text:style-name="T98">: </text:span><text:span text:style-name="T70"><text:tab/></text:span><text:span text:style-name="T70"><text:tab/></text:span><text:span text:style-name="T70"> <text:s text:c="2"/></text:span><text:span text:style-name="T70"><text:tab/></text:span><text:span text:style-name="T70"><text:tab/></text:span><text:span text:style-name="T70">1</text:span><text:span text:style-name="T70">回と</text:span><text:span text:style-name="T70">5</text:span><text:span text:style-name="T70">回に</text:span><text:span text:style-name="T70">{1, 0}</text:span></text:p>
            <text:p><text:span text:style-name="T70"><text:tab/></text:span><text:span text:style-name="T70"><text:tab/></text:span><text:span text:style-name="T70"><text:tab/></text:span><text:span text:style-name="T70"><text:tab/></text:span><text:span text:style-name="T70"><text:tab/></text:span><text:span text:style-name="T70">３回に</text:span><text:span text:style-name="T70">{0, -1}</text:span></text:p>
          </draw:text-box>
        </draw:frame>
        <draw:frame draw:style-name="gr51" draw:text-style-name="P24" draw:layer="layout" svg:width="1.387cm" svg:height="1.475cm" svg:x="5.175cm" svg:y="9.755cm">
          <draw:text-box>
            <text:p><text:span text:style-name="T99">R</text:span><text:span text:style-name="T100">1</text:span></text:p>
          </draw:text-box>
        </draw:frame>
        <draw:frame draw:style-name="gr51" draw:text-style-name="P24" draw:layer="layout" svg:width="1.387cm" svg:height="1.475cm" svg:x="9.075cm" svg:y="9.756cm">
          <draw:text-box>
            <text:p><text:span text:style-name="T99">U</text:span><text:span text:style-name="T100">1</text:span></text:p>
          </draw:text-box>
        </draw:frame>
        <draw:frame draw:style-name="gr52" draw:text-style-name="P25" draw:layer="layout" svg:width="2.644cm" svg:height="1.276cm" svg:x="4.405cm" svg:y="11.295cm">
          <draw:text-box>
            <text:p><text:span text:style-name="T84">{0, 0}</text:span></text:p>
          </draw:text-box>
        </draw:frame>
        <draw:frame draw:style-name="gr53" draw:text-style-name="P17" draw:layer="layout" svg:width="2.629cm" svg:height="1.237cm" svg:x="0.635cm" svg:y="11.295cm">
          <draw:text-box>
            <text:p><text:span text:style-name="T70">変更</text:span><text:span text:style-name="T70">:</text:span></text:p>
          </draw:text-box>
        </draw:frame>
        <draw:frame draw:style-name="gr54" draw:text-style-name="P18" draw:layer="layout" svg:width="1.349cm" svg:height="1.195cm" svg:x="0.635cm" svg:y="12.796cm">
          <draw:text-box>
            <text:p><text:span text:style-name="T68">w:</text:span></text:p>
          </draw:text-box>
        </draw:frame>
        <draw:frame draw:style-name="gr52" draw:text-style-name="P11" draw:layer="layout" svg:width="2.644cm" svg:height="1.276cm" svg:x="4.405cm" svg:y="12.795cm">
          <draw:text-box>
            <text:p><text:span text:style-name="T34">{0, 0}</text:span></text:p>
          </draw:text-box>
        </draw:frame>
        <draw:frame draw:style-name="gr52" draw:text-style-name="P26" draw:layer="layout" svg:width="2.644cm" svg:height="1.276cm" svg:x="8.305cm" svg:y="11.295cm">
          <draw:text-box>
            <text:p><text:span text:style-name="T84">{</text:span><text:span text:style-name="T83">1</text:span><text:span text:style-name="T84">, 0}</text:span></text:p>
          </draw:text-box>
        </draw:frame>
        <draw:frame draw:style-name="gr52" draw:text-style-name="P11" draw:layer="layout" svg:width="2.644cm" svg:height="1.276cm" svg:x="8.305cm" svg:y="12.795cm">
          <draw:text-box>
            <text:p><text:span text:style-name="T34">{1, 0}</text:span></text:p>
          </draw:text-box>
        </draw:frame>
        <draw:custom-shape draw:style-name="gr2" draw:text-style-name="P6" draw:layer="layout" svg:width="26.67cm" svg:height="13.97cm" svg:x="0.435cm" svg:y="5.715cm">
          <text:p/>
          <draw:enhanced-geometry svg:viewBox="0 0 21600 21600" draw:type="rectangle" draw:enhanced-path="M 0 0 L 21600 0 21600 21600 0 21600 0 0 Z N"/>
        </draw:custom-shape>
        <draw:frame draw:style-name="gr51" draw:text-style-name="P24" draw:layer="layout" svg:width="1.387cm" svg:height="1.475cm" svg:x="12.876cm" svg:y="9.755cm">
          <draw:text-box>
            <text:p><text:span text:style-name="T99">R</text:span><text:span text:style-name="T100">2</text:span></text:p>
          </draw:text-box>
        </draw:frame>
        <draw:frame draw:style-name="gr51" draw:text-style-name="P24" draw:layer="layout" svg:width="1.387cm" svg:height="1.475cm" svg:x="16.776cm" svg:y="9.756cm">
          <draw:text-box>
            <text:p><text:span text:style-name="T99">U</text:span><text:span text:style-name="T100">2</text:span></text:p>
          </draw:text-box>
        </draw:frame>
        <draw:frame draw:style-name="gr51" draw:text-style-name="P24" draw:layer="layout" svg:width="1.387cm" svg:height="1.475cm" svg:x="20.677cm" svg:y="9.755cm">
          <draw:text-box>
            <text:p><text:span text:style-name="T99">R</text:span><text:span text:style-name="T100">3</text:span></text:p>
          </draw:text-box>
        </draw:frame>
        <draw:frame draw:style-name="gr51" draw:text-style-name="P24" draw:layer="layout" svg:width="1.387cm" svg:height="1.475cm" svg:x="24.577cm" svg:y="9.756cm">
          <draw:text-box>
            <text:p><text:span text:style-name="T99">U</text:span><text:span text:style-name="T100">3</text:span></text:p>
          </draw:text-box>
        </draw:frame>
        <draw:frame draw:style-name="gr55" draw:text-style-name="P27" draw:layer="layout" svg:width="3.715cm" svg:height="1.276cm" svg:x="11.605cm" svg:y="11.295cm">
          <draw:text-box>
            <text:p><text:span text:style-name="T84">{</text:span><text:span text:style-name="T101">-0.1</text:span><text:span text:style-name="T84">, 0}</text:span></text:p>
          </draw:text-box>
        </draw:frame>
        <draw:frame draw:style-name="gr52" draw:text-style-name="P25" draw:layer="layout" svg:width="2.644cm" svg:height="1.276cm" svg:x="16.005cm" svg:y="11.295cm">
          <draw:text-box>
            <text:p><text:span text:style-name="T84">{0, 0}</text:span></text:p>
          </draw:text-box>
        </draw:frame>
        <draw:frame draw:style-name="gr56" draw:text-style-name="P11" draw:layer="layout" svg:width="3.41cm" svg:height="1.276cm" svg:x="11.605cm" svg:y="12.795cm">
          <draw:text-box>
            <text:p><text:span text:style-name="T34">{0.9, 0}</text:span></text:p>
          </draw:text-box>
        </draw:frame>
        <draw:frame draw:style-name="gr56" draw:text-style-name="P11" draw:layer="layout" svg:width="3.41cm" svg:height="1.276cm" svg:x="15.505cm" svg:y="12.795cm">
          <draw:text-box>
            <text:p><text:span text:style-name="T34">{0.9, 0}</text:span></text:p>
          </draw:text-box>
        </draw:frame>
        <draw:frame draw:style-name="gr56" draw:text-style-name="P11" draw:layer="layout" svg:width="3.41cm" svg:height="1.276cm" svg:x="19.405cm" svg:y="12.795cm">
          <draw:text-box>
            <text:p><text:span text:style-name="T34">{0.8, 0}</text:span></text:p>
          </draw:text-box>
        </draw:frame>
        <draw:frame draw:style-name="gr57" draw:text-style-name="P25" draw:layer="layout" svg:width="2.949cm" svg:height="1.276cm" svg:x="23.605cm" svg:y="11.295cm">
          <draw:text-box>
            <text:p><text:span text:style-name="T84">{0, </text:span><text:span text:style-name="T83">-1</text:span><text:span text:style-name="T84">}</text:span></text:p>
          </draw:text-box>
        </draw:frame>
        <draw:frame draw:style-name="gr55" draw:text-style-name="P11" draw:layer="layout" svg:width="3.715cm" svg:height="1.276cm" svg:x="23.105cm" svg:y="12.795cm">
          <draw:text-box>
            <text:p><text:span text:style-name="T34">{0.8, -1}</text:span></text:p>
          </draw:text-box>
        </draw:frame>
        <draw:frame draw:style-name="gr51" draw:text-style-name="P24" draw:layer="layout" svg:width="1.387cm" svg:height="1.475cm" svg:x="5.176cm" svg:y="14.755cm">
          <draw:text-box>
            <text:p><text:span text:style-name="T99">R</text:span><text:span text:style-name="T100">4</text:span></text:p>
          </draw:text-box>
        </draw:frame>
        <draw:frame draw:style-name="gr51" draw:text-style-name="P24" draw:layer="layout" svg:width="1.387cm" svg:height="1.475cm" svg:x="9.076cm" svg:y="14.756cm">
          <draw:text-box>
            <text:p><text:span text:style-name="T99">U</text:span><text:span text:style-name="T100">4</text:span></text:p>
          </draw:text-box>
        </draw:frame>
        <draw:frame draw:style-name="gr58" draw:text-style-name="P27" draw:layer="layout" svg:width="4.481cm" svg:height="1.276cm" svg:x="3.806cm" svg:y="16.295cm">
          <draw:text-box>
            <text:p><text:span text:style-name="T84">{</text:span><text:span text:style-name="T101">-0.1</text:span><text:span text:style-name="T84">, </text:span><text:span text:style-name="T101">0.1</text:span><text:span text:style-name="T84">}</text:span></text:p>
          </draw:text-box>
        </draw:frame>
        <draw:frame draw:style-name="gr53" draw:text-style-name="P17" draw:layer="layout" svg:width="2.629cm" svg:height="1.237cm" svg:x="0.636cm" svg:y="16.295cm">
          <draw:text-box>
            <text:p><text:span text:style-name="T70">変更</text:span><text:span text:style-name="T70">:</text:span></text:p>
          </draw:text-box>
        </draw:frame>
        <draw:frame draw:style-name="gr54" draw:text-style-name="P18" draw:layer="layout" svg:width="1.349cm" svg:height="1.195cm" svg:x="0.636cm" svg:y="17.796cm">
          <draw:text-box>
            <text:p><text:span text:style-name="T68">w:</text:span></text:p>
          </draw:text-box>
        </draw:frame>
        <draw:frame draw:style-name="gr59" draw:text-style-name="P17" draw:layer="layout" svg:width="4.181cm" svg:height="1.195cm" svg:x="3.806cm" svg:y="17.795cm">
          <draw:text-box>
            <text:p><text:span text:style-name="T70">{0.7, -0.9}</text:span></text:p>
          </draw:text-box>
        </draw:frame>
        <draw:frame draw:style-name="gr52" draw:text-style-name="P25" draw:layer="layout" svg:width="2.644cm" svg:height="1.276cm" svg:x="8.306cm" svg:y="16.295cm">
          <draw:text-box>
            <text:p><text:span text:style-name="T84">{0, 0}</text:span></text:p>
          </draw:text-box>
        </draw:frame>
        <draw:frame draw:style-name="gr51" draw:text-style-name="P24" draw:layer="layout" svg:width="1.387cm" svg:height="1.475cm" svg:x="12.877cm" svg:y="14.755cm">
          <draw:text-box>
            <text:p><text:span text:style-name="T99">R</text:span><text:span text:style-name="T100">5</text:span></text:p>
          </draw:text-box>
        </draw:frame>
        <draw:frame draw:style-name="gr51" draw:text-style-name="P24" draw:layer="layout" svg:width="1.387cm" svg:height="1.475cm" svg:x="16.777cm" svg:y="14.756cm">
          <draw:text-box>
            <text:p><text:span text:style-name="T99">U</text:span><text:span text:style-name="T100">5</text:span></text:p>
          </draw:text-box>
        </draw:frame>
        <draw:frame draw:style-name="gr51" draw:text-style-name="P24" draw:layer="layout" svg:width="1.387cm" svg:height="1.475cm" svg:x="20.678cm" svg:y="14.755cm">
          <draw:text-box>
            <text:p><text:span text:style-name="T99">R</text:span><text:span text:style-name="T100">6</text:span></text:p>
          </draw:text-box>
        </draw:frame>
        <draw:frame draw:style-name="gr51" draw:text-style-name="P24" draw:layer="layout" svg:width="1.387cm" svg:height="1.475cm" svg:x="24.578cm" svg:y="14.756cm">
          <draw:text-box>
            <text:p><text:span text:style-name="T99">U</text:span><text:span text:style-name="T100">6</text:span></text:p>
          </draw:text-box>
        </draw:frame>
        <draw:frame draw:style-name="gr52" draw:text-style-name="P25" draw:layer="layout" svg:width="2.644cm" svg:height="1.276cm" svg:x="23.706cm" svg:y="16.295cm">
          <draw:text-box>
            <text:p><text:span text:style-name="T84">{0, 0}</text:span></text:p>
          </draw:text-box>
        </draw:frame>
        <draw:frame draw:style-name="gr59" draw:text-style-name="P17" draw:layer="layout" svg:width="4.181cm" svg:height="1.195cm" svg:x="7.507cm" svg:y="17.796cm">
          <draw:text-box>
            <text:p><text:span text:style-name="T70">{0.7, -0.9}</text:span></text:p>
          </draw:text-box>
        </draw:frame>
        <draw:frame draw:style-name="gr59" draw:text-style-name="P17" draw:layer="layout" svg:width="4.181cm" svg:height="1.195cm" svg:x="11.408cm" svg:y="17.797cm">
          <draw:text-box>
            <text:p><text:span text:style-name="T70">{0.6, -0.8}</text:span></text:p>
          </draw:text-box>
        </draw:frame>
        <draw:frame draw:style-name="gr59" draw:text-style-name="P17" draw:layer="layout" svg:width="4.181cm" svg:height="1.195cm" svg:x="15.209cm" svg:y="17.798cm">
          <draw:text-box>
            <text:p><text:span text:style-name="T70">{1.6, -0.8}</text:span></text:p>
          </draw:text-box>
        </draw:frame>
        <draw:frame draw:style-name="gr59" draw:text-style-name="P17" draw:layer="layout" svg:width="4.181cm" svg:height="1.195cm" svg:x="19.11cm" svg:y="17.799cm">
          <draw:text-box>
            <text:p><text:span text:style-name="T70">{1.5, -0.7}</text:span></text:p>
          </draw:text-box>
        </draw:frame>
        <draw:frame draw:style-name="gr59" draw:text-style-name="P17" draw:layer="layout" svg:width="4.181cm" svg:height="1.195cm" svg:x="22.811cm" svg:y="17.8cm">
          <draw:text-box>
            <text:p><text:span text:style-name="T70">{1.5, -0.7}</text:span></text:p>
          </draw:text-box>
        </draw:frame>
        <draw:frame draw:style-name="gr55" draw:text-style-name="P27" draw:layer="layout" svg:width="3.715cm" svg:height="1.276cm" svg:x="19.206cm" svg:y="11.295cm">
          <draw:text-box>
            <text:p><text:span text:style-name="T84">{</text:span><text:span text:style-name="T101">-0.1</text:span><text:span text:style-name="T84">, 0}</text:span></text:p>
          </draw:text-box>
        </draw:frame>
        <draw:frame draw:style-name="gr52" draw:text-style-name="P26" draw:layer="layout" svg:width="2.644cm" svg:height="1.276cm" svg:x="16.105cm" svg:y="16.295cm">
          <draw:text-box>
            <text:p><text:span text:style-name="T84">{</text:span><text:span text:style-name="T83">1</text:span><text:span text:style-name="T84">, 0}</text:span></text:p>
          </draw:text-box>
        </draw:frame>
        <draw:frame draw:style-name="gr58" draw:text-style-name="P27" draw:layer="layout" svg:width="4.481cm" svg:height="1.276cm" svg:x="11.207cm" svg:y="16.295cm">
          <draw:text-box>
            <text:p><text:span text:style-name="T84">{</text:span><text:span text:style-name="T101">-0.1</text:span><text:span text:style-name="T84">, </text:span><text:span text:style-name="T101">0.1</text:span><text:span text:style-name="T84">}</text:span></text:p>
          </draw:text-box>
        </draw:frame>
        <draw:frame draw:style-name="gr58" draw:text-style-name="P27" draw:layer="layout" svg:width="4.481cm" svg:height="1.276cm" svg:x="19.008cm" svg:y="16.295cm">
          <draw:text-box>
            <text:p><text:span text:style-name="T84">{</text:span><text:span text:style-name="T101">-0.1</text:span><text:span text:style-name="T84">, </text:span><text:span text:style-name="T101">0.1</text:span><text:span text:style-name="T84">}</text:span></text:p>
          </draw:text-box>
        </draw:frame>
        <presentation:notes draw:style-name="dp2">
          <draw:page-thumbnail draw:style-name="gr1" draw:layer="layout" svg:width="13.968cm" svg:height="10.476cm" svg:x="3.81cm" svg:y="2.123cm" draw:page-number="28" presentation:class="page"/>
          <draw:frame presentation:style-name="pr5" draw:text-style-name="P5"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効率の問題</text:p>
          </draw:text-box>
        </draw:frame>
        <draw:frame presentation:style-name="pr29" draw:layer="layout" svg:width="25.199cm" svg:height="3.957cm" svg:x="1.471cm" svg:y="4.48cm" presentation:class="outline" presentation:user-transformed="true">
          <draw:text-box>
            <text:list text:style-name="L2">
              <text:list-item>
                <text:p>素性の数:</text:p>
                <text:list>
                  <text:list-item>
                    <text:p>各文 (<text:span text:style-name="T9">phi</text:span>): 10~1000</text:p>
                  </text:list-item>
                  <text:list-item>
                    <text:p>全体 (<text:span text:style-name="T102">w</text:span>): 1,000,000~100,000,000</text:p>
                  </text:list-item>
                </text:list>
              </text:list-item>
            </text:list>
          </draw:text-box>
        </draw:frame>
        <draw:frame draw:style-name="gr60" draw:text-style-name="P11" draw:layer="layout" svg:width="6.014cm" svg:height="2.385cm" svg:x="20.585cm" svg:y="10.6cm">
          <draw:text-box>
            <text:p><text:span text:style-name="T34">このループは</text:span></text:p>
            <text:p><text:span text:style-name="T81">非常に遅い</text:span><text:span text:style-name="T34">！</text:span></text:p>
          </draw:text-box>
        </draw:frame>
        <draw:frame presentation:style-name="pr27" draw:layer="layout" svg:width="18.415cm" svg:height="9.386cm" svg:x="1.271cm" svg:y="9.425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88">, </text:span><text:span text:style-name="T89">c</text:span><text:span text:style-name="T15">)</text:span><text:span text:style-name="T15"><text:line-break/></text:span><text:span text:style-name="T15"><text:tab/></text:span><text:span text:style-name="T90">for</text:span><text:span text:style-name="T91"> </text:span><text:span text:style-name="T25">name, value</text:span><text:span text:style-name="T91"> </text:span><text:span text:style-name="T90">in</text:span><text:span text:style-name="T91"> </text:span><text:span text:style-name="T31">w</text:span><text:span text:style-name="T92">:</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25">value</text:span><text:span text:style-name="T91">) &lt;= </text:span><text:span text:style-name="T89">c</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25">value</text:span><text:span text:style-name="T91">) * </text:span><text:span text:style-name="T95">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7cm" svg:y="9.286cm">
          <text:p/>
          <draw:enhanced-geometry svg:viewBox="0 0 21600 21600" draw:type="rectangle" draw:enhanced-path="M 0 0 L 21600 0 21600 21600 0 21600 0 0 Z N"/>
        </draw:custom-shape>
        <draw:line draw:style-name="gr5" draw:text-style-name="P6" draw:layer="layout" svg:x1="20.32cm" svg:y1="11.43cm" svg:x2="13.97cm" svg:y2="11.43cm">
          <text:p/>
        </draw:lin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効率化のトリック</text:p>
          </draw:text-box>
        </draw:frame>
        <draw:frame presentation:style-name="pr30" draw:layer="layout" svg:width="25.199cm" svg:height="14.814cm" svg:x="1.471cm" svg:y="5.08cm" presentation:class="outline" presentation:user-transformed="true">
          <draw:text-box>
            <text:list text:style-name="L2">
              <text:list-item>
                <text:p>正則化は<text:span text:style-name="T6">重みの使用時に行う！</text:span><text:line-break/><text:line-break/><text:line-break/><text:line-break/><text:line-break/><text:line-break/><text:line-break/><text:line-break/><text:line-break/><text:line-break/><text:line-break/></text:p>
              </text:list-item>
              <text:list-item>
                <text:p>これは「遅延評価」というやり方</text:p>
              </text:list-item>
            </text:list>
          </draw:text-box>
        </draw:frame>
        <draw:frame presentation:style-name="pr31" draw:layer="layout" svg:width="26.035cm" svg:height="10.468cm" svg:x="1.27cm" svg:y="6.434cm" presentation:class="outline" presentation:user-transformed="true">
          <draw:text-box>
            <text:list text:style-name="L2">
              <text:list-header>
                <text:p><text:span text:style-name="T28">getw</text:span><text:span text:style-name="T15">(</text:span><text:span text:style-name="T31">w</text:span><text:span text:style-name="T25">, name, </text:span><text:span text:style-name="T89">c</text:span><text:span text:style-name="T25">, </text:span><text:span text:style-name="T103">iter</text:span><text:span text:style-name="T25">, </text:span><text:span text:style-name="T32">last</text:span><text:span text:style-name="T15">)</text:span><text:span text:style-name="T15"><text:line-break/></text:span><text:span text:style-name="T15"><text:tab/></text:span><text:span text:style-name="T21">if</text:span><text:span text:style-name="T15"> </text:span><text:span text:style-name="T103">iter</text:span><text:span text:style-name="T15"> != </text:span><text:span text:style-name="T32">last</text:span><text:span text:style-name="T15">[</text:span><text:span text:style-name="T25">name</text:span><text:span text:style-name="T15">]: <text:s text:c="10"/></text:span><text:span text:style-name="T14"><text:s/># </text:span><text:span text:style-name="T14">重みが古くなっている</text:span><text:span text:style-name="T91"><text:line-break/></text:span><text:span text:style-name="T91"><text:tab/></text:span><text:span text:style-name="T91"><text:tab/></text:span><text:span text:style-name="T89">c_size</text:span><text:span text:style-name="T91"> = </text:span><text:span text:style-name="T89">c</text:span><text:span text:style-name="T91"> * (</text:span><text:span text:style-name="T103">iter</text:span><text:span text:style-name="T91"> - </text:span><text:span text:style-name="T32">last</text:span><text:span text:style-name="T91">[</text:span><text:span text:style-name="T25">name</text:span><text:span text:style-name="T91">])</text:span><text:span text:style-name="T92"><text:line-break/></text:span><text:span text:style-name="T92"><text:tab/></text:span><text:span text:style-name="T92"><text:tab/></text:span><text:span text:style-name="T90">if</text:span><text:span text:style-name="T91"> </text:span><text:span text:style-name="T93">abs</text:span><text:span text:style-name="T91">(</text:span><text:span text:style-name="T94">w</text:span><text:span text:style-name="T91">[</text:span><text:span text:style-name="T25">name</text:span><text:span text:style-name="T91">]) &lt;= </text:span><text:span text:style-name="T89">c_size</text:span><text:span text:style-name="T92">:</text:span><text:span text:style-name="T92"><text:line-break/></text:span><text:span text:style-name="T92"><text:tab/></text:span><text:span text:style-name="T92"><text:tab/></text:span><text:span text:style-name="T92"><text:tab/></text:span><text:span text:style-name="T31">w</text:span><text:span text:style-name="T91">[</text:span><text:span text:style-name="T25">name</text:span><text:span text:style-name="T91">] = 0</text:span><text:span text:style-name="T92"><text:line-break/></text:span><text:span text:style-name="T92"><text:tab/></text:span><text:span text:style-name="T92"><text:tab/></text:span><text:span text:style-name="T90">else</text:span><text:span text:style-name="T91">:</text:span><text:span text:style-name="T92"><text:line-break/></text:span><text:span text:style-name="T92"><text:tab/></text:span><text:span text:style-name="T92"><text:tab/></text:span><text:span text:style-name="T92"><text:tab/></text:span><text:span text:style-name="T94">w</text:span><text:span text:style-name="T91">[</text:span><text:span text:style-name="T25">name</text:span><text:span text:style-name="T91">] -= </text:span><text:span text:style-name="T93">sign</text:span><text:span text:style-name="T91">(</text:span><text:span text:style-name="T94">w</text:span><text:span text:style-name="T91">[</text:span><text:span text:style-name="T25">name</text:span><text:span text:style-name="T91">]) * </text:span><text:span text:style-name="T89">c_size</text:span><text:span text:style-name="T89"><text:line-break/></text:span><text:span text:style-name="T89"><text:tab/></text:span><text:span text:style-name="T89"><text:tab/></text:span><text:span text:style-name="T32">last</text:span><text:span text:style-name="T25">[name] = iter</text:span><text:span text:style-name="T89"><text:line-break/></text:span><text:span text:style-name="T95"><text:tab/></text:span><text:span text:style-name="T90">return</text:span><text:span text:style-name="T91"> </text:span><text:span text:style-name="T31">w</text:span><text:span text:style-name="T91">[</text:span><text:span text:style-name="T25">name</text:span><text:span text:style-name="T91">]</text:span></text:p>
              </text:list-header>
            </text:list>
          </draw:text-box>
        </draw:frame>
        <draw:custom-shape draw:style-name="gr2" draw:text-style-name="P6" draw:layer="layout" svg:width="25.719cm" svg:height="11.185cm" svg:x="1.586cm" svg:y="6.2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正則化係数の選び方</text:p>
          </draw:text-box>
        </draw:frame>
        <draw:frame presentation:style-name="pr32" draw:layer="layout" svg:width="25.199cm" svg:height="15.382cm" svg:x="1.471cm" svg:y="5.08cm" presentation:class="outline" presentation:user-transformed="true">
          <draw:text-box>
            <text:list text:style-name="L2">
              <text:list-item>
                <text:p>正則化係数<text:span text:style-name="T77">c</text:span><text:span text:style-name="T8">は大きな影響を及ぼす</text:span></text:p>
              </text:list-item>
              <text:list-item>
                <text:p><text:span text:style-name="T6">大きい</text:span></text:p>
                <text:list>
                  <text:list-item>
                    <text:p>モデルサイズ：小</text:p>
                  </text:list-item>
                  <text:list-item>
                    <text:p>学習データ精度：低</text:p>
                  </text:list-item>
                  <text:list-item>
                    <text:p>過学習：少</text:p>
                  </text:list-item>
                </text:list>
              </text:list-item>
              <text:list-item>
                <text:p><text:span text:style-name="T6">小さい</text:span></text:p>
                <text:list>
                  <text:list-item>
                    <text:p><text:span text:style-name="T8">モデルサイズ：大</text:span></text:p>
                  </text:list-item>
                  <text:list-item>
                    <text:p><text:span text:style-name="T8">学習データ精度：高</text:span></text:p>
                  </text:list-item>
                  <text:list-item>
                    <text:p><text:span text:style-name="T8">過学習：多</text:span></text:p>
                  </text:list-item>
                </text:list>
              </text:list-item>
              <text:list-item>
                <text:p><text:span text:style-name="T8">交差検定などで様々な値を試して決定：</text:span></text:p>
                <text:list>
                  <text:list-item>
                    <text:p><text:span text:style-name="T8">例： </text:span><text:span text:style-name="T8">0.0001, 0.001, 0.01, 0.1, 1.0</text:span></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office:forms form:automatic-focus="false" form:apply-design-mode="false"/>
        <draw:frame presentation:style-name="pr4" draw:layer="layout" svg:width="25.199cm" svg:height="3.237cm" svg:x="1.27cm" svg:y="8.774cm" presentation:class="title" presentation:user-transformed="true">
          <draw:text-box>
            <text:p>演習課題</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演習課題</text:p>
          </draw:text-box>
        </draw:frame>
        <draw:frame presentation:style-name="pr11" draw:layer="layout" svg:width="25.199cm" svg:height="13.86cm" svg:x="1.471cm" svg:y="5.08cm" presentation:class="outline" presentation:user-transformed="true">
          <draw:text-box>
            <text:list text:style-name="L2">
              <text:list-item>
                <text:p><text:span text:style-name="T6">実装：</text:span><text:span text:style-name="T8">L1</text:span><text:span text:style-name="T8">正則化とマージンで学習を行う</text:span><text:span text:style-name="T8">train-svm</text:span></text:p>
              </text:list-item>
              <text:list-item>
                <text:p><text:span text:style-name="T6">学習</text:span> <text:span text:style-name="T104">data-en/titles-en-train.labeled</text:span></text:p>
              </text:list-item>
              <text:list-item>
                <text:p><text:span text:style-name="T6">テスト</text:span> <text:span text:style-name="T105">data-en/titles-en-test.word</text:span></text:p>
              </text:list-item>
              <text:list-item>
                <text:p><text:span text:style-name="T6">比較 </text:span><text:span text:style-name="T8">c=0.0001</text:span><text:span text:style-name="T8">で精度を測り、パーセプトロンと比較</text:span></text:p>
                <text:list>
                  <text:list-item>
                    <text:p><text:span text:style-name="T106">script/grade-prediction.py data-en/titles-en-test.labeled your_answer</text:span></text:p>
                  </text:list-item>
                </text:list>
              </text:list-item>
              <text:list-item>
                <text:p><text:span text:style-name="T107">チャレンジ：</text:span></text:p>
                <text:list>
                  <text:list-item>
                    <text:p><text:span text:style-name="T34">様々な正則化係数を試す</text:span></text:p>
                  </text:list-item>
                  <text:list-item>
                    <text:p><text:span text:style-name="T34">効率化を実装</text:span></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34"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Mono101" svg:font-family="LMMono10" style:font-pitch="fixed"/>
    <style:font-face style:name="LMMonoCaps101" svg:font-family="LMMonoCaps10" style:font-pitch="fixed"/>
    <style:font-face style:name="Arial1" svg:font-family="Arial" style:font-pitch="variable"/>
    <style:font-face style:name="LMMono10" svg:font-family="LMMono10" style:font-pitch="variable"/>
    <style:font-face style:name="LMMonoCaps10" svg:font-family="LMMonoCaps10"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Hiragino Kaku Gothic Pro" svg:font-family="'Hiragino Kaku Gothic Pro'" style:font-family-generic="swiss" style:font-pitch="variable"/>
    <style:font-face style:name="Hiragino Kaku Gothic Pro1" svg:font-family="'Hiragino Kaku Gothic Pro'" style:font-adornments="Regular" style:font-family-generic="swiss" style:font-pitch="variable"/>
    <style:font-face style:name="Liberation Sans1" svg:font-family="'Liberation Sans'" style:font-family-generic="swiss" style:font-pitch="variable"/>
    <style:font-face style:name="TakaoGothic3" svg:font-family="TakaoGothic" style:font-family-generic="swiss" style:font-pitch="variable"/>
    <style:font-face style:name="TakaoGothic2" svg:font-family="TakaoGothic"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iragino Mincho ProN" svg:font-family="'Hiragino Mincho ProN'" style:font-family-generic="system" style:font-pitch="variable"/>
    <style:font-face style:name="Tahoma" svg:font-family="Tahoma" style:font-family-generic="system" style:font-pitch="variable"/>
    <style:font-face style:name="TakaoGothic" svg:font-family="TakaoGothic" style:font-family-generic="system" style:font-pitch="variable"/>
    <style:font-face style:name="TakaoGothic1" svg:font-family="TakaoGothic" style:font-adornments="Regular"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ja" style:country-asian="JP" style:font-name-complex="DejaVu 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Kyodai_25_20Presentation_5f_-background" style:display-name="Kyodai%20Presentation_-background" style:family="presentation">
      <style:graphic-properties draw:stroke="none" draw:fill="none"/>
      <style:text-properties style:letter-kerning="true"/>
    </style:style>
    <style:style style:name="Kyodai_25_20Presentation_5f_-backgroundobjects" style:display-name="Kyodai%20Presentation_-backgroundobjects" style:family="presentation">
      <style:graphic-properties draw:shadow="hidden" draw:shadow-offset-x="0.3cm" draw:shadow-offset-y="0.3cm" draw:shadow-color="#808080"/>
      <style:text-properties style:letter-kerning="true"/>
    </style:style>
    <style:style style:name="Kyodai_25_20Presentation_5f_-notes" style:display-name="Kyodai%20Presentation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outline1" style:display-name="Kyodai%20Presentation_-outline1" style:family="presentation">
      <style:graphic-properties draw:stroke="none" draw:fill="none">
        <text:list-style style:name="Kyodai_25_20Presentation_5f_-outline1" style:display-name="Kyodai%20Presenta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outline2" style:display-name="Kyodai%20Presentation_-outline2" style:family="presentation" style:parent-style-name="Kyodai_25_20Presentation_5f_-outline1">
      <style:paragraph-properties fo:margin-left="0cm" fo:margin-right="0cm" fo:margin-top="0cm" fo:margin-bottom="0.305cm" fo:text-indent="0cm"/>
      <style:text-properties fo:font-size="26pt" style:font-size-asian="26pt" style:font-size-complex="26pt"/>
    </style:style>
    <style:style style:name="Kyodai_25_20Presentation_5f_-outline3" style:display-name="Kyodai%20Presentation_-outline3" style:family="presentation" style:parent-style-name="Kyodai_25_20Presentation_5f_-outline2">
      <style:paragraph-properties fo:margin-left="0cm" fo:margin-right="0cm" fo:margin-top="0cm" fo:margin-bottom="0.3cm" fo:text-indent="0cm"/>
      <style:text-properties fo:font-size="24pt" style:font-size-asian="24pt" style:font-size-complex="24pt"/>
    </style:style>
    <style:style style:name="Kyodai_25_20Presentation_5f_-outline4" style:display-name="Kyodai%20Presentation_-outline4" style:family="presentation" style:parent-style-name="Kyodai_25_20Presentation_5f_-outline3">
      <style:paragraph-properties fo:margin-left="0cm" fo:margin-right="0cm" fo:margin-top="0cm" fo:margin-bottom="0.2cm" fo:text-indent="0cm"/>
      <style:text-properties fo:font-size="20pt" style:font-size-asian="20pt" style:font-size-complex="20pt"/>
    </style:style>
    <style:style style:name="Kyodai_25_20Presentation_5f_-outline5" style:display-name="Kyodai%20Presentation_-outline5" style:family="presentation" style:parent-style-name="Kyodai_25_20Presentation_5f_-outline4">
      <style:paragraph-properties fo:margin-left="0cm" fo:margin-right="0cm" fo:margin-top="0cm" fo:margin-bottom="0.1cm" fo:text-indent="0cm"/>
      <style:text-properties fo:font-size="20pt" style:font-size-asian="20pt" style:font-size-complex="20pt"/>
    </style:style>
    <style:style style:name="Kyodai_25_20Presentation_5f_-outline6" style:display-name="Kyodai%20Presentation_-outline6" style:family="presentation" style:parent-style-name="Kyodai_25_20Presentation_5f_-outline5">
      <style:paragraph-properties fo:margin-left="0cm" fo:margin-right="0cm" fo:margin-top="0cm" fo:margin-bottom="0.1cm" fo:text-indent="0cm"/>
      <style:text-properties fo:font-size="20pt" style:font-size-asian="20pt" style:font-size-complex="20pt"/>
    </style:style>
    <style:style style:name="Kyodai_25_20Presentation_5f_-outline7" style:display-name="Kyodai%20Presentation_-outline7" style:family="presentation" style:parent-style-name="Kyodai_25_20Presentation_5f_-outline6">
      <style:paragraph-properties fo:margin-left="0cm" fo:margin-right="0cm" fo:margin-top="0cm" fo:margin-bottom="0.1cm" fo:text-indent="0cm"/>
      <style:text-properties fo:font-size="20pt" style:font-size-asian="20pt" style:font-size-complex="20pt"/>
    </style:style>
    <style:style style:name="Kyodai_25_20Presentation_5f_-outline8" style:display-name="Kyodai%20Presentation_-outline8" style:family="presentation" style:parent-style-name="Kyodai_25_20Presentation_5f_-outline7">
      <style:paragraph-properties fo:margin-left="0cm" fo:margin-right="0cm" fo:margin-top="0cm" fo:margin-bottom="0.1cm" fo:text-indent="0cm"/>
      <style:text-properties fo:font-size="20pt" style:font-size-asian="20pt" style:font-size-complex="20pt"/>
    </style:style>
    <style:style style:name="Kyodai_25_20Presentation_5f_-outline9" style:display-name="Kyodai%20Presentation_-outline9" style:family="presentation" style:parent-style-name="Kyodai_25_20Presentation_5f_-outline8">
      <style:paragraph-properties fo:margin-left="0cm" fo:margin-right="0cm" fo:margin-top="0cm" fo:margin-bottom="0.1cm" fo:text-indent="0cm"/>
      <style:text-properties fo:font-size="20pt" style:font-size-asian="20pt" style:font-size-complex="20pt"/>
    </style:style>
    <style:style style:name="Kyodai_25_20Presentation_5f_-subtitle" style:display-name="Kyodai%20Presentation_-subtitle" style:family="presentation">
      <style:graphic-properties draw:stroke="none" draw:fill="none" draw:textarea-vertical-align="middle">
        <text:list-style style:name="Kyodai_25_20Presentation_5f_-subtitle" style:display-name="Kyodai%20Presenta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title" style:display-name="Kyodai%20Presentation_-title" style:family="presentation">
      <style:graphic-properties draw:stroke="none" draw:fill="none" draw:textarea-vertical-align="middle">
        <text:list-style style:name="Kyodai_25_20Presentation_5f_-title" style:display-name="Kyodai%20Presenta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style style:name="Kyodai_25_20Presentation_5f__5f_-background" style:display-name="Kyodai%20Presentation__-background" style:family="presentation">
      <style:graphic-properties draw:stroke="none" draw:fill="none"/>
      <style:text-properties style:letter-kerning="true"/>
    </style:style>
    <style:style style:name="Kyodai_25_20Presentation_5f__5f_-backgroundobjects" style:display-name="Kyodai%20Presentation__-backgroundobjects" style:family="presentation">
      <style:graphic-properties draw:shadow="hidden" draw:shadow-offset-x="0.3cm" draw:shadow-offset-y="0.3cm" draw:shadow-color="#808080"/>
      <style:text-properties style:letter-kerning="true"/>
    </style:style>
    <style:style style:name="Kyodai_25_20Presentation_5f__5f_-notes" style:display-name="Kyodai%20Presentation_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Kyodai_25_20Presentation_5f__5f_-outline1" style:display-name="Kyodai%20Presentation__-outline1" style:family="presentation">
      <style:graphic-properties draw:stroke="none" draw:fill="none">
        <text:list-style style:name="Kyodai_25_20Presentation_5f__5f_-outline1" style:display-name="Kyodai%20Presentation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28pt" style:font-style-asian="normal" style:font-weight-asian="normal" style:font-name-complex="DejaVu Sans"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_5f__5f_-outline2" style:display-name="Kyodai%20Presentation__-outline2" style:family="presentation" style:parent-style-name="Kyodai_25_20Presentation_5f__5f_-outline1">
      <style:paragraph-properties fo:margin-left="0cm" fo:margin-right="0cm" fo:margin-top="0cm" fo:margin-bottom="0.305cm" fo:text-indent="0cm"/>
      <style:text-properties fo:font-size="26pt" style:font-size-asian="26pt" style:font-size-complex="26pt"/>
    </style:style>
    <style:style style:name="Kyodai_25_20Presentation_5f__5f_-outline3" style:display-name="Kyodai%20Presentation__-outline3" style:family="presentation" style:parent-style-name="Kyodai_25_20Presentation_5f__5f_-outline2">
      <style:paragraph-properties fo:margin-left="0cm" fo:margin-right="0cm" fo:margin-top="0cm" fo:margin-bottom="0.3cm" fo:text-indent="0cm"/>
      <style:text-properties fo:font-size="24pt" style:font-size-asian="24pt" style:font-size-complex="24pt"/>
    </style:style>
    <style:style style:name="Kyodai_25_20Presentation_5f__5f_-outline4" style:display-name="Kyodai%20Presentation__-outline4" style:family="presentation" style:parent-style-name="Kyodai_25_20Presentation_5f__5f_-outline3">
      <style:paragraph-properties fo:margin-left="0cm" fo:margin-right="0cm" fo:margin-top="0cm" fo:margin-bottom="0.2cm" fo:text-indent="0cm"/>
      <style:text-properties fo:font-size="20pt" style:font-size-asian="20pt" style:font-size-complex="20pt"/>
    </style:style>
    <style:style style:name="Kyodai_25_20Presentation_5f__5f_-outline5" style:display-name="Kyodai%20Presentation__-outline5" style:family="presentation" style:parent-style-name="Kyodai_25_20Presentation_5f__5f_-outline4">
      <style:paragraph-properties fo:margin-left="0cm" fo:margin-right="0cm" fo:margin-top="0cm" fo:margin-bottom="0.1cm" fo:text-indent="0cm"/>
      <style:text-properties fo:font-size="20pt" style:font-size-asian="20pt" style:font-size-complex="20pt"/>
    </style:style>
    <style:style style:name="Kyodai_25_20Presentation_5f__5f_-outline6" style:display-name="Kyodai%20Presentation__-outline6" style:family="presentation" style:parent-style-name="Kyodai_25_20Presentation_5f__5f_-outline5">
      <style:paragraph-properties fo:margin-left="0cm" fo:margin-right="0cm" fo:margin-top="0cm" fo:margin-bottom="0.1cm" fo:text-indent="0cm"/>
      <style:text-properties fo:font-size="20pt" style:font-size-asian="20pt" style:font-size-complex="20pt"/>
    </style:style>
    <style:style style:name="Kyodai_25_20Presentation_5f__5f_-outline7" style:display-name="Kyodai%20Presentation__-outline7" style:family="presentation" style:parent-style-name="Kyodai_25_20Presentation_5f__5f_-outline6">
      <style:paragraph-properties fo:margin-left="0cm" fo:margin-right="0cm" fo:margin-top="0cm" fo:margin-bottom="0.1cm" fo:text-indent="0cm"/>
      <style:text-properties fo:font-size="20pt" style:font-size-asian="20pt" style:font-size-complex="20pt"/>
    </style:style>
    <style:style style:name="Kyodai_25_20Presentation_5f__5f_-outline8" style:display-name="Kyodai%20Presentation__-outline8" style:family="presentation" style:parent-style-name="Kyodai_25_20Presentation_5f__5f_-outline7">
      <style:paragraph-properties fo:margin-left="0cm" fo:margin-right="0cm" fo:margin-top="0cm" fo:margin-bottom="0.1cm" fo:text-indent="0cm"/>
      <style:text-properties fo:font-size="20pt" style:font-size-asian="20pt" style:font-size-complex="20pt"/>
    </style:style>
    <style:style style:name="Kyodai_25_20Presentation_5f__5f_-outline9" style:display-name="Kyodai%20Presentation__-outline9" style:family="presentation" style:parent-style-name="Kyodai_25_20Presentation_5f__5f_-outline8">
      <style:paragraph-properties fo:margin-left="0cm" fo:margin-right="0cm" fo:margin-top="0cm" fo:margin-bottom="0.1cm" fo:text-indent="0cm"/>
      <style:text-properties fo:font-size="20pt" style:font-size-asian="20pt" style:font-size-complex="20pt"/>
    </style:style>
    <style:style style:name="Kyodai_25_20Presentation_5f__5f_-subtitle" style:display-name="Kyodai%20Presentation__-subtitle" style:family="presentation">
      <style:graphic-properties draw:stroke="none" draw:fill="none" draw:textarea-vertical-align="middle">
        <text:list-style style:name="Kyodai_25_20Presentation_5f__5f_-subtitle" style:display-name="Kyodai%20Presentation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_5f__5f_-title" style:display-name="Kyodai%20Presentation__-title" style:family="presentation">
      <style:graphic-properties draw:stroke="none" draw:fill="none" draw:textarea-vertical-align="middle">
        <text:list-style style:name="Kyodai_25_20Presentation_5f__5f_-title" style:display-name="Kyodai%20Presentation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TakaoGothic2" style:font-family-asian="TakaoGothic" style:font-style-name-asian="Regular" style:font-family-generic-asian="swiss"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Kyodai_25_20Presentation_5f_-backgroundobjects">
      <style:graphic-properties draw:stroke="none" draw:fill="none" draw:fill-color="#ffffff" draw:auto-grow-height="false" fo:min-height="1.449cm"/>
    </style:style>
    <style:style style:name="Mpr10" style:family="presentation" style:parent-style-name="Kyodai_25_20Presentation_5f_-backgroundobjects">
      <style:graphic-properties draw:stroke="none" draw:fill="none" draw:fill-color="#ffffff" draw:auto-grow-height="false" fo:min-height="1.397cm"/>
    </style:style>
    <style:style style:name="Mpr11" style:family="presentation" style:parent-style-name="Kyodai_25_20Presentation_5f_-backgroundobjects">
      <style:graphic-properties draw:stroke="none" draw:fill="none" draw:fill-color="#ffffff" draw:textarea-vertical-align="bottom" draw:auto-grow-height="false" fo:min-height="1.397cm"/>
    </style:style>
    <style:style style:name="Mpr12" style:family="presentation" style:parent-style-name="Kyodai_25_20Presentation_5f__5f_-backgroundobjects">
      <style:graphic-properties draw:stroke="none" draw:fill="none" draw:fill-color="#ffffff" draw:auto-grow-height="false" fo:min-height="1.449cm"/>
    </style:style>
    <style:style style:name="Mpr13" style:family="presentation" style:parent-style-name="Kyodai_25_20Presentation_5f__5f_-backgroundobjects">
      <style:graphic-properties draw:stroke="none" draw:fill="none" draw:fill-color="#ffffff" draw:auto-grow-height="false" fo:min-height="1.397cm"/>
    </style:style>
    <style:style style:name="Mpr14" style:family="presentation" style:parent-style-name="Kyodai_25_20Presentation_5f_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style:font-name="Hiragino Kaku Gothic Pro" fo:font-size="17pt" style:font-name-asian="Hiragino Kaku Gothic Pro"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style:paragraph-properties fo:text-align="end"/>
      <style:text-properties fo:color="#e6e6e6" style:font-name="Hiragino Kaku Gothic Pro" fo:font-size="20pt" style:text-underline-style="none" style:font-name-asian="Hiragino Kaku Gothic Pro" style:font-size-asian="20pt" style:font-size-complex="20pt"/>
    </style:style>
    <style:style style:name="MT1" style:family="text">
      <style:text-properties fo:font-size="14pt" style:font-size-asian="14pt" style:font-size-complex="14pt"/>
    </style:style>
    <style:style style:name="MT2" style:family="text">
      <style:text-properties fo:color="#e6e6ff" style:font-name="Hiragino Kaku Gothic Pro" fo:font-size="17pt" style:font-name-asian="Hiragino Kaku Gothic Pro" style:font-size-asian="17pt" style:font-size-complex="17pt"/>
    </style:style>
    <style:style style:name="MT3" style:family="text">
      <style:text-properties fo:color="#e6e6ff" style:font-name="Hiragino Kaku Gothic Pro" fo:font-size="17pt" style:text-underline-style="none" style:font-name-asian="Hiragino Kaku Gothic Pro"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8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6 – </text:span><text:span text:style-name="MT2">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style:master-page style:name="Kyodai_25_20Presentation_5f_" style:display-name="Kyodai%20Presentation_" style:page-layout-name="PM1" draw:style-name="Mdp1">
      <draw:frame presentation:style-name="Kyodai_25_20Presentation_5f_-title" draw:layer="backgroundobjects" svg:width="25.199cm" svg:height="3.237cm" svg:x="1.27cm" svg:y="1.574cm" presentation:class="title" presentation:placeholder="true">
        <draw:text-box/>
      </draw:frame>
      <draw:frame presentation:style-name="Kyodai_25_20Presentation_5f_-outline1" draw:layer="backgroundobjects" svg:width="25.199cm" svg:height="12.18cm" svg:x="1.471cm" svg:y="5.08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text:span><text:span text:style-name="MT3">プログラミング勉強会</text:span><text:span text:style-name="MT3">6 – </text:span><text:span text:style-name="MT3">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_5f_-title" draw:layer="backgroundobjects" svg:width="13.968cm" svg:height="10.476cm" svg:x="3.81cm" svg:y="2.123cm" presentation:class="page"/>
        <draw:frame presentation:style-name="Kyodai_25_20Presentation_5f_-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Kyodai_25_20Presentation_5f__5f_" style:display-name="Kyodai%20Presentation__" style:page-layout-name="PM1" draw:style-name="Mdp1">
      <draw:frame presentation:style-name="Kyodai_25_20Presentation_5f__5f_-title" draw:layer="backgroundobjects" svg:width="25.199cm" svg:height="3.237cm" svg:x="1.27cm" svg:y="1.574cm" presentation:class="title" presentation:placeholder="true">
        <draw:text-box/>
      </draw:frame>
      <draw:frame presentation:style-name="Kyodai_25_20Presentation_5f__5f_-outline1" draw:layer="backgroundobjects" svg:width="25.199cm" svg:height="12.18cm" svg:x="1.471cm" svg:y="5.08cm" presentation:class="outline" presentation:placeholder="true">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3" draw:layer="backgroundobjects" svg:width="8.875cm" svg:height="1.448cm" svg:x="9.576cm" svg:y="19.131cm" presentation:class="footer">
        <draw:text-box>
          <text:p text:style-name="MP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12" draw:layer="backgroundobjects" svg:width="28cm" svg:height="1.27cm" svg:x="-0.001cm" svg:y="0cm">
        <draw:text-box>
          <text:p text:style-name="MP4"><text:span text:style-name="MT3">NLP</text:span><text:span text:style-name="MT3">プログラミング勉強会</text:span><text:span text:style-name="MT3">6 – </text:span><text:span text:style-name="MT3">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_5f__5f_-title" draw:layer="backgroundobjects" svg:width="13.968cm" svg:height="10.476cm" svg:x="3.81cm" svg:y="2.123cm" presentation:class="page"/>
        <draw:frame presentation:style-name="Kyodai_25_20Presentation_5f__5f_-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raham Neubig</meta:initial-creator>
    <meta:creation-date>2009-01-20T18:02:08</meta:creation-date>
    <meta:editing-duration>P7DT20H27M42S</meta:editing-duration>
    <meta:editing-cycles>590</meta:editing-cycles>
    <dc:date>2015-06-30T20:18:43.522463000</dc:date>
    <meta:generator>LibreOffice/4.3.7.2$MacOSX_X86_64 LibreOffice_project/8a35821d8636a03b8bf4e15b48f59794652c68ba</meta:generator>
    <meta:document-statistic meta:object-count="383"/>
    <meta:user-defined meta:name="情報 1"/>
    <meta:user-defined meta:name="情報 2"/>
    <meta:user-defined meta:name="情報 3"/>
    <meta:user-defined meta:name="情報 4"/>
  </office:meta>
</office:document-meta>
</file>

<file path=Object 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style color="red">
          <mrow>
            <mi>y</mi>
          </mrow>
        </mstyle>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color red y color magenta bold %phi (color blue x)
</annotation>
  </semantics>
</math>
</file>

<file path=Object 10/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n>1</mn>
                  <mo stretchy="false">∣</mo>
                  <mstyle color="blue">
                    <mi>x</mi>
                  </mstyle>
                </mrow>
              </mrow>
              <mo fence="true" stretchy="false">)</mo>
            </mrow>
          </mrow>
        </mtd>
        <mtd>
          <mtext>=</mtext>
        </mtd>
        <mtd>
          <mrow>
            <mfrac>
              <mi>d</mi>
              <mrow>
                <mi>d</mi>
                <mstyle color="green">
                  <mi>w</mi>
                </mstyle>
              </mrow>
            </mfrac>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td>
      </mtr>
      <mtr>
        <mtd>
          <mrow/>
        </mtd>
        <mtd>
          <mtext>=</mtext>
        </mtd>
        <mtd>
          <mrow>
            <mstyle color="fuchsia">
              <mstyle mathvariant="bold">
                <mi mathvariant="normal">ϕ</mi>
              </mstyle>
            </mstyle>
            <mrow>
              <mo fence="true" stretchy="false">(</mo>
              <mrow>
                <mstyle color="blue">
                  <mi>x</mi>
                </mstyle>
              </mrow>
              <mo fence="true" stretchy="false">)</mo>
            </mrow>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sup>
                <mrow>
                  <mo fence="true" stretchy="false">(</mo>
                  <mrow>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row>
                  <mo fence="true" stretchy="false">)</mo>
                </mrow>
                <mn>2</mn>
              </msup>
            </mfrac>
          </mrow>
        </mtd>
      </mtr>
    </mtable>
    <annotation encoding="StarMath 5.0">matrix{
d over {d color green w} P(color red y = 1 divides color blue x) # 
"=" # 
d over {d color green w} {e^{color green bold w cdot color magenta bold %phi(color blue x)}} over {1 + e^{color green bold w cdot color magenta bold %phi(color blue x)}} ##
{} # 
"=" #
color magenta bold %phi(color blue x) {{e^{color green bold w cdot color magenta bold %phi(color blue x)}} over {(1 + e^{color green bold w cdot color magenta bold %phi(color blue x)})^2}}
}</annotation>
  </semantics>
</math>
</file>

<file path=Object 11/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row>
                    <mo stretchy="false">−</mo>
                    <mn>1</mn>
                  </mrow>
                  <mo stretchy="false">∣</mo>
                  <mstyle color="blue">
                    <mi>x</mi>
                  </mstyle>
                </mrow>
              </mrow>
              <mo fence="true" stretchy="false">)</mo>
            </mrow>
          </mrow>
        </mtd>
        <mtd>
          <mtext>=</mtext>
        </mtd>
        <mtd>
          <mrow>
            <mfrac>
              <mi>d</mi>
              <mrow>
                <mi>d</mi>
                <mstyle color="green">
                  <mi>w</mi>
                </mstyle>
              </mrow>
            </mfrac>
            <mrow>
              <mo fence="true" stretchy="false">(</mo>
              <mrow>
                <mrow>
                  <mn>1</mn>
                  <mo stretchy="false">−</mo>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row>
              <mo fence="true" stretchy="false">)</mo>
            </mrow>
          </mrow>
        </mtd>
      </mtr>
      <mtr>
        <mtd>
          <mrow/>
        </mtd>
        <mtd>
          <mtext>=</mtext>
        </mtd>
        <mtd>
          <mrow>
            <mrow>
              <mo stretchy="false">−</mo>
              <mstyle color="fuchsia">
                <mstyle mathvariant="bold">
                  <mi mathvariant="normal">ϕ</mi>
                </mstyle>
              </mstyle>
            </mrow>
            <mrow>
              <mo fence="true" stretchy="false">(</mo>
              <mrow>
                <mstyle color="blue">
                  <mi>x</mi>
                </mstyle>
              </mrow>
              <mo fence="true" stretchy="false">)</mo>
            </mrow>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sup>
                <mrow>
                  <mo fence="true" stretchy="false">(</mo>
                  <mrow>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row>
                  <mo fence="true" stretchy="false">)</mo>
                </mrow>
                <mn>2</mn>
              </msup>
            </mfrac>
          </mrow>
        </mtd>
      </mtr>
    </mtable>
    <annotation encoding="StarMath 5.0">matrix{
d over {d color green w} P(color red y = -1 divides color blue x) # 
"=" # 
d over {d color green w} (1-{e^{color green bold w cdot color magenta bold %phi(color blue x)}} over {1 + e^{color green bold w cdot color magenta bold %phi(color blue x)}}) ##
{} # 
"=" #
- color magenta bold %phi(color blue x) {{e^{color green bold w cdot color magenta bold %phi(color blue x)}} over {(1 + e^{color green bold w cdot color magenta bold %phi(color blue x)})^2}}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math xmlns="http://www.w3.org/1998/Math/MathML">
  <semantics>
    <mrow>
      <mi>P</mi>
      <mrow>
        <mo stretchy="false">(</mo>
        <mrow>
          <mrow>
            <mstyle color="red">
              <mrow>
                <mi>y</mi>
              </mrow>
            </mstyle>
            <mo stretchy="false">∣</mo>
            <mstyle color="blue">
              <mrow>
                <mi>x</mi>
              </mrow>
            </mstyle>
          </mrow>
        </mrow>
        <mo stretchy="false">)</mo>
      </mrow>
    </mrow>
    <annotation encoding="StarMath 5.0">P( color red y divides color blue x)</annotation>
  </semantics>
</math>
</file>

<file path=Object 14/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1</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P( color red y = 1 divides color blue x) = 1 " if " color green bold w cdot color magenta bold %phi(color blue x) ge 0</annotation>
  </semantics>
</math>
</file>

<file path=Object 15/content.xml><?xml version="1.0" encoding="utf-8"?>
<math xmlns="http://www.w3.org/1998/Math/MathML">
  <semantics>
    <mrow>
      <mrow>
        <mstyle color="red">
          <mrow>
            <mi>y</mi>
          </mrow>
        </mstyle>
        <mo stretchy="false">=</mo>
        <mtext>sign</mtext>
      </mrow>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annotation encoding="StarMath 5.0">color red y = "sign"(color green bold w cdot color magenta bold %phi(color blue x))</annotation>
  </semantics>
</math>
</file>

<file path=Object 16/content.xml><?xml version="1.0" encoding="utf-8"?>
<math xmlns="http://www.w3.org/1998/Math/MathML">
  <semantics>
    <mrow>
      <mi>P</mi>
      <mrow>
        <mrow>
          <mo stretchy="false">(</mo>
          <mrow>
            <mrow>
              <mrow>
                <mstyle color="red">
                  <mrow>
                    <mi>y</mi>
                  </mrow>
                </mstyle>
                <mo stretchy="false">=</mo>
                <mn>1</mn>
              </mrow>
              <mo stretchy="false">∣</mo>
              <mstyle color="blue">
                <mrow>
                  <mi>x</mi>
                </mrow>
              </mstyle>
            </mrow>
          </mrow>
          <mo stretchy="false">)</mo>
        </mrow>
        <mo stretchy="false">=</mo>
        <mn>0</mn>
      </mrow>
      <mtext> if </mtext>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lt;</mo>
        <mn>0</mn>
      </mrow>
    </mrow>
    <annotation encoding="StarMath 5.0">P( color red y = 1 divides color blue x) = 0 " if " color green bold w cdot color magenta bold %phi(color blue x) &lt; 0</annotation>
  </semantics>
</math>
</file>

<file path=Object 17/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n>0</mn>
      </mrow>
    </mrow>
    <annotation encoding="StarMath 5.0">color green bold w cdot color magenta bold %phi(color blue x) = 0</annotation>
  </semantics>
</math>
</file>

<file path=Object 18/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row>
          <mo stretchy="false">−</mo>
          <mn>0.25</mn>
        </mrow>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25 color magenta bold %phi (color blue x)
</annotation>
  </semantics>
</math>
</file>

<file path=Object 19/content.xml><?xml version="1.0" encoding="utf-8"?>
<math xmlns="http://www.w3.org/1998/Math/MathML">
  <semantics>
    <mrow>
      <mtable>
        <mtr>
          <mtd>
            <mrow>
              <mfrac>
                <mi>d</mi>
                <mrow>
                  <mi>d</mi>
                  <mstyle color="green">
                    <mrow>
                      <mi>w</mi>
                    </mrow>
                  </mstyle>
                </mrow>
              </mfrac>
              <mi>P</mi>
              <mrow>
                <mo stretchy="false">(</mo>
                <mrow>
                  <mrow>
                    <mrow>
                      <mstyle color="red">
                        <mrow>
                          <mi>y</mi>
                        </mrow>
                      </mstyle>
                      <mo stretchy="false">=</mo>
                      <mrow>
                        <mo stretchy="false">−</mo>
                        <mn>1</mn>
                      </mrow>
                    </mrow>
                    <mo stretchy="false">∣</mo>
                    <mstyle color="blue">
                      <mrow>
                        <mi>x</mi>
                      </mrow>
                    </mstyle>
                  </mrow>
                </mrow>
                <mo stretchy="false">)</mo>
              </mrow>
            </mrow>
          </mtd>
          <mtd>
            <mrow>
              <mtext>=</mtext>
            </mrow>
          </mtd>
          <mtd>
            <mrow>
              <mrow>
                <mo stretchy="false">−</mo>
                <mrow>
                  <mfrac>
                    <mrow>
                      <msup>
                        <mi>e</mi>
                        <mn>0</mn>
                      </msup>
                    </mrow>
                    <mrow>
                      <msup>
                        <mrow>
                          <mo stretchy="false">(</mo>
                          <mrow>
                            <mrow>
                              <mn>1</mn>
                              <mo stretchy="false">+</mo>
                              <msup>
                                <mi>e</mi>
                                <mn>0</mn>
                              </msup>
                            </mrow>
                          </mrow>
                          <mo stretchy="false">)</mo>
                        </mrow>
                        <mn>2</mn>
                      </msup>
                    </mrow>
                  </mfrac>
                </mrow>
              </mrow>
              <mstyle color="fuchsia">
                <mrow>
                  <mstyle mathvariant="bold">
                    <mrow>
                      <mo stretchy="false">ϕ</mo>
                    </mrow>
                  </mstyle>
                </mrow>
              </mstyle>
              <mrow>
                <mo stretchy="false">(</mo>
                <mrow>
                  <mstyle color="blue">
                    <mrow>
                      <mi>x</mi>
                    </mrow>
                  </mstyle>
                </mrow>
                <mo stretchy="false">)</mo>
              </mrow>
            </mrow>
          </mtd>
        </mtr>
        <mtr>
          <mtd>
            <mrow>
              <mrow/>
            </mrow>
          </mtd>
          <mtd>
            <mrow>
              <mtext>=</mtext>
            </mrow>
          </mtd>
          <mtd>
            <mrow>
              <mrow>
                <mo stretchy="false">−</mo>
                <mn>0.25</mn>
              </mrow>
              <mstyle color="fuchsia">
                <mrow>
                  <mstyle mathvariant="bold">
                    <mrow>
                      <mo stretchy="false">ϕ</mo>
                    </mrow>
                  </mstyle>
                </mrow>
              </mstyle>
              <mrow>
                <mo stretchy="false">(</mo>
                <mrow>
                  <mstyle color="blue">
                    <mrow>
                      <mi>x</mi>
                    </mrow>
                  </mstyle>
                </mrow>
                <mo stretchy="false">)</mo>
              </mrow>
            </mrow>
          </mtd>
        </mtr>
      </mtable>
    </mrow>
    <annotation encoding="StarMath 5.0">matrix{
d over {d color green w} P(color red y = -1 divides color blue x) # 
"=" #
-{{e^0} over {(1+e^0)^2}} color magenta bold %phi(color blue x) ##
{} # 
"=" #
-0.25 color magenta bold %phi(color blue x)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20pt" style:font-size-asian="2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2" chart:maximum="2" chart:reverse-direction="false" text:line-break="false" chart:link-data-style-to-source="false" chart:axis-position="0"/>
      <style:graphic-properties svg:stroke-color="#b3b3b3"/>
      <style:text-properties fo:font-size="20pt" style:font-size-asian="2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13cm" svg:height="9cm" xlink:href="." xlink:type="simple" chart:class="chart:scatter" chart:style-name="ch1">
        <chart:legend chart:legend-position="end" svg:x="8.788cm" svg:y="3.513cm" style:legend-expansion="high" chart:style-name="ch2"/>
        <chart:plot-area chart:style-name="ch3" chart:data-source-has-labels="both" svg:x="0.224cm" svg:y="0.18cm" svg:width="8.34cm" svg:height="8.64cm">
          <chartooo:coordinate-region svg:x="0.542cm" svg:y="0.568cm" svg:width="7.822cm" svg:height="7.228cm"/>
          <chart:axis chart:dimension="x" chart:name="primary-x" chart:style-name="ch4" chartooo:axis-type="auto">
            <chart:categories table:cell-range-address="local-table.$A$2:.$A$82"/>
          </chart:axis>
          <chart:axis chart:dimension="y" chart:name="primary-y" chart:style-name="ch5">
            <chart:grid chart:style-name="ch6" chart:class="major"/>
          </chart:axis>
          <chart:series chart:style-name="ch7" chart:values-cell-range-address="local-table.$C$2:.$C$82" chart:label-cell-address="local-table.$C$1" chart:class="chart:scatter">
            <chart:domain table:cell-range-address="local-table.$B$2:.$B$82"/>
            <chart:data-point chart:repeated="81"/>
          </chart:series>
          <chart:series chart:style-name="ch8" chart:values-cell-range-address="local-table.$D$2:.$D$82" chart:label-cell-address="local-table.$D$1" chart:class="chart:scatter">
            <chart:data-point chart:repeated="8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L2</text:p>
              </table:table-cell>
              <table:table-cell office:value-type="string">
                <text:p>L1</text:p>
              </table:table-cell>
            </table:table-row>
          </table:table-header-rows>
          <table:table-rows>
            <table:table-row>
              <table:table-cell office:value-type="string">
                <text:p>1</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2</text:p>
              </table:table-cell>
              <table:table-cell office:value-type="float" office:value="-1.95">
                <text:p>-1.95</text:p>
              </table:table-cell>
              <table:table-cell office:value-type="float" office:value="3.8025">
                <text:p>3.8025</text:p>
              </table:table-cell>
              <table:table-cell office:value-type="float" office:value="1.95">
                <text:p>1.95</text:p>
              </table:table-cell>
            </table:table-row>
            <table:table-row>
              <table:table-cell office:value-type="string">
                <text:p>3</text:p>
              </table:table-cell>
              <table:table-cell office:value-type="float" office:value="-1.9">
                <text:p>-1.9</text:p>
              </table:table-cell>
              <table:table-cell office:value-type="float" office:value="3.61">
                <text:p>3.61</text:p>
              </table:table-cell>
              <table:table-cell office:value-type="float" office:value="1.9">
                <text:p>1.9</text:p>
              </table:table-cell>
            </table:table-row>
            <table:table-row>
              <table:table-cell office:value-type="string">
                <text:p>4</text:p>
              </table:table-cell>
              <table:table-cell office:value-type="float" office:value="-1.85">
                <text:p>-1.85</text:p>
              </table:table-cell>
              <table:table-cell office:value-type="float" office:value="3.4225">
                <text:p>3.4225</text:p>
              </table:table-cell>
              <table:table-cell office:value-type="float" office:value="1.85">
                <text:p>1.85</text:p>
              </table:table-cell>
            </table:table-row>
            <table:table-row>
              <table:table-cell office:value-type="string">
                <text:p>5</text:p>
              </table:table-cell>
              <table:table-cell office:value-type="float" office:value="-1.8">
                <text:p>-1.8</text:p>
              </table:table-cell>
              <table:table-cell office:value-type="float" office:value="3.24">
                <text:p>3.24</text:p>
              </table:table-cell>
              <table:table-cell office:value-type="float" office:value="1.8">
                <text:p>1.8</text:p>
              </table:table-cell>
            </table:table-row>
            <table:table-row>
              <table:table-cell office:value-type="string">
                <text:p>6</text:p>
              </table:table-cell>
              <table:table-cell office:value-type="float" office:value="-1.75">
                <text:p>-1.75</text:p>
              </table:table-cell>
              <table:table-cell office:value-type="float" office:value="3.0625">
                <text:p>3.0625</text:p>
              </table:table-cell>
              <table:table-cell office:value-type="float" office:value="1.75">
                <text:p>1.75</text:p>
              </table:table-cell>
            </table:table-row>
            <table:table-row>
              <table:table-cell office:value-type="string">
                <text:p>7</text:p>
              </table:table-cell>
              <table:table-cell office:value-type="float" office:value="-1.7">
                <text:p>-1.7</text:p>
              </table:table-cell>
              <table:table-cell office:value-type="float" office:value="2.89">
                <text:p>2.89</text:p>
              </table:table-cell>
              <table:table-cell office:value-type="float" office:value="1.7">
                <text:p>1.7</text:p>
              </table:table-cell>
            </table:table-row>
            <table:table-row>
              <table:table-cell office:value-type="string">
                <text:p>8</text:p>
              </table:table-cell>
              <table:table-cell office:value-type="float" office:value="-1.65">
                <text:p>-1.65</text:p>
              </table:table-cell>
              <table:table-cell office:value-type="float" office:value="2.7225">
                <text:p>2.7225</text:p>
              </table:table-cell>
              <table:table-cell office:value-type="float" office:value="1.65">
                <text:p>1.65</text:p>
              </table:table-cell>
            </table:table-row>
            <table:table-row>
              <table:table-cell office:value-type="string">
                <text:p>9</text:p>
              </table:table-cell>
              <table:table-cell office:value-type="float" office:value="-1.6">
                <text:p>-1.6</text:p>
              </table:table-cell>
              <table:table-cell office:value-type="float" office:value="2.56">
                <text:p>2.56</text:p>
              </table:table-cell>
              <table:table-cell office:value-type="float" office:value="1.6">
                <text:p>1.6</text:p>
              </table:table-cell>
            </table:table-row>
            <table:table-row>
              <table:table-cell office:value-type="string">
                <text:p>10</text:p>
              </table:table-cell>
              <table:table-cell office:value-type="float" office:value="-1.55">
                <text:p>-1.55</text:p>
              </table:table-cell>
              <table:table-cell office:value-type="float" office:value="2.4025">
                <text:p>2.4025</text:p>
              </table:table-cell>
              <table:table-cell office:value-type="float" office:value="1.55">
                <text:p>1.55</text:p>
              </table:table-cell>
            </table:table-row>
            <table:table-row>
              <table:table-cell office:value-type="string">
                <text:p>11</text:p>
              </table:table-cell>
              <table:table-cell office:value-type="float" office:value="-1.5">
                <text:p>-1.5</text:p>
              </table:table-cell>
              <table:table-cell office:value-type="float" office:value="2.25">
                <text:p>2.25</text:p>
              </table:table-cell>
              <table:table-cell office:value-type="float" office:value="1.5">
                <text:p>1.5</text:p>
              </table:table-cell>
            </table:table-row>
            <table:table-row>
              <table:table-cell office:value-type="string">
                <text:p>12</text:p>
              </table:table-cell>
              <table:table-cell office:value-type="float" office:value="-1.45">
                <text:p>-1.45</text:p>
              </table:table-cell>
              <table:table-cell office:value-type="float" office:value="2.1025">
                <text:p>2.1025</text:p>
              </table:table-cell>
              <table:table-cell office:value-type="float" office:value="1.45">
                <text:p>1.45</text:p>
              </table:table-cell>
            </table:table-row>
            <table:table-row>
              <table:table-cell office:value-type="string">
                <text:p>13</text:p>
              </table:table-cell>
              <table:table-cell office:value-type="float" office:value="-1.4">
                <text:p>-1.4</text:p>
              </table:table-cell>
              <table:table-cell office:value-type="float" office:value="1.96">
                <text:p>1.96</text:p>
              </table:table-cell>
              <table:table-cell office:value-type="float" office:value="1.4">
                <text:p>1.4</text:p>
              </table:table-cell>
            </table:table-row>
            <table:table-row>
              <table:table-cell office:value-type="string">
                <text:p>14</text:p>
              </table:table-cell>
              <table:table-cell office:value-type="float" office:value="-1.35">
                <text:p>-1.35</text:p>
              </table:table-cell>
              <table:table-cell office:value-type="float" office:value="1.8225">
                <text:p>1.8225</text:p>
              </table:table-cell>
              <table:table-cell office:value-type="float" office:value="1.35">
                <text:p>1.35</text:p>
              </table:table-cell>
            </table:table-row>
            <table:table-row>
              <table:table-cell office:value-type="string">
                <text:p>15</text:p>
              </table:table-cell>
              <table:table-cell office:value-type="float" office:value="-1.3">
                <text:p>-1.3</text:p>
              </table:table-cell>
              <table:table-cell office:value-type="float" office:value="1.69">
                <text:p>1.69</text:p>
              </table:table-cell>
              <table:table-cell office:value-type="float" office:value="1.3">
                <text:p>1.3</text:p>
              </table:table-cell>
            </table:table-row>
            <table:table-row>
              <table:table-cell office:value-type="string">
                <text:p>16</text:p>
              </table:table-cell>
              <table:table-cell office:value-type="float" office:value="-1.25">
                <text:p>-1.25</text:p>
              </table:table-cell>
              <table:table-cell office:value-type="float" office:value="1.5625">
                <text:p>1.5625</text:p>
              </table:table-cell>
              <table:table-cell office:value-type="float" office:value="1.25">
                <text:p>1.25</text:p>
              </table:table-cell>
            </table:table-row>
            <table:table-row>
              <table:table-cell office:value-type="string">
                <text:p>17</text:p>
              </table:table-cell>
              <table:table-cell office:value-type="float" office:value="-1.2">
                <text:p>-1.2</text:p>
              </table:table-cell>
              <table:table-cell office:value-type="float" office:value="1.44">
                <text:p>1.44</text:p>
              </table:table-cell>
              <table:table-cell office:value-type="float" office:value="1.2">
                <text:p>1.2</text:p>
              </table:table-cell>
            </table:table-row>
            <table:table-row>
              <table:table-cell office:value-type="string">
                <text:p>18</text:p>
              </table:table-cell>
              <table:table-cell office:value-type="float" office:value="-1.15">
                <text:p>-1.15</text:p>
              </table:table-cell>
              <table:table-cell office:value-type="float" office:value="1.3225">
                <text:p>1.3225</text:p>
              </table:table-cell>
              <table:table-cell office:value-type="float" office:value="1.15">
                <text:p>1.15</text:p>
              </table:table-cell>
            </table:table-row>
            <table:table-row>
              <table:table-cell office:value-type="string">
                <text:p>19</text:p>
              </table:table-cell>
              <table:table-cell office:value-type="float" office:value="-1.1">
                <text:p>-1.1</text:p>
              </table:table-cell>
              <table:table-cell office:value-type="float" office:value="1.21">
                <text:p>1.21</text:p>
              </table:table-cell>
              <table:table-cell office:value-type="float" office:value="1.1">
                <text:p>1.1</text:p>
              </table:table-cell>
            </table:table-row>
            <table:table-row>
              <table:table-cell office:value-type="string">
                <text:p>20</text:p>
              </table:table-cell>
              <table:table-cell office:value-type="float" office:value="-1.05">
                <text:p>-1.05</text:p>
              </table:table-cell>
              <table:table-cell office:value-type="float" office:value="1.1025">
                <text:p>1.1025</text:p>
              </table:table-cell>
              <table:table-cell office:value-type="float" office:value="1.05">
                <text:p>1.05</text:p>
              </table:table-cell>
            </table:table-row>
            <table:table-row>
              <table:table-cell office:value-type="string">
                <text:p>21</text:p>
              </table:table-cell>
              <table:table-cell office:value-type="float" office:value="-0.999999999999999">
                <text:p>-0.999999999999999</text:p>
              </table:table-cell>
              <table:table-cell office:value-type="float" office:value="0.999999999999998">
                <text:p>0.999999999999998</text:p>
              </table:table-cell>
              <table:table-cell office:value-type="float" office:value="0.999999999999999">
                <text:p>0.999999999999999</text:p>
              </table:table-cell>
            </table:table-row>
            <table:table-row>
              <table:table-cell office:value-type="string">
                <text:p>22</text:p>
              </table:table-cell>
              <table:table-cell office:value-type="float" office:value="-0.949999999999999">
                <text:p>-0.949999999999999</text:p>
              </table:table-cell>
              <table:table-cell office:value-type="float" office:value="0.902499999999998">
                <text:p>0.902499999999998</text:p>
              </table:table-cell>
              <table:table-cell office:value-type="float" office:value="0.949999999999999">
                <text:p>0.949999999999999</text:p>
              </table:table-cell>
            </table:table-row>
            <table:table-row>
              <table:table-cell office:value-type="string">
                <text:p>23</text:p>
              </table:table-cell>
              <table:table-cell office:value-type="float" office:value="-0.899999999999999">
                <text:p>-0.899999999999999</text:p>
              </table:table-cell>
              <table:table-cell office:value-type="float" office:value="0.809999999999998">
                <text:p>0.809999999999998</text:p>
              </table:table-cell>
              <table:table-cell office:value-type="float" office:value="0.899999999999999">
                <text:p>0.899999999999999</text:p>
              </table:table-cell>
            </table:table-row>
            <table:table-row>
              <table:table-cell office:value-type="string">
                <text:p>24</text:p>
              </table:table-cell>
              <table:table-cell office:value-type="float" office:value="-0.849999999999999">
                <text:p>-0.849999999999999</text:p>
              </table:table-cell>
              <table:table-cell office:value-type="float" office:value="0.722499999999998">
                <text:p>0.722499999999998</text:p>
              </table:table-cell>
              <table:table-cell office:value-type="float" office:value="0.849999999999999">
                <text:p>0.849999999999999</text:p>
              </table:table-cell>
            </table:table-row>
            <table:table-row>
              <table:table-cell office:value-type="string">
                <text:p>25</text:p>
              </table:table-cell>
              <table:table-cell office:value-type="float" office:value="-0.799999999999999">
                <text:p>-0.799999999999999</text:p>
              </table:table-cell>
              <table:table-cell office:value-type="float" office:value="0.639999999999998">
                <text:p>0.639999999999998</text:p>
              </table:table-cell>
              <table:table-cell office:value-type="float" office:value="0.799999999999999">
                <text:p>0.799999999999999</text:p>
              </table:table-cell>
            </table:table-row>
            <table:table-row>
              <table:table-cell office:value-type="string">
                <text:p>26</text:p>
              </table:table-cell>
              <table:table-cell office:value-type="float" office:value="-0.749999999999999">
                <text:p>-0.749999999999999</text:p>
              </table:table-cell>
              <table:table-cell office:value-type="float" office:value="0.562499999999998">
                <text:p>0.562499999999998</text:p>
              </table:table-cell>
              <table:table-cell office:value-type="float" office:value="0.749999999999999">
                <text:p>0.749999999999999</text:p>
              </table:table-cell>
            </table:table-row>
            <table:table-row>
              <table:table-cell office:value-type="string">
                <text:p>27</text:p>
              </table:table-cell>
              <table:table-cell office:value-type="float" office:value="-0.699999999999999">
                <text:p>-0.699999999999999</text:p>
              </table:table-cell>
              <table:table-cell office:value-type="float" office:value="0.489999999999998">
                <text:p>0.489999999999998</text:p>
              </table:table-cell>
              <table:table-cell office:value-type="float" office:value="0.699999999999999">
                <text:p>0.699999999999999</text:p>
              </table:table-cell>
            </table:table-row>
            <table:table-row>
              <table:table-cell office:value-type="string">
                <text:p>28</text:p>
              </table:table-cell>
              <table:table-cell office:value-type="float" office:value="-0.649999999999999">
                <text:p>-0.649999999999999</text:p>
              </table:table-cell>
              <table:table-cell office:value-type="float" office:value="0.422499999999998">
                <text:p>0.422499999999998</text:p>
              </table:table-cell>
              <table:table-cell office:value-type="float" office:value="0.649999999999999">
                <text:p>0.649999999999999</text:p>
              </table:table-cell>
            </table:table-row>
            <table:table-row>
              <table:table-cell office:value-type="string">
                <text:p>29</text:p>
              </table:table-cell>
              <table:table-cell office:value-type="float" office:value="-0.599999999999999">
                <text:p>-0.599999999999999</text:p>
              </table:table-cell>
              <table:table-cell office:value-type="float" office:value="0.359999999999998">
                <text:p>0.359999999999998</text:p>
              </table:table-cell>
              <table:table-cell office:value-type="float" office:value="0.599999999999999">
                <text:p>0.599999999999999</text:p>
              </table:table-cell>
            </table:table-row>
            <table:table-row>
              <table:table-cell office:value-type="string">
                <text:p>30</text:p>
              </table:table-cell>
              <table:table-cell office:value-type="float" office:value="-0.549999999999999">
                <text:p>-0.549999999999999</text:p>
              </table:table-cell>
              <table:table-cell office:value-type="float" office:value="0.302499999999999">
                <text:p>0.302499999999999</text:p>
              </table:table-cell>
              <table:table-cell office:value-type="float" office:value="0.549999999999999">
                <text:p>0.549999999999999</text:p>
              </table:table-cell>
            </table:table-row>
            <table:table-row>
              <table:table-cell office:value-type="string">
                <text:p>31</text:p>
              </table:table-cell>
              <table:table-cell office:value-type="float" office:value="-0.499999999999999">
                <text:p>-0.499999999999999</text:p>
              </table:table-cell>
              <table:table-cell office:value-type="float" office:value="0.249999999999999">
                <text:p>0.249999999999999</text:p>
              </table:table-cell>
              <table:table-cell office:value-type="float" office:value="0.499999999999999">
                <text:p>0.499999999999999</text:p>
              </table:table-cell>
            </table:table-row>
            <table:table-row>
              <table:table-cell office:value-type="string">
                <text:p>32</text:p>
              </table:table-cell>
              <table:table-cell office:value-type="float" office:value="-0.449999999999999">
                <text:p>-0.449999999999999</text:p>
              </table:table-cell>
              <table:table-cell office:value-type="float" office:value="0.202499999999999">
                <text:p>0.202499999999999</text:p>
              </table:table-cell>
              <table:table-cell office:value-type="float" office:value="0.449999999999999">
                <text:p>0.449999999999999</text:p>
              </table:table-cell>
            </table:table-row>
            <table:table-row>
              <table:table-cell office:value-type="string">
                <text:p>33</text:p>
              </table:table-cell>
              <table:table-cell office:value-type="float" office:value="-0.399999999999999">
                <text:p>-0.399999999999999</text:p>
              </table:table-cell>
              <table:table-cell office:value-type="float" office:value="0.159999999999999">
                <text:p>0.159999999999999</text:p>
              </table:table-cell>
              <table:table-cell office:value-type="float" office:value="0.399999999999999">
                <text:p>0.399999999999999</text:p>
              </table:table-cell>
            </table:table-row>
            <table:table-row>
              <table:table-cell office:value-type="string">
                <text:p>34</text:p>
              </table:table-cell>
              <table:table-cell office:value-type="float" office:value="-0.349999999999999">
                <text:p>-0.349999999999999</text:p>
              </table:table-cell>
              <table:table-cell office:value-type="float" office:value="0.122499999999999">
                <text:p>0.122499999999999</text:p>
              </table:table-cell>
              <table:table-cell office:value-type="float" office:value="0.349999999999999">
                <text:p>0.349999999999999</text:p>
              </table:table-cell>
            </table:table-row>
            <table:table-row>
              <table:table-cell office:value-type="string">
                <text:p>35</text:p>
              </table:table-cell>
              <table:table-cell office:value-type="float" office:value="-0.299999999999998">
                <text:p>-0.299999999999998</text:p>
              </table:table-cell>
              <table:table-cell office:value-type="float" office:value="0.0899999999999991">
                <text:p>0.0899999999999991</text:p>
              </table:table-cell>
              <table:table-cell office:value-type="float" office:value="0.299999999999998">
                <text:p>0.299999999999998</text:p>
              </table:table-cell>
            </table:table-row>
            <table:table-row>
              <table:table-cell office:value-type="string">
                <text:p>36</text:p>
              </table:table-cell>
              <table:table-cell office:value-type="float" office:value="-0.249999999999998">
                <text:p>-0.249999999999998</text:p>
              </table:table-cell>
              <table:table-cell office:value-type="float" office:value="0.0624999999999992">
                <text:p>0.0624999999999992</text:p>
              </table:table-cell>
              <table:table-cell office:value-type="float" office:value="0.249999999999998">
                <text:p>0.249999999999998</text:p>
              </table:table-cell>
            </table:table-row>
            <table:table-row>
              <table:table-cell office:value-type="string">
                <text:p>37</text:p>
              </table:table-cell>
              <table:table-cell office:value-type="float" office:value="-0.199999999999998">
                <text:p>-0.199999999999998</text:p>
              </table:table-cell>
              <table:table-cell office:value-type="float" office:value="0.0399999999999994">
                <text:p>0.0399999999999994</text:p>
              </table:table-cell>
              <table:table-cell office:value-type="float" office:value="0.199999999999998">
                <text:p>0.199999999999998</text:p>
              </table:table-cell>
            </table:table-row>
            <table:table-row>
              <table:table-cell office:value-type="string">
                <text:p>38</text:p>
              </table:table-cell>
              <table:table-cell office:value-type="float" office:value="-0.149999999999998">
                <text:p>-0.149999999999998</text:p>
              </table:table-cell>
              <table:table-cell office:value-type="float" office:value="0.0224999999999995">
                <text:p>0.0224999999999995</text:p>
              </table:table-cell>
              <table:table-cell office:value-type="float" office:value="0.149999999999998">
                <text:p>0.149999999999998</text:p>
              </table:table-cell>
            </table:table-row>
            <table:table-row>
              <table:table-cell office:value-type="string">
                <text:p>39</text:p>
              </table:table-cell>
              <table:table-cell office:value-type="float" office:value="-0.0999999999999983">
                <text:p>-0.0999999999999983</text:p>
              </table:table-cell>
              <table:table-cell office:value-type="float" office:value="0.00999999999999966">
                <text:p>0.00999999999999966</text:p>
              </table:table-cell>
              <table:table-cell office:value-type="float" office:value="0.0999999999999983">
                <text:p>0.0999999999999983</text:p>
              </table:table-cell>
            </table:table-row>
            <table:table-row>
              <table:table-cell office:value-type="string">
                <text:p>40</text:p>
              </table:table-cell>
              <table:table-cell office:value-type="float" office:value="-0.0499999999999983">
                <text:p>-0.0499999999999983</text:p>
              </table:table-cell>
              <table:table-cell office:value-type="float" office:value="0.00249999999999983">
                <text:p>0.00249999999999983</text:p>
              </table:table-cell>
              <table:table-cell office:value-type="float" office:value="0.0499999999999983">
                <text:p>0.0499999999999983</text:p>
              </table:table-cell>
            </table:table-row>
            <table:table-row>
              <table:table-cell office:value-type="string">
                <text:p>41</text:p>
              </table:table-cell>
              <table:table-cell office:value-type="float" office:value="1.77635683940025E-015">
                <text:p>1.77635683940025E-015</text:p>
              </table:table-cell>
              <table:table-cell office:value-type="float" office:value="3.15544362088405E-030">
                <text:p>3.15544362088405E-030</text:p>
              </table:table-cell>
              <table:table-cell office:value-type="float" office:value="1.77635683940025E-015">
                <text:p>1.77635683940025E-015</text:p>
              </table:table-cell>
            </table:table-row>
            <table:table-row>
              <table:table-cell office:value-type="string">
                <text:p>42</text:p>
              </table:table-cell>
              <table:table-cell office:value-type="float" office:value="0.0500000000000016">
                <text:p>0.0500000000000016</text:p>
              </table:table-cell>
              <table:table-cell office:value-type="float" office:value="0.00250000000000016">
                <text:p>0.00250000000000016</text:p>
              </table:table-cell>
              <table:table-cell office:value-type="float" office:value="0.0500000000000016">
                <text:p>0.0500000000000016</text:p>
              </table:table-cell>
            </table:table-row>
            <table:table-row>
              <table:table-cell office:value-type="string">
                <text:p>43</text:p>
              </table:table-cell>
              <table:table-cell office:value-type="float" office:value="0.100000000000002">
                <text:p>0.100000000000002</text:p>
              </table:table-cell>
              <table:table-cell office:value-type="float" office:value="0.0100000000000004">
                <text:p>0.0100000000000004</text:p>
              </table:table-cell>
              <table:table-cell office:value-type="float" office:value="0.100000000000002">
                <text:p>0.100000000000002</text:p>
              </table:table-cell>
            </table:table-row>
            <table:table-row>
              <table:table-cell office:value-type="string">
                <text:p>44</text:p>
              </table:table-cell>
              <table:table-cell office:value-type="float" office:value="0.150000000000002">
                <text:p>0.150000000000002</text:p>
              </table:table-cell>
              <table:table-cell office:value-type="float" office:value="0.0225000000000006">
                <text:p>0.0225000000000006</text:p>
              </table:table-cell>
              <table:table-cell office:value-type="float" office:value="0.150000000000002">
                <text:p>0.150000000000002</text:p>
              </table:table-cell>
            </table:table-row>
            <table:table-row>
              <table:table-cell office:value-type="string">
                <text:p>45</text:p>
              </table:table-cell>
              <table:table-cell office:value-type="float" office:value="0.200000000000002">
                <text:p>0.200000000000002</text:p>
              </table:table-cell>
              <table:table-cell office:value-type="float" office:value="0.0400000000000008">
                <text:p>0.0400000000000008</text:p>
              </table:table-cell>
              <table:table-cell office:value-type="float" office:value="0.200000000000002">
                <text:p>0.200000000000002</text:p>
              </table:table-cell>
            </table:table-row>
            <table:table-row>
              <table:table-cell office:value-type="string">
                <text:p>46</text:p>
              </table:table-cell>
              <table:table-cell office:value-type="float" office:value="0.250000000000002">
                <text:p>0.250000000000002</text:p>
              </table:table-cell>
              <table:table-cell office:value-type="float" office:value="0.0625000000000009">
                <text:p>0.0625000000000009</text:p>
              </table:table-cell>
              <table:table-cell office:value-type="float" office:value="0.250000000000002">
                <text:p>0.250000000000002</text:p>
              </table:table-cell>
            </table:table-row>
            <table:table-row>
              <table:table-cell office:value-type="string">
                <text:p>47</text:p>
              </table:table-cell>
              <table:table-cell office:value-type="float" office:value="0.300000000000002">
                <text:p>0.300000000000002</text:p>
              </table:table-cell>
              <table:table-cell office:value-type="float" office:value="0.0900000000000012">
                <text:p>0.0900000000000012</text:p>
              </table:table-cell>
              <table:table-cell office:value-type="float" office:value="0.300000000000002">
                <text:p>0.300000000000002</text:p>
              </table:table-cell>
            </table:table-row>
            <table:table-row>
              <table:table-cell office:value-type="string">
                <text:p>48</text:p>
              </table:table-cell>
              <table:table-cell office:value-type="float" office:value="0.350000000000002">
                <text:p>0.350000000000002</text:p>
              </table:table-cell>
              <table:table-cell office:value-type="float" office:value="0.122500000000002">
                <text:p>0.122500000000002</text:p>
              </table:table-cell>
              <table:table-cell office:value-type="float" office:value="0.350000000000002">
                <text:p>0.350000000000002</text:p>
              </table:table-cell>
            </table:table-row>
            <table:table-row>
              <table:table-cell office:value-type="string">
                <text:p>49</text:p>
              </table:table-cell>
              <table:table-cell office:value-type="float" office:value="0.400000000000002">
                <text:p>0.400000000000002</text:p>
              </table:table-cell>
              <table:table-cell office:value-type="float" office:value="0.160000000000002">
                <text:p>0.160000000000002</text:p>
              </table:table-cell>
              <table:table-cell office:value-type="float" office:value="0.400000000000002">
                <text:p>0.400000000000002</text:p>
              </table:table-cell>
            </table:table-row>
            <table:table-row>
              <table:table-cell office:value-type="string">
                <text:p>50</text:p>
              </table:table-cell>
              <table:table-cell office:value-type="float" office:value="0.450000000000002">
                <text:p>0.450000000000002</text:p>
              </table:table-cell>
              <table:table-cell office:value-type="float" office:value="0.202500000000002">
                <text:p>0.202500000000002</text:p>
              </table:table-cell>
              <table:table-cell office:value-type="float" office:value="0.450000000000002">
                <text:p>0.450000000000002</text:p>
              </table:table-cell>
            </table:table-row>
            <table:table-row>
              <table:table-cell office:value-type="string">
                <text:p>51</text:p>
              </table:table-cell>
              <table:table-cell office:value-type="float" office:value="0.500000000000002">
                <text:p>0.500000000000002</text:p>
              </table:table-cell>
              <table:table-cell office:value-type="float" office:value="0.250000000000002">
                <text:p>0.250000000000002</text:p>
              </table:table-cell>
              <table:table-cell office:value-type="float" office:value="0.500000000000002">
                <text:p>0.500000000000002</text:p>
              </table:table-cell>
            </table:table-row>
            <table:table-row>
              <table:table-cell office:value-type="string">
                <text:p>52</text:p>
              </table:table-cell>
              <table:table-cell office:value-type="float" office:value="0.550000000000003">
                <text:p>0.550000000000003</text:p>
              </table:table-cell>
              <table:table-cell office:value-type="float" office:value="0.302500000000003">
                <text:p>0.302500000000003</text:p>
              </table:table-cell>
              <table:table-cell office:value-type="float" office:value="0.550000000000003">
                <text:p>0.550000000000003</text:p>
              </table:table-cell>
            </table:table-row>
            <table:table-row>
              <table:table-cell office:value-type="string">
                <text:p>53</text:p>
              </table:table-cell>
              <table:table-cell office:value-type="float" office:value="0.600000000000002">
                <text:p>0.600000000000002</text:p>
              </table:table-cell>
              <table:table-cell office:value-type="float" office:value="0.360000000000003">
                <text:p>0.360000000000003</text:p>
              </table:table-cell>
              <table:table-cell office:value-type="float" office:value="0.600000000000002">
                <text:p>0.600000000000002</text:p>
              </table:table-cell>
            </table:table-row>
            <table:table-row>
              <table:table-cell office:value-type="string">
                <text:p>54</text:p>
              </table:table-cell>
              <table:table-cell office:value-type="float" office:value="0.650000000000002">
                <text:p>0.650000000000002</text:p>
              </table:table-cell>
              <table:table-cell office:value-type="float" office:value="0.422500000000003">
                <text:p>0.422500000000003</text:p>
              </table:table-cell>
              <table:table-cell office:value-type="float" office:value="0.650000000000002">
                <text:p>0.650000000000002</text:p>
              </table:table-cell>
            </table:table-row>
            <table:table-row>
              <table:table-cell office:value-type="string">
                <text:p>55</text:p>
              </table:table-cell>
              <table:table-cell office:value-type="float" office:value="0.700000000000002">
                <text:p>0.700000000000002</text:p>
              </table:table-cell>
              <table:table-cell office:value-type="float" office:value="0.490000000000003">
                <text:p>0.490000000000003</text:p>
              </table:table-cell>
              <table:table-cell office:value-type="float" office:value="0.700000000000002">
                <text:p>0.700000000000002</text:p>
              </table:table-cell>
            </table:table-row>
            <table:table-row>
              <table:table-cell office:value-type="string">
                <text:p>56</text:p>
              </table:table-cell>
              <table:table-cell office:value-type="float" office:value="0.750000000000003">
                <text:p>0.750000000000003</text:p>
              </table:table-cell>
              <table:table-cell office:value-type="float" office:value="0.562500000000004">
                <text:p>0.562500000000004</text:p>
              </table:table-cell>
              <table:table-cell office:value-type="float" office:value="0.750000000000003">
                <text:p>0.750000000000003</text:p>
              </table:table-cell>
            </table:table-row>
            <table:table-row>
              <table:table-cell office:value-type="string">
                <text:p>57</text:p>
              </table:table-cell>
              <table:table-cell office:value-type="float" office:value="0.800000000000003">
                <text:p>0.800000000000003</text:p>
              </table:table-cell>
              <table:table-cell office:value-type="float" office:value="0.640000000000004">
                <text:p>0.640000000000004</text:p>
              </table:table-cell>
              <table:table-cell office:value-type="float" office:value="0.800000000000003">
                <text:p>0.800000000000003</text:p>
              </table:table-cell>
            </table:table-row>
            <table:table-row>
              <table:table-cell office:value-type="string">
                <text:p>58</text:p>
              </table:table-cell>
              <table:table-cell office:value-type="float" office:value="0.850000000000002">
                <text:p>0.850000000000002</text:p>
              </table:table-cell>
              <table:table-cell office:value-type="float" office:value="0.722500000000004">
                <text:p>0.722500000000004</text:p>
              </table:table-cell>
              <table:table-cell office:value-type="float" office:value="0.850000000000002">
                <text:p>0.850000000000002</text:p>
              </table:table-cell>
            </table:table-row>
            <table:table-row>
              <table:table-cell office:value-type="string">
                <text:p>59</text:p>
              </table:table-cell>
              <table:table-cell office:value-type="float" office:value="0.900000000000003">
                <text:p>0.900000000000003</text:p>
              </table:table-cell>
              <table:table-cell office:value-type="float" office:value="0.810000000000005">
                <text:p>0.810000000000005</text:p>
              </table:table-cell>
              <table:table-cell office:value-type="float" office:value="0.900000000000003">
                <text:p>0.900000000000003</text:p>
              </table:table-cell>
            </table:table-row>
            <table:table-row>
              <table:table-cell office:value-type="string">
                <text:p>60</text:p>
              </table:table-cell>
              <table:table-cell office:value-type="float" office:value="0.950000000000003">
                <text:p>0.950000000000003</text:p>
              </table:table-cell>
              <table:table-cell office:value-type="float" office:value="0.902500000000005">
                <text:p>0.902500000000005</text:p>
              </table:table-cell>
              <table:table-cell office:value-type="float" office:value="0.950000000000003">
                <text:p>0.950000000000003</text:p>
              </table:table-cell>
            </table:table-row>
            <table:table-row>
              <table:table-cell office:value-type="string">
                <text:p>61</text:p>
              </table:table-cell>
              <table:table-cell office:value-type="float" office:value="1">
                <text:p>1</text:p>
              </table:table-cell>
              <table:table-cell office:value-type="float" office:value="1.00000000000001">
                <text:p>1.00000000000001</text:p>
              </table:table-cell>
              <table:table-cell office:value-type="float" office:value="1">
                <text:p>1</text:p>
              </table:table-cell>
            </table:table-row>
            <table:table-row>
              <table:table-cell office:value-type="string">
                <text:p>62</text:p>
              </table:table-cell>
              <table:table-cell office:value-type="float" office:value="1.05">
                <text:p>1.05</text:p>
              </table:table-cell>
              <table:table-cell office:value-type="float" office:value="1.10250000000001">
                <text:p>1.10250000000001</text:p>
              </table:table-cell>
              <table:table-cell office:value-type="float" office:value="1.05">
                <text:p>1.05</text:p>
              </table:table-cell>
            </table:table-row>
            <table:table-row>
              <table:table-cell office:value-type="string">
                <text:p>63</text:p>
              </table:table-cell>
              <table:table-cell office:value-type="float" office:value="1.1">
                <text:p>1.1</text:p>
              </table:table-cell>
              <table:table-cell office:value-type="float" office:value="1.21000000000001">
                <text:p>1.21000000000001</text:p>
              </table:table-cell>
              <table:table-cell office:value-type="float" office:value="1.1">
                <text:p>1.1</text:p>
              </table:table-cell>
            </table:table-row>
            <table:table-row>
              <table:table-cell office:value-type="string">
                <text:p>64</text:p>
              </table:table-cell>
              <table:table-cell office:value-type="float" office:value="1.15">
                <text:p>1.15</text:p>
              </table:table-cell>
              <table:table-cell office:value-type="float" office:value="1.32250000000001">
                <text:p>1.32250000000001</text:p>
              </table:table-cell>
              <table:table-cell office:value-type="float" office:value="1.15">
                <text:p>1.15</text:p>
              </table:table-cell>
            </table:table-row>
            <table:table-row>
              <table:table-cell office:value-type="string">
                <text:p>65</text:p>
              </table:table-cell>
              <table:table-cell office:value-type="float" office:value="1.2">
                <text:p>1.2</text:p>
              </table:table-cell>
              <table:table-cell office:value-type="float" office:value="1.44000000000001">
                <text:p>1.44000000000001</text:p>
              </table:table-cell>
              <table:table-cell office:value-type="float" office:value="1.2">
                <text:p>1.2</text:p>
              </table:table-cell>
            </table:table-row>
            <table:table-row>
              <table:table-cell office:value-type="string">
                <text:p>66</text:p>
              </table:table-cell>
              <table:table-cell office:value-type="float" office:value="1.25">
                <text:p>1.25</text:p>
              </table:table-cell>
              <table:table-cell office:value-type="float" office:value="1.56250000000001">
                <text:p>1.56250000000001</text:p>
              </table:table-cell>
              <table:table-cell office:value-type="float" office:value="1.25">
                <text:p>1.25</text:p>
              </table:table-cell>
            </table:table-row>
            <table:table-row>
              <table:table-cell office:value-type="string">
                <text:p>67</text:p>
              </table:table-cell>
              <table:table-cell office:value-type="float" office:value="1.3">
                <text:p>1.3</text:p>
              </table:table-cell>
              <table:table-cell office:value-type="float" office:value="1.69000000000001">
                <text:p>1.69000000000001</text:p>
              </table:table-cell>
              <table:table-cell office:value-type="float" office:value="1.3">
                <text:p>1.3</text:p>
              </table:table-cell>
            </table:table-row>
            <table:table-row>
              <table:table-cell office:value-type="string">
                <text:p>68</text:p>
              </table:table-cell>
              <table:table-cell office:value-type="float" office:value="1.35">
                <text:p>1.35</text:p>
              </table:table-cell>
              <table:table-cell office:value-type="float" office:value="1.82250000000001">
                <text:p>1.82250000000001</text:p>
              </table:table-cell>
              <table:table-cell office:value-type="float" office:value="1.35">
                <text:p>1.35</text:p>
              </table:table-cell>
            </table:table-row>
            <table:table-row>
              <table:table-cell office:value-type="string">
                <text:p>69</text:p>
              </table:table-cell>
              <table:table-cell office:value-type="float" office:value="1.4">
                <text:p>1.4</text:p>
              </table:table-cell>
              <table:table-cell office:value-type="float" office:value="1.96000000000001">
                <text:p>1.96000000000001</text:p>
              </table:table-cell>
              <table:table-cell office:value-type="float" office:value="1.4">
                <text:p>1.4</text:p>
              </table:table-cell>
            </table:table-row>
            <table:table-row>
              <table:table-cell office:value-type="string">
                <text:p>70</text:p>
              </table:table-cell>
              <table:table-cell office:value-type="float" office:value="1.45">
                <text:p>1.45</text:p>
              </table:table-cell>
              <table:table-cell office:value-type="float" office:value="2.10250000000001">
                <text:p>2.10250000000001</text:p>
              </table:table-cell>
              <table:table-cell office:value-type="float" office:value="1.45">
                <text:p>1.45</text:p>
              </table:table-cell>
            </table:table-row>
            <table:table-row>
              <table:table-cell office:value-type="string">
                <text:p>71</text:p>
              </table:table-cell>
              <table:table-cell office:value-type="float" office:value="1.5">
                <text:p>1.5</text:p>
              </table:table-cell>
              <table:table-cell office:value-type="float" office:value="2.25000000000001">
                <text:p>2.25000000000001</text:p>
              </table:table-cell>
              <table:table-cell office:value-type="float" office:value="1.5">
                <text:p>1.5</text:p>
              </table:table-cell>
            </table:table-row>
            <table:table-row>
              <table:table-cell office:value-type="string">
                <text:p>72</text:p>
              </table:table-cell>
              <table:table-cell office:value-type="float" office:value="1.55">
                <text:p>1.55</text:p>
              </table:table-cell>
              <table:table-cell office:value-type="float" office:value="2.40250000000001">
                <text:p>2.40250000000001</text:p>
              </table:table-cell>
              <table:table-cell office:value-type="float" office:value="1.55">
                <text:p>1.55</text:p>
              </table:table-cell>
            </table:table-row>
            <table:table-row>
              <table:table-cell office:value-type="string">
                <text:p>73</text:p>
              </table:table-cell>
              <table:table-cell office:value-type="float" office:value="1.6">
                <text:p>1.6</text:p>
              </table:table-cell>
              <table:table-cell office:value-type="float" office:value="2.56000000000001">
                <text:p>2.56000000000001</text:p>
              </table:table-cell>
              <table:table-cell office:value-type="float" office:value="1.6">
                <text:p>1.6</text:p>
              </table:table-cell>
            </table:table-row>
            <table:table-row>
              <table:table-cell office:value-type="string">
                <text:p>74</text:p>
              </table:table-cell>
              <table:table-cell office:value-type="float" office:value="1.65">
                <text:p>1.65</text:p>
              </table:table-cell>
              <table:table-cell office:value-type="float" office:value="2.72250000000001">
                <text:p>2.72250000000001</text:p>
              </table:table-cell>
              <table:table-cell office:value-type="float" office:value="1.65">
                <text:p>1.65</text:p>
              </table:table-cell>
            </table:table-row>
            <table:table-row>
              <table:table-cell office:value-type="string">
                <text:p>75</text:p>
              </table:table-cell>
              <table:table-cell office:value-type="float" office:value="1.7">
                <text:p>1.7</text:p>
              </table:table-cell>
              <table:table-cell office:value-type="float" office:value="2.89000000000001">
                <text:p>2.89000000000001</text:p>
              </table:table-cell>
              <table:table-cell office:value-type="float" office:value="1.7">
                <text:p>1.7</text:p>
              </table:table-cell>
            </table:table-row>
            <table:table-row>
              <table:table-cell office:value-type="string">
                <text:p>76</text:p>
              </table:table-cell>
              <table:table-cell office:value-type="float" office:value="1.75">
                <text:p>1.75</text:p>
              </table:table-cell>
              <table:table-cell office:value-type="float" office:value="3.06250000000001">
                <text:p>3.06250000000001</text:p>
              </table:table-cell>
              <table:table-cell office:value-type="float" office:value="1.75">
                <text:p>1.75</text:p>
              </table:table-cell>
            </table:table-row>
            <table:table-row>
              <table:table-cell office:value-type="string">
                <text:p>77</text:p>
              </table:table-cell>
              <table:table-cell office:value-type="float" office:value="1.8">
                <text:p>1.8</text:p>
              </table:table-cell>
              <table:table-cell office:value-type="float" office:value="3.24000000000001">
                <text:p>3.24000000000001</text:p>
              </table:table-cell>
              <table:table-cell office:value-type="float" office:value="1.8">
                <text:p>1.8</text:p>
              </table:table-cell>
            </table:table-row>
            <table:table-row>
              <table:table-cell office:value-type="string">
                <text:p>78</text:p>
              </table:table-cell>
              <table:table-cell office:value-type="float" office:value="1.85">
                <text:p>1.85</text:p>
              </table:table-cell>
              <table:table-cell office:value-type="float" office:value="3.42250000000001">
                <text:p>3.42250000000001</text:p>
              </table:table-cell>
              <table:table-cell office:value-type="float" office:value="1.85">
                <text:p>1.85</text:p>
              </table:table-cell>
            </table:table-row>
            <table:table-row>
              <table:table-cell office:value-type="string">
                <text:p>79</text:p>
              </table:table-cell>
              <table:table-cell office:value-type="float" office:value="1.9">
                <text:p>1.9</text:p>
              </table:table-cell>
              <table:table-cell office:value-type="float" office:value="3.61000000000001">
                <text:p>3.61000000000001</text:p>
              </table:table-cell>
              <table:table-cell office:value-type="float" office:value="1.9">
                <text:p>1.9</text:p>
              </table:table-cell>
            </table:table-row>
            <table:table-row>
              <table:table-cell office:value-type="string">
                <text:p>80</text:p>
              </table:table-cell>
              <table:table-cell office:value-type="float" office:value="1.95">
                <text:p>1.95</text:p>
              </table:table-cell>
              <table:table-cell office:value-type="float" office:value="3.80250000000001">
                <text:p>3.80250000000001</text:p>
              </table:table-cell>
              <table:table-cell office:value-type="float" office:value="1.95">
                <text:p>1.95</text:p>
              </table:table-cell>
            </table:table-row>
            <table:table-row>
              <table:table-cell office:value-type="string">
                <text:p>81</text:p>
              </table:table-cell>
              <table:table-cell office:value-type="float" office:value="2">
                <text:p>2</text:p>
              </table:table-cell>
              <table:table-cell office:value-type="float" office:value="4.00000000000001">
                <text:p>4.0000000000000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0/content.xml><?xml version="1.0" encoding="utf-8"?>
<math xmlns="http://www.w3.org/1998/Math/MathML">
  <semantics>
    <mrow>
      <mrow>
        <mstyle color="green">
          <mrow>
            <mstyle mathvariant="bold">
              <mrow>
                <mi>w</mi>
              </mrow>
            </mstyle>
          </mrow>
        </mstyle>
        <mo stretchy="false">⋅</mo>
        <mstyle color="fuchsia">
          <mrow>
            <mstyle mathvariant="bold">
              <mrow>
                <mo stretchy="false">ϕ</mo>
              </mrow>
            </mstyle>
          </mrow>
        </mstyle>
      </mrow>
      <mrow>
        <mrow>
          <mo stretchy="false">(</mo>
          <mrow>
            <mstyle color="blue">
              <mrow>
                <mi>x</mi>
              </mrow>
            </mstyle>
          </mrow>
          <mo stretchy="false">)</mo>
        </mrow>
        <mo stretchy="false">=</mo>
        <mrow>
          <mo stretchy="false">−</mo>
          <mn>1</mn>
        </mrow>
      </mrow>
    </mrow>
    <annotation encoding="StarMath 5.0">color green bold w cdot color magenta bold %phi(color blue x) = -1</annotation>
  </semantics>
</math>
</file>

<file path=Object 2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n>0.196</mn>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0.196 color magenta bold %phi (color blue x)
</annotation>
  </semantics>
</math>
</file>

<file path=Object 22/content.xml><?xml version="1.0" encoding="utf-8"?>
<math xmlns="http://www.w3.org/1998/Math/MathML" display="block">
  <semantics>
    <mtable>
      <mtr>
        <mtd>
          <mrow>
            <mfrac>
              <mi>d</mi>
              <mrow>
                <mi>d</mi>
                <mstyle color="green">
                  <mi>w</mi>
                </mstyle>
              </mrow>
            </mfrac>
            <mi>P</mi>
            <mrow>
              <mo fence="true" stretchy="false">(</mo>
              <mrow>
                <mrow>
                  <mstyle color="red">
                    <mi>y</mi>
                  </mstyle>
                  <mo stretchy="false">=</mo>
                  <mn>1</mn>
                  <mo stretchy="false">∣</mo>
                  <mstyle color="blue">
                    <mi>x</mi>
                  </mstyle>
                </mrow>
              </mrow>
              <mo fence="true" stretchy="false">)</mo>
            </mrow>
          </mrow>
        </mtd>
        <mtd>
          <mtext>=</mtext>
        </mtd>
        <mtd>
          <mrow>
            <mfrac>
              <msup>
                <mi>e</mi>
                <mrow>
                  <mo stretchy="false">−</mo>
                  <mn>1</mn>
                </mrow>
              </msup>
              <msup>
                <mrow>
                  <mo fence="true" stretchy="false">(</mo>
                  <mrow>
                    <mrow>
                      <mn>1</mn>
                      <mo stretchy="false">+</mo>
                      <msup>
                        <mi>e</mi>
                        <mrow>
                          <mo stretchy="false">−</mo>
                          <mn>1</mn>
                        </mrow>
                      </msup>
                    </mrow>
                  </mrow>
                  <mo fence="true" stretchy="false">)</mo>
                </mrow>
                <mn>2</mn>
              </msup>
            </mfrac>
            <mstyle color="fuchsia">
              <mstyle mathvariant="bold">
                <mi mathvariant="normal">ϕ</mi>
              </mstyle>
            </mstyle>
            <mrow>
              <mo fence="true" stretchy="false">(</mo>
              <mrow>
                <mstyle color="blue">
                  <mi>x</mi>
                </mstyle>
              </mrow>
              <mo fence="true" stretchy="false">)</mo>
            </mrow>
          </mrow>
        </mtd>
      </mtr>
      <mtr>
        <mtd>
          <mrow/>
        </mtd>
        <mtd>
          <mtext>=</mtext>
        </mtd>
        <mtd>
          <mrow>
            <mn>0.196</mn>
            <mstyle color="fuchsia">
              <mstyle mathvariant="bold">
                <mi mathvariant="normal">ϕ</mi>
              </mstyle>
            </mstyle>
            <mrow>
              <mo fence="true" stretchy="false">(</mo>
              <mrow>
                <mstyle color="blue">
                  <mi>x</mi>
                </mstyle>
              </mrow>
              <mo fence="true" stretchy="false">)</mo>
            </mrow>
          </mrow>
        </mtd>
      </mtr>
    </mtable>
    <annotation encoding="StarMath 5.0">matrix{
d over {d color green w} P(color red y = 1 divides color blue x) # 
"=" #
{{e^{-1}} over {(1+e^{-1})^2}} color magenta bold %phi(color blue x) ##
{} # 
"=" #
0.196 color magenta bold %phi(color blue x)
}</annotation>
  </semantics>
</math>
</file>

<file path=Object 23/content.xml><?xml version="1.0" encoding="utf-8"?>
<math xmlns="http://www.w3.org/1998/Math/MathML">
  <semantics>
    <mrow>
      <mrow>
        <mo stretchy="false">α</mo>
        <mo stretchy="false">=</mo>
        <mfrac>
          <mrow>
            <mn>1</mn>
          </mrow>
          <mrow>
            <mrow>
              <mi>C</mi>
              <mo stretchy="false">+</mo>
              <mi>t</mi>
            </mrow>
          </mrow>
        </mfrac>
      </mrow>
    </mrow>
    <annotation encoding="StarMath 5.0">%alpha = {1} over {C + t}</annotation>
  </semantics>
</math>
</file>

<file path=Object 3/content.xml><?xml version="1.0" encoding="utf-8"?>
<math xmlns="http://www.w3.org/1998/Math/MathML">
  <semantics>
    <mrow>
      <mtable>
        <mtr>
          <mtd>
            <mrow>
              <mstyle color="red">
                <mrow>
                  <mi>y</mi>
                </mrow>
              </mstyle>
            </mrow>
          </mtd>
          <mtd>
            <mrow>
              <mtext>=</mtext>
            </mrow>
          </mtd>
          <mtd>
            <mrow>
              <mtext>sign</mtext>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mtd>
        </mtr>
        <mtr>
          <mtd>
            <mrow>
              <mrow/>
            </mrow>
          </mtd>
          <mtd>
            <mrow>
              <mtext>=</mtext>
            </mrow>
          </mtd>
          <mtd>
            <mrow>
              <mtext>sign</mtext>
              <mrow>
                <mo stretchy="false">(</mo>
                <mrow>
                  <mrow>
                    <mrow>
                      <msubsup>
                        <mo stretchy="false">∑</mo>
                        <mrow>
                          <mrow>
                            <mi>i</mi>
                            <mo stretchy="false">=</mo>
                            <mn>1</mn>
                          </mrow>
                        </mrow>
                        <mi>I</mi>
                      </msubsup>
                      <mstyle color="green">
                        <mrow>
                          <msub>
                            <mi>w</mi>
                            <mi>i</mi>
                          </msub>
                        </mrow>
                      </mstyle>
                    </mrow>
                    <mo stretchy="false">⋅</mo>
                    <mstyle color="fuchsia">
                      <mrow>
                        <msub>
                          <mo stretchy="false">ϕ</mo>
                          <mi>i</mi>
                        </msub>
                      </mrow>
                    </mstyle>
                  </mrow>
                  <mrow>
                    <mo stretchy="false">(</mo>
                    <mrow>
                      <mstyle color="blue">
                        <mrow>
                          <mi>x</mi>
                        </mrow>
                      </mstyle>
                    </mrow>
                    <mo stretchy="false">)</mo>
                  </mrow>
                </mrow>
                <mo stretchy="false">)</mo>
              </mrow>
            </mrow>
          </mtd>
        </mtr>
      </mtable>
    </mrow>
    <annotation encoding="StarMath 5.0">matrix{color red y # "=" # "sign"(color green bold w cdot color magenta bold %phi(color blue x)) ##
{} # "=" # "sign"(sum_{i=1}^I color green w_i cdot color magenta %phi_i(color blue x))}</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202"/>
          </chart:axis>
          <chart:axis chart:dimension="y" chart:name="primary-y" chart:style-name="ch5">
            <chart:title svg:x="0.451cm" svg:y="4.102cm" chart:style-name="ch6">
              <text:p>p(y|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78687024344">
                <text:p>0.0000453978687024344</text:p>
              </table:table-cell>
            </table:table-row>
            <table:table-row>
              <table:table-cell office:value-type="string">
                <text:p>2</text:p>
              </table:table-cell>
              <table:table-cell office:value-type="float" office:value="-9.9">
                <text:p>-9.9</text:p>
              </table:table-cell>
              <table:table-cell office:value-type="float" office:value="0.0000501721646837642">
                <text:p>0.0000501721646837642</text:p>
              </table:table-cell>
            </table:table-row>
            <table:table-row>
              <table:table-cell office:value-type="string">
                <text:p>3</text:p>
              </table:table-cell>
              <table:table-cell office:value-type="float" office:value="-9.8">
                <text:p>-9.8</text:p>
              </table:table-cell>
              <table:table-cell office:value-type="float" office:value="0.0000554485247227949">
                <text:p>0.0000554485247227949</text:p>
              </table:table-cell>
            </table:table-row>
            <table:table-row>
              <table:table-cell office:value-type="string">
                <text:p>4</text:p>
              </table:table-cell>
              <table:table-cell office:value-type="float" office:value="-9.7">
                <text:p>-9.7</text:p>
              </table:table-cell>
              <table:table-cell office:value-type="float" office:value="0.0000612797396166024">
                <text:p>0.0000612797396166024</text:p>
              </table:table-cell>
            </table:table-row>
            <table:table-row>
              <table:table-cell office:value-type="string">
                <text:p>5</text:p>
              </table:table-cell>
              <table:table-cell office:value-type="float" office:value="-9.6">
                <text:p>-9.6</text:p>
              </table:table-cell>
              <table:table-cell office:value-type="float" office:value="0.0000677241496197701">
                <text:p>0.0000677241496197701</text:p>
              </table:table-cell>
            </table:table-row>
            <table:table-row>
              <table:table-cell office:value-type="string">
                <text:p>6</text:p>
              </table:table-cell>
              <table:table-cell office:value-type="float" office:value="-9.5">
                <text:p>-9.5</text:p>
              </table:table-cell>
              <table:table-cell office:value-type="float" office:value="0.0000748462275106111">
                <text:p>0.0000748462275106111</text:p>
              </table:table-cell>
            </table:table-row>
            <table:table-row>
              <table:table-cell office:value-type="string">
                <text:p>7</text:p>
              </table:table-cell>
              <table:table-cell office:value-type="float" office:value="-9.4">
                <text:p>-9.4</text:p>
              </table:table-cell>
              <table:table-cell office:value-type="float" office:value="0.0000827172228516662">
                <text:p>0.0000827172228516662</text:p>
              </table:table-cell>
            </table:table-row>
            <table:table-row>
              <table:table-cell office:value-type="string">
                <text:p>8</text:p>
              </table:table-cell>
              <table:table-cell office:value-type="float" office:value="-9.3">
                <text:p>-9.3</text:p>
              </table:table-cell>
              <table:table-cell office:value-type="float" office:value="0.0000914158738521613">
                <text:p>0.0000914158738521613</text:p>
              </table:table-cell>
            </table:table-row>
            <table:table-row>
              <table:table-cell office:value-type="string">
                <text:p>9</text:p>
              </table:table-cell>
              <table:table-cell office:value-type="float" office:value="-9.2">
                <text:p>-9.2</text:p>
              </table:table-cell>
              <table:table-cell office:value-type="float" office:value="0.000101029193907773">
                <text:p>0.000101029193907773</text:p>
              </table:table-cell>
            </table:table-row>
            <table:table-row>
              <table:table-cell office:value-type="string">
                <text:p>10</text:p>
              </table:table-cell>
              <table:table-cell office:value-type="float" office:value="-9.1">
                <text:p>-9.1</text:p>
              </table:table-cell>
              <table:table-cell office:value-type="float" office:value="0.000111653340629562">
                <text:p>0.000111653340629562</text:p>
              </table:table-cell>
            </table:table-row>
            <table:table-row>
              <table:table-cell office:value-type="string">
                <text:p>11</text:p>
              </table:table-cell>
              <table:table-cell office:value-type="float" office:value="-9">
                <text:p>-9</text:p>
              </table:table-cell>
              <table:table-cell office:value-type="float" office:value="0.000123394575986231">
                <text:p>0.000123394575986231</text:p>
              </table:table-cell>
            </table:table-row>
            <table:table-row>
              <table:table-cell office:value-type="string">
                <text:p>12</text:p>
              </table:table-cell>
              <table:table-cell office:value-type="float" office:value="-8.9">
                <text:p>-8.9</text:p>
              </table:table-cell>
              <table:table-cell office:value-type="float" office:value="0.000136370327079497">
                <text:p>0.000136370327079497</text:p>
              </table:table-cell>
            </table:table-row>
            <table:table-row>
              <table:table-cell office:value-type="string">
                <text:p>13</text:p>
              </table:table-cell>
              <table:table-cell office:value-type="float" office:value="-8.8">
                <text:p>-8.8</text:p>
              </table:table-cell>
              <table:table-cell office:value-type="float" office:value="0.000150710358059757">
                <text:p>0.000150710358059757</text:p>
              </table:table-cell>
            </table:table-row>
            <table:table-row>
              <table:table-cell office:value-type="string">
                <text:p>14</text:p>
              </table:table-cell>
              <table:table-cell office:value-type="float" office:value="-8.7">
                <text:p>-8.7</text:p>
              </table:table-cell>
              <table:table-cell office:value-type="float" office:value="0.000166558064777335">
                <text:p>0.000166558064777335</text:p>
              </table:table-cell>
            </table:table-row>
            <table:table-row>
              <table:table-cell office:value-type="string">
                <text:p>15</text:p>
              </table:table-cell>
              <table:table-cell office:value-type="float" office:value="-8.60000000000001">
                <text:p>-8.60000000000001</text:p>
              </table:table-cell>
              <table:table-cell office:value-type="float" office:value="0.000184071904963423">
                <text:p>0.000184071904963423</text:p>
              </table:table-cell>
            </table:table-row>
            <table:table-row>
              <table:table-cell office:value-type="string">
                <text:p>16</text:p>
              </table:table-cell>
              <table:table-cell office:value-type="float" office:value="-8.50000000000001">
                <text:p>-8.50000000000001</text:p>
              </table:table-cell>
              <table:table-cell office:value-type="float" office:value="0.000203426978055205">
                <text:p>0.000203426978055205</text:p>
              </table:table-cell>
            </table:table-row>
            <table:table-row>
              <table:table-cell office:value-type="string">
                <text:p>17</text:p>
              </table:table-cell>
              <table:table-cell office:value-type="float" office:value="-8.40000000000001">
                <text:p>-8.40000000000001</text:p>
              </table:table-cell>
              <table:table-cell office:value-type="float" office:value="0.000224816770233294">
                <text:p>0.000224816770233294</text:p>
              </table:table-cell>
            </table:table-row>
            <table:table-row>
              <table:table-cell office:value-type="string">
                <text:p>18</text:p>
              </table:table-cell>
              <table:table-cell office:value-type="float" office:value="-8.30000000000001">
                <text:p>-8.30000000000001</text:p>
              </table:table-cell>
              <table:table-cell office:value-type="float" office:value="0.000248455081839333">
                <text:p>0.000248455081839333</text:p>
              </table:table-cell>
            </table:table-row>
            <table:table-row>
              <table:table-cell office:value-type="string">
                <text:p>19</text:p>
              </table:table-cell>
              <table:table-cell office:value-type="float" office:value="-8.20000000000001">
                <text:p>-8.20000000000001</text:p>
              </table:table-cell>
              <table:table-cell office:value-type="float" office:value="0.000274578156101331">
                <text:p>0.000274578156101331</text:p>
              </table:table-cell>
            </table:table-row>
            <table:table-row>
              <table:table-cell office:value-type="string">
                <text:p>20</text:p>
              </table:table-cell>
              <table:table-cell office:value-type="float" office:value="-8.10000000000001">
                <text:p>-8.10000000000001</text:p>
              </table:table-cell>
              <table:table-cell office:value-type="float" office:value="0.000303447030028917">
                <text:p>0.000303447030028917</text:p>
              </table:table-cell>
            </table:table-row>
            <table:table-row>
              <table:table-cell office:value-type="string">
                <text:p>21</text:p>
              </table:table-cell>
              <table:table-cell office:value-type="float" office:value="-8.00000000000001">
                <text:p>-8.00000000000001</text:p>
              </table:table-cell>
              <table:table-cell office:value-type="float" office:value="0.000335350130466476">
                <text:p>0.000335350130466476</text:p>
              </table:table-cell>
            </table:table-row>
            <table:table-row>
              <table:table-cell office:value-type="string">
                <text:p>22</text:p>
              </table:table-cell>
              <table:table-cell office:value-type="float" office:value="-7.90000000000001">
                <text:p>-7.90000000000001</text:p>
              </table:table-cell>
              <table:table-cell office:value-type="float" office:value="0.000370606140626394">
                <text:p>0.000370606140626394</text:p>
              </table:table-cell>
            </table:table-row>
            <table:table-row>
              <table:table-cell office:value-type="string">
                <text:p>23</text:p>
              </table:table-cell>
              <table:table-cell office:value-type="float" office:value="-7.80000000000001">
                <text:p>-7.80000000000001</text:p>
              </table:table-cell>
              <table:table-cell office:value-type="float" office:value="0.000409567164986047">
                <text:p>0.000409567164986047</text:p>
              </table:table-cell>
            </table:table-row>
            <table:table-row>
              <table:table-cell office:value-type="string">
                <text:p>24</text:p>
              </table:table-cell>
              <table:table-cell office:value-type="float" office:value="-7.70000000000001">
                <text:p>-7.70000000000001</text:p>
              </table:table-cell>
              <table:table-cell office:value-type="float" office:value="0.000452622223240531">
                <text:p>0.000452622223240531</text:p>
              </table:table-cell>
            </table:table-row>
            <table:table-row>
              <table:table-cell office:value-type="string">
                <text:p>25</text:p>
              </table:table-cell>
              <table:table-cell office:value-type="float" office:value="-7.60000000000001">
                <text:p>-7.60000000000001</text:p>
              </table:table-cell>
              <table:table-cell office:value-type="float" office:value="0.00050020110707956">
                <text:p>0.00050020110707956</text:p>
              </table:table-cell>
            </table:table-row>
            <table:table-row>
              <table:table-cell office:value-type="string">
                <text:p>26</text:p>
              </table:table-cell>
              <table:table-cell office:value-type="float" office:value="-7.50000000000001">
                <text:p>-7.50000000000001</text:p>
              </table:table-cell>
              <table:table-cell office:value-type="float" office:value="0.000552778636923595">
                <text:p>0.000552778636923595</text:p>
              </table:table-cell>
            </table:table-row>
            <table:table-row>
              <table:table-cell office:value-type="string">
                <text:p>27</text:p>
              </table:table-cell>
              <table:table-cell office:value-type="float" office:value="-7.40000000000001">
                <text:p>-7.40000000000001</text:p>
              </table:table-cell>
              <table:table-cell office:value-type="float" office:value="0.000610879359434396">
                <text:p>0.000610879359434396</text:p>
              </table:table-cell>
            </table:table-row>
            <table:table-row>
              <table:table-cell office:value-type="string">
                <text:p>28</text:p>
              </table:table-cell>
              <table:table-cell office:value-type="float" office:value="-7.30000000000001">
                <text:p>-7.30000000000001</text:p>
              </table:table-cell>
              <table:table-cell office:value-type="float" office:value="0.000675082730632832">
                <text:p>0.000675082730632832</text:p>
              </table:table-cell>
            </table:table-row>
            <table:table-row>
              <table:table-cell office:value-type="string">
                <text:p>29</text:p>
              </table:table-cell>
              <table:table-cell office:value-type="float" office:value="-7.20000000000001">
                <text:p>-7.20000000000001</text:p>
              </table:table-cell>
              <table:table-cell office:value-type="float" office:value="0.00074602883383669">
                <text:p>0.00074602883383669</text:p>
              </table:table-cell>
            </table:table-row>
            <table:table-row>
              <table:table-cell office:value-type="string">
                <text:p>30</text:p>
              </table:table-cell>
              <table:table-cell office:value-type="float" office:value="-7.10000000000001">
                <text:p>-7.10000000000001</text:p>
              </table:table-cell>
              <table:table-cell office:value-type="float" office:value="0.000824424686398286">
                <text:p>0.000824424686398286</text:p>
              </table:table-cell>
            </table:table-row>
            <table:table-row>
              <table:table-cell office:value-type="string">
                <text:p>31</text:p>
              </table:table-cell>
              <table:table-cell office:value-type="float" office:value="-7.00000000000001">
                <text:p>-7.00000000000001</text:p>
              </table:table-cell>
              <table:table-cell office:value-type="float" office:value="0.000911051194400636">
                <text:p>0.000911051194400636</text:p>
              </table:table-cell>
            </table:table-row>
            <table:table-row>
              <table:table-cell office:value-type="string">
                <text:p>32</text:p>
              </table:table-cell>
              <table:table-cell office:value-type="float" office:value="-6.90000000000001">
                <text:p>-6.90000000000001</text:p>
              </table:table-cell>
              <table:table-cell office:value-type="float" office:value="0.00100677082008563">
                <text:p>0.00100677082008563</text:p>
              </table:table-cell>
            </table:table-row>
            <table:table-row>
              <table:table-cell office:value-type="string">
                <text:p>33</text:p>
              </table:table-cell>
              <table:table-cell office:value-type="float" office:value="-6.80000000000001">
                <text:p>-6.80000000000001</text:p>
              </table:table-cell>
              <table:table-cell office:value-type="float" office:value="0.00111253603286031">
                <text:p>0.00111253603286031</text:p>
              </table:table-cell>
            </table:table-row>
            <table:table-row>
              <table:table-cell office:value-type="string">
                <text:p>34</text:p>
              </table:table-cell>
              <table:table-cell office:value-type="float" office:value="-6.70000000000001">
                <text:p>-6.70000000000001</text:p>
              </table:table-cell>
              <table:table-cell office:value-type="float" office:value="0.00122939862127741">
                <text:p>0.00122939862127741</text:p>
              </table:table-cell>
            </table:table-row>
            <table:table-row>
              <table:table-cell office:value-type="string">
                <text:p>35</text:p>
              </table:table-cell>
              <table:table-cell office:value-type="float" office:value="-6.60000000000001">
                <text:p>-6.60000000000001</text:p>
              </table:table-cell>
              <table:table-cell office:value-type="float" office:value="0.00135851995042894">
                <text:p>0.00135851995042894</text:p>
              </table:table-cell>
            </table:table-row>
            <table:table-row>
              <table:table-cell office:value-type="string">
                <text:p>36</text:p>
              </table:table-cell>
              <table:table-cell office:value-type="float" office:value="-6.50000000000001">
                <text:p>-6.50000000000001</text:p>
              </table:table-cell>
              <table:table-cell office:value-type="float" office:value="0.00150118225673697">
                <text:p>0.00150118225673697</text:p>
              </table:table-cell>
            </table:table-row>
            <table:table-row>
              <table:table-cell office:value-type="string">
                <text:p>37</text:p>
              </table:table-cell>
              <table:table-cell office:value-type="float" office:value="-6.40000000000001">
                <text:p>-6.40000000000001</text:p>
              </table:table-cell>
              <table:table-cell office:value-type="float" office:value="0.0016588010801744">
                <text:p>0.0016588010801744</text:p>
              </table:table-cell>
            </table:table-row>
            <table:table-row>
              <table:table-cell office:value-type="string">
                <text:p>38</text:p>
              </table:table-cell>
              <table:table-cell office:value-type="float" office:value="-6.30000000000001">
                <text:p>-6.30000000000001</text:p>
              </table:table-cell>
              <table:table-cell office:value-type="float" office:value="0.00183293894249278">
                <text:p>0.00183293894249278</text:p>
              </table:table-cell>
            </table:table-row>
            <table:table-row>
              <table:table-cell office:value-type="string">
                <text:p>39</text:p>
              </table:table-cell>
              <table:table-cell office:value-type="float" office:value="-6.20000000000001">
                <text:p>-6.20000000000001</text:p>
              </table:table-cell>
              <table:table-cell office:value-type="float" office:value="0.00202532038904985">
                <text:p>0.00202532038904985</text:p>
              </table:table-cell>
            </table:table-row>
            <table:table-row>
              <table:table-cell office:value-type="string">
                <text:p>40</text:p>
              </table:table-cell>
              <table:table-cell office:value-type="float" office:value="-6.10000000000001">
                <text:p>-6.10000000000001</text:p>
              </table:table-cell>
              <table:table-cell office:value-type="float" office:value="0.0022378485212763">
                <text:p>0.0022378485212763</text:p>
              </table:table-cell>
            </table:table-row>
            <table:table-row>
              <table:table-cell office:value-type="string">
                <text:p>41</text:p>
              </table:table-cell>
              <table:table-cell office:value-type="float" office:value="-6.00000000000001">
                <text:p>-6.00000000000001</text:p>
              </table:table-cell>
              <table:table-cell office:value-type="float" office:value="0.00247262315663474">
                <text:p>0.00247262315663474</text:p>
              </table:table-cell>
            </table:table-row>
            <table:table-row>
              <table:table-cell office:value-type="string">
                <text:p>42</text:p>
              </table:table-cell>
              <table:table-cell office:value-type="float" office:value="-5.90000000000001">
                <text:p>-5.90000000000001</text:p>
              </table:table-cell>
              <table:table-cell office:value-type="float" office:value="0.00273196076301102">
                <text:p>0.00273196076301102</text:p>
              </table:table-cell>
            </table:table-row>
            <table:table-row>
              <table:table-cell office:value-type="string">
                <text:p>43</text:p>
              </table:table-cell>
              <table:table-cell office:value-type="float" office:value="-5.80000000000002">
                <text:p>-5.80000000000002</text:p>
              </table:table-cell>
              <table:table-cell office:value-type="float" office:value="0.00301841632470838">
                <text:p>0.00301841632470838</text:p>
              </table:table-cell>
            </table:table-row>
            <table:table-row>
              <table:table-cell office:value-type="string">
                <text:p>44</text:p>
              </table:table-cell>
              <table:table-cell office:value-type="float" office:value="-5.70000000000002">
                <text:p>-5.70000000000002</text:p>
              </table:table-cell>
              <table:table-cell office:value-type="float" office:value="0.00333480730741329">
                <text:p>0.00333480730741329</text:p>
              </table:table-cell>
            </table:table-row>
            <table:table-row>
              <table:table-cell office:value-type="string">
                <text:p>45</text:p>
              </table:table-cell>
              <table:table-cell office:value-type="float" office:value="-5.60000000000002">
                <text:p>-5.60000000000002</text:p>
              </table:table-cell>
              <table:table-cell office:value-type="float" office:value="0.00368423989943593">
                <text:p>0.00368423989943593</text:p>
              </table:table-cell>
            </table:table-row>
            <table:table-row>
              <table:table-cell office:value-type="string">
                <text:p>46</text:p>
              </table:table-cell>
              <table:table-cell office:value-type="float" office:value="-5.50000000000002">
                <text:p>-5.50000000000002</text:p>
              </table:table-cell>
              <table:table-cell office:value-type="float" office:value="0.00407013771589606">
                <text:p>0.00407013771589606</text:p>
              </table:table-cell>
            </table:table-row>
            <table:table-row>
              <table:table-cell office:value-type="string">
                <text:p>47</text:p>
              </table:table-cell>
              <table:table-cell office:value-type="float" office:value="-5.40000000000002">
                <text:p>-5.40000000000002</text:p>
              </table:table-cell>
              <table:table-cell office:value-type="float" office:value="0.00449627316094111">
                <text:p>0.00449627316094111</text:p>
              </table:table-cell>
            </table:table-row>
            <table:table-row>
              <table:table-cell office:value-type="string">
                <text:p>48</text:p>
              </table:table-cell>
              <table:table-cell office:value-type="float" office:value="-5.30000000000002">
                <text:p>-5.30000000000002</text:p>
              </table:table-cell>
              <table:table-cell office:value-type="float" office:value="0.00496680165005688">
                <text:p>0.00496680165005688</text:p>
              </table:table-cell>
            </table:table-row>
            <table:table-row>
              <table:table-cell office:value-type="string">
                <text:p>49</text:p>
              </table:table-cell>
              <table:table-cell office:value-type="float" office:value="-5.20000000000002">
                <text:p>-5.20000000000002</text:p>
              </table:table-cell>
              <table:table-cell office:value-type="float" office:value="0.00548629889945031">
                <text:p>0.00548629889945031</text:p>
              </table:table-cell>
            </table:table-row>
            <table:table-row>
              <table:table-cell office:value-type="string">
                <text:p>50</text:p>
              </table:table-cell>
              <table:table-cell office:value-type="float" office:value="-5.10000000000002">
                <text:p>-5.10000000000002</text:p>
              </table:table-cell>
              <table:table-cell office:value-type="float" office:value="0.00605980149158401">
                <text:p>0.00605980149158401</text:p>
              </table:table-cell>
            </table:table-row>
            <table:table-row>
              <table:table-cell office:value-type="string">
                <text:p>51</text:p>
              </table:table-cell>
              <table:table-cell office:value-type="float" office:value="-5.00000000000002">
                <text:p>-5.00000000000002</text:p>
              </table:table-cell>
              <table:table-cell office:value-type="float" office:value="0.00669285092428474">
                <text:p>0.00669285092428474</text:p>
              </table:table-cell>
            </table:table-row>
            <table:table-row>
              <table:table-cell office:value-type="string">
                <text:p>52</text:p>
              </table:table-cell>
              <table:table-cell office:value-type="float" office:value="-4.90000000000002">
                <text:p>-4.90000000000002</text:p>
              </table:table-cell>
              <table:table-cell office:value-type="float" office:value="0.00739154134428184">
                <text:p>0.00739154134428184</text:p>
              </table:table-cell>
            </table:table-row>
            <table:table-row>
              <table:table-cell office:value-type="string">
                <text:p>53</text:p>
              </table:table-cell>
              <table:table-cell office:value-type="float" office:value="-4.80000000000002">
                <text:p>-4.80000000000002</text:p>
              </table:table-cell>
              <table:table-cell office:value-type="float" office:value="0.00816257115315975">
                <text:p>0.00816257115315975</text:p>
              </table:table-cell>
            </table:table-row>
            <table:table-row>
              <table:table-cell office:value-type="string">
                <text:p>54</text:p>
              </table:table-cell>
              <table:table-cell office:value-type="float" office:value="-4.70000000000002">
                <text:p>-4.70000000000002</text:p>
              </table:table-cell>
              <table:table-cell office:value-type="float" office:value="0.00901329865284766">
                <text:p>0.00901329865284766</text:p>
              </table:table-cell>
            </table:table-row>
            <table:table-row>
              <table:table-cell office:value-type="string">
                <text:p>55</text:p>
              </table:table-cell>
              <table:table-cell office:value-type="float" office:value="-4.60000000000002">
                <text:p>-4.60000000000002</text:p>
              </table:table-cell>
              <table:table-cell office:value-type="float" office:value="0.00995180186690413">
                <text:p>0.00995180186690413</text:p>
              </table:table-cell>
            </table:table-row>
            <table:table-row>
              <table:table-cell office:value-type="string">
                <text:p>56</text:p>
              </table:table-cell>
              <table:table-cell office:value-type="float" office:value="-4.50000000000002">
                <text:p>-4.50000000000002</text:p>
              </table:table-cell>
              <table:table-cell office:value-type="float" office:value="0.010986942630593">
                <text:p>0.010986942630593</text:p>
              </table:table-cell>
            </table:table-row>
            <table:table-row>
              <table:table-cell office:value-type="string">
                <text:p>57</text:p>
              </table:table-cell>
              <table:table-cell office:value-type="float" office:value="-4.40000000000002">
                <text:p>-4.40000000000002</text:p>
              </table:table-cell>
              <table:table-cell office:value-type="float" office:value="0.012128434984274">
                <text:p>0.012128434984274</text:p>
              </table:table-cell>
            </table:table-row>
            <table:table-row>
              <table:table-cell office:value-type="string">
                <text:p>58</text:p>
              </table:table-cell>
              <table:table-cell office:value-type="float" office:value="-4.30000000000002">
                <text:p>-4.30000000000002</text:p>
              </table:table-cell>
              <table:table-cell office:value-type="float" office:value="0.0133869178276645">
                <text:p>0.0133869178276645</text:p>
              </table:table-cell>
            </table:table-row>
            <table:table-row>
              <table:table-cell office:value-type="string">
                <text:p>59</text:p>
              </table:table-cell>
              <table:table-cell office:value-type="float" office:value="-4.20000000000002">
                <text:p>-4.20000000000002</text:p>
              </table:table-cell>
              <table:table-cell office:value-type="float" office:value="0.0147740316932728">
                <text:p>0.0147740316932728</text:p>
              </table:table-cell>
            </table:table-row>
            <table:table-row>
              <table:table-cell office:value-type="string">
                <text:p>60</text:p>
              </table:table-cell>
              <table:table-cell office:value-type="float" office:value="-4.10000000000002">
                <text:p>-4.10000000000002</text:p>
              </table:table-cell>
              <table:table-cell office:value-type="float" office:value="0.0163024993714406">
                <text:p>0.0163024993714406</text:p>
              </table:table-cell>
            </table:table-row>
            <table:table-row>
              <table:table-cell office:value-type="string">
                <text:p>61</text:p>
              </table:table-cell>
              <table:table-cell office:value-type="float" office:value="-4.00000000000002">
                <text:p>-4.00000000000002</text:p>
              </table:table-cell>
              <table:table-cell office:value-type="float" office:value="0.0179862099620912">
                <text:p>0.0179862099620912</text:p>
              </table:table-cell>
            </table:table-row>
            <table:table-row>
              <table:table-cell office:value-type="string">
                <text:p>62</text:p>
              </table:table-cell>
              <table:table-cell office:value-type="float" office:value="-3.90000000000002">
                <text:p>-3.90000000000002</text:p>
              </table:table-cell>
              <table:table-cell office:value-type="float" office:value="0.0198403057340771">
                <text:p>0.0198403057340771</text:p>
              </table:table-cell>
            </table:table-row>
            <table:table-row>
              <table:table-cell office:value-type="string">
                <text:p>63</text:p>
              </table:table-cell>
              <table:table-cell office:value-type="float" office:value="-3.80000000000002">
                <text:p>-3.80000000000002</text:p>
              </table:table-cell>
              <table:table-cell office:value-type="float" office:value="0.02188127093613">
                <text:p>0.02188127093613</text:p>
              </table:table-cell>
            </table:table-row>
            <table:table-row>
              <table:table-cell office:value-type="string">
                <text:p>64</text:p>
              </table:table-cell>
              <table:table-cell office:value-type="float" office:value="-3.70000000000002">
                <text:p>-3.70000000000002</text:p>
              </table:table-cell>
              <table:table-cell office:value-type="float" office:value="0.0241270214176687">
                <text:p>0.0241270214176687</text:p>
              </table:table-cell>
            </table:table-row>
            <table:table-row>
              <table:table-cell office:value-type="string">
                <text:p>65</text:p>
              </table:table-cell>
              <table:table-cell office:value-type="float" office:value="-3.60000000000002">
                <text:p>-3.60000000000002</text:p>
              </table:table-cell>
              <table:table-cell office:value-type="float" office:value="0.0265969935768653">
                <text:p>0.0265969935768653</text:p>
              </table:table-cell>
            </table:table-row>
            <table:table-row>
              <table:table-cell office:value-type="string">
                <text:p>66</text:p>
              </table:table-cell>
              <table:table-cell office:value-type="float" office:value="-3.50000000000002">
                <text:p>-3.50000000000002</text:p>
              </table:table-cell>
              <table:table-cell office:value-type="float" office:value="0.0293122307513557">
                <text:p>0.0293122307513557</text:p>
              </table:table-cell>
            </table:table-row>
            <table:table-row>
              <table:table-cell office:value-type="string">
                <text:p>67</text:p>
              </table:table-cell>
              <table:table-cell office:value-type="float" office:value="-3.40000000000002">
                <text:p>-3.40000000000002</text:p>
              </table:table-cell>
              <table:table-cell office:value-type="float" office:value="0.0322954646984498">
                <text:p>0.0322954646984498</text:p>
              </table:table-cell>
            </table:table-row>
            <table:table-row>
              <table:table-cell office:value-type="string">
                <text:p>68</text:p>
              </table:table-cell>
              <table:table-cell office:value-type="float" office:value="-3.30000000000002">
                <text:p>-3.30000000000002</text:p>
              </table:table-cell>
              <table:table-cell office:value-type="float" office:value="0.0355711892726354">
                <text:p>0.0355711892726354</text:p>
              </table:table-cell>
            </table:table-row>
            <table:table-row>
              <table:table-cell office:value-type="string">
                <text:p>69</text:p>
              </table:table-cell>
              <table:table-cell office:value-type="float" office:value="-3.20000000000002">
                <text:p>-3.20000000000002</text:p>
              </table:table-cell>
              <table:table-cell office:value-type="float" office:value="0.0391657227967634">
                <text:p>0.0391657227967634</text:p>
              </table:table-cell>
            </table:table-row>
            <table:table-row>
              <table:table-cell office:value-type="string">
                <text:p>70</text:p>
              </table:table-cell>
              <table:table-cell office:value-type="float" office:value="-3.10000000000002">
                <text:p>-3.10000000000002</text:p>
              </table:table-cell>
              <table:table-cell office:value-type="float" office:value="0.0431072549410851">
                <text:p>0.0431072549410851</text:p>
              </table:table-cell>
            </table:table-row>
            <table:table-row>
              <table:table-cell office:value-type="string">
                <text:p>71</text:p>
              </table:table-cell>
              <table:table-cell office:value-type="float" office:value="-3.00000000000002">
                <text:p>-3.00000000000002</text:p>
              </table:table-cell>
              <table:table-cell office:value-type="float" office:value="0.0474258731775657">
                <text:p>0.0474258731775657</text:p>
              </table:table-cell>
            </table:table-row>
            <table:table-row>
              <table:table-cell office:value-type="string">
                <text:p>72</text:p>
              </table:table-cell>
              <table:table-cell office:value-type="float" office:value="-2.90000000000003">
                <text:p>-2.90000000000003</text:p>
              </table:table-cell>
              <table:table-cell office:value-type="float" office:value="0.0521535630784165">
                <text:p>0.0521535630784165</text:p>
              </table:table-cell>
            </table:table-row>
            <table:table-row>
              <table:table-cell office:value-type="string">
                <text:p>73</text:p>
              </table:table-cell>
              <table:table-cell office:value-type="float" office:value="-2.80000000000003">
                <text:p>-2.80000000000003</text:p>
              </table:table-cell>
              <table:table-cell office:value-type="float" office:value="0.0573241758988674">
                <text:p>0.0573241758988674</text:p>
              </table:table-cell>
            </table:table-row>
            <table:table-row>
              <table:table-cell office:value-type="string">
                <text:p>74</text:p>
              </table:table-cell>
              <table:table-cell office:value-type="float" office:value="-2.70000000000003">
                <text:p>-2.70000000000003</text:p>
              </table:table-cell>
              <table:table-cell office:value-type="float" office:value="0.062973356056995">
                <text:p>0.062973356056995</text:p>
              </table:table-cell>
            </table:table-row>
            <table:table-row>
              <table:table-cell office:value-type="string">
                <text:p>75</text:p>
              </table:table-cell>
              <table:table-cell office:value-type="float" office:value="-2.60000000000003">
                <text:p>-2.60000000000003</text:p>
              </table:table-cell>
              <table:table-cell office:value-type="float" office:value="0.0691384203433451">
                <text:p>0.0691384203433451</text:p>
              </table:table-cell>
            </table:table-row>
            <table:table-row>
              <table:table-cell office:value-type="string">
                <text:p>76</text:p>
              </table:table-cell>
              <table:table-cell office:value-type="float" office:value="-2.50000000000003">
                <text:p>-2.50000000000003</text:p>
              </table:table-cell>
              <table:table-cell office:value-type="float" office:value="0.0758581800212417">
                <text:p>0.0758581800212417</text:p>
              </table:table-cell>
            </table:table-row>
            <table:table-row>
              <table:table-cell office:value-type="string">
                <text:p>77</text:p>
              </table:table-cell>
              <table:table-cell office:value-type="float" office:value="-2.40000000000003">
                <text:p>-2.40000000000003</text:p>
              </table:table-cell>
              <table:table-cell office:value-type="float" office:value="0.0831726964939203">
                <text:p>0.0831726964939203</text:p>
              </table:table-cell>
            </table:table-row>
            <table:table-row>
              <table:table-cell office:value-type="string">
                <text:p>78</text:p>
              </table:table-cell>
              <table:table-cell office:value-type="float" office:value="-2.30000000000003">
                <text:p>-2.30000000000003</text:p>
              </table:table-cell>
              <table:table-cell office:value-type="float" office:value="0.0911229610148539">
                <text:p>0.0911229610148539</text:p>
              </table:table-cell>
            </table:table-row>
            <table:table-row>
              <table:table-cell office:value-type="string">
                <text:p>79</text:p>
              </table:table-cell>
              <table:table-cell office:value-type="float" office:value="-2.20000000000003">
                <text:p>-2.20000000000003</text:p>
              </table:table-cell>
              <table:table-cell office:value-type="float" office:value="0.0997504891196827">
                <text:p>0.0997504891196827</text:p>
              </table:table-cell>
            </table:table-row>
            <table:table-row>
              <table:table-cell office:value-type="string">
                <text:p>80</text:p>
              </table:table-cell>
              <table:table-cell office:value-type="float" office:value="-2.10000000000003">
                <text:p>-2.10000000000003</text:p>
              </table:table-cell>
              <table:table-cell office:value-type="float" office:value="0.10909682119561">
                <text:p>0.10909682119561</text:p>
              </table:table-cell>
            </table:table-row>
            <table:table-row>
              <table:table-cell office:value-type="string">
                <text:p>81</text:p>
              </table:table-cell>
              <table:table-cell office:value-type="float" office:value="-2.00000000000003">
                <text:p>-2.00000000000003</text:p>
              </table:table-cell>
              <table:table-cell office:value-type="float" office:value="0.119202922022115">
                <text:p>0.119202922022115</text:p>
              </table:table-cell>
            </table:table-row>
            <table:table-row>
              <table:table-cell office:value-type="string">
                <text:p>82</text:p>
              </table:table-cell>
              <table:table-cell office:value-type="float" office:value="-1.90000000000003">
                <text:p>-1.90000000000003</text:p>
              </table:table-cell>
              <table:table-cell office:value-type="float" office:value="0.130108474362995">
                <text:p>0.130108474362995</text:p>
              </table:table-cell>
            </table:table-row>
            <table:table-row>
              <table:table-cell office:value-type="string">
                <text:p>83</text:p>
              </table:table-cell>
              <table:table-cell office:value-type="float" office:value="-1.80000000000003">
                <text:p>-1.80000000000003</text:p>
              </table:table-cell>
              <table:table-cell office:value-type="float" office:value="0.141851064900484">
                <text:p>0.141851064900484</text:p>
              </table:table-cell>
            </table:table-row>
            <table:table-row>
              <table:table-cell office:value-type="string">
                <text:p>84</text:p>
              </table:table-cell>
              <table:table-cell office:value-type="float" office:value="-1.70000000000003">
                <text:p>-1.70000000000003</text:p>
              </table:table-cell>
              <table:table-cell office:value-type="float" office:value="0.154465265083531">
                <text:p>0.154465265083531</text:p>
              </table:table-cell>
            </table:table-row>
            <table:table-row>
              <table:table-cell office:value-type="string">
                <text:p>85</text:p>
              </table:table-cell>
              <table:table-cell office:value-type="float" office:value="-1.60000000000003">
                <text:p>-1.60000000000003</text:p>
              </table:table-cell>
              <table:table-cell office:value-type="float" office:value="0.167981614866071">
                <text:p>0.167981614866071</text:p>
              </table:table-cell>
            </table:table-row>
            <table:table-row>
              <table:table-cell office:value-type="string">
                <text:p>86</text:p>
              </table:table-cell>
              <table:table-cell office:value-type="float" office:value="-1.50000000000003">
                <text:p>-1.50000000000003</text:p>
              </table:table-cell>
              <table:table-cell office:value-type="float" office:value="0.182425523806352">
                <text:p>0.182425523806352</text:p>
              </table:table-cell>
            </table:table-row>
            <table:table-row>
              <table:table-cell office:value-type="string">
                <text:p>87</text:p>
              </table:table-cell>
              <table:table-cell office:value-type="float" office:value="-1.40000000000003">
                <text:p>-1.40000000000003</text:p>
              </table:table-cell>
              <table:table-cell office:value-type="float" office:value="0.197816111441413">
                <text:p>0.197816111441413</text:p>
              </table:table-cell>
            </table:table-row>
            <table:table-row>
              <table:table-cell office:value-type="string">
                <text:p>88</text:p>
              </table:table-cell>
              <table:table-cell office:value-type="float" office:value="-1.30000000000003">
                <text:p>-1.30000000000003</text:p>
              </table:table-cell>
              <table:table-cell office:value-type="float" office:value="0.214165016957436">
                <text:p>0.214165016957436</text:p>
              </table:table-cell>
            </table:table-row>
            <table:table-row>
              <table:table-cell office:value-type="string">
                <text:p>89</text:p>
              </table:table-cell>
              <table:table-cell office:value-type="float" office:value="-1.20000000000003">
                <text:p>-1.20000000000003</text:p>
              </table:table-cell>
              <table:table-cell office:value-type="float" office:value="0.231475216500977">
                <text:p>0.231475216500977</text:p>
              </table:table-cell>
            </table:table-row>
            <table:table-row>
              <table:table-cell office:value-type="string">
                <text:p>90</text:p>
              </table:table-cell>
              <table:table-cell office:value-type="float" office:value="-1.10000000000003">
                <text:p>-1.10000000000003</text:p>
              </table:table-cell>
              <table:table-cell office:value-type="float" office:value="0.249739894404876">
                <text:p>0.249739894404876</text:p>
              </table:table-cell>
            </table:table-row>
            <table:table-row>
              <table:table-cell office:value-type="string">
                <text:p>91</text:p>
              </table:table-cell>
              <table:table-cell office:value-type="float" office:value="-1.00000000000003">
                <text:p>-1.00000000000003</text:p>
              </table:table-cell>
              <table:table-cell office:value-type="float" office:value="0.268941421369989">
                <text:p>0.268941421369989</text:p>
              </table:table-cell>
            </table:table-row>
            <table:table-row>
              <table:table-cell office:value-type="string">
                <text:p>92</text:p>
              </table:table-cell>
              <table:table-cell office:value-type="float" office:value="-0.900000000000032">
                <text:p>-0.900000000000032</text:p>
              </table:table-cell>
              <table:table-cell office:value-type="float" office:value="0.289050497374989">
                <text:p>0.289050497374989</text:p>
              </table:table-cell>
            </table:table-row>
            <table:table-row>
              <table:table-cell office:value-type="string">
                <text:p>93</text:p>
              </table:table-cell>
              <table:table-cell office:value-type="float" office:value="-0.800000000000033">
                <text:p>-0.800000000000033</text:p>
              </table:table-cell>
              <table:table-cell office:value-type="float" office:value="0.310025518872381">
                <text:p>0.310025518872381</text:p>
              </table:table-cell>
            </table:table-row>
            <table:table-row>
              <table:table-cell office:value-type="string">
                <text:p>94</text:p>
              </table:table-cell>
              <table:table-cell office:value-type="float" office:value="-0.700000000000033">
                <text:p>-0.700000000000033</text:p>
              </table:table-cell>
              <table:table-cell office:value-type="float" office:value="0.331812227831827">
                <text:p>0.331812227831827</text:p>
              </table:table-cell>
            </table:table-row>
            <table:table-row>
              <table:table-cell office:value-type="string">
                <text:p>95</text:p>
              </table:table-cell>
              <table:table-cell office:value-type="float" office:value="-0.600000000000033">
                <text:p>-0.600000000000033</text:p>
              </table:table-cell>
              <table:table-cell office:value-type="float" office:value="0.354343693774197">
                <text:p>0.354343693774197</text:p>
              </table:table-cell>
            </table:table-row>
            <table:table-row>
              <table:table-cell office:value-type="string">
                <text:p>96</text:p>
              </table:table-cell>
              <table:table-cell office:value-type="float" office:value="-0.500000000000034">
                <text:p>-0.500000000000034</text:p>
              </table:table-cell>
              <table:table-cell office:value-type="float" office:value="0.377540668798138">
                <text:p>0.377540668798138</text:p>
              </table:table-cell>
            </table:table-row>
            <table:table-row>
              <table:table-cell office:value-type="string">
                <text:p>97</text:p>
              </table:table-cell>
              <table:table-cell office:value-type="float" office:value="-0.400000000000034">
                <text:p>-0.400000000000034</text:p>
              </table:table-cell>
              <table:table-cell office:value-type="float" office:value="0.40131233988754">
                <text:p>0.40131233988754</text:p>
              </table:table-cell>
            </table:table-row>
            <table:table-row>
              <table:table-cell office:value-type="string">
                <text:p>98</text:p>
              </table:table-cell>
              <table:table-cell office:value-type="float" office:value="-0.300000000000034">
                <text:p>-0.300000000000034</text:p>
              </table:table-cell>
              <table:table-cell office:value-type="float" office:value="0.425557483188333">
                <text:p>0.425557483188333</text:p>
              </table:table-cell>
            </table:table-row>
            <table:table-row>
              <table:table-cell office:value-type="string">
                <text:p>99</text:p>
              </table:table-cell>
              <table:table-cell office:value-type="float" office:value="-0.200000000000035">
                <text:p>-0.200000000000035</text:p>
              </table:table-cell>
              <table:table-cell office:value-type="float" office:value="0.450166002687513">
                <text:p>0.450166002687513</text:p>
              </table:table-cell>
            </table:table-row>
            <table:table-row>
              <table:table-cell office:value-type="string">
                <text:p>100</text:p>
              </table:table-cell>
              <table:table-cell office:value-type="float" office:value="-0.100000000000035">
                <text:p>-0.100000000000035</text:p>
              </table:table-cell>
              <table:table-cell office:value-type="float" office:value="0.475020812521051">
                <text:p>0.47502081252105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499999999999991">
                <text:p>0.499999999999991</text:p>
              </table:table-cell>
            </table:table-row>
            <table:table-row>
              <table:table-cell office:value-type="string">
                <text:p>102</text:p>
              </table:table-cell>
              <table:table-cell office:value-type="float" office:value="0.0999999999999641">
                <text:p>0.0999999999999641</text:p>
              </table:table-cell>
              <table:table-cell office:value-type="float" office:value="0.524979187478931">
                <text:p>0.524979187478931</text:p>
              </table:table-cell>
            </table:table-row>
            <table:table-row>
              <table:table-cell office:value-type="string">
                <text:p>103</text:p>
              </table:table-cell>
              <table:table-cell office:value-type="float" office:value="0.199999999999964">
                <text:p>0.199999999999964</text:p>
              </table:table-cell>
              <table:table-cell office:value-type="float" office:value="0.549833997312469">
                <text:p>0.549833997312469</text:p>
              </table:table-cell>
            </table:table-row>
            <table:table-row>
              <table:table-cell office:value-type="string">
                <text:p>104</text:p>
              </table:table-cell>
              <table:table-cell office:value-type="float" office:value="0.299999999999963">
                <text:p>0.299999999999963</text:p>
              </table:table-cell>
              <table:table-cell office:value-type="float" office:value="0.57444251681165">
                <text:p>0.57444251681165</text:p>
              </table:table-cell>
            </table:table-row>
            <table:table-row>
              <table:table-cell office:value-type="string">
                <text:p>105</text:p>
              </table:table-cell>
              <table:table-cell office:value-type="float" office:value="0.399999999999963">
                <text:p>0.399999999999963</text:p>
              </table:table-cell>
              <table:table-cell office:value-type="float" office:value="0.598687660112443">
                <text:p>0.598687660112443</text:p>
              </table:table-cell>
            </table:table-row>
            <table:table-row>
              <table:table-cell office:value-type="string">
                <text:p>106</text:p>
              </table:table-cell>
              <table:table-cell office:value-type="float" office:value="0.499999999999963">
                <text:p>0.499999999999963</text:p>
              </table:table-cell>
              <table:table-cell office:value-type="float" office:value="0.622459331201846">
                <text:p>0.622459331201846</text:p>
              </table:table-cell>
            </table:table-row>
            <table:table-row>
              <table:table-cell office:value-type="string">
                <text:p>107</text:p>
              </table:table-cell>
              <table:table-cell office:value-type="float" office:value="0.599999999999962">
                <text:p>0.599999999999962</text:p>
              </table:table-cell>
              <table:table-cell office:value-type="float" office:value="0.645656306225787">
                <text:p>0.645656306225787</text:p>
              </table:table-cell>
            </table:table-row>
            <table:table-row>
              <table:table-cell office:value-type="string">
                <text:p>108</text:p>
              </table:table-cell>
              <table:table-cell office:value-type="float" office:value="0.699999999999962">
                <text:p>0.699999999999962</text:p>
              </table:table-cell>
              <table:table-cell office:value-type="float" office:value="0.668187772168158">
                <text:p>0.668187772168158</text:p>
              </table:table-cell>
            </table:table-row>
            <table:table-row>
              <table:table-cell office:value-type="string">
                <text:p>109</text:p>
              </table:table-cell>
              <table:table-cell office:value-type="float" office:value="0.799999999999962">
                <text:p>0.799999999999962</text:p>
              </table:table-cell>
              <table:table-cell office:value-type="float" office:value="0.689974481127604">
                <text:p>0.689974481127604</text:p>
              </table:table-cell>
            </table:table-row>
            <table:table-row>
              <table:table-cell office:value-type="string">
                <text:p>110</text:p>
              </table:table-cell>
              <table:table-cell office:value-type="float" office:value="0.899999999999961">
                <text:p>0.899999999999961</text:p>
              </table:table-cell>
              <table:table-cell office:value-type="float" office:value="0.710949502624996">
                <text:p>0.710949502624996</text:p>
              </table:table-cell>
            </table:table-row>
            <table:table-row>
              <table:table-cell office:value-type="string">
                <text:p>111</text:p>
              </table:table-cell>
              <table:table-cell office:value-type="float" office:value="0.999999999999961">
                <text:p>0.999999999999961</text:p>
              </table:table-cell>
              <table:table-cell office:value-type="float" office:value="0.731058578629997">
                <text:p>0.731058578629997</text:p>
              </table:table-cell>
            </table:table-row>
            <table:table-row>
              <table:table-cell office:value-type="string">
                <text:p>112</text:p>
              </table:table-cell>
              <table:table-cell office:value-type="float" office:value="1.09999999999996">
                <text:p>1.09999999999996</text:p>
              </table:table-cell>
              <table:table-cell office:value-type="float" office:value="0.75026010559511">
                <text:p>0.75026010559511</text:p>
              </table:table-cell>
            </table:table-row>
            <table:table-row>
              <table:table-cell office:value-type="string">
                <text:p>113</text:p>
              </table:table-cell>
              <table:table-cell office:value-type="float" office:value="1.19999999999996">
                <text:p>1.19999999999996</text:p>
              </table:table-cell>
              <table:table-cell office:value-type="float" office:value="0.768524783499011">
                <text:p>0.768524783499011</text:p>
              </table:table-cell>
            </table:table-row>
            <table:table-row>
              <table:table-cell office:value-type="string">
                <text:p>114</text:p>
              </table:table-cell>
              <table:table-cell office:value-type="float" office:value="1.29999999999996">
                <text:p>1.29999999999996</text:p>
              </table:table-cell>
              <table:table-cell office:value-type="float" office:value="0.785834983042552">
                <text:p>0.785834983042552</text:p>
              </table:table-cell>
            </table:table-row>
            <table:table-row>
              <table:table-cell office:value-type="string">
                <text:p>115</text:p>
              </table:table-cell>
              <table:table-cell office:value-type="float" office:value="1.39999999999996">
                <text:p>1.39999999999996</text:p>
              </table:table-cell>
              <table:table-cell office:value-type="float" office:value="0.802183888558575">
                <text:p>0.802183888558575</text:p>
              </table:table-cell>
            </table:table-row>
            <table:table-row>
              <table:table-cell office:value-type="string">
                <text:p>116</text:p>
              </table:table-cell>
              <table:table-cell office:value-type="float" office:value="1.49999999999996">
                <text:p>1.49999999999996</text:p>
              </table:table-cell>
              <table:table-cell office:value-type="float" office:value="0.817574476193638">
                <text:p>0.817574476193638</text:p>
              </table:table-cell>
            </table:table-row>
            <table:table-row>
              <table:table-cell office:value-type="string">
                <text:p>117</text:p>
              </table:table-cell>
              <table:table-cell office:value-type="float" office:value="1.59999999999996">
                <text:p>1.59999999999996</text:p>
              </table:table-cell>
              <table:table-cell office:value-type="float" office:value="0.832018385133919">
                <text:p>0.832018385133919</text:p>
              </table:table-cell>
            </table:table-row>
            <table:table-row>
              <table:table-cell office:value-type="string">
                <text:p>118</text:p>
              </table:table-cell>
              <table:table-cell office:value-type="float" office:value="1.69999999999996">
                <text:p>1.69999999999996</text:p>
              </table:table-cell>
              <table:table-cell office:value-type="float" office:value="0.84553473491646">
                <text:p>0.84553473491646</text:p>
              </table:table-cell>
            </table:table-row>
            <table:table-row>
              <table:table-cell office:value-type="string">
                <text:p>119</text:p>
              </table:table-cell>
              <table:table-cell office:value-type="float" office:value="1.79999999999996">
                <text:p>1.79999999999996</text:p>
              </table:table-cell>
              <table:table-cell office:value-type="float" office:value="0.858148935099507">
                <text:p>0.858148935099507</text:p>
              </table:table-cell>
            </table:table-row>
            <table:table-row>
              <table:table-cell office:value-type="string">
                <text:p>120</text:p>
              </table:table-cell>
              <table:table-cell office:value-type="float" office:value="1.89999999999996">
                <text:p>1.89999999999996</text:p>
              </table:table-cell>
              <table:table-cell office:value-type="float" office:value="0.869891525636997">
                <text:p>0.869891525636997</text:p>
              </table:table-cell>
            </table:table-row>
            <table:table-row>
              <table:table-cell office:value-type="string">
                <text:p>121</text:p>
              </table:table-cell>
              <table:table-cell office:value-type="float" office:value="1.99999999999996">
                <text:p>1.99999999999996</text:p>
              </table:table-cell>
              <table:table-cell office:value-type="float" office:value="0.880797077977878">
                <text:p>0.880797077977878</text:p>
              </table:table-cell>
            </table:table-row>
            <table:table-row>
              <table:table-cell office:value-type="string">
                <text:p>122</text:p>
              </table:table-cell>
              <table:table-cell office:value-type="float" office:value="2.09999999999996">
                <text:p>2.09999999999996</text:p>
              </table:table-cell>
              <table:table-cell office:value-type="float" office:value="0.890903178804383">
                <text:p>0.890903178804383</text:p>
              </table:table-cell>
            </table:table-row>
            <table:table-row>
              <table:table-cell office:value-type="string">
                <text:p>123</text:p>
              </table:table-cell>
              <table:table-cell office:value-type="float" office:value="2.19999999999996">
                <text:p>2.19999999999996</text:p>
              </table:table-cell>
              <table:table-cell office:value-type="float" office:value="0.900249510880311">
                <text:p>0.900249510880311</text:p>
              </table:table-cell>
            </table:table-row>
            <table:table-row>
              <table:table-cell office:value-type="string">
                <text:p>124</text:p>
              </table:table-cell>
              <table:table-cell office:value-type="float" office:value="2.29999999999996">
                <text:p>2.29999999999996</text:p>
              </table:table-cell>
              <table:table-cell office:value-type="float" office:value="0.90887703898514">
                <text:p>0.90887703898514</text:p>
              </table:table-cell>
            </table:table-row>
            <table:table-row>
              <table:table-cell office:value-type="string">
                <text:p>125</text:p>
              </table:table-cell>
              <table:table-cell office:value-type="float" office:value="2.39999999999996">
                <text:p>2.39999999999996</text:p>
              </table:table-cell>
              <table:table-cell office:value-type="float" office:value="0.916827303506074">
                <text:p>0.916827303506074</text:p>
              </table:table-cell>
            </table:table-row>
            <table:table-row>
              <table:table-cell office:value-type="string">
                <text:p>126</text:p>
              </table:table-cell>
              <table:table-cell office:value-type="float" office:value="2.49999999999996">
                <text:p>2.49999999999996</text:p>
              </table:table-cell>
              <table:table-cell office:value-type="float" office:value="0.924141819978753">
                <text:p>0.924141819978753</text:p>
              </table:table-cell>
            </table:table-row>
            <table:table-row>
              <table:table-cell office:value-type="string">
                <text:p>127</text:p>
              </table:table-cell>
              <table:table-cell office:value-type="float" office:value="2.59999999999996">
                <text:p>2.59999999999996</text:p>
              </table:table-cell>
              <table:table-cell office:value-type="float" office:value="0.93086157965665">
                <text:p>0.93086157965665</text:p>
              </table:table-cell>
            </table:table-row>
            <table:table-row>
              <table:table-cell office:value-type="string">
                <text:p>128</text:p>
              </table:table-cell>
              <table:table-cell office:value-type="float" office:value="2.69999999999995">
                <text:p>2.69999999999995</text:p>
              </table:table-cell>
              <table:table-cell office:value-type="float" office:value="0.937026643943001">
                <text:p>0.937026643943001</text:p>
              </table:table-cell>
            </table:table-row>
            <table:table-row>
              <table:table-cell office:value-type="string">
                <text:p>129</text:p>
              </table:table-cell>
              <table:table-cell office:value-type="float" office:value="2.79999999999995">
                <text:p>2.79999999999995</text:p>
              </table:table-cell>
              <table:table-cell office:value-type="float" office:value="0.942675824101129">
                <text:p>0.942675824101129</text:p>
              </table:table-cell>
            </table:table-row>
            <table:table-row>
              <table:table-cell office:value-type="string">
                <text:p>130</text:p>
              </table:table-cell>
              <table:table-cell office:value-type="float" office:value="2.89999999999995">
                <text:p>2.89999999999995</text:p>
              </table:table-cell>
              <table:table-cell office:value-type="float" office:value="0.94784643692158">
                <text:p>0.94784643692158</text:p>
              </table:table-cell>
            </table:table-row>
            <table:table-row>
              <table:table-cell office:value-type="string">
                <text:p>131</text:p>
              </table:table-cell>
              <table:table-cell office:value-type="float" office:value="2.99999999999995">
                <text:p>2.99999999999995</text:p>
              </table:table-cell>
              <table:table-cell office:value-type="float" office:value="0.952574126822431">
                <text:p>0.952574126822431</text:p>
              </table:table-cell>
            </table:table-row>
            <table:table-row>
              <table:table-cell office:value-type="string">
                <text:p>132</text:p>
              </table:table-cell>
              <table:table-cell office:value-type="float" office:value="3.09999999999995">
                <text:p>3.09999999999995</text:p>
              </table:table-cell>
              <table:table-cell office:value-type="float" office:value="0.956892745058912">
                <text:p>0.956892745058912</text:p>
              </table:table-cell>
            </table:table-row>
            <table:table-row>
              <table:table-cell office:value-type="string">
                <text:p>133</text:p>
              </table:table-cell>
              <table:table-cell office:value-type="float" office:value="3.19999999999995">
                <text:p>3.19999999999995</text:p>
              </table:table-cell>
              <table:table-cell office:value-type="float" office:value="0.960834277203234">
                <text:p>0.960834277203234</text:p>
              </table:table-cell>
            </table:table-row>
            <table:table-row>
              <table:table-cell office:value-type="string">
                <text:p>134</text:p>
              </table:table-cell>
              <table:table-cell office:value-type="float" office:value="3.29999999999995">
                <text:p>3.29999999999995</text:p>
              </table:table-cell>
              <table:table-cell office:value-type="float" office:value="0.964428810727362">
                <text:p>0.964428810727362</text:p>
              </table:table-cell>
            </table:table-row>
            <table:table-row>
              <table:table-cell office:value-type="string">
                <text:p>135</text:p>
              </table:table-cell>
              <table:table-cell office:value-type="float" office:value="3.39999999999995">
                <text:p>3.39999999999995</text:p>
              </table:table-cell>
              <table:table-cell office:value-type="float" office:value="0.967704535301548">
                <text:p>0.967704535301548</text:p>
              </table:table-cell>
            </table:table-row>
            <table:table-row>
              <table:table-cell office:value-type="string">
                <text:p>136</text:p>
              </table:table-cell>
              <table:table-cell office:value-type="float" office:value="3.49999999999995">
                <text:p>3.49999999999995</text:p>
              </table:table-cell>
              <table:table-cell office:value-type="float" office:value="0.970687769248642">
                <text:p>0.970687769248642</text:p>
              </table:table-cell>
            </table:table-row>
            <table:table-row>
              <table:table-cell office:value-type="string">
                <text:p>137</text:p>
              </table:table-cell>
              <table:table-cell office:value-type="float" office:value="3.59999999999995">
                <text:p>3.59999999999995</text:p>
              </table:table-cell>
              <table:table-cell office:value-type="float" office:value="0.973403006423133">
                <text:p>0.973403006423133</text:p>
              </table:table-cell>
            </table:table-row>
            <table:table-row>
              <table:table-cell office:value-type="string">
                <text:p>138</text:p>
              </table:table-cell>
              <table:table-cell office:value-type="float" office:value="3.69999999999995">
                <text:p>3.69999999999995</text:p>
              </table:table-cell>
              <table:table-cell office:value-type="float" office:value="0.97587297858233">
                <text:p>0.97587297858233</text:p>
              </table:table-cell>
            </table:table-row>
            <table:table-row>
              <table:table-cell office:value-type="string">
                <text:p>139</text:p>
              </table:table-cell>
              <table:table-cell office:value-type="float" office:value="3.79999999999995">
                <text:p>3.79999999999995</text:p>
              </table:table-cell>
              <table:table-cell office:value-type="float" office:value="0.978118729063868">
                <text:p>0.978118729063868</text:p>
              </table:table-cell>
            </table:table-row>
            <table:table-row>
              <table:table-cell office:value-type="string">
                <text:p>140</text:p>
              </table:table-cell>
              <table:table-cell office:value-type="float" office:value="3.89999999999995">
                <text:p>3.89999999999995</text:p>
              </table:table-cell>
              <table:table-cell office:value-type="float" office:value="0.980159694265921">
                <text:p>0.980159694265921</text:p>
              </table:table-cell>
            </table:table-row>
            <table:table-row>
              <table:table-cell office:value-type="string">
                <text:p>141</text:p>
              </table:table-cell>
              <table:table-cell office:value-type="float" office:value="3.99999999999995">
                <text:p>3.99999999999995</text:p>
              </table:table-cell>
              <table:table-cell office:value-type="float" office:value="0.982013790037908">
                <text:p>0.982013790037908</text:p>
              </table:table-cell>
            </table:table-row>
            <table:table-row>
              <table:table-cell office:value-type="string">
                <text:p>142</text:p>
              </table:table-cell>
              <table:table-cell office:value-type="float" office:value="4.09999999999995">
                <text:p>4.09999999999995</text:p>
              </table:table-cell>
              <table:table-cell office:value-type="float" office:value="0.983697500628558">
                <text:p>0.983697500628558</text:p>
              </table:table-cell>
            </table:table-row>
            <table:table-row>
              <table:table-cell office:value-type="string">
                <text:p>143</text:p>
              </table:table-cell>
              <table:table-cell office:value-type="float" office:value="4.19999999999995">
                <text:p>4.19999999999995</text:p>
              </table:table-cell>
              <table:table-cell office:value-type="float" office:value="0.985225968306726">
                <text:p>0.985225968306726</text:p>
              </table:table-cell>
            </table:table-row>
            <table:table-row>
              <table:table-cell office:value-type="string">
                <text:p>144</text:p>
              </table:table-cell>
              <table:table-cell office:value-type="float" office:value="4.29999999999995">
                <text:p>4.29999999999995</text:p>
              </table:table-cell>
              <table:table-cell office:value-type="float" office:value="0.986613082172334">
                <text:p>0.986613082172334</text:p>
              </table:table-cell>
            </table:table-row>
            <table:table-row>
              <table:table-cell office:value-type="string">
                <text:p>145</text:p>
              </table:table-cell>
              <table:table-cell office:value-type="float" office:value="4.39999999999995">
                <text:p>4.39999999999995</text:p>
              </table:table-cell>
              <table:table-cell office:value-type="float" office:value="0.987871565015725">
                <text:p>0.987871565015725</text:p>
              </table:table-cell>
            </table:table-row>
            <table:table-row>
              <table:table-cell office:value-type="string">
                <text:p>146</text:p>
              </table:table-cell>
              <table:table-cell office:value-type="float" office:value="4.49999999999995">
                <text:p>4.49999999999995</text:p>
              </table:table-cell>
              <table:table-cell office:value-type="float" office:value="0.989013057369406">
                <text:p>0.989013057369406</text:p>
              </table:table-cell>
            </table:table-row>
            <table:table-row>
              <table:table-cell office:value-type="string">
                <text:p>147</text:p>
              </table:table-cell>
              <table:table-cell office:value-type="float" office:value="4.59999999999995">
                <text:p>4.59999999999995</text:p>
              </table:table-cell>
              <table:table-cell office:value-type="float" office:value="0.990048198133095">
                <text:p>0.990048198133095</text:p>
              </table:table-cell>
            </table:table-row>
            <table:table-row>
              <table:table-cell office:value-type="string">
                <text:p>148</text:p>
              </table:table-cell>
              <table:table-cell office:value-type="float" office:value="4.69999999999995">
                <text:p>4.69999999999995</text:p>
              </table:table-cell>
              <table:table-cell office:value-type="float" office:value="0.990986701347152">
                <text:p>0.990986701347152</text:p>
              </table:table-cell>
            </table:table-row>
            <table:table-row>
              <table:table-cell office:value-type="string">
                <text:p>149</text:p>
              </table:table-cell>
              <table:table-cell office:value-type="float" office:value="4.79999999999995">
                <text:p>4.79999999999995</text:p>
              </table:table-cell>
              <table:table-cell office:value-type="float" office:value="0.99183742884684">
                <text:p>0.99183742884684</text:p>
              </table:table-cell>
            </table:table-row>
            <table:table-row>
              <table:table-cell office:value-type="string">
                <text:p>150</text:p>
              </table:table-cell>
              <table:table-cell office:value-type="float" office:value="4.89999999999995">
                <text:p>4.89999999999995</text:p>
              </table:table-cell>
              <table:table-cell office:value-type="float" office:value="0.992608458655718">
                <text:p>0.992608458655718</text:p>
              </table:table-cell>
            </table:table-row>
            <table:table-row>
              <table:table-cell office:value-type="string">
                <text:p>151</text:p>
              </table:table-cell>
              <table:table-cell office:value-type="float" office:value="4.99999999999995">
                <text:p>4.99999999999995</text:p>
              </table:table-cell>
              <table:table-cell office:value-type="float" office:value="0.993307149075715">
                <text:p>0.993307149075715</text:p>
              </table:table-cell>
            </table:table-row>
            <table:table-row>
              <table:table-cell office:value-type="string">
                <text:p>152</text:p>
              </table:table-cell>
              <table:table-cell office:value-type="float" office:value="5.09999999999995">
                <text:p>5.09999999999995</text:p>
              </table:table-cell>
              <table:table-cell office:value-type="float" office:value="0.993940198508416">
                <text:p>0.993940198508416</text:p>
              </table:table-cell>
            </table:table-row>
            <table:table-row>
              <table:table-cell office:value-type="string">
                <text:p>153</text:p>
              </table:table-cell>
              <table:table-cell office:value-type="float" office:value="5.19999999999995">
                <text:p>5.19999999999995</text:p>
              </table:table-cell>
              <table:table-cell office:value-type="float" office:value="0.994513701100549">
                <text:p>0.994513701100549</text:p>
              </table:table-cell>
            </table:table-row>
            <table:table-row>
              <table:table-cell office:value-type="string">
                <text:p>154</text:p>
              </table:table-cell>
              <table:table-cell office:value-type="float" office:value="5.29999999999995">
                <text:p>5.29999999999995</text:p>
              </table:table-cell>
              <table:table-cell office:value-type="float" office:value="0.995033198349943">
                <text:p>0.995033198349943</text:p>
              </table:table-cell>
            </table:table-row>
            <table:table-row>
              <table:table-cell office:value-type="string">
                <text:p>155</text:p>
              </table:table-cell>
              <table:table-cell office:value-type="float" office:value="5.39999999999995">
                <text:p>5.39999999999995</text:p>
              </table:table-cell>
              <table:table-cell office:value-type="float" office:value="0.995503726839059">
                <text:p>0.995503726839059</text:p>
              </table:table-cell>
            </table:table-row>
            <table:table-row>
              <table:table-cell office:value-type="string">
                <text:p>156</text:p>
              </table:table-cell>
              <table:table-cell office:value-type="float" office:value="5.49999999999995">
                <text:p>5.49999999999995</text:p>
              </table:table-cell>
              <table:table-cell office:value-type="float" office:value="0.995929862284104">
                <text:p>0.995929862284104</text:p>
              </table:table-cell>
            </table:table-row>
            <table:table-row>
              <table:table-cell office:value-type="string">
                <text:p>157</text:p>
              </table:table-cell>
              <table:table-cell office:value-type="float" office:value="5.59999999999994">
                <text:p>5.59999999999994</text:p>
              </table:table-cell>
              <table:table-cell office:value-type="float" office:value="0.996315760100564">
                <text:p>0.996315760100564</text:p>
              </table:table-cell>
            </table:table-row>
            <table:table-row>
              <table:table-cell office:value-type="string">
                <text:p>158</text:p>
              </table:table-cell>
              <table:table-cell office:value-type="float" office:value="5.69999999999994">
                <text:p>5.69999999999994</text:p>
              </table:table-cell>
              <table:table-cell office:value-type="float" office:value="0.996665192692586">
                <text:p>0.996665192692586</text:p>
              </table:table-cell>
            </table:table-row>
            <table:table-row>
              <table:table-cell office:value-type="string">
                <text:p>159</text:p>
              </table:table-cell>
              <table:table-cell office:value-type="float" office:value="5.79999999999994">
                <text:p>5.79999999999994</text:p>
              </table:table-cell>
              <table:table-cell office:value-type="float" office:value="0.996981583675291">
                <text:p>0.996981583675291</text:p>
              </table:table-cell>
            </table:table-row>
            <table:table-row>
              <table:table-cell office:value-type="string">
                <text:p>160</text:p>
              </table:table-cell>
              <table:table-cell office:value-type="float" office:value="5.89999999999994">
                <text:p>5.89999999999994</text:p>
              </table:table-cell>
              <table:table-cell office:value-type="float" office:value="0.997268039236989">
                <text:p>0.997268039236989</text:p>
              </table:table-cell>
            </table:table-row>
            <table:table-row>
              <table:table-cell office:value-type="string">
                <text:p>161</text:p>
              </table:table-cell>
              <table:table-cell office:value-type="float" office:value="5.99999999999994">
                <text:p>5.99999999999994</text:p>
              </table:table-cell>
              <table:table-cell office:value-type="float" office:value="0.997527376843365">
                <text:p>0.997527376843365</text:p>
              </table:table-cell>
            </table:table-row>
            <table:table-row>
              <table:table-cell office:value-type="string">
                <text:p>162</text:p>
              </table:table-cell>
              <table:table-cell office:value-type="float" office:value="6.09999999999994">
                <text:p>6.09999999999994</text:p>
              </table:table-cell>
              <table:table-cell office:value-type="float" office:value="0.997762151478724">
                <text:p>0.997762151478724</text:p>
              </table:table-cell>
            </table:table-row>
            <table:table-row>
              <table:table-cell office:value-type="string">
                <text:p>163</text:p>
              </table:table-cell>
              <table:table-cell office:value-type="float" office:value="6.19999999999994">
                <text:p>6.19999999999994</text:p>
              </table:table-cell>
              <table:table-cell office:value-type="float" office:value="0.99797467961095">
                <text:p>0.99797467961095</text:p>
              </table:table-cell>
            </table:table-row>
            <table:table-row>
              <table:table-cell office:value-type="string">
                <text:p>164</text:p>
              </table:table-cell>
              <table:table-cell office:value-type="float" office:value="6.29999999999994">
                <text:p>6.29999999999994</text:p>
              </table:table-cell>
              <table:table-cell office:value-type="float" office:value="0.998167061057507">
                <text:p>0.998167061057507</text:p>
              </table:table-cell>
            </table:table-row>
            <table:table-row>
              <table:table-cell office:value-type="string">
                <text:p>165</text:p>
              </table:table-cell>
              <table:table-cell office:value-type="float" office:value="6.39999999999994">
                <text:p>6.39999999999994</text:p>
              </table:table-cell>
              <table:table-cell office:value-type="float" office:value="0.998341198919825">
                <text:p>0.998341198919825</text:p>
              </table:table-cell>
            </table:table-row>
            <table:table-row>
              <table:table-cell office:value-type="string">
                <text:p>166</text:p>
              </table:table-cell>
              <table:table-cell office:value-type="float" office:value="6.49999999999994">
                <text:p>6.49999999999994</text:p>
              </table:table-cell>
              <table:table-cell office:value-type="float" office:value="0.998498817743263">
                <text:p>0.998498817743263</text:p>
              </table:table-cell>
            </table:table-row>
            <table:table-row>
              <table:table-cell office:value-type="string">
                <text:p>167</text:p>
              </table:table-cell>
              <table:table-cell office:value-type="float" office:value="6.59999999999994">
                <text:p>6.59999999999994</text:p>
              </table:table-cell>
              <table:table-cell office:value-type="float" office:value="0.998641480049571">
                <text:p>0.998641480049571</text:p>
              </table:table-cell>
            </table:table-row>
            <table:table-row>
              <table:table-cell office:value-type="string">
                <text:p>168</text:p>
              </table:table-cell>
              <table:table-cell office:value-type="float" office:value="6.69999999999994">
                <text:p>6.69999999999994</text:p>
              </table:table-cell>
              <table:table-cell office:value-type="float" office:value="0.998770601378722">
                <text:p>0.998770601378722</text:p>
              </table:table-cell>
            </table:table-row>
            <table:table-row>
              <table:table-cell office:value-type="string">
                <text:p>169</text:p>
              </table:table-cell>
              <table:table-cell office:value-type="float" office:value="6.79999999999994">
                <text:p>6.79999999999994</text:p>
              </table:table-cell>
              <table:table-cell office:value-type="float" office:value="0.99888746396714">
                <text:p>0.99888746396714</text:p>
              </table:table-cell>
            </table:table-row>
            <table:table-row>
              <table:table-cell office:value-type="string">
                <text:p>170</text:p>
              </table:table-cell>
              <table:table-cell office:value-type="float" office:value="6.89999999999994">
                <text:p>6.89999999999994</text:p>
              </table:table-cell>
              <table:table-cell office:value-type="float" office:value="0.998993229179914">
                <text:p>0.998993229179914</text:p>
              </table:table-cell>
            </table:table-row>
            <table:table-row>
              <table:table-cell office:value-type="string">
                <text:p>171</text:p>
              </table:table-cell>
              <table:table-cell office:value-type="float" office:value="6.99999999999994">
                <text:p>6.99999999999994</text:p>
              </table:table-cell>
              <table:table-cell office:value-type="float" office:value="0.999088948805599">
                <text:p>0.999088948805599</text:p>
              </table:table-cell>
            </table:table-row>
            <table:table-row>
              <table:table-cell office:value-type="string">
                <text:p>172</text:p>
              </table:table-cell>
              <table:table-cell office:value-type="float" office:value="7.09999999999994">
                <text:p>7.09999999999994</text:p>
              </table:table-cell>
              <table:table-cell office:value-type="float" office:value="0.999175575313602">
                <text:p>0.999175575313602</text:p>
              </table:table-cell>
            </table:table-row>
            <table:table-row>
              <table:table-cell office:value-type="string">
                <text:p>173</text:p>
              </table:table-cell>
              <table:table-cell office:value-type="float" office:value="7.19999999999994">
                <text:p>7.19999999999994</text:p>
              </table:table-cell>
              <table:table-cell office:value-type="float" office:value="0.999253971166163">
                <text:p>0.999253971166163</text:p>
              </table:table-cell>
            </table:table-row>
            <table:table-row>
              <table:table-cell office:value-type="string">
                <text:p>174</text:p>
              </table:table-cell>
              <table:table-cell office:value-type="float" office:value="7.29999999999994">
                <text:p>7.29999999999994</text:p>
              </table:table-cell>
              <table:table-cell office:value-type="float" office:value="0.999324917269367">
                <text:p>0.999324917269367</text:p>
              </table:table-cell>
            </table:table-row>
            <table:table-row>
              <table:table-cell office:value-type="string">
                <text:p>175</text:p>
              </table:table-cell>
              <table:table-cell office:value-type="float" office:value="7.39999999999994">
                <text:p>7.39999999999994</text:p>
              </table:table-cell>
              <table:table-cell office:value-type="float" office:value="0.999389120640566">
                <text:p>0.999389120640566</text:p>
              </table:table-cell>
            </table:table-row>
            <table:table-row>
              <table:table-cell office:value-type="string">
                <text:p>176</text:p>
              </table:table-cell>
              <table:table-cell office:value-type="float" office:value="7.49999999999994">
                <text:p>7.49999999999994</text:p>
              </table:table-cell>
              <table:table-cell office:value-type="float" office:value="0.999447221363076">
                <text:p>0.999447221363076</text:p>
              </table:table-cell>
            </table:table-row>
            <table:table-row>
              <table:table-cell office:value-type="string">
                <text:p>177</text:p>
              </table:table-cell>
              <table:table-cell office:value-type="float" office:value="7.59999999999994">
                <text:p>7.59999999999994</text:p>
              </table:table-cell>
              <table:table-cell office:value-type="float" office:value="0.999499798892921">
                <text:p>0.999499798892921</text:p>
              </table:table-cell>
            </table:table-row>
            <table:table-row>
              <table:table-cell office:value-type="string">
                <text:p>178</text:p>
              </table:table-cell>
              <table:table-cell office:value-type="float" office:value="7.69999999999994">
                <text:p>7.69999999999994</text:p>
              </table:table-cell>
              <table:table-cell office:value-type="float" office:value="0.99954737777676">
                <text:p>0.99954737777676</text:p>
              </table:table-cell>
            </table:table-row>
            <table:table-row>
              <table:table-cell office:value-type="string">
                <text:p>179</text:p>
              </table:table-cell>
              <table:table-cell office:value-type="float" office:value="7.79999999999994">
                <text:p>7.79999999999994</text:p>
              </table:table-cell>
              <table:table-cell office:value-type="float" office:value="0.999590432835014">
                <text:p>0.999590432835014</text:p>
              </table:table-cell>
            </table:table-row>
            <table:table-row>
              <table:table-cell office:value-type="string">
                <text:p>180</text:p>
              </table:table-cell>
              <table:table-cell office:value-type="float" office:value="7.89999999999993">
                <text:p>7.89999999999993</text:p>
              </table:table-cell>
              <table:table-cell office:value-type="float" office:value="0.999629393859374">
                <text:p>0.999629393859374</text:p>
              </table:table-cell>
            </table:table-row>
            <table:table-row>
              <table:table-cell office:value-type="string">
                <text:p>181</text:p>
              </table:table-cell>
              <table:table-cell office:value-type="float" office:value="7.99999999999994">
                <text:p>7.99999999999994</text:p>
              </table:table-cell>
              <table:table-cell office:value-type="float" office:value="0.999664649869533">
                <text:p>0.999664649869533</text:p>
              </table:table-cell>
            </table:table-row>
            <table:table-row>
              <table:table-cell office:value-type="string">
                <text:p>182</text:p>
              </table:table-cell>
              <table:table-cell office:value-type="float" office:value="8.09999999999994">
                <text:p>8.09999999999994</text:p>
              </table:table-cell>
              <table:table-cell office:value-type="float" office:value="0.999696552969971">
                <text:p>0.999696552969971</text:p>
              </table:table-cell>
            </table:table-row>
            <table:table-row>
              <table:table-cell office:value-type="string">
                <text:p>183</text:p>
              </table:table-cell>
              <table:table-cell office:value-type="float" office:value="8.19999999999994">
                <text:p>8.19999999999994</text:p>
              </table:table-cell>
              <table:table-cell office:value-type="float" office:value="0.999725421843899">
                <text:p>0.999725421843899</text:p>
              </table:table-cell>
            </table:table-row>
            <table:table-row>
              <table:table-cell office:value-type="string">
                <text:p>184</text:p>
              </table:table-cell>
              <table:table-cell office:value-type="float" office:value="8.29999999999993">
                <text:p>8.29999999999993</text:p>
              </table:table-cell>
              <table:table-cell office:value-type="float" office:value="0.999751544918161">
                <text:p>0.999751544918161</text:p>
              </table:table-cell>
            </table:table-row>
            <table:table-row>
              <table:table-cell office:value-type="string">
                <text:p>185</text:p>
              </table:table-cell>
              <table:table-cell office:value-type="float" office:value="8.39999999999993">
                <text:p>8.39999999999993</text:p>
              </table:table-cell>
              <table:table-cell office:value-type="float" office:value="0.999775183229767">
                <text:p>0.999775183229767</text:p>
              </table:table-cell>
            </table:table-row>
            <table:table-row>
              <table:table-cell office:value-type="string">
                <text:p>186</text:p>
              </table:table-cell>
              <table:table-cell office:value-type="float" office:value="8.49999999999994">
                <text:p>8.49999999999994</text:p>
              </table:table-cell>
              <table:table-cell office:value-type="float" office:value="0.999796573021945">
                <text:p>0.999796573021945</text:p>
              </table:table-cell>
            </table:table-row>
            <table:table-row>
              <table:table-cell office:value-type="string">
                <text:p>187</text:p>
              </table:table-cell>
              <table:table-cell office:value-type="float" office:value="8.59999999999993">
                <text:p>8.59999999999993</text:p>
              </table:table-cell>
              <table:table-cell office:value-type="float" office:value="0.999815928095037">
                <text:p>0.999815928095037</text:p>
              </table:table-cell>
            </table:table-row>
            <table:table-row>
              <table:table-cell office:value-type="string">
                <text:p>188</text:p>
              </table:table-cell>
              <table:table-cell office:value-type="float" office:value="8.69999999999993">
                <text:p>8.69999999999993</text:p>
              </table:table-cell>
              <table:table-cell office:value-type="float" office:value="0.999833441935223">
                <text:p>0.999833441935223</text:p>
              </table:table-cell>
            </table:table-row>
            <table:table-row>
              <table:table-cell office:value-type="string">
                <text:p>189</text:p>
              </table:table-cell>
              <table:table-cell office:value-type="float" office:value="8.79999999999993">
                <text:p>8.79999999999993</text:p>
              </table:table-cell>
              <table:table-cell office:value-type="float" office:value="0.99984928964194">
                <text:p>0.99984928964194</text:p>
              </table:table-cell>
            </table:table-row>
            <table:table-row>
              <table:table-cell office:value-type="string">
                <text:p>190</text:p>
              </table:table-cell>
              <table:table-cell office:value-type="float" office:value="8.89999999999993">
                <text:p>8.89999999999993</text:p>
              </table:table-cell>
              <table:table-cell office:value-type="float" office:value="0.99986362967292">
                <text:p>0.99986362967292</text:p>
              </table:table-cell>
            </table:table-row>
            <table:table-row>
              <table:table-cell office:value-type="string">
                <text:p>191</text:p>
              </table:table-cell>
              <table:table-cell office:value-type="float" office:value="8.99999999999993">
                <text:p>8.99999999999993</text:p>
              </table:table-cell>
              <table:table-cell office:value-type="float" office:value="0.999876605424014">
                <text:p>0.999876605424014</text:p>
              </table:table-cell>
            </table:table-row>
            <table:table-row>
              <table:table-cell office:value-type="string">
                <text:p>192</text:p>
              </table:table-cell>
              <table:table-cell office:value-type="float" office:value="9.09999999999993">
                <text:p>9.09999999999993</text:p>
              </table:table-cell>
              <table:table-cell office:value-type="float" office:value="0.99988834665937">
                <text:p>0.99988834665937</text:p>
              </table:table-cell>
            </table:table-row>
            <table:table-row>
              <table:table-cell office:value-type="string">
                <text:p>193</text:p>
              </table:table-cell>
              <table:table-cell office:value-type="float" office:value="9.19999999999993">
                <text:p>9.19999999999993</text:p>
              </table:table-cell>
              <table:table-cell office:value-type="float" office:value="0.999898970806092">
                <text:p>0.999898970806092</text:p>
              </table:table-cell>
            </table:table-row>
            <table:table-row>
              <table:table-cell office:value-type="string">
                <text:p>194</text:p>
              </table:table-cell>
              <table:table-cell office:value-type="float" office:value="9.29999999999993">
                <text:p>9.29999999999993</text:p>
              </table:table-cell>
              <table:table-cell office:value-type="float" office:value="0.999908584126148">
                <text:p>0.999908584126148</text:p>
              </table:table-cell>
            </table:table-row>
            <table:table-row>
              <table:table-cell office:value-type="string">
                <text:p>195</text:p>
              </table:table-cell>
              <table:table-cell office:value-type="float" office:value="9.39999999999993">
                <text:p>9.39999999999993</text:p>
              </table:table-cell>
              <table:table-cell office:value-type="float" office:value="0.999917282777148">
                <text:p>0.999917282777148</text:p>
              </table:table-cell>
            </table:table-row>
            <table:table-row>
              <table:table-cell office:value-type="string">
                <text:p>196</text:p>
              </table:table-cell>
              <table:table-cell office:value-type="float" office:value="9.49999999999993">
                <text:p>9.49999999999993</text:p>
              </table:table-cell>
              <table:table-cell office:value-type="float" office:value="0.99992515377249">
                <text:p>0.99992515377249</text:p>
              </table:table-cell>
            </table:table-row>
            <table:table-row>
              <table:table-cell office:value-type="string">
                <text:p>197</text:p>
              </table:table-cell>
              <table:table-cell office:value-type="float" office:value="9.59999999999993">
                <text:p>9.59999999999993</text:p>
              </table:table-cell>
              <table:table-cell office:value-type="float" office:value="0.99993227585038">
                <text:p>0.99993227585038</text:p>
              </table:table-cell>
            </table:table-row>
            <table:table-row>
              <table:table-cell office:value-type="string">
                <text:p>198</text:p>
              </table:table-cell>
              <table:table-cell office:value-type="float" office:value="9.69999999999993">
                <text:p>9.69999999999993</text:p>
              </table:table-cell>
              <table:table-cell office:value-type="float" office:value="0.999938720260383">
                <text:p>0.999938720260383</text:p>
              </table:table-cell>
            </table:table-row>
            <table:table-row>
              <table:table-cell office:value-type="string">
                <text:p>199</text:p>
              </table:table-cell>
              <table:table-cell office:value-type="float" office:value="9.79999999999993">
                <text:p>9.79999999999993</text:p>
              </table:table-cell>
              <table:table-cell office:value-type="float" office:value="0.999944551475277">
                <text:p>0.999944551475277</text:p>
              </table:table-cell>
            </table:table-row>
            <table:table-row>
              <table:table-cell office:value-type="string">
                <text:p>200</text:p>
              </table:table-cell>
              <table:table-cell office:value-type="float" office:value="9.89999999999993">
                <text:p>9.89999999999993</text:p>
              </table:table-cell>
              <table:table-cell office:value-type="float" office:value="0.999949827835316">
                <text:p>0.999949827835316</text:p>
              </table:table-cell>
            </table:table-row>
            <table:table-row>
              <table:table-cell office:value-type="string">
                <text:p>201</text:p>
              </table:table-cell>
              <table:table-cell office:value-type="float" office:value="9.99999999999993">
                <text:p>9.99999999999993</text:p>
              </table:table-cell>
              <table:table-cell office:value-type="float" office:value="0.999954602131298">
                <text:p>0.99995460213129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1"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431cm" svg:height="7.824cm" xlink:href="." xlink:type="simple" chart:class="chart:scatter" chart:style-name="ch1">
        <chart:plot-area chart:style-name="ch2" chart:data-source-has-labels="both" svg:x="1.877cm" svg:y="0.156cm" svg:width="9.326cm" svg:height="5.893cm">
          <chartooo:coordinate-region svg:x="2.383cm" svg:y="0.544cm" svg:width="8.421cm" svg:height="4.481cm"/>
          <chart:axis chart:dimension="x" chart:name="primary-x" chart:style-name="ch3" chartooo:axis-type="auto">
            <chart:title svg:x="5.133cm" svg:y="6.205cm" chart:style-name="ch4">
              <text:p>w*phi(x)</text:p>
            </chart:title>
            <chart:categories table:cell-range-address="local-table.$A$2:.$A$5"/>
          </chart:axis>
          <chart:axis chart:dimension="y" chart:name="primary-y" chart:style-name="ch5">
            <chart:title svg:x="0.451cm" svg:y="4.102cm" chart:style-name="ch6">
              <text:p>p(y|x)</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1">
                <text:p>1</text:p>
              </table:table-cell>
            </table:table-row>
            <table:table-row>
              <table:table-cell office:value-type="string">
                <text:p>4</text:p>
              </table:table-cell>
              <table:table-cell office:value-type="float" office:value="10">
                <text:p>1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row>
      <mi>P</mi>
      <mrow>
        <mrow>
          <mo fence="true" stretchy="false">(</mo>
          <mrow>
            <mrow>
              <mstyle color="red">
                <mi>y</mi>
              </mstyle>
              <mo stretchy="false">=</mo>
              <mn>1</mn>
              <mo stretchy="false">∣</mo>
              <mstyle color="blue">
                <mi>x</mi>
              </mstyle>
            </mrow>
          </mrow>
          <mo fence="true" stretchy="false">)</mo>
        </mrow>
        <mo stretchy="false">=</mo>
        <mfrac>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n>1</mn>
            <mo stretchy="false">+</mo>
            <msup>
              <mi>e</mi>
              <mrow>
                <mrow>
                  <mstyle color="green">
                    <mstyle mathvariant="bold">
                      <mi>w</mi>
                    </mstyle>
                  </mstyle>
                  <mo stretchy="false">⋅</mo>
                  <mstyle color="fuchsia">
                    <mstyle mathvariant="bold">
                      <mi mathvariant="normal">ϕ</mi>
                    </mstyle>
                  </mstyle>
                </mrow>
                <mrow>
                  <mo fence="true" stretchy="false">(</mo>
                  <mrow>
                    <mstyle color="blue">
                      <mi>x</mi>
                    </mstyle>
                  </mrow>
                  <mo fence="true" stretchy="false">)</mo>
                </mrow>
              </mrow>
            </msup>
          </mrow>
        </mfrac>
      </mrow>
    </mrow>
    <annotation encoding="StarMath 5.0">P( color red y = 1 divides color blue x) = {e^{color green bold w cdot color magenta bold %phi(color blue x)}} over {1 + e^{color green bold w cdot color magenta bold %phi(color blue x)}}</annotation>
  </semantics>
</math>
</file>

<file path=Object 7/content.xml><?xml version="1.0" encoding="utf-8"?>
<math xmlns="http://www.w3.org/1998/Math/MathML" display="block">
  <mrow/>
</math>
</file>

<file path=Object 8/content.xml><?xml version="1.0" encoding="utf-8"?>
<math xmlns="http://www.w3.org/1998/Math/MathML" display="block">
  <semantics>
    <mrow>
      <mrow>
        <mstyle color="green">
          <mstyle mathvariant="bold">
            <mover accent="true">
              <mi>w</mi>
              <mo stretchy="false">^</mo>
            </mover>
          </mstyle>
        </mstyle>
        <mo stretchy="false">=</mo>
        <munder>
          <mtext>argmax</mtext>
          <mstyle color="green">
            <mstyle mathvariant="bold">
              <mi>w</mi>
            </mstyle>
          </mstyle>
        </munder>
      </mrow>
      <mrow>
        <msub>
          <mo stretchy="false">∏</mo>
          <mi>i</mi>
        </msub>
        <mi>P</mi>
      </mrow>
      <mrow>
        <mo fence="true" stretchy="false">(</mo>
        <mrow>
          <mrow>
            <mrow>
              <mstyle color="red">
                <msub>
                  <mi>y</mi>
                  <mi>i</mi>
                </msub>
              </mstyle>
              <mo stretchy="false">∣</mo>
              <mstyle color="blue">
                <msub>
                  <mi>x</mi>
                  <mi>i</mi>
                </msub>
              </mstyle>
            </mrow>
            <mi>;</mi>
            <mstyle color="green">
              <mstyle mathvariant="bold">
                <mi>w</mi>
              </mstyle>
            </mstyle>
          </mrow>
        </mrow>
        <mo fence="true" stretchy="false">)</mo>
      </mrow>
    </mrow>
    <annotation encoding="StarMath 5.0">alignl color green bold hat w = "argmax" csub {color green bold w} prod_i P(color red y_i divides color blue x_i ; color green bold w)</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reverse-direction="false" text:line-break="false" chart:link-data-style-to-source="false" chart:axis-position="0"/>
      <style:graphic-properties svg:stroke-color="#b3b3b3"/>
      <style:text-properties fo:font-size="20pt" style:font-size-asian="20pt" style:font-size-complex="10pt"/>
    </style:style>
    <style:style style:name="ch4" style:family="chart">
      <style:chart-properties chart:auto-position="true" style:rotation-angle="0"/>
      <style:text-properties fo:font-size="20pt" style:font-size-asian="20pt" style:font-size-complex="9pt"/>
    </style:style>
    <style:style style:name="ch5" style:family="chart" style:data-style-name="N0">
      <style:chart-properties chart:display-label="true" chart:logarithmic="false" chart:minimum="0" chart:maximum="0.4"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chart-properties chart:auto-position="true" style:rotation-angle="90"/>
      <style:text-properties fo:font-size="20pt" style:font-size-asian="20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179cm" svg:height="7.721cm" xlink:href="." xlink:type="simple" chart:class="chart:scatter" chart:style-name="ch1">
        <chart:plot-area chart:style-name="ch2" chart:data-source-has-labels="both" svg:x="1.852cm" svg:y="0.154cm" svg:width="8.124cm" svg:height="5.794cm">
          <chartooo:coordinate-region svg:x="2.358cm" svg:y="0.542cm" svg:width="7.219cm" svg:height="4.382cm"/>
          <chart:axis chart:dimension="x" chart:name="primary-x" chart:style-name="ch3" chartooo:axis-type="auto">
            <chart:title svg:x="4.507cm" svg:y="6.102cm" chart:style-name="ch4">
              <text:p>w*phi(x)</text:p>
            </chart:title>
            <chart:categories table:cell-range-address="local-table.$A$2:.$A$202"/>
          </chart:axis>
          <chart:axis chart:dimension="y" chart:name="primary-y" chart:style-name="ch5">
            <chart:title svg:x="0.451cm" svg:y="5.817cm" chart:style-name="ch6">
              <text:p>dp(y|x)/dw*phi(x)</text:p>
            </chart:title>
            <chart:grid chart:style-name="ch7" chart:class="major"/>
          </chart:axis>
          <chart:series chart:style-name="ch8" chart:values-cell-range-address="local-table.$C$2:.$C$202" chart:label-cell-address="local-table.$C$1" chart:class="chart:scatter">
            <chart:domain table:cell-range-address="local-table.$B$2:.$B$202"/>
            <chart:data-point chart:repeated="201"/>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D</text:p>
              </table:table-cell>
            </table:table-row>
          </table:table-header-rows>
          <table:table-rows>
            <table:table-row>
              <table:table-cell office:value-type="string">
                <text:p>1</text:p>
              </table:table-cell>
              <table:table-cell office:value-type="float" office:value="-10">
                <text:p>-10</text:p>
              </table:table-cell>
              <table:table-cell office:value-type="float" office:value="0.0000453958077359517">
                <text:p>0.0000453958077359517</text:p>
              </table:table-cell>
            </table:table-row>
            <table:table-row>
              <table:table-cell office:value-type="string">
                <text:p>2</text:p>
              </table:table-cell>
              <table:table-cell office:value-type="float" office:value="-9.9">
                <text:p>-9.9</text:p>
              </table:table-cell>
              <table:table-cell office:value-type="float" office:value="0.0000501696474376551">
                <text:p>0.0000501696474376551</text:p>
              </table:table-cell>
            </table:table-row>
            <table:table-row>
              <table:table-cell office:value-type="string">
                <text:p>3</text:p>
              </table:table-cell>
              <table:table-cell office:value-type="float" office:value="-9.8">
                <text:p>-9.8</text:p>
              </table:table-cell>
              <table:table-cell office:value-type="float" office:value="0.000055445450183901">
                <text:p>0.000055445450183901</text:p>
              </table:table-cell>
            </table:table-row>
            <table:table-row>
              <table:table-cell office:value-type="string">
                <text:p>4</text:p>
              </table:table-cell>
              <table:table-cell office:value-type="float" office:value="-9.7">
                <text:p>-9.7</text:p>
              </table:table-cell>
              <table:table-cell office:value-type="float" office:value="0.0000612759844101149">
                <text:p>0.0000612759844101149</text:p>
              </table:table-cell>
            </table:table-row>
            <table:table-row>
              <table:table-cell office:value-type="string">
                <text:p>5</text:p>
              </table:table-cell>
              <table:table-cell office:value-type="float" office:value="-9.6">
                <text:p>-9.6</text:p>
              </table:table-cell>
              <table:table-cell office:value-type="float" office:value="0.0000677195630593284">
                <text:p>0.0000677195630593284</text:p>
              </table:table-cell>
            </table:table-row>
            <table:table-row>
              <table:table-cell office:value-type="string">
                <text:p>6</text:p>
              </table:table-cell>
              <table:table-cell office:value-type="float" office:value="-9.5">
                <text:p>-9.5</text:p>
              </table:table-cell>
              <table:table-cell office:value-type="float" office:value="0.0000748406255528385">
                <text:p>0.0000748406255528385</text:p>
              </table:table-cell>
            </table:table-row>
            <table:table-row>
              <table:table-cell office:value-type="string">
                <text:p>7</text:p>
              </table:table-cell>
              <table:table-cell office:value-type="float" office:value="-9.4">
                <text:p>-9.4</text:p>
              </table:table-cell>
              <table:table-cell office:value-type="float" office:value="0.00008271038071271">
                <text:p>0.00008271038071271</text:p>
              </table:table-cell>
            </table:table-row>
            <table:table-row>
              <table:table-cell office:value-type="string">
                <text:p>8</text:p>
              </table:table-cell>
              <table:table-cell office:value-type="float" office:value="-9.3">
                <text:p>-9.3</text:p>
              </table:table-cell>
              <table:table-cell office:value-type="float" office:value="0.0000914075169901691">
                <text:p>0.0000914075169901691</text:p>
              </table:table-cell>
            </table:table-row>
            <table:table-row>
              <table:table-cell office:value-type="string">
                <text:p>9</text:p>
              </table:table-cell>
              <table:table-cell office:value-type="float" office:value="-9.2">
                <text:p>-9.2</text:p>
              </table:table-cell>
              <table:table-cell office:value-type="float" office:value="0.000101018987009751">
                <text:p>0.000101018987009751</text:p>
              </table:table-cell>
            </table:table-row>
            <table:table-row>
              <table:table-cell office:value-type="string">
                <text:p>10</text:p>
              </table:table-cell>
              <table:table-cell office:value-type="float" office:value="-9.1">
                <text:p>-9.1</text:p>
              </table:table-cell>
              <table:table-cell office:value-type="float" office:value="0.000111640874161089">
                <text:p>0.000111640874161089</text:p>
              </table:table-cell>
            </table:table-row>
            <table:table-row>
              <table:table-cell office:value-type="string">
                <text:p>11</text:p>
              </table:table-cell>
              <table:table-cell office:value-type="float" office:value="-9">
                <text:p>-9</text:p>
              </table:table-cell>
              <table:table-cell office:value-type="float" office:value="0.000123379349764848">
                <text:p>0.000123379349764848</text:p>
              </table:table-cell>
            </table:table-row>
            <table:table-row>
              <table:table-cell office:value-type="string">
                <text:p>12</text:p>
              </table:table-cell>
              <table:table-cell office:value-type="float" office:value="-8.9">
                <text:p>-8.9</text:p>
              </table:table-cell>
              <table:table-cell office:value-type="float" office:value="0.000136351730213389">
                <text:p>0.000136351730213389</text:p>
              </table:table-cell>
            </table:table-row>
            <table:table-row>
              <table:table-cell office:value-type="string">
                <text:p>13</text:p>
              </table:table-cell>
              <table:table-cell office:value-type="float" office:value="-8.8">
                <text:p>-8.8</text:p>
              </table:table-cell>
              <table:table-cell office:value-type="float" office:value="0.00015068764444773">
                <text:p>0.00015068764444773</text:p>
              </table:table-cell>
            </table:table-row>
            <table:table-row>
              <table:table-cell office:value-type="string">
                <text:p>14</text:p>
              </table:table-cell>
              <table:table-cell office:value-type="float" office:value="-8.7">
                <text:p>-8.7</text:p>
              </table:table-cell>
              <table:table-cell office:value-type="float" office:value="0.000166530323188393">
                <text:p>0.000166530323188393</text:p>
              </table:table-cell>
            </table:table-row>
            <table:table-row>
              <table:table-cell office:value-type="string">
                <text:p>15</text:p>
              </table:table-cell>
              <table:table-cell office:value-type="float" office:value="-8.60000000000001">
                <text:p>-8.60000000000001</text:p>
              </table:table-cell>
              <table:table-cell office:value-type="float" office:value="0.000184038022497226">
                <text:p>0.000184038022497226</text:p>
              </table:table-cell>
            </table:table-row>
            <table:table-row>
              <table:table-cell office:value-type="string">
                <text:p>16</text:p>
              </table:table-cell>
              <table:table-cell office:value-type="float" office:value="-8.50000000000001">
                <text:p>-8.50000000000001</text:p>
              </table:table-cell>
              <table:table-cell office:value-type="float" office:value="0.000203385595519805">
                <text:p>0.000203385595519805</text:p>
              </table:table-cell>
            </table:table-row>
            <table:table-row>
              <table:table-cell office:value-type="string">
                <text:p>17</text:p>
              </table:table-cell>
              <table:table-cell office:value-type="float" office:value="-8.40000000000001">
                <text:p>-8.40000000000001</text:p>
              </table:table-cell>
              <table:table-cell office:value-type="float" office:value="0.000224766227653116">
                <text:p>0.000224766227653116</text:p>
              </table:table-cell>
            </table:table-row>
            <table:table-row>
              <table:table-cell office:value-type="string">
                <text:p>18</text:p>
              </table:table-cell>
              <table:table-cell office:value-type="float" office:value="-8.30000000000001">
                <text:p>-8.30000000000001</text:p>
              </table:table-cell>
              <table:table-cell office:value-type="float" office:value="0.000248393351911641">
                <text:p>0.000248393351911641</text:p>
              </table:table-cell>
            </table:table-row>
            <table:table-row>
              <table:table-cell office:value-type="string">
                <text:p>19</text:p>
              </table:table-cell>
              <table:table-cell office:value-type="float" office:value="-8.20000000000001">
                <text:p>-8.20000000000001</text:p>
              </table:table-cell>
              <table:table-cell office:value-type="float" office:value="0.000274502762937523">
                <text:p>0.000274502762937523</text:p>
              </table:table-cell>
            </table:table-row>
            <table:table-row>
              <table:table-cell office:value-type="string">
                <text:p>20</text:p>
              </table:table-cell>
              <table:table-cell office:value-type="float" office:value="-8.10000000000001">
                <text:p>-8.10000000000001</text:p>
              </table:table-cell>
              <table:table-cell office:value-type="float" office:value="0.000303354949928884">
                <text:p>0.000303354949928884</text:p>
              </table:table-cell>
            </table:table-row>
            <table:table-row>
              <table:table-cell office:value-type="string">
                <text:p>21</text:p>
              </table:table-cell>
              <table:table-cell office:value-type="float" office:value="-8.00000000000001">
                <text:p>-8.00000000000001</text:p>
              </table:table-cell>
              <table:table-cell office:value-type="float" office:value="0.000335237670756472">
                <text:p>0.000335237670756472</text:p>
              </table:table-cell>
            </table:table-row>
            <table:table-row>
              <table:table-cell office:value-type="string">
                <text:p>22</text:p>
              </table:table-cell>
              <table:table-cell office:value-type="float" office:value="-7.90000000000001">
                <text:p>-7.90000000000001</text:p>
              </table:table-cell>
              <table:table-cell office:value-type="float" office:value="0.000370468791714924">
                <text:p>0.000370468791714924</text:p>
              </table:table-cell>
            </table:table-row>
            <table:table-row>
              <table:table-cell office:value-type="string">
                <text:p>23</text:p>
              </table:table-cell>
              <table:table-cell office:value-type="float" office:value="-7.80000000000001">
                <text:p>-7.80000000000001</text:p>
              </table:table-cell>
              <table:table-cell office:value-type="float" office:value="0.000409399419723412">
                <text:p>0.000409399419723412</text:p>
              </table:table-cell>
            </table:table-row>
            <table:table-row>
              <table:table-cell office:value-type="string">
                <text:p>24</text:p>
              </table:table-cell>
              <table:table-cell office:value-type="float" office:value="-7.70000000000001">
                <text:p>-7.70000000000001</text:p>
              </table:table-cell>
              <table:table-cell office:value-type="float" office:value="0.00045241735636356">
                <text:p>0.00045241735636356</text:p>
              </table:table-cell>
            </table:table-row>
            <table:table-row>
              <table:table-cell office:value-type="string">
                <text:p>25</text:p>
              </table:table-cell>
              <table:table-cell office:value-type="float" office:value="-7.60000000000001">
                <text:p>-7.60000000000001</text:p>
              </table:table-cell>
              <table:table-cell office:value-type="float" office:value="0.000499950905932036">
                <text:p>0.000499950905932036</text:p>
              </table:table-cell>
            </table:table-row>
            <table:table-row>
              <table:table-cell office:value-type="string">
                <text:p>26</text:p>
              </table:table-cell>
              <table:table-cell office:value-type="float" office:value="-7.50000000000001">
                <text:p>-7.50000000000001</text:p>
              </table:table-cell>
              <table:table-cell office:value-type="float" office:value="0.000552473072702155">
                <text:p>0.000552473072702155</text:p>
              </table:table-cell>
            </table:table-row>
            <table:table-row>
              <table:table-cell office:value-type="string">
                <text:p>27</text:p>
              </table:table-cell>
              <table:table-cell office:value-type="float" office:value="-7.40000000000001">
                <text:p>-7.40000000000001</text:p>
              </table:table-cell>
              <table:table-cell office:value-type="float" office:value="0.000610506185842613">
                <text:p>0.000610506185842613</text:p>
              </table:table-cell>
            </table:table-row>
            <table:table-row>
              <table:table-cell office:value-type="string">
                <text:p>28</text:p>
              </table:table-cell>
              <table:table-cell office:value-type="float" office:value="-7.30000000000001">
                <text:p>-7.30000000000001</text:p>
              </table:table-cell>
              <table:table-cell office:value-type="float" office:value="0.000674626993939633">
                <text:p>0.000674626993939633</text:p>
              </table:table-cell>
            </table:table-row>
            <table:table-row>
              <table:table-cell office:value-type="string">
                <text:p>29</text:p>
              </table:table-cell>
              <table:table-cell office:value-type="float" office:value="-7.20000000000001">
                <text:p>-7.20000000000001</text:p>
              </table:table-cell>
              <table:table-cell office:value-type="float" office:value="0.000745472274815774">
                <text:p>0.000745472274815774</text:p>
              </table:table-cell>
            </table:table-row>
            <table:table-row>
              <table:table-cell office:value-type="string">
                <text:p>30</text:p>
              </table:table-cell>
              <table:table-cell office:value-type="float" office:value="-7.10000000000001">
                <text:p>-7.10000000000001</text:p>
              </table:table-cell>
              <table:table-cell office:value-type="float" office:value="0.000823745010334744">
                <text:p>0.000823745010334744</text:p>
              </table:table-cell>
            </table:table-row>
            <table:table-row>
              <table:table-cell office:value-type="string">
                <text:p>31</text:p>
              </table:table-cell>
              <table:table-cell office:value-type="float" office:value="-7.00000000000001">
                <text:p>-7.00000000000001</text:p>
              </table:table-cell>
              <table:table-cell office:value-type="float" office:value="0.000910221180121817">
                <text:p>0.000910221180121817</text:p>
              </table:table-cell>
            </table:table-row>
            <table:table-row>
              <table:table-cell office:value-type="string">
                <text:p>32</text:p>
              </table:table-cell>
              <table:table-cell office:value-type="float" office:value="-6.90000000000001">
                <text:p>-6.90000000000001</text:p>
              </table:table-cell>
              <table:table-cell office:value-type="float" office:value="0.00100575723260145">
                <text:p>0.00100575723260145</text:p>
              </table:table-cell>
            </table:table-row>
            <table:table-row>
              <table:table-cell office:value-type="string">
                <text:p>33</text:p>
              </table:table-cell>
              <table:table-cell office:value-type="float" office:value="-6.80000000000001">
                <text:p>-6.80000000000001</text:p>
              </table:table-cell>
              <table:table-cell office:value-type="float" office:value="0.0011112982964359">
                <text:p>0.0011112982964359</text:p>
              </table:table-cell>
            </table:table-row>
            <table:table-row>
              <table:table-cell office:value-type="string">
                <text:p>34</text:p>
              </table:table-cell>
              <table:table-cell office:value-type="float" office:value="-6.70000000000001">
                <text:p>-6.70000000000001</text:p>
              </table:table-cell>
              <table:table-cell office:value-type="float" office:value="0.00122788720030741">
                <text:p>0.00122788720030741</text:p>
              </table:table-cell>
            </table:table-row>
            <table:table-row>
              <table:table-cell office:value-type="string">
                <text:p>35</text:p>
              </table:table-cell>
              <table:table-cell office:value-type="float" office:value="-6.60000000000001">
                <text:p>-6.60000000000001</text:p>
              </table:table-cell>
              <table:table-cell office:value-type="float" office:value="0.00135667437397323">
                <text:p>0.00135667437397323</text:p>
              </table:table-cell>
            </table:table-row>
            <table:table-row>
              <table:table-cell office:value-type="string">
                <text:p>36</text:p>
              </table:table-cell>
              <table:table-cell office:value-type="float" office:value="-6.50000000000001">
                <text:p>-6.50000000000001</text:p>
              </table:table-cell>
              <table:table-cell office:value-type="float" office:value="0.00149892870856903">
                <text:p>0.00149892870856903</text:p>
              </table:table-cell>
            </table:table-row>
            <table:table-row>
              <table:table-cell office:value-type="string">
                <text:p>37</text:p>
              </table:table-cell>
              <table:table-cell office:value-type="float" office:value="-6.40000000000001">
                <text:p>-6.40000000000001</text:p>
              </table:table-cell>
              <table:table-cell office:value-type="float" office:value="0.00165604945915081">
                <text:p>0.00165604945915081</text:p>
              </table:table-cell>
            </table:table-row>
            <table:table-row>
              <table:table-cell office:value-type="string">
                <text:p>38</text:p>
              </table:table-cell>
              <table:table-cell office:value-type="float" office:value="-6.30000000000001">
                <text:p>-6.30000000000001</text:p>
              </table:table-cell>
              <table:table-cell office:value-type="float" office:value="0.00182957927732587">
                <text:p>0.00182957927732587</text:p>
              </table:table-cell>
            </table:table-row>
            <table:table-row>
              <table:table-cell office:value-type="string">
                <text:p>39</text:p>
              </table:table-cell>
              <table:table-cell office:value-type="float" office:value="-6.20000000000001">
                <text:p>-6.20000000000001</text:p>
              </table:table-cell>
              <table:table-cell office:value-type="float" office:value="0.00202121846637155">
                <text:p>0.00202121846637155</text:p>
              </table:table-cell>
            </table:table-row>
            <table:table-row>
              <table:table-cell office:value-type="string">
                <text:p>40</text:p>
              </table:table-cell>
              <table:table-cell office:value-type="float" office:value="-6.10000000000001">
                <text:p>-6.10000000000001</text:p>
              </table:table-cell>
              <table:table-cell office:value-type="float" office:value="0.00223284055527212">
                <text:p>0.00223284055527212</text:p>
              </table:table-cell>
            </table:table-row>
            <table:table-row>
              <table:table-cell office:value-type="string">
                <text:p>41</text:p>
              </table:table-cell>
              <table:table-cell office:value-type="float" office:value="-6.00000000000001">
                <text:p>-6.00000000000001</text:p>
              </table:table-cell>
              <table:table-cell office:value-type="float" office:value="0.00246650929136001">
                <text:p>0.00246650929136001</text:p>
              </table:table-cell>
            </table:table-row>
            <table:table-row>
              <table:table-cell office:value-type="string">
                <text:p>42</text:p>
              </table:table-cell>
              <table:table-cell office:value-type="float" office:value="-5.90000000000001">
                <text:p>-5.90000000000001</text:p>
              </table:table-cell>
              <table:table-cell office:value-type="float" office:value="0.00272449715340039">
                <text:p>0.00272449715340039</text:p>
              </table:table-cell>
            </table:table-row>
            <table:table-row>
              <table:table-cell office:value-type="string">
                <text:p>43</text:p>
              </table:table-cell>
              <table:table-cell office:value-type="float" office:value="-5.80000000000002">
                <text:p>-5.80000000000002</text:p>
              </table:table-cell>
              <table:table-cell office:value-type="float" office:value="0.00300930548759911">
                <text:p>0.00300930548759911</text:p>
              </table:table-cell>
            </table:table-row>
            <table:table-row>
              <table:table-cell office:value-type="string">
                <text:p>44</text:p>
              </table:table-cell>
              <table:table-cell office:value-type="float" office:value="-5.70000000000002">
                <text:p>-5.70000000000002</text:p>
              </table:table-cell>
              <table:table-cell office:value-type="float" office:value="0.00332368636763572">
                <text:p>0.00332368636763572</text:p>
              </table:table-cell>
            </table:table-row>
            <table:table-row>
              <table:table-cell office:value-type="string">
                <text:p>45</text:p>
              </table:table-cell>
              <table:table-cell office:value-type="float" office:value="-5.60000000000002">
                <text:p>-5.60000000000002</text:p>
              </table:table-cell>
              <table:table-cell office:value-type="float" office:value="0.00367066627579934">
                <text:p>0.00367066627579934</text:p>
              </table:table-cell>
            </table:table-row>
            <table:table-row>
              <table:table-cell office:value-type="string">
                <text:p>46</text:p>
              </table:table-cell>
              <table:table-cell office:value-type="float" office:value="-5.50000000000002">
                <text:p>-5.50000000000002</text:p>
              </table:table-cell>
              <table:table-cell office:value-type="float" office:value="0.0040535716948697">
                <text:p>0.0040535716948697</text:p>
              </table:table-cell>
            </table:table-row>
            <table:table-row>
              <table:table-cell office:value-type="string">
                <text:p>47</text:p>
              </table:table-cell>
              <table:table-cell office:value-type="float" office:value="-5.40000000000002">
                <text:p>-5.40000000000002</text:p>
              </table:table-cell>
              <table:table-cell office:value-type="float" office:value="0.00447605668860331">
                <text:p>0.00447605668860331</text:p>
              </table:table-cell>
            </table:table-row>
            <table:table-row>
              <table:table-cell office:value-type="string">
                <text:p>48</text:p>
              </table:table-cell>
              <table:table-cell office:value-type="float" office:value="-5.30000000000002">
                <text:p>-5.30000000000002</text:p>
              </table:table-cell>
              <table:table-cell office:value-type="float" office:value="0.00494213253142587">
                <text:p>0.00494213253142587</text:p>
              </table:table-cell>
            </table:table-row>
            <table:table-row>
              <table:table-cell office:value-type="string">
                <text:p>49</text:p>
              </table:table-cell>
              <table:table-cell office:value-type="float" office:value="-5.20000000000002">
                <text:p>-5.20000000000002</text:p>
              </table:table-cell>
              <table:table-cell office:value-type="float" office:value="0.0054561994238362">
                <text:p>0.0054561994238362</text:p>
              </table:table-cell>
            </table:table-row>
            <table:table-row>
              <table:table-cell office:value-type="string">
                <text:p>50</text:p>
              </table:table-cell>
              <table:table-cell office:value-type="float" office:value="-5.10000000000002">
                <text:p>-5.10000000000002</text:p>
              </table:table-cell>
              <table:table-cell office:value-type="float" office:value="0.00602308029746661">
                <text:p>0.00602308029746661</text:p>
              </table:table-cell>
            </table:table-row>
            <table:table-row>
              <table:table-cell office:value-type="string">
                <text:p>51</text:p>
              </table:table-cell>
              <table:table-cell office:value-type="float" office:value="-5.00000000000002">
                <text:p>-5.00000000000002</text:p>
              </table:table-cell>
              <table:table-cell office:value-type="float" office:value="0.00664805667079004">
                <text:p>0.00664805667079004</text:p>
              </table:table-cell>
            </table:table-row>
            <table:table-row>
              <table:table-cell office:value-type="string">
                <text:p>52</text:p>
              </table:table-cell>
              <table:table-cell office:value-type="float" office:value="-4.90000000000002">
                <text:p>-4.90000000000002</text:p>
              </table:table-cell>
              <table:table-cell office:value-type="float" office:value="0.00733690646083761">
                <text:p>0.00733690646083761</text:p>
              </table:table-cell>
            </table:table-row>
            <table:table-row>
              <table:table-cell office:value-type="string">
                <text:p>53</text:p>
              </table:table-cell>
              <table:table-cell office:value-type="float" office:value="-4.80000000000002">
                <text:p>-4.80000000000002</text:p>
              </table:table-cell>
              <table:table-cell office:value-type="float" office:value="0.00809594358532935">
                <text:p>0.00809594358532935</text:p>
              </table:table-cell>
            </table:table-row>
            <table:table-row>
              <table:table-cell office:value-type="string">
                <text:p>54</text:p>
              </table:table-cell>
              <table:table-cell office:value-type="float" office:value="-4.70000000000002">
                <text:p>-4.70000000000002</text:p>
              </table:table-cell>
              <table:table-cell office:value-type="float" office:value="0.00893205910024223">
                <text:p>0.00893205910024223</text:p>
              </table:table-cell>
            </table:table-row>
            <table:table-row>
              <table:table-cell office:value-type="string">
                <text:p>55</text:p>
              </table:table-cell>
              <table:table-cell office:value-type="float" office:value="-4.60000000000002">
                <text:p>-4.60000000000002</text:p>
              </table:table-cell>
              <table:table-cell office:value-type="float" office:value="0.00985276350650602">
                <text:p>0.00985276350650602</text:p>
              </table:table-cell>
            </table:table-row>
            <table:table-row>
              <table:table-cell office:value-type="string">
                <text:p>56</text:p>
              </table:table-cell>
              <table:table-cell office:value-type="float" office:value="-4.50000000000002">
                <text:p>-4.50000000000002</text:p>
              </table:table-cell>
              <table:table-cell office:value-type="float" office:value="0.010866229722225">
                <text:p>0.010866229722225</text:p>
              </table:table-cell>
            </table:table-row>
            <table:table-row>
              <table:table-cell office:value-type="string">
                <text:p>57</text:p>
              </table:table-cell>
              <table:table-cell office:value-type="float" office:value="-4.40000000000002">
                <text:p>-4.40000000000002</text:p>
              </table:table-cell>
              <table:table-cell office:value-type="float" office:value="0.0119813360491062">
                <text:p>0.0119813360491062</text:p>
              </table:table-cell>
            </table:table-row>
            <table:table-row>
              <table:table-cell office:value-type="string">
                <text:p>58</text:p>
              </table:table-cell>
              <table:table-cell office:value-type="float" office:value="-4.30000000000002">
                <text:p>-4.30000000000002</text:p>
              </table:table-cell>
              <table:table-cell office:value-type="float" office:value="0.0132077082587399">
                <text:p>0.0132077082587399</text:p>
              </table:table-cell>
            </table:table-row>
            <table:table-row>
              <table:table-cell office:value-type="string">
                <text:p>59</text:p>
              </table:table-cell>
              <table:table-cell office:value-type="float" office:value="-4.20000000000002">
                <text:p>-4.20000000000002</text:p>
              </table:table-cell>
              <table:table-cell office:value-type="float" office:value="0.0145557596807989">
                <text:p>0.0145557596807989</text:p>
              </table:table-cell>
            </table:table-row>
            <table:table-row>
              <table:table-cell office:value-type="string">
                <text:p>60</text:p>
              </table:table-cell>
              <table:table-cell office:value-type="float" office:value="-4.10000000000002">
                <text:p>-4.10000000000002</text:p>
              </table:table-cell>
              <table:table-cell office:value-type="float" office:value="0.0160367278856848">
                <text:p>0.0160367278856848</text:p>
              </table:table-cell>
            </table:table-row>
            <table:table-row>
              <table:table-cell office:value-type="string">
                <text:p>61</text:p>
              </table:table-cell>
              <table:table-cell office:value-type="float" office:value="-4.00000000000002">
                <text:p>-4.00000000000002</text:p>
              </table:table-cell>
              <table:table-cell office:value-type="float" office:value="0.0176627062132908">
                <text:p>0.0176627062132908</text:p>
              </table:table-cell>
            </table:table-row>
            <table:table-row>
              <table:table-cell office:value-type="string">
                <text:p>62</text:p>
              </table:table-cell>
              <table:table-cell office:value-type="float" office:value="-3.90000000000002">
                <text:p>-3.90000000000002</text:p>
              </table:table-cell>
              <table:table-cell office:value-type="float" office:value="0.0194466680024554">
                <text:p>0.0194466680024554</text:p>
              </table:table-cell>
            </table:table-row>
            <table:table-row>
              <table:table-cell office:value-type="string">
                <text:p>63</text:p>
              </table:table-cell>
              <table:table-cell office:value-type="float" office:value="-3.80000000000002">
                <text:p>-3.80000000000002</text:p>
              </table:table-cell>
              <table:table-cell office:value-type="float" office:value="0.0214024809183497">
                <text:p>0.0214024809183497</text:p>
              </table:table-cell>
            </table:table-row>
            <table:table-row>
              <table:table-cell office:value-type="string">
                <text:p>64</text:p>
              </table:table-cell>
              <table:table-cell office:value-type="float" office:value="-3.70000000000002">
                <text:p>-3.70000000000002</text:p>
              </table:table-cell>
              <table:table-cell office:value-type="float" office:value="0.02354490825518">
                <text:p>0.02354490825518</text:p>
              </table:table-cell>
            </table:table-row>
            <table:table-row>
              <table:table-cell office:value-type="string">
                <text:p>65</text:p>
              </table:table-cell>
              <table:table-cell office:value-type="float" office:value="-3.60000000000002">
                <text:p>-3.60000000000002</text:p>
              </table:table-cell>
              <table:table-cell office:value-type="float" office:value="0.0258895935095375">
                <text:p>0.0258895935095375</text:p>
              </table:table-cell>
            </table:table-row>
            <table:table-row>
              <table:table-cell office:value-type="string">
                <text:p>66</text:p>
              </table:table-cell>
              <table:table-cell office:value-type="float" office:value="-3.50000000000002">
                <text:p>-3.50000000000002</text:p>
              </table:table-cell>
              <table:table-cell office:value-type="float" office:value="0.0284530238797349">
                <text:p>0.0284530238797349</text:p>
              </table:table-cell>
            </table:table-row>
            <table:table-row>
              <table:table-cell office:value-type="string">
                <text:p>67</text:p>
              </table:table-cell>
              <table:table-cell office:value-type="float" office:value="-3.40000000000002">
                <text:p>-3.40000000000002</text:p>
              </table:table-cell>
              <table:table-cell office:value-type="float" office:value="0.031252467658361">
                <text:p>0.031252467658361</text:p>
              </table:table-cell>
            </table:table-row>
            <table:table-row>
              <table:table-cell office:value-type="string">
                <text:p>68</text:p>
              </table:table-cell>
              <table:table-cell office:value-type="float" office:value="-3.30000000000002">
                <text:p>-3.30000000000002</text:p>
              </table:table-cell>
              <table:table-cell office:value-type="float" office:value="0.0343058797663657">
                <text:p>0.0343058797663657</text:p>
              </table:table-cell>
            </table:table-row>
            <table:table-row>
              <table:table-cell office:value-type="string">
                <text:p>69</text:p>
              </table:table-cell>
              <table:table-cell office:value-type="float" office:value="-3.20000000000002">
                <text:p>-3.20000000000002</text:p>
              </table:table-cell>
              <table:table-cell office:value-type="float" office:value="0.0376317689545705">
                <text:p>0.0376317689545705</text:p>
              </table:table-cell>
            </table:table-row>
            <table:table-row>
              <table:table-cell office:value-type="string">
                <text:p>70</text:p>
              </table:table-cell>
              <table:table-cell office:value-type="float" office:value="-3.10000000000002">
                <text:p>-3.10000000000002</text:p>
              </table:table-cell>
              <table:table-cell office:value-type="float" office:value="0.0412490195125294">
                <text:p>0.0412490195125294</text:p>
              </table:table-cell>
            </table:table-row>
            <table:table-row>
              <table:table-cell office:value-type="string">
                <text:p>71</text:p>
              </table:table-cell>
              <table:table-cell office:value-type="float" office:value="-3.00000000000002">
                <text:p>-3.00000000000002</text:p>
              </table:table-cell>
              <table:table-cell office:value-type="float" office:value="0.0451766597309111">
                <text:p>0.0451766597309111</text:p>
              </table:table-cell>
            </table:table-row>
            <table:table-row>
              <table:table-cell office:value-type="string">
                <text:p>72</text:p>
              </table:table-cell>
              <table:table-cell office:value-type="float" office:value="-2.90000000000003">
                <text:p>-2.90000000000003</text:p>
              </table:table-cell>
              <table:table-cell office:value-type="float" office:value="0.0494335689366421">
                <text:p>0.0494335689366421</text:p>
              </table:table-cell>
            </table:table-row>
            <table:table-row>
              <table:table-cell office:value-type="string">
                <text:p>73</text:p>
              </table:table-cell>
              <table:table-cell office:value-type="float" office:value="-2.80000000000003">
                <text:p>-2.80000000000003</text:p>
              </table:table-cell>
              <table:table-cell office:value-type="float" office:value="0.0540381147563831">
                <text:p>0.0540381147563831</text:p>
              </table:table-cell>
            </table:table-row>
            <table:table-row>
              <table:table-cell office:value-type="string">
                <text:p>74</text:p>
              </table:table-cell>
              <table:table-cell office:value-type="float" office:value="-2.70000000000003">
                <text:p>-2.70000000000003</text:p>
              </table:table-cell>
              <table:table-cell office:value-type="float" office:value="0.0590077124839139">
                <text:p>0.0590077124839139</text:p>
              </table:table-cell>
            </table:table-row>
            <table:table-row>
              <table:table-cell office:value-type="string">
                <text:p>75</text:p>
              </table:table-cell>
              <table:table-cell office:value-type="float" office:value="-2.60000000000003">
                <text:p>-2.60000000000003</text:p>
              </table:table-cell>
              <table:table-cell office:value-type="float" office:value="0.064358299175772">
                <text:p>0.064358299175772</text:p>
              </table:table-cell>
            </table:table-row>
            <table:table-row>
              <table:table-cell office:value-type="string">
                <text:p>76</text:p>
              </table:table-cell>
              <table:table-cell office:value-type="float" office:value="-2.50000000000003">
                <text:p>-2.50000000000003</text:p>
              </table:table-cell>
              <table:table-cell office:value-type="float" office:value="0.0701037165451066">
                <text:p>0.0701037165451066</text:p>
              </table:table-cell>
            </table:table-row>
            <table:table-row>
              <table:table-cell office:value-type="string">
                <text:p>77</text:p>
              </table:table-cell>
              <table:table-cell office:value-type="float" office:value="-2.40000000000003">
                <text:p>-2.40000000000003</text:p>
              </table:table-cell>
              <table:table-cell office:value-type="float" office:value="0.0762549990518505">
                <text:p>0.0762549990518505</text:p>
              </table:table-cell>
            </table:table-row>
            <table:table-row>
              <table:table-cell office:value-type="string">
                <text:p>78</text:p>
              </table:table-cell>
              <table:table-cell office:value-type="float" office:value="-2.30000000000003">
                <text:p>-2.30000000000003</text:p>
              </table:table-cell>
              <table:table-cell office:value-type="float" office:value="0.0828195669907393">
                <text:p>0.0828195669907393</text:p>
              </table:table-cell>
            </table:table-row>
            <table:table-row>
              <table:table-cell office:value-type="string">
                <text:p>79</text:p>
              </table:table-cell>
              <table:table-cell office:value-type="float" office:value="-2.20000000000003">
                <text:p>-2.20000000000003</text:p>
              </table:table-cell>
              <table:table-cell office:value-type="float" office:value="0.0898003290400667">
                <text:p>0.0898003290400667</text:p>
              </table:table-cell>
            </table:table-row>
            <table:table-row>
              <table:table-cell office:value-type="string">
                <text:p>80</text:p>
              </table:table-cell>
              <table:table-cell office:value-type="float" office:value="-2.10000000000003">
                <text:p>-2.10000000000003</text:p>
              </table:table-cell>
              <table:table-cell office:value-type="float" office:value="0.0971947048006233">
                <text:p>0.0971947048006233</text:p>
              </table:table-cell>
            </table:table-row>
            <table:table-row>
              <table:table-cell office:value-type="string">
                <text:p>81</text:p>
              </table:table-cell>
              <table:table-cell office:value-type="float" office:value="-2.00000000000003">
                <text:p>-2.00000000000003</text:p>
              </table:table-cell>
              <table:table-cell office:value-type="float" office:value="0.104993585403504">
                <text:p>0.104993585403504</text:p>
              </table:table-cell>
            </table:table-row>
            <table:table-row>
              <table:table-cell office:value-type="string">
                <text:p>82</text:p>
              </table:table-cell>
              <table:table-cell office:value-type="float" office:value="-1.90000000000003">
                <text:p>-1.90000000000003</text:p>
              </table:table-cell>
              <table:table-cell office:value-type="float" office:value="0.113180259261929">
                <text:p>0.113180259261929</text:p>
              </table:table-cell>
            </table:table-row>
            <table:table-row>
              <table:table-cell office:value-type="string">
                <text:p>83</text:p>
              </table:table-cell>
              <table:table-cell office:value-type="float" office:value="-1.80000000000003">
                <text:p>-1.80000000000003</text:p>
              </table:table-cell>
              <table:table-cell office:value-type="float" office:value="0.121729340287083">
                <text:p>0.121729340287083</text:p>
              </table:table-cell>
            </table:table-row>
            <table:table-row>
              <table:table-cell office:value-type="string">
                <text:p>84</text:p>
              </table:table-cell>
              <table:table-cell office:value-type="float" office:value="-1.70000000000003">
                <text:p>-1.70000000000003</text:p>
              </table:table-cell>
              <table:table-cell office:value-type="float" office:value="0.130605746966205">
                <text:p>0.130605746966205</text:p>
              </table:table-cell>
            </table:table-row>
            <table:table-row>
              <table:table-cell office:value-type="string">
                <text:p>85</text:p>
              </table:table-cell>
              <table:table-cell office:value-type="float" office:value="-1.60000000000003">
                <text:p>-1.60000000000003</text:p>
              </table:table-cell>
              <table:table-cell office:value-type="float" office:value="0.139763791933058">
                <text:p>0.139763791933058</text:p>
              </table:table-cell>
            </table:table-row>
            <table:table-row>
              <table:table-cell office:value-type="string">
                <text:p>86</text:p>
              </table:table-cell>
              <table:table-cell office:value-type="float" office:value="-1.50000000000003">
                <text:p>-1.50000000000003</text:p>
              </table:table-cell>
              <table:table-cell office:value-type="float" office:value="0.14914645207033">
                <text:p>0.14914645207033</text:p>
              </table:table-cell>
            </table:table-row>
            <table:table-row>
              <table:table-cell office:value-type="string">
                <text:p>87</text:p>
              </table:table-cell>
              <table:table-cell office:value-type="float" office:value="-1.40000000000003">
                <text:p>-1.40000000000003</text:p>
              </table:table-cell>
              <table:table-cell office:value-type="float" office:value="0.158684897495612">
                <text:p>0.158684897495612</text:p>
              </table:table-cell>
            </table:table-row>
            <table:table-row>
              <table:table-cell office:value-type="string">
                <text:p>88</text:p>
              </table:table-cell>
              <table:table-cell office:value-type="float" office:value="-1.30000000000003">
                <text:p>-1.30000000000003</text:p>
              </table:table-cell>
              <table:table-cell office:value-type="float" office:value="0.168298362469057">
                <text:p>0.168298362469057</text:p>
              </table:table-cell>
            </table:table-row>
            <table:table-row>
              <table:table-cell office:value-type="string">
                <text:p>89</text:p>
              </table:table-cell>
              <table:table-cell office:value-type="float" office:value="-1.20000000000003">
                <text:p>-1.20000000000003</text:p>
              </table:table-cell>
              <table:table-cell office:value-type="float" office:value="0.177894440646803">
                <text:p>0.177894440646803</text:p>
              </table:table-cell>
            </table:table-row>
            <table:table-row>
              <table:table-cell office:value-type="string">
                <text:p>90</text:p>
              </table:table-cell>
              <table:table-cell office:value-type="float" office:value="-1.10000000000003">
                <text:p>-1.10000000000003</text:p>
              </table:table-cell>
              <table:table-cell office:value-type="float" office:value="0.187369879547518">
                <text:p>0.187369879547518</text:p>
              </table:table-cell>
            </table:table-row>
            <table:table-row>
              <table:table-cell office:value-type="string">
                <text:p>91</text:p>
              </table:table-cell>
              <table:table-cell office:value-type="float" office:value="-1.00000000000003">
                <text:p>-1.00000000000003</text:p>
              </table:table-cell>
              <table:table-cell office:value-type="float" office:value="0.196611933241479">
                <text:p>0.196611933241479</text:p>
              </table:table-cell>
            </table:table-row>
            <table:table-row>
              <table:table-cell office:value-type="string">
                <text:p>92</text:p>
              </table:table-cell>
              <table:table-cell office:value-type="float" office:value="-0.900000000000032">
                <text:p>-0.900000000000032</text:p>
              </table:table-cell>
              <table:table-cell office:value-type="float" office:value="0.205500307342261">
                <text:p>0.205500307342261</text:p>
              </table:table-cell>
            </table:table-row>
            <table:table-row>
              <table:table-cell office:value-type="string">
                <text:p>93</text:p>
              </table:table-cell>
              <table:table-cell office:value-type="float" office:value="-0.800000000000033">
                <text:p>-0.800000000000033</text:p>
              </table:table-cell>
              <table:table-cell office:value-type="float" office:value="0.213909696520292">
                <text:p>0.213909696520292</text:p>
              </table:table-cell>
            </table:table-row>
            <table:table-row>
              <table:table-cell office:value-type="string">
                <text:p>94</text:p>
              </table:table-cell>
              <table:table-cell office:value-type="float" office:value="-0.700000000000033">
                <text:p>-0.700000000000033</text:p>
              </table:table-cell>
              <table:table-cell office:value-type="float" office:value="0.221712873293107">
                <text:p>0.221712873293107</text:p>
              </table:table-cell>
            </table:table-row>
            <table:table-row>
              <table:table-cell office:value-type="string">
                <text:p>95</text:p>
              </table:table-cell>
              <table:table-cell office:value-type="float" office:value="-0.600000000000033">
                <text:p>-0.600000000000033</text:p>
              </table:table-cell>
              <table:table-cell office:value-type="float" office:value="0.228784240456655">
                <text:p>0.228784240456655</text:p>
              </table:table-cell>
            </table:table-row>
            <table:table-row>
              <table:table-cell office:value-type="string">
                <text:p>96</text:p>
              </table:table-cell>
              <table:table-cell office:value-type="float" office:value="-0.500000000000034">
                <text:p>-0.500000000000034</text:p>
              </table:table-cell>
              <table:table-cell office:value-type="float" office:value="0.235003712201593">
                <text:p>0.235003712201593</text:p>
              </table:table-cell>
            </table:table-row>
            <table:table-row>
              <table:table-cell office:value-type="string">
                <text:p>97</text:p>
              </table:table-cell>
              <table:table-cell office:value-type="float" office:value="-0.400000000000034">
                <text:p>-0.400000000000034</text:p>
              </table:table-cell>
              <table:table-cell office:value-type="float" office:value="0.240260745741528">
                <text:p>0.240260745741528</text:p>
              </table:table-cell>
            </table:table-row>
            <table:table-row>
              <table:table-cell office:value-type="string">
                <text:p>98</text:p>
              </table:table-cell>
              <table:table-cell office:value-type="float" office:value="-0.300000000000034">
                <text:p>-0.300000000000034</text:p>
              </table:table-cell>
              <table:table-cell office:value-type="float" office:value="0.244458311690745">
                <text:p>0.244458311690745</text:p>
              </table:table-cell>
            </table:table-row>
            <table:table-row>
              <table:table-cell office:value-type="string">
                <text:p>99</text:p>
              </table:table-cell>
              <table:table-cell office:value-type="float" office:value="-0.200000000000035">
                <text:p>-0.200000000000035</text:p>
              </table:table-cell>
              <table:table-cell office:value-type="float" office:value="0.247516572711859">
                <text:p>0.247516572711859</text:p>
              </table:table-cell>
            </table:table-row>
            <table:table-row>
              <table:table-cell office:value-type="string">
                <text:p>100</text:p>
              </table:table-cell>
              <table:table-cell office:value-type="float" office:value="-0.100000000000035">
                <text:p>-0.100000000000035</text:p>
              </table:table-cell>
              <table:table-cell office:value-type="float" office:value="0.249376040192891">
                <text:p>0.249376040192891</text:p>
              </table:table-cell>
            </table:table-row>
            <table:table-row>
              <table:table-cell office:value-type="string">
                <text:p>101</text:p>
              </table:table-cell>
              <table:table-cell office:value-type="float" office:value="-0.000000000000035527136788005">
                <text:p>-0.000000000000035527136788005</text:p>
              </table:table-cell>
              <table:table-cell office:value-type="float" office:value="0.25">
                <text:p>0.25</text:p>
              </table:table-cell>
            </table:table-row>
            <table:table-row>
              <table:table-cell office:value-type="string">
                <text:p>102</text:p>
              </table:table-cell>
              <table:table-cell office:value-type="float" office:value="0.0999999999999641">
                <text:p>0.0999999999999641</text:p>
              </table:table-cell>
              <table:table-cell office:value-type="float" office:value="0.249376040192892">
                <text:p>0.249376040192892</text:p>
              </table:table-cell>
            </table:table-row>
            <table:table-row>
              <table:table-cell office:value-type="string">
                <text:p>103</text:p>
              </table:table-cell>
              <table:table-cell office:value-type="float" office:value="0.199999999999964">
                <text:p>0.199999999999964</text:p>
              </table:table-cell>
              <table:table-cell office:value-type="float" office:value="0.247516572711861">
                <text:p>0.247516572711861</text:p>
              </table:table-cell>
            </table:table-row>
            <table:table-row>
              <table:table-cell office:value-type="string">
                <text:p>104</text:p>
              </table:table-cell>
              <table:table-cell office:value-type="float" office:value="0.299999999999963">
                <text:p>0.299999999999963</text:p>
              </table:table-cell>
              <table:table-cell office:value-type="float" office:value="0.244458311690747">
                <text:p>0.244458311690747</text:p>
              </table:table-cell>
            </table:table-row>
            <table:table-row>
              <table:table-cell office:value-type="string">
                <text:p>105</text:p>
              </table:table-cell>
              <table:table-cell office:value-type="float" office:value="0.399999999999963">
                <text:p>0.399999999999963</text:p>
              </table:table-cell>
              <table:table-cell office:value-type="float" office:value="0.240260745741531">
                <text:p>0.240260745741531</text:p>
              </table:table-cell>
            </table:table-row>
            <table:table-row>
              <table:table-cell office:value-type="string">
                <text:p>106</text:p>
              </table:table-cell>
              <table:table-cell office:value-type="float" office:value="0.499999999999963">
                <text:p>0.499999999999963</text:p>
              </table:table-cell>
              <table:table-cell office:value-type="float" office:value="0.235003712201597">
                <text:p>0.235003712201597</text:p>
              </table:table-cell>
            </table:table-row>
            <table:table-row>
              <table:table-cell office:value-type="string">
                <text:p>107</text:p>
              </table:table-cell>
              <table:table-cell office:value-type="float" office:value="0.599999999999962">
                <text:p>0.599999999999962</text:p>
              </table:table-cell>
              <table:table-cell office:value-type="float" office:value="0.22878424045666">
                <text:p>0.22878424045666</text:p>
              </table:table-cell>
            </table:table-row>
            <table:table-row>
              <table:table-cell office:value-type="string">
                <text:p>108</text:p>
              </table:table-cell>
              <table:table-cell office:value-type="float" office:value="0.699999999999962">
                <text:p>0.699999999999962</text:p>
              </table:table-cell>
              <table:table-cell office:value-type="float" office:value="0.221712873293112">
                <text:p>0.221712873293112</text:p>
              </table:table-cell>
            </table:table-row>
            <table:table-row>
              <table:table-cell office:value-type="string">
                <text:p>109</text:p>
              </table:table-cell>
              <table:table-cell office:value-type="float" office:value="0.799999999999962">
                <text:p>0.799999999999962</text:p>
              </table:table-cell>
              <table:table-cell office:value-type="float" office:value="0.213909696520298">
                <text:p>0.213909696520298</text:p>
              </table:table-cell>
            </table:table-row>
            <table:table-row>
              <table:table-cell office:value-type="string">
                <text:p>110</text:p>
              </table:table-cell>
              <table:table-cell office:value-type="float" office:value="0.899999999999961">
                <text:p>0.899999999999961</text:p>
              </table:table-cell>
              <table:table-cell office:value-type="float" office:value="0.205500307342267">
                <text:p>0.205500307342267</text:p>
              </table:table-cell>
            </table:table-row>
            <table:table-row>
              <table:table-cell office:value-type="string">
                <text:p>111</text:p>
              </table:table-cell>
              <table:table-cell office:value-type="float" office:value="0.999999999999961">
                <text:p>0.999999999999961</text:p>
              </table:table-cell>
              <table:table-cell office:value-type="float" office:value="0.196611933241485">
                <text:p>0.196611933241485</text:p>
              </table:table-cell>
            </table:table-row>
            <table:table-row>
              <table:table-cell office:value-type="string">
                <text:p>112</text:p>
              </table:table-cell>
              <table:table-cell office:value-type="float" office:value="1.09999999999996">
                <text:p>1.09999999999996</text:p>
              </table:table-cell>
              <table:table-cell office:value-type="float" office:value="0.187369879547524">
                <text:p>0.187369879547524</text:p>
              </table:table-cell>
            </table:table-row>
            <table:table-row>
              <table:table-cell office:value-type="string">
                <text:p>113</text:p>
              </table:table-cell>
              <table:table-cell office:value-type="float" office:value="1.19999999999996">
                <text:p>1.19999999999996</text:p>
              </table:table-cell>
              <table:table-cell office:value-type="float" office:value="0.177894440646809">
                <text:p>0.177894440646809</text:p>
              </table:table-cell>
            </table:table-row>
            <table:table-row>
              <table:table-cell office:value-type="string">
                <text:p>114</text:p>
              </table:table-cell>
              <table:table-cell office:value-type="float" office:value="1.29999999999996">
                <text:p>1.29999999999996</text:p>
              </table:table-cell>
              <table:table-cell office:value-type="float" office:value="0.168298362469064">
                <text:p>0.168298362469064</text:p>
              </table:table-cell>
            </table:table-row>
            <table:table-row>
              <table:table-cell office:value-type="string">
                <text:p>115</text:p>
              </table:table-cell>
              <table:table-cell office:value-type="float" office:value="1.39999999999996">
                <text:p>1.39999999999996</text:p>
              </table:table-cell>
              <table:table-cell office:value-type="float" office:value="0.158684897495619">
                <text:p>0.158684897495619</text:p>
              </table:table-cell>
            </table:table-row>
            <table:table-row>
              <table:table-cell office:value-type="string">
                <text:p>116</text:p>
              </table:table-cell>
              <table:table-cell office:value-type="float" office:value="1.49999999999996">
                <text:p>1.49999999999996</text:p>
              </table:table-cell>
              <table:table-cell office:value-type="float" office:value="0.149146452070337">
                <text:p>0.149146452070337</text:p>
              </table:table-cell>
            </table:table-row>
            <table:table-row>
              <table:table-cell office:value-type="string">
                <text:p>117</text:p>
              </table:table-cell>
              <table:table-cell office:value-type="float" office:value="1.59999999999996">
                <text:p>1.59999999999996</text:p>
              </table:table-cell>
              <table:table-cell office:value-type="float" office:value="0.139763791933065">
                <text:p>0.139763791933065</text:p>
              </table:table-cell>
            </table:table-row>
            <table:table-row>
              <table:table-cell office:value-type="string">
                <text:p>118</text:p>
              </table:table-cell>
              <table:table-cell office:value-type="float" office:value="1.69999999999996">
                <text:p>1.69999999999996</text:p>
              </table:table-cell>
              <table:table-cell office:value-type="float" office:value="0.130605746966212">
                <text:p>0.130605746966212</text:p>
              </table:table-cell>
            </table:table-row>
            <table:table-row>
              <table:table-cell office:value-type="string">
                <text:p>119</text:p>
              </table:table-cell>
              <table:table-cell office:value-type="float" office:value="1.79999999999996">
                <text:p>1.79999999999996</text:p>
              </table:table-cell>
              <table:table-cell office:value-type="float" office:value="0.121729340287089">
                <text:p>0.121729340287089</text:p>
              </table:table-cell>
            </table:table-row>
            <table:table-row>
              <table:table-cell office:value-type="string">
                <text:p>120</text:p>
              </table:table-cell>
              <table:table-cell office:value-type="float" office:value="1.89999999999996">
                <text:p>1.89999999999996</text:p>
              </table:table-cell>
              <table:table-cell office:value-type="float" office:value="0.113180259261935">
                <text:p>0.113180259261935</text:p>
              </table:table-cell>
            </table:table-row>
            <table:table-row>
              <table:table-cell office:value-type="string">
                <text:p>121</text:p>
              </table:table-cell>
              <table:table-cell office:value-type="float" office:value="1.99999999999996">
                <text:p>1.99999999999996</text:p>
              </table:table-cell>
              <table:table-cell office:value-type="float" office:value="0.10499358540351">
                <text:p>0.10499358540351</text:p>
              </table:table-cell>
            </table:table-row>
            <table:table-row>
              <table:table-cell office:value-type="string">
                <text:p>122</text:p>
              </table:table-cell>
              <table:table-cell office:value-type="float" office:value="2.09999999999996">
                <text:p>2.09999999999996</text:p>
              </table:table-cell>
              <table:table-cell office:value-type="float" office:value="0.0971947048006287">
                <text:p>0.0971947048006287</text:p>
              </table:table-cell>
            </table:table-row>
            <table:table-row>
              <table:table-cell office:value-type="string">
                <text:p>123</text:p>
              </table:table-cell>
              <table:table-cell office:value-type="float" office:value="2.19999999999996">
                <text:p>2.19999999999996</text:p>
              </table:table-cell>
              <table:table-cell office:value-type="float" office:value="0.0898003290400718">
                <text:p>0.0898003290400718</text:p>
              </table:table-cell>
            </table:table-row>
            <table:table-row>
              <table:table-cell office:value-type="string">
                <text:p>124</text:p>
              </table:table-cell>
              <table:table-cell office:value-type="float" office:value="2.29999999999996">
                <text:p>2.29999999999996</text:p>
              </table:table-cell>
              <table:table-cell office:value-type="float" office:value="0.0828195669907441">
                <text:p>0.0828195669907441</text:p>
              </table:table-cell>
            </table:table-row>
            <table:table-row>
              <table:table-cell office:value-type="string">
                <text:p>125</text:p>
              </table:table-cell>
              <table:table-cell office:value-type="float" office:value="2.39999999999996">
                <text:p>2.39999999999996</text:p>
              </table:table-cell>
              <table:table-cell office:value-type="float" office:value="0.076254999051855">
                <text:p>0.076254999051855</text:p>
              </table:table-cell>
            </table:table-row>
            <table:table-row>
              <table:table-cell office:value-type="string">
                <text:p>126</text:p>
              </table:table-cell>
              <table:table-cell office:value-type="float" office:value="2.49999999999996">
                <text:p>2.49999999999996</text:p>
              </table:table-cell>
              <table:table-cell office:value-type="float" office:value="0.0701037165451108">
                <text:p>0.0701037165451108</text:p>
              </table:table-cell>
            </table:table-row>
            <table:table-row>
              <table:table-cell office:value-type="string">
                <text:p>127</text:p>
              </table:table-cell>
              <table:table-cell office:value-type="float" office:value="2.59999999999996">
                <text:p>2.59999999999996</text:p>
              </table:table-cell>
              <table:table-cell office:value-type="float" office:value="0.064358299175776">
                <text:p>0.064358299175776</text:p>
              </table:table-cell>
            </table:table-row>
            <table:table-row>
              <table:table-cell office:value-type="string">
                <text:p>128</text:p>
              </table:table-cell>
              <table:table-cell office:value-type="float" office:value="2.69999999999995">
                <text:p>2.69999999999995</text:p>
              </table:table-cell>
              <table:table-cell office:value-type="float" office:value="0.0590077124839176">
                <text:p>0.0590077124839176</text:p>
              </table:table-cell>
            </table:table-row>
            <table:table-row>
              <table:table-cell office:value-type="string">
                <text:p>129</text:p>
              </table:table-cell>
              <table:table-cell office:value-type="float" office:value="2.79999999999995">
                <text:p>2.79999999999995</text:p>
              </table:table-cell>
              <table:table-cell office:value-type="float" office:value="0.0540381147563865">
                <text:p>0.0540381147563865</text:p>
              </table:table-cell>
            </table:table-row>
            <table:table-row>
              <table:table-cell office:value-type="string">
                <text:p>130</text:p>
              </table:table-cell>
              <table:table-cell office:value-type="float" office:value="2.89999999999995">
                <text:p>2.89999999999995</text:p>
              </table:table-cell>
              <table:table-cell office:value-type="float" office:value="0.0494335689366453">
                <text:p>0.0494335689366453</text:p>
              </table:table-cell>
            </table:table-row>
            <table:table-row>
              <table:table-cell office:value-type="string">
                <text:p>131</text:p>
              </table:table-cell>
              <table:table-cell office:value-type="float" office:value="2.99999999999995">
                <text:p>2.99999999999995</text:p>
              </table:table-cell>
              <table:table-cell office:value-type="float" office:value="0.045176659730914">
                <text:p>0.045176659730914</text:p>
              </table:table-cell>
            </table:table-row>
            <table:table-row>
              <table:table-cell office:value-type="string">
                <text:p>132</text:p>
              </table:table-cell>
              <table:table-cell office:value-type="float" office:value="3.09999999999995">
                <text:p>3.09999999999995</text:p>
              </table:table-cell>
              <table:table-cell office:value-type="float" office:value="0.0412490195125321">
                <text:p>0.0412490195125321</text:p>
              </table:table-cell>
            </table:table-row>
            <table:table-row>
              <table:table-cell office:value-type="string">
                <text:p>133</text:p>
              </table:table-cell>
              <table:table-cell office:value-type="float" office:value="3.19999999999995">
                <text:p>3.19999999999995</text:p>
              </table:table-cell>
              <table:table-cell office:value-type="float" office:value="0.037631768954573">
                <text:p>0.037631768954573</text:p>
              </table:table-cell>
            </table:table-row>
            <table:table-row>
              <table:table-cell office:value-type="string">
                <text:p>134</text:p>
              </table:table-cell>
              <table:table-cell office:value-type="float" office:value="3.29999999999995">
                <text:p>3.29999999999995</text:p>
              </table:table-cell>
              <table:table-cell office:value-type="float" office:value="0.034305879766368">
                <text:p>0.034305879766368</text:p>
              </table:table-cell>
            </table:table-row>
            <table:table-row>
              <table:table-cell office:value-type="string">
                <text:p>135</text:p>
              </table:table-cell>
              <table:table-cell office:value-type="float" office:value="3.39999999999995">
                <text:p>3.39999999999995</text:p>
              </table:table-cell>
              <table:table-cell office:value-type="float" office:value="0.031252467658363">
                <text:p>0.031252467658363</text:p>
              </table:table-cell>
            </table:table-row>
            <table:table-row>
              <table:table-cell office:value-type="string">
                <text:p>136</text:p>
              </table:table-cell>
              <table:table-cell office:value-type="float" office:value="3.49999999999995">
                <text:p>3.49999999999995</text:p>
              </table:table-cell>
              <table:table-cell office:value-type="float" office:value="0.0284530238797368">
                <text:p>0.0284530238797368</text:p>
              </table:table-cell>
            </table:table-row>
            <table:table-row>
              <table:table-cell office:value-type="string">
                <text:p>137</text:p>
              </table:table-cell>
              <table:table-cell office:value-type="float" office:value="3.59999999999995">
                <text:p>3.59999999999995</text:p>
              </table:table-cell>
              <table:table-cell office:value-type="float" office:value="0.0258895935095392">
                <text:p>0.0258895935095392</text:p>
              </table:table-cell>
            </table:table-row>
            <table:table-row>
              <table:table-cell office:value-type="string">
                <text:p>138</text:p>
              </table:table-cell>
              <table:table-cell office:value-type="float" office:value="3.69999999999995">
                <text:p>3.69999999999995</text:p>
              </table:table-cell>
              <table:table-cell office:value-type="float" office:value="0.0235449082551816">
                <text:p>0.0235449082551816</text:p>
              </table:table-cell>
            </table:table-row>
            <table:table-row>
              <table:table-cell office:value-type="string">
                <text:p>139</text:p>
              </table:table-cell>
              <table:table-cell office:value-type="float" office:value="3.79999999999995">
                <text:p>3.79999999999995</text:p>
              </table:table-cell>
              <table:table-cell office:value-type="float" office:value="0.0214024809183511">
                <text:p>0.0214024809183511</text:p>
              </table:table-cell>
            </table:table-row>
            <table:table-row>
              <table:table-cell office:value-type="string">
                <text:p>140</text:p>
              </table:table-cell>
              <table:table-cell office:value-type="float" office:value="3.89999999999995">
                <text:p>3.89999999999995</text:p>
              </table:table-cell>
              <table:table-cell office:value-type="float" office:value="0.0194466680024568">
                <text:p>0.0194466680024568</text:p>
              </table:table-cell>
            </table:table-row>
            <table:table-row>
              <table:table-cell office:value-type="string">
                <text:p>141</text:p>
              </table:table-cell>
              <table:table-cell office:value-type="float" office:value="3.99999999999995">
                <text:p>3.99999999999995</text:p>
              </table:table-cell>
              <table:table-cell office:value-type="float" office:value="0.017662706213292">
                <text:p>0.017662706213292</text:p>
              </table:table-cell>
            </table:table-row>
            <table:table-row>
              <table:table-cell office:value-type="string">
                <text:p>142</text:p>
              </table:table-cell>
              <table:table-cell office:value-type="float" office:value="4.09999999999995">
                <text:p>4.09999999999995</text:p>
              </table:table-cell>
              <table:table-cell office:value-type="float" office:value="0.0160367278856859">
                <text:p>0.0160367278856859</text:p>
              </table:table-cell>
            </table:table-row>
            <table:table-row>
              <table:table-cell office:value-type="string">
                <text:p>143</text:p>
              </table:table-cell>
              <table:table-cell office:value-type="float" office:value="4.19999999999995">
                <text:p>4.19999999999995</text:p>
              </table:table-cell>
              <table:table-cell office:value-type="float" office:value="0.0145557596807999">
                <text:p>0.0145557596807999</text:p>
              </table:table-cell>
            </table:table-row>
            <table:table-row>
              <table:table-cell office:value-type="string">
                <text:p>144</text:p>
              </table:table-cell>
              <table:table-cell office:value-type="float" office:value="4.29999999999995">
                <text:p>4.29999999999995</text:p>
              </table:table-cell>
              <table:table-cell office:value-type="float" office:value="0.0132077082587408">
                <text:p>0.0132077082587408</text:p>
              </table:table-cell>
            </table:table-row>
            <table:table-row>
              <table:table-cell office:value-type="string">
                <text:p>145</text:p>
              </table:table-cell>
              <table:table-cell office:value-type="float" office:value="4.39999999999995">
                <text:p>4.39999999999995</text:p>
              </table:table-cell>
              <table:table-cell office:value-type="float" office:value="0.0119813360491071">
                <text:p>0.0119813360491071</text:p>
              </table:table-cell>
            </table:table-row>
            <table:table-row>
              <table:table-cell office:value-type="string">
                <text:p>146</text:p>
              </table:table-cell>
              <table:table-cell office:value-type="float" office:value="4.49999999999995">
                <text:p>4.49999999999995</text:p>
              </table:table-cell>
              <table:table-cell office:value-type="float" office:value="0.0108662297222258">
                <text:p>0.0108662297222258</text:p>
              </table:table-cell>
            </table:table-row>
            <table:table-row>
              <table:table-cell office:value-type="string">
                <text:p>147</text:p>
              </table:table-cell>
              <table:table-cell office:value-type="float" office:value="4.59999999999995">
                <text:p>4.59999999999995</text:p>
              </table:table-cell>
              <table:table-cell office:value-type="float" office:value="0.0098527635065067">
                <text:p>0.0098527635065067</text:p>
              </table:table-cell>
            </table:table-row>
            <table:table-row>
              <table:table-cell office:value-type="string">
                <text:p>148</text:p>
              </table:table-cell>
              <table:table-cell office:value-type="float" office:value="4.69999999999995">
                <text:p>4.69999999999995</text:p>
              </table:table-cell>
              <table:table-cell office:value-type="float" office:value="0.00893205910024285">
                <text:p>0.00893205910024285</text:p>
              </table:table-cell>
            </table:table-row>
            <table:table-row>
              <table:table-cell office:value-type="string">
                <text:p>149</text:p>
              </table:table-cell>
              <table:table-cell office:value-type="float" office:value="4.79999999999995">
                <text:p>4.79999999999995</text:p>
              </table:table-cell>
              <table:table-cell office:value-type="float" office:value="0.00809594358532992">
                <text:p>0.00809594358532992</text:p>
              </table:table-cell>
            </table:table-row>
            <table:table-row>
              <table:table-cell office:value-type="string">
                <text:p>150</text:p>
              </table:table-cell>
              <table:table-cell office:value-type="float" office:value="4.89999999999995">
                <text:p>4.89999999999995</text:p>
              </table:table-cell>
              <table:table-cell office:value-type="float" office:value="0.00733690646083813">
                <text:p>0.00733690646083813</text:p>
              </table:table-cell>
            </table:table-row>
            <table:table-row>
              <table:table-cell office:value-type="string">
                <text:p>151</text:p>
              </table:table-cell>
              <table:table-cell office:value-type="float" office:value="4.99999999999995">
                <text:p>4.99999999999995</text:p>
              </table:table-cell>
              <table:table-cell office:value-type="float" office:value="0.0066480566707905">
                <text:p>0.0066480566707905</text:p>
              </table:table-cell>
            </table:table-row>
            <table:table-row>
              <table:table-cell office:value-type="string">
                <text:p>152</text:p>
              </table:table-cell>
              <table:table-cell office:value-type="float" office:value="5.09999999999995">
                <text:p>5.09999999999995</text:p>
              </table:table-cell>
              <table:table-cell office:value-type="float" office:value="0.00602308029746703">
                <text:p>0.00602308029746703</text:p>
              </table:table-cell>
            </table:table-row>
            <table:table-row>
              <table:table-cell office:value-type="string">
                <text:p>153</text:p>
              </table:table-cell>
              <table:table-cell office:value-type="float" office:value="5.19999999999995">
                <text:p>5.19999999999995</text:p>
              </table:table-cell>
              <table:table-cell office:value-type="float" office:value="0.00545619942383659">
                <text:p>0.00545619942383659</text:p>
              </table:table-cell>
            </table:table-row>
            <table:table-row>
              <table:table-cell office:value-type="string">
                <text:p>154</text:p>
              </table:table-cell>
              <table:table-cell office:value-type="float" office:value="5.29999999999995">
                <text:p>5.29999999999995</text:p>
              </table:table-cell>
              <table:table-cell office:value-type="float" office:value="0.00494213253142622">
                <text:p>0.00494213253142622</text:p>
              </table:table-cell>
            </table:table-row>
            <table:table-row>
              <table:table-cell office:value-type="string">
                <text:p>155</text:p>
              </table:table-cell>
              <table:table-cell office:value-type="float" office:value="5.39999999999995">
                <text:p>5.39999999999995</text:p>
              </table:table-cell>
              <table:table-cell office:value-type="float" office:value="0.00447605668860362">
                <text:p>0.00447605668860362</text:p>
              </table:table-cell>
            </table:table-row>
            <table:table-row>
              <table:table-cell office:value-type="string">
                <text:p>156</text:p>
              </table:table-cell>
              <table:table-cell office:value-type="float" office:value="5.49999999999995">
                <text:p>5.49999999999995</text:p>
              </table:table-cell>
              <table:table-cell office:value-type="float" office:value="0.00405357169486999">
                <text:p>0.00405357169486999</text:p>
              </table:table-cell>
            </table:table-row>
            <table:table-row>
              <table:table-cell office:value-type="string">
                <text:p>157</text:p>
              </table:table-cell>
              <table:table-cell office:value-type="float" office:value="5.59999999999994">
                <text:p>5.59999999999994</text:p>
              </table:table-cell>
              <table:table-cell office:value-type="float" office:value="0.00367066627579959">
                <text:p>0.00367066627579959</text:p>
              </table:table-cell>
            </table:table-row>
            <table:table-row>
              <table:table-cell office:value-type="string">
                <text:p>158</text:p>
              </table:table-cell>
              <table:table-cell office:value-type="float" office:value="5.69999999999994">
                <text:p>5.69999999999994</text:p>
              </table:table-cell>
              <table:table-cell office:value-type="float" office:value="0.00332368636763595">
                <text:p>0.00332368636763595</text:p>
              </table:table-cell>
            </table:table-row>
            <table:table-row>
              <table:table-cell office:value-type="string">
                <text:p>159</text:p>
              </table:table-cell>
              <table:table-cell office:value-type="float" office:value="5.79999999999994">
                <text:p>5.79999999999994</text:p>
              </table:table-cell>
              <table:table-cell office:value-type="float" office:value="0.00300930548759933">
                <text:p>0.00300930548759933</text:p>
              </table:table-cell>
            </table:table-row>
            <table:table-row>
              <table:table-cell office:value-type="string">
                <text:p>160</text:p>
              </table:table-cell>
              <table:table-cell office:value-type="float" office:value="5.89999999999994">
                <text:p>5.89999999999994</text:p>
              </table:table-cell>
              <table:table-cell office:value-type="float" office:value="0.00272449715340058">
                <text:p>0.00272449715340058</text:p>
              </table:table-cell>
            </table:table-row>
            <table:table-row>
              <table:table-cell office:value-type="string">
                <text:p>161</text:p>
              </table:table-cell>
              <table:table-cell office:value-type="float" office:value="5.99999999999994">
                <text:p>5.99999999999994</text:p>
              </table:table-cell>
              <table:table-cell office:value-type="float" office:value="0.00246650929136019">
                <text:p>0.00246650929136019</text:p>
              </table:table-cell>
            </table:table-row>
            <table:table-row>
              <table:table-cell office:value-type="string">
                <text:p>162</text:p>
              </table:table-cell>
              <table:table-cell office:value-type="float" office:value="6.09999999999994">
                <text:p>6.09999999999994</text:p>
              </table:table-cell>
              <table:table-cell office:value-type="float" office:value="0.00223284055527228">
                <text:p>0.00223284055527228</text:p>
              </table:table-cell>
            </table:table-row>
            <table:table-row>
              <table:table-cell office:value-type="string">
                <text:p>163</text:p>
              </table:table-cell>
              <table:table-cell office:value-type="float" office:value="6.19999999999994">
                <text:p>6.19999999999994</text:p>
              </table:table-cell>
              <table:table-cell office:value-type="float" office:value="0.0020212184663717">
                <text:p>0.0020212184663717</text:p>
              </table:table-cell>
            </table:table-row>
            <table:table-row>
              <table:table-cell office:value-type="string">
                <text:p>164</text:p>
              </table:table-cell>
              <table:table-cell office:value-type="float" office:value="6.29999999999994">
                <text:p>6.29999999999994</text:p>
              </table:table-cell>
              <table:table-cell office:value-type="float" office:value="0.00182957927732601">
                <text:p>0.00182957927732601</text:p>
              </table:table-cell>
            </table:table-row>
            <table:table-row>
              <table:table-cell office:value-type="string">
                <text:p>165</text:p>
              </table:table-cell>
              <table:table-cell office:value-type="float" office:value="6.39999999999994">
                <text:p>6.39999999999994</text:p>
              </table:table-cell>
              <table:table-cell office:value-type="float" office:value="0.00165604945915093">
                <text:p>0.00165604945915093</text:p>
              </table:table-cell>
            </table:table-row>
            <table:table-row>
              <table:table-cell office:value-type="string">
                <text:p>166</text:p>
              </table:table-cell>
              <table:table-cell office:value-type="float" office:value="6.49999999999994">
                <text:p>6.49999999999994</text:p>
              </table:table-cell>
              <table:table-cell office:value-type="float" office:value="0.00149892870856913">
                <text:p>0.00149892870856913</text:p>
              </table:table-cell>
            </table:table-row>
            <table:table-row>
              <table:table-cell office:value-type="string">
                <text:p>167</text:p>
              </table:table-cell>
              <table:table-cell office:value-type="float" office:value="6.59999999999994">
                <text:p>6.59999999999994</text:p>
              </table:table-cell>
              <table:table-cell office:value-type="float" office:value="0.00135667437397333">
                <text:p>0.00135667437397333</text:p>
              </table:table-cell>
            </table:table-row>
            <table:table-row>
              <table:table-cell office:value-type="string">
                <text:p>168</text:p>
              </table:table-cell>
              <table:table-cell office:value-type="float" office:value="6.69999999999994">
                <text:p>6.69999999999994</text:p>
              </table:table-cell>
              <table:table-cell office:value-type="float" office:value="0.0012278872003075">
                <text:p>0.0012278872003075</text:p>
              </table:table-cell>
            </table:table-row>
            <table:table-row>
              <table:table-cell office:value-type="string">
                <text:p>169</text:p>
              </table:table-cell>
              <table:table-cell office:value-type="float" office:value="6.79999999999994">
                <text:p>6.79999999999994</text:p>
              </table:table-cell>
              <table:table-cell office:value-type="float" office:value="0.00111129829643597">
                <text:p>0.00111129829643597</text:p>
              </table:table-cell>
            </table:table-row>
            <table:table-row>
              <table:table-cell office:value-type="string">
                <text:p>170</text:p>
              </table:table-cell>
              <table:table-cell office:value-type="float" office:value="6.89999999999994">
                <text:p>6.89999999999994</text:p>
              </table:table-cell>
              <table:table-cell office:value-type="float" office:value="0.00100575723260152">
                <text:p>0.00100575723260152</text:p>
              </table:table-cell>
            </table:table-row>
            <table:table-row>
              <table:table-cell office:value-type="string">
                <text:p>171</text:p>
              </table:table-cell>
              <table:table-cell office:value-type="float" office:value="6.99999999999994">
                <text:p>6.99999999999994</text:p>
              </table:table-cell>
              <table:table-cell office:value-type="float" office:value="0.000910221180121881">
                <text:p>0.000910221180121881</text:p>
              </table:table-cell>
            </table:table-row>
            <table:table-row>
              <table:table-cell office:value-type="string">
                <text:p>172</text:p>
              </table:table-cell>
              <table:table-cell office:value-type="float" office:value="7.09999999999994">
                <text:p>7.09999999999994</text:p>
              </table:table-cell>
              <table:table-cell office:value-type="float" office:value="0.000823745010334804">
                <text:p>0.000823745010334804</text:p>
              </table:table-cell>
            </table:table-row>
            <table:table-row>
              <table:table-cell office:value-type="string">
                <text:p>173</text:p>
              </table:table-cell>
              <table:table-cell office:value-type="float" office:value="7.19999999999994">
                <text:p>7.19999999999994</text:p>
              </table:table-cell>
              <table:table-cell office:value-type="float" office:value="0.000745472274815827">
                <text:p>0.000745472274815827</text:p>
              </table:table-cell>
            </table:table-row>
            <table:table-row>
              <table:table-cell office:value-type="string">
                <text:p>174</text:p>
              </table:table-cell>
              <table:table-cell office:value-type="float" office:value="7.29999999999994">
                <text:p>7.29999999999994</text:p>
              </table:table-cell>
              <table:table-cell office:value-type="float" office:value="0.00067462699393968">
                <text:p>0.00067462699393968</text:p>
              </table:table-cell>
            </table:table-row>
            <table:table-row>
              <table:table-cell office:value-type="string">
                <text:p>175</text:p>
              </table:table-cell>
              <table:table-cell office:value-type="float" office:value="7.39999999999994">
                <text:p>7.39999999999994</text:p>
              </table:table-cell>
              <table:table-cell office:value-type="float" office:value="0.000610506185842656">
                <text:p>0.000610506185842656</text:p>
              </table:table-cell>
            </table:table-row>
            <table:table-row>
              <table:table-cell office:value-type="string">
                <text:p>176</text:p>
              </table:table-cell>
              <table:table-cell office:value-type="float" office:value="7.49999999999994">
                <text:p>7.49999999999994</text:p>
              </table:table-cell>
              <table:table-cell office:value-type="float" office:value="0.000552473072702196">
                <text:p>0.000552473072702196</text:p>
              </table:table-cell>
            </table:table-row>
            <table:table-row>
              <table:table-cell office:value-type="string">
                <text:p>177</text:p>
              </table:table-cell>
              <table:table-cell office:value-type="float" office:value="7.59999999999994">
                <text:p>7.59999999999994</text:p>
              </table:table-cell>
              <table:table-cell office:value-type="float" office:value="0.000499950905932072">
                <text:p>0.000499950905932072</text:p>
              </table:table-cell>
            </table:table-row>
            <table:table-row>
              <table:table-cell office:value-type="string">
                <text:p>178</text:p>
              </table:table-cell>
              <table:table-cell office:value-type="float" office:value="7.69999999999994">
                <text:p>7.69999999999994</text:p>
              </table:table-cell>
              <table:table-cell office:value-type="float" office:value="0.000452417356363592">
                <text:p>0.000452417356363592</text:p>
              </table:table-cell>
            </table:table-row>
            <table:table-row>
              <table:table-cell office:value-type="string">
                <text:p>179</text:p>
              </table:table-cell>
              <table:table-cell office:value-type="float" office:value="7.79999999999994">
                <text:p>7.79999999999994</text:p>
              </table:table-cell>
              <table:table-cell office:value-type="float" office:value="0.000409399419723442">
                <text:p>0.000409399419723442</text:p>
              </table:table-cell>
            </table:table-row>
            <table:table-row>
              <table:table-cell office:value-type="string">
                <text:p>180</text:p>
              </table:table-cell>
              <table:table-cell office:value-type="float" office:value="7.89999999999993">
                <text:p>7.89999999999993</text:p>
              </table:table-cell>
              <table:table-cell office:value-type="float" office:value="0.000370468791714951">
                <text:p>0.000370468791714951</text:p>
              </table:table-cell>
            </table:table-row>
            <table:table-row>
              <table:table-cell office:value-type="string">
                <text:p>181</text:p>
              </table:table-cell>
              <table:table-cell office:value-type="float" office:value="7.99999999999994">
                <text:p>7.99999999999994</text:p>
              </table:table-cell>
              <table:table-cell office:value-type="float" office:value="0.000335237670756496">
                <text:p>0.000335237670756496</text:p>
              </table:table-cell>
            </table:table-row>
            <table:table-row>
              <table:table-cell office:value-type="string">
                <text:p>182</text:p>
              </table:table-cell>
              <table:table-cell office:value-type="float" office:value="8.09999999999994">
                <text:p>8.09999999999994</text:p>
              </table:table-cell>
              <table:table-cell office:value-type="float" office:value="0.000303354949928905">
                <text:p>0.000303354949928905</text:p>
              </table:table-cell>
            </table:table-row>
            <table:table-row>
              <table:table-cell office:value-type="string">
                <text:p>183</text:p>
              </table:table-cell>
              <table:table-cell office:value-type="float" office:value="8.19999999999994">
                <text:p>8.19999999999994</text:p>
              </table:table-cell>
              <table:table-cell office:value-type="float" office:value="0.000274502762937542">
                <text:p>0.000274502762937542</text:p>
              </table:table-cell>
            </table:table-row>
            <table:table-row>
              <table:table-cell office:value-type="string">
                <text:p>184</text:p>
              </table:table-cell>
              <table:table-cell office:value-type="float" office:value="8.29999999999993">
                <text:p>8.29999999999993</text:p>
              </table:table-cell>
              <table:table-cell office:value-type="float" office:value="0.000248393351911659">
                <text:p>0.000248393351911659</text:p>
              </table:table-cell>
            </table:table-row>
            <table:table-row>
              <table:table-cell office:value-type="string">
                <text:p>185</text:p>
              </table:table-cell>
              <table:table-cell office:value-type="float" office:value="8.39999999999993">
                <text:p>8.39999999999993</text:p>
              </table:table-cell>
              <table:table-cell office:value-type="float" office:value="0.000224766227653132">
                <text:p>0.000224766227653132</text:p>
              </table:table-cell>
            </table:table-row>
            <table:table-row>
              <table:table-cell office:value-type="string">
                <text:p>186</text:p>
              </table:table-cell>
              <table:table-cell office:value-type="float" office:value="8.49999999999994">
                <text:p>8.49999999999994</text:p>
              </table:table-cell>
              <table:table-cell office:value-type="float" office:value="0.000203385595519819">
                <text:p>0.000203385595519819</text:p>
              </table:table-cell>
            </table:table-row>
            <table:table-row>
              <table:table-cell office:value-type="string">
                <text:p>187</text:p>
              </table:table-cell>
              <table:table-cell office:value-type="float" office:value="8.59999999999993">
                <text:p>8.59999999999993</text:p>
              </table:table-cell>
              <table:table-cell office:value-type="float" office:value="0.000184038022497239">
                <text:p>0.000184038022497239</text:p>
              </table:table-cell>
            </table:table-row>
            <table:table-row>
              <table:table-cell office:value-type="string">
                <text:p>188</text:p>
              </table:table-cell>
              <table:table-cell office:value-type="float" office:value="8.69999999999993">
                <text:p>8.69999999999993</text:p>
              </table:table-cell>
              <table:table-cell office:value-type="float" office:value="0.000166530323188405">
                <text:p>0.000166530323188405</text:p>
              </table:table-cell>
            </table:table-row>
            <table:table-row>
              <table:table-cell office:value-type="string">
                <text:p>189</text:p>
              </table:table-cell>
              <table:table-cell office:value-type="float" office:value="8.79999999999993">
                <text:p>8.79999999999993</text:p>
              </table:table-cell>
              <table:table-cell office:value-type="float" office:value="0.000150687644447741">
                <text:p>0.000150687644447741</text:p>
              </table:table-cell>
            </table:table-row>
            <table:table-row>
              <table:table-cell office:value-type="string">
                <text:p>190</text:p>
              </table:table-cell>
              <table:table-cell office:value-type="float" office:value="8.89999999999993">
                <text:p>8.89999999999993</text:p>
              </table:table-cell>
              <table:table-cell office:value-type="float" office:value="0.000136351730213398">
                <text:p>0.000136351730213398</text:p>
              </table:table-cell>
            </table:table-row>
            <table:table-row>
              <table:table-cell office:value-type="string">
                <text:p>191</text:p>
              </table:table-cell>
              <table:table-cell office:value-type="float" office:value="8.99999999999993">
                <text:p>8.99999999999993</text:p>
              </table:table-cell>
              <table:table-cell office:value-type="float" office:value="0.000123379349764857">
                <text:p>0.000123379349764857</text:p>
              </table:table-cell>
            </table:table-row>
            <table:table-row>
              <table:table-cell office:value-type="string">
                <text:p>192</text:p>
              </table:table-cell>
              <table:table-cell office:value-type="float" office:value="9.09999999999993">
                <text:p>9.09999999999993</text:p>
              </table:table-cell>
              <table:table-cell office:value-type="float" office:value="0.000111640874161097">
                <text:p>0.000111640874161097</text:p>
              </table:table-cell>
            </table:table-row>
            <table:table-row>
              <table:table-cell office:value-type="string">
                <text:p>193</text:p>
              </table:table-cell>
              <table:table-cell office:value-type="float" office:value="9.19999999999993">
                <text:p>9.19999999999993</text:p>
              </table:table-cell>
              <table:table-cell office:value-type="float" office:value="0.000101018987009758">
                <text:p>0.000101018987009758</text:p>
              </table:table-cell>
            </table:table-row>
            <table:table-row>
              <table:table-cell office:value-type="string">
                <text:p>194</text:p>
              </table:table-cell>
              <table:table-cell office:value-type="float" office:value="9.29999999999993">
                <text:p>9.29999999999993</text:p>
              </table:table-cell>
              <table:table-cell office:value-type="float" office:value="0.0000914075169901754">
                <text:p>0.0000914075169901754</text:p>
              </table:table-cell>
            </table:table-row>
            <table:table-row>
              <table:table-cell office:value-type="string">
                <text:p>195</text:p>
              </table:table-cell>
              <table:table-cell office:value-type="float" office:value="9.39999999999993">
                <text:p>9.39999999999993</text:p>
              </table:table-cell>
              <table:table-cell office:value-type="float" office:value="0.0000827103807127158">
                <text:p>0.0000827103807127158</text:p>
              </table:table-cell>
            </table:table-row>
            <table:table-row>
              <table:table-cell office:value-type="string">
                <text:p>196</text:p>
              </table:table-cell>
              <table:table-cell office:value-type="float" office:value="9.49999999999993">
                <text:p>9.49999999999993</text:p>
              </table:table-cell>
              <table:table-cell office:value-type="float" office:value="0.000074840625552844">
                <text:p>0.000074840625552844</text:p>
              </table:table-cell>
            </table:table-row>
            <table:table-row>
              <table:table-cell office:value-type="string">
                <text:p>197</text:p>
              </table:table-cell>
              <table:table-cell office:value-type="float" office:value="9.59999999999993">
                <text:p>9.59999999999993</text:p>
              </table:table-cell>
              <table:table-cell office:value-type="float" office:value="0.0000677195630593332">
                <text:p>0.0000677195630593332</text:p>
              </table:table-cell>
            </table:table-row>
            <table:table-row>
              <table:table-cell office:value-type="string">
                <text:p>198</text:p>
              </table:table-cell>
              <table:table-cell office:value-type="float" office:value="9.69999999999993">
                <text:p>9.69999999999993</text:p>
              </table:table-cell>
              <table:table-cell office:value-type="float" office:value="0.0000612759844101191">
                <text:p>0.0000612759844101191</text:p>
              </table:table-cell>
            </table:table-row>
            <table:table-row>
              <table:table-cell office:value-type="string">
                <text:p>199</text:p>
              </table:table-cell>
              <table:table-cell office:value-type="float" office:value="9.79999999999993">
                <text:p>9.79999999999993</text:p>
              </table:table-cell>
              <table:table-cell office:value-type="float" office:value="0.0000554454501839049">
                <text:p>0.0000554454501839049</text:p>
              </table:table-cell>
            </table:table-row>
            <table:table-row>
              <table:table-cell office:value-type="string">
                <text:p>200</text:p>
              </table:table-cell>
              <table:table-cell office:value-type="float" office:value="9.89999999999993">
                <text:p>9.89999999999993</text:p>
              </table:table-cell>
              <table:table-cell office:value-type="float" office:value="0.0000501696474376588">
                <text:p>0.0000501696474376588</text:p>
              </table:table-cell>
            </table:table-row>
            <table:table-row>
              <table:table-cell office:value-type="string">
                <text:p>201</text:p>
              </table:table-cell>
              <table:table-cell office:value-type="float" office:value="9.99999999999993">
                <text:p>9.99999999999993</text:p>
              </table:table-cell>
              <table:table-cell office:value-type="float" office:value="0.0000453958077359549">
                <text:p>0.000045395807735954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MacOSX_X86_64 LibreOffice_project/8a35821d8636a03b8bf4e15b48f59794652c68ba</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